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>
            <text:p>z1</text:p>
          </table:table-cell>
          <table:table-cell office:value-type="string">
            <text:p>z2</text:p>
          </table:table-cell>
          <table:table-cell office:value-type="string">
            <text:p>y</text:p>
          </table:table-cell>
        </table:table-row>
        <table:table-row table:style-name="ro1">
          <table:table-cell table:formula="of:=LEGACY.NORMSINV(RAND())" office:value-type="float" office:value="-0.79543961062113">
            <text:p>-0.7954396106</text:p>
          </table:table-cell>
          <table:table-cell table:formula="of:=LEGACY.NORMSINV(RAND())" office:value-type="float" office:value="0.405266800795131">
            <text:p>0.4052668008</text:p>
          </table:table-cell>
          <table:table-cell table:formula="of:=[.A2]+2*[.B2]+LEGACY.NORMSINV(RAND())*0.5" office:value-type="float" office:value="0.868917769696289">
            <text:p>0.8689177697</text:p>
          </table:table-cell>
        </table:table-row>
        <table:table-row table:style-name="ro1">
          <table:table-cell table:formula="of:=LEGACY.NORMSINV(RAND())" office:value-type="float" office:value="-1.77347442100484">
            <text:p>-1.773474421</text:p>
          </table:table-cell>
          <table:table-cell table:formula="of:=LEGACY.NORMSINV(RAND())" office:value-type="float" office:value="-0.1103697342506">
            <text:p>-0.1103697343</text:p>
          </table:table-cell>
          <table:table-cell table:formula="of:=[.A3]+2*[.B3]+LEGACY.NORMSINV(RAND())*0.5" office:value-type="float" office:value="-2.32196027799943">
            <text:p>-2.321960278</text:p>
          </table:table-cell>
        </table:table-row>
        <table:table-row table:style-name="ro1">
          <table:table-cell table:formula="of:=LEGACY.NORMSINV(RAND())" office:value-type="float" office:value="-0.205703950775775">
            <text:p>-0.2057039508</text:p>
          </table:table-cell>
          <table:table-cell table:formula="of:=LEGACY.NORMSINV(RAND())" office:value-type="float" office:value="0.606460156301849">
            <text:p>0.6064601563</text:p>
          </table:table-cell>
          <table:table-cell table:formula="of:=[.A4]+2*[.B4]+LEGACY.NORMSINV(RAND())*0.5" office:value-type="float" office:value="0.818818805956579">
            <text:p>0.818818806</text:p>
          </table:table-cell>
        </table:table-row>
        <table:table-row table:style-name="ro1">
          <table:table-cell table:formula="of:=LEGACY.NORMSINV(RAND())" office:value-type="float" office:value="0.113852844071212">
            <text:p>0.1138528441</text:p>
          </table:table-cell>
          <table:table-cell table:formula="of:=LEGACY.NORMSINV(RAND())" office:value-type="float" office:value="0.548747642407793">
            <text:p>0.5487476424</text:p>
          </table:table-cell>
          <table:table-cell table:formula="of:=[.A5]+2*[.B5]+LEGACY.NORMSINV(RAND())*0.5" office:value-type="float" office:value="0.310322563767393">
            <text:p>0.3103225638</text:p>
          </table:table-cell>
        </table:table-row>
        <table:table-row table:style-name="ro1">
          <table:table-cell table:formula="of:=LEGACY.NORMSINV(RAND())" office:value-type="float" office:value="1.2155224282956">
            <text:p>1.2155224283</text:p>
          </table:table-cell>
          <table:table-cell table:formula="of:=LEGACY.NORMSINV(RAND())" office:value-type="float" office:value="0.173960885933776">
            <text:p>0.1739608859</text:p>
          </table:table-cell>
          <table:table-cell table:formula="of:=[.A6]+2*[.B6]+LEGACY.NORMSINV(RAND())*0.5" office:value-type="float" office:value="1.40043946354866">
            <text:p>1.4004394635</text:p>
          </table:table-cell>
        </table:table-row>
        <table:table-row table:style-name="ro1">
          <table:table-cell table:formula="of:=LEGACY.NORMSINV(RAND())" office:value-type="float" office:value="1.45736236633672">
            <text:p>1.4573623663</text:p>
          </table:table-cell>
          <table:table-cell table:formula="of:=LEGACY.NORMSINV(RAND())" office:value-type="float" office:value="1.15251148063381">
            <text:p>1.1525114806</text:p>
          </table:table-cell>
          <table:table-cell table:formula="of:=[.A7]+2*[.B7]+LEGACY.NORMSINV(RAND())*0.5" office:value-type="float" office:value="3.852886306531">
            <text:p>3.8528863065</text:p>
          </table:table-cell>
        </table:table-row>
        <table:table-row table:style-name="ro1">
          <table:table-cell table:formula="of:=LEGACY.NORMSINV(RAND())" office:value-type="float" office:value="-1.13665425799355">
            <text:p>-1.136654258</text:p>
          </table:table-cell>
          <table:table-cell table:formula="of:=LEGACY.NORMSINV(RAND())" office:value-type="float" office:value="-0.133362825898302">
            <text:p>-0.1333628259</text:p>
          </table:table-cell>
          <table:table-cell table:formula="of:=[.A8]+2*[.B8]+LEGACY.NORMSINV(RAND())*0.5" office:value-type="float" office:value="-1.49799235424331">
            <text:p>-1.4979923542</text:p>
          </table:table-cell>
        </table:table-row>
        <table:table-row table:style-name="ro1">
          <table:table-cell table:formula="of:=LEGACY.NORMSINV(RAND())" office:value-type="float" office:value="1.92497844188997">
            <text:p>1.9249784419</text:p>
          </table:table-cell>
          <table:table-cell table:formula="of:=LEGACY.NORMSINV(RAND())" office:value-type="float" office:value="-0.736092275949512">
            <text:p>-0.7360922759</text:p>
          </table:table-cell>
          <table:table-cell table:formula="of:=[.A9]+2*[.B9]+LEGACY.NORMSINV(RAND())*0.5" office:value-type="float" office:value="0.86034812226375">
            <text:p>0.8603481223</text:p>
          </table:table-cell>
        </table:table-row>
        <table:table-row table:style-name="ro1">
          <table:table-cell table:formula="of:=LEGACY.NORMSINV(RAND())" office:value-type="float" office:value="0.528582899581033">
            <text:p>0.5285828996</text:p>
          </table:table-cell>
          <table:table-cell table:formula="of:=LEGACY.NORMSINV(RAND())" office:value-type="float" office:value="1.13173527499746">
            <text:p>1.131735275</text:p>
          </table:table-cell>
          <table:table-cell table:formula="of:=[.A10]+2*[.B10]+LEGACY.NORMSINV(RAND())*0.5" office:value-type="float" office:value="2.45116843574136">
            <text:p>2.4511684357</text:p>
          </table:table-cell>
        </table:table-row>
        <table:table-row table:style-name="ro1">
          <table:table-cell table:formula="of:=LEGACY.NORMSINV(RAND())" office:value-type="float" office:value="0.385219615214503">
            <text:p>0.3852196152</text:p>
          </table:table-cell>
          <table:table-cell table:formula="of:=LEGACY.NORMSINV(RAND())" office:value-type="float" office:value="-1.12013733189">
            <text:p>-1.1201373319</text:p>
          </table:table-cell>
          <table:table-cell table:formula="of:=[.A11]+2*[.B11]+LEGACY.NORMSINV(RAND())*0.5" office:value-type="float" office:value="-2.15848512469606">
            <text:p>-2.1584851247</text:p>
          </table:table-cell>
        </table:table-row>
        <table:table-row table:style-name="ro1">
          <table:table-cell table:formula="of:=LEGACY.NORMSINV(RAND())" office:value-type="float" office:value="-1.65300548128837">
            <text:p>-1.6530054813</text:p>
          </table:table-cell>
          <table:table-cell table:formula="of:=LEGACY.NORMSINV(RAND())" office:value-type="float" office:value="-0.400194764556508">
            <text:p>-0.4001947646</text:p>
          </table:table-cell>
          <table:table-cell table:formula="of:=[.A12]+2*[.B12]+LEGACY.NORMSINV(RAND())*0.5" office:value-type="float" office:value="-1.71798109242139">
            <text:p>-1.7179810924</text:p>
          </table:table-cell>
        </table:table-row>
        <table:table-row table:style-name="ro1">
          <table:table-cell table:formula="of:=LEGACY.NORMSINV(RAND())" office:value-type="float" office:value="-2.55469819111384">
            <text:p>-2.5546981911</text:p>
          </table:table-cell>
          <table:table-cell table:formula="of:=LEGACY.NORMSINV(RAND())" office:value-type="float" office:value="-0.298707548268144">
            <text:p>-0.2987075483</text:p>
          </table:table-cell>
          <table:table-cell table:formula="of:=[.A13]+2*[.B13]+LEGACY.NORMSINV(RAND())*0.5" office:value-type="float" office:value="-3.29779167328546">
            <text:p>-3.2977916733</text:p>
          </table:table-cell>
        </table:table-row>
        <table:table-row table:style-name="ro1">
          <table:table-cell table:formula="of:=LEGACY.NORMSINV(RAND())" office:value-type="float" office:value="-0.639068261569364">
            <text:p>-0.6390682616</text:p>
          </table:table-cell>
          <table:table-cell table:formula="of:=LEGACY.NORMSINV(RAND())" office:value-type="float" office:value="0.845530645862796">
            <text:p>0.8455306459</text:p>
          </table:table-cell>
          <table:table-cell table:formula="of:=[.A14]+2*[.B14]+LEGACY.NORMSINV(RAND())*0.5" office:value-type="float" office:value="0.447371188778074">
            <text:p>0.4473711888</text:p>
          </table:table-cell>
        </table:table-row>
        <table:table-row table:style-name="ro1">
          <table:table-cell table:formula="of:=LEGACY.NORMSINV(RAND())" office:value-type="float" office:value="0.291203611912668">
            <text:p>0.2912036119</text:p>
          </table:table-cell>
          <table:table-cell table:formula="of:=LEGACY.NORMSINV(RAND())" office:value-type="float" office:value="-0.395016212610504">
            <text:p>-0.3950162126</text:p>
          </table:table-cell>
          <table:table-cell table:formula="of:=[.A15]+2*[.B15]+LEGACY.NORMSINV(RAND())*0.5" office:value-type="float" office:value="-0.0379062891730747">
            <text:p>-0.0379062892</text:p>
          </table:table-cell>
        </table:table-row>
        <table:table-row table:style-name="ro1">
          <table:table-cell table:formula="of:=LEGACY.NORMSINV(RAND())" office:value-type="float" office:value="0.386186921730307">
            <text:p>0.3861869217</text:p>
          </table:table-cell>
          <table:table-cell table:formula="of:=LEGACY.NORMSINV(RAND())" office:value-type="float" office:value="-0.724654486984863">
            <text:p>-0.724654487</text:p>
          </table:table-cell>
          <table:table-cell table:formula="of:=[.A16]+2*[.B16]+LEGACY.NORMSINV(RAND())*0.5" office:value-type="float" office:value="-1.20180810899489">
            <text:p>-1.201808109</text:p>
          </table:table-cell>
        </table:table-row>
        <table:table-row table:style-name="ro1">
          <table:table-cell table:formula="of:=LEGACY.NORMSINV(RAND())" office:value-type="float" office:value="-2.00410373093048">
            <text:p>-2.0041037309</text:p>
          </table:table-cell>
          <table:table-cell table:formula="of:=LEGACY.NORMSINV(RAND())" office:value-type="float" office:value="-0.98698979093">
            <text:p>-0.9869897909</text:p>
          </table:table-cell>
          <table:table-cell table:formula="of:=[.A17]+2*[.B17]+LEGACY.NORMSINV(RAND())*0.5" office:value-type="float" office:value="-4.29026921522221">
            <text:p>-4.2902692152</text:p>
          </table:table-cell>
        </table:table-row>
        <table:table-row table:style-name="ro1">
          <table:table-cell table:formula="of:=LEGACY.NORMSINV(RAND())" office:value-type="float" office:value="0.238740139939992">
            <text:p>0.2387401399</text:p>
          </table:table-cell>
          <table:table-cell table:formula="of:=LEGACY.NORMSINV(RAND())" office:value-type="float" office:value="-0.554362928067676">
            <text:p>-0.5543629281</text:p>
          </table:table-cell>
          <table:table-cell table:formula="of:=[.A18]+2*[.B18]+LEGACY.NORMSINV(RAND())*0.5" office:value-type="float" office:value="-0.588687791758265">
            <text:p>-0.5886877918</text:p>
          </table:table-cell>
        </table:table-row>
        <table:table-row table:style-name="ro1">
          <table:table-cell table:formula="of:=LEGACY.NORMSINV(RAND())" office:value-type="float" office:value="-2.06832500372458">
            <text:p>-2.0683250037</text:p>
          </table:table-cell>
          <table:table-cell table:formula="of:=LEGACY.NORMSINV(RAND())" office:value-type="float" office:value="-0.635506026576646">
            <text:p>-0.6355060266</text:p>
          </table:table-cell>
          <table:table-cell table:formula="of:=[.A19]+2*[.B19]+LEGACY.NORMSINV(RAND())*0.5" office:value-type="float" office:value="-2.5447820896865">
            <text:p>-2.5447820897</text:p>
          </table:table-cell>
        </table:table-row>
        <table:table-row table:style-name="ro1">
          <table:table-cell table:formula="of:=LEGACY.NORMSINV(RAND())" office:value-type="float" office:value="0.884547461086065">
            <text:p>0.8845474611</text:p>
          </table:table-cell>
          <table:table-cell table:formula="of:=LEGACY.NORMSINV(RAND())" office:value-type="float" office:value="1.7991409460625">
            <text:p>1.7991409461</text:p>
          </table:table-cell>
          <table:table-cell table:formula="of:=[.A20]+2*[.B20]+LEGACY.NORMSINV(RAND())*0.5" office:value-type="float" office:value="4.93127088175188">
            <text:p>4.9312708818</text:p>
          </table:table-cell>
        </table:table-row>
        <table:table-row table:style-name="ro1">
          <table:table-cell table:formula="of:=LEGACY.NORMSINV(RAND())" office:value-type="float" office:value="-1.55905389166486">
            <text:p>-1.5590538917</text:p>
          </table:table-cell>
          <table:table-cell table:formula="of:=LEGACY.NORMSINV(RAND())" office:value-type="float" office:value="0.289666876740834">
            <text:p>0.2896668767</text:p>
          </table:table-cell>
          <table:table-cell table:formula="of:=[.A21]+2*[.B21]+LEGACY.NORMSINV(RAND())*0.5" office:value-type="float" office:value="-0.174097051645264">
            <text:p>-0.1740970516</text:p>
          </table:table-cell>
        </table:table-row>
        <table:table-row table:style-name="ro1">
          <table:table-cell table:formula="of:=LEGACY.NORMSINV(RAND())" office:value-type="float" office:value="-0.43587510265893">
            <text:p>-0.4358751027</text:p>
          </table:table-cell>
          <table:table-cell table:formula="of:=LEGACY.NORMSINV(RAND())" office:value-type="float" office:value="0.42101880401497">
            <text:p>0.421018804</text:p>
          </table:table-cell>
          <table:table-cell table:formula="of:=[.A22]+2*[.B22]+LEGACY.NORMSINV(RAND())*0.5" office:value-type="float" office:value="0.130847253434038">
            <text:p>0.1308472534</text:p>
          </table:table-cell>
        </table:table-row>
        <table:table-row table:style-name="ro1">
          <table:table-cell table:formula="of:=LEGACY.NORMSINV(RAND())" office:value-type="float" office:value="-0.640896902506051">
            <text:p>-0.6408969025</text:p>
          </table:table-cell>
          <table:table-cell table:formula="of:=LEGACY.NORMSINV(RAND())" office:value-type="float" office:value="0.435618755939147">
            <text:p>0.4356187559</text:p>
          </table:table-cell>
          <table:table-cell table:formula="of:=[.A23]+2*[.B23]+LEGACY.NORMSINV(RAND())*0.5" office:value-type="float" office:value="0.455174636592965">
            <text:p>0.4551746366</text:p>
          </table:table-cell>
        </table:table-row>
        <table:table-row table:style-name="ro1">
          <table:table-cell table:formula="of:=LEGACY.NORMSINV(RAND())" office:value-type="float" office:value="0.375038466413821">
            <text:p>0.3750384664</text:p>
          </table:table-cell>
          <table:table-cell table:formula="of:=LEGACY.NORMSINV(RAND())" office:value-type="float" office:value="1.4745452847811">
            <text:p>1.4745452848</text:p>
          </table:table-cell>
          <table:table-cell table:formula="of:=[.A24]+2*[.B24]+LEGACY.NORMSINV(RAND())*0.5" office:value-type="float" office:value="3.29229564881649">
            <text:p>3.2922956488</text:p>
          </table:table-cell>
        </table:table-row>
        <table:table-row table:style-name="ro1">
          <table:table-cell table:formula="of:=LEGACY.NORMSINV(RAND())" office:value-type="float" office:value="0.704594506663563">
            <text:p>0.7045945067</text:p>
          </table:table-cell>
          <table:table-cell table:formula="of:=LEGACY.NORMSINV(RAND())" office:value-type="float" office:value="0.111486672230808">
            <text:p>0.1114866722</text:p>
          </table:table-cell>
          <table:table-cell table:formula="of:=[.A25]+2*[.B25]+LEGACY.NORMSINV(RAND())*0.5" office:value-type="float" office:value="1.38722278714004">
            <text:p>1.3872227871</text:p>
          </table:table-cell>
        </table:table-row>
        <table:table-row table:style-name="ro1">
          <table:table-cell table:formula="of:=LEGACY.NORMSINV(RAND())" office:value-type="float" office:value="0.204872138133429">
            <text:p>0.2048721381</text:p>
          </table:table-cell>
          <table:table-cell table:formula="of:=LEGACY.NORMSINV(RAND())" office:value-type="float" office:value="-0.860685416227875">
            <text:p>-0.8606854162</text:p>
          </table:table-cell>
          <table:table-cell table:formula="of:=[.A26]+2*[.B26]+LEGACY.NORMSINV(RAND())*0.5" office:value-type="float" office:value="-2.3139578408489">
            <text:p>-2.3139578408</text:p>
          </table:table-cell>
        </table:table-row>
        <table:table-row table:style-name="ro1">
          <table:table-cell table:formula="of:=LEGACY.NORMSINV(RAND())" office:value-type="float" office:value="1.90965513602274">
            <text:p>1.909655136</text:p>
          </table:table-cell>
          <table:table-cell table:formula="of:=LEGACY.NORMSINV(RAND())" office:value-type="float" office:value="-0.781564975394422">
            <text:p>-0.7815649754</text:p>
          </table:table-cell>
          <table:table-cell table:formula="of:=[.A27]+2*[.B27]+LEGACY.NORMSINV(RAND())*0.5" office:value-type="float" office:value="-0.0443356597585904">
            <text:p>-0.0443356598</text:p>
          </table:table-cell>
        </table:table-row>
        <table:table-row table:style-name="ro1">
          <table:table-cell table:formula="of:=LEGACY.NORMSINV(RAND())" office:value-type="float" office:value="-0.712418268525172">
            <text:p>-0.7124182685</text:p>
          </table:table-cell>
          <table:table-cell table:formula="of:=LEGACY.NORMSINV(RAND())" office:value-type="float" office:value="0.883739575877396">
            <text:p>0.8837395759</text:p>
          </table:table-cell>
          <table:table-cell table:formula="of:=[.A28]+2*[.B28]+LEGACY.NORMSINV(RAND())*0.5" office:value-type="float" office:value="1.06365192493133">
            <text:p>1.0636519249</text:p>
          </table:table-cell>
        </table:table-row>
        <table:table-row table:style-name="ro1">
          <table:table-cell table:formula="of:=LEGACY.NORMSINV(RAND())" office:value-type="float" office:value="1.65707500321828">
            <text:p>1.6570750032</text:p>
          </table:table-cell>
          <table:table-cell table:formula="of:=LEGACY.NORMSINV(RAND())" office:value-type="float" office:value="0.957673667419586">
            <text:p>0.9576736674</text:p>
          </table:table-cell>
          <table:table-cell table:formula="of:=[.A29]+2*[.B29]+LEGACY.NORMSINV(RAND())*0.5" office:value-type="float" office:value="3.9408643189829">
            <text:p>3.940864319</text:p>
          </table:table-cell>
        </table:table-row>
        <table:table-row table:style-name="ro1">
          <table:table-cell table:formula="of:=LEGACY.NORMSINV(RAND())" office:value-type="float" office:value="1.25483163057342">
            <text:p>1.2548316306</text:p>
          </table:table-cell>
          <table:table-cell table:formula="of:=LEGACY.NORMSINV(RAND())" office:value-type="float" office:value="0.365647544293132">
            <text:p>0.3656475443</text:p>
          </table:table-cell>
          <table:table-cell table:formula="of:=[.A30]+2*[.B30]+LEGACY.NORMSINV(RAND())*0.5" office:value-type="float" office:value="2.2976991693831">
            <text:p>2.2976991694</text:p>
          </table:table-cell>
        </table:table-row>
        <table:table-row table:style-name="ro1">
          <table:table-cell table:formula="of:=LEGACY.NORMSINV(RAND())" office:value-type="float" office:value="0.554376494306909">
            <text:p>0.5543764943</text:p>
          </table:table-cell>
          <table:table-cell table:formula="of:=LEGACY.NORMSINV(RAND())" office:value-type="float" office:value="0.530674345719309">
            <text:p>0.5306743457</text:p>
          </table:table-cell>
          <table:table-cell table:formula="of:=[.A31]+2*[.B31]+LEGACY.NORMSINV(RAND())*0.5" office:value-type="float" office:value="1.41950955747301">
            <text:p>1.4195095575</text:p>
          </table:table-cell>
        </table:table-row>
        <table:table-row table:style-name="ro1">
          <table:table-cell table:formula="of:=LEGACY.NORMSINV(RAND())" office:value-type="float" office:value="0.403681035561393">
            <text:p>0.4036810356</text:p>
          </table:table-cell>
          <table:table-cell table:formula="of:=LEGACY.NORMSINV(RAND())" office:value-type="float" office:value="-1.82977972703991">
            <text:p>-1.829779727</text:p>
          </table:table-cell>
          <table:table-cell table:formula="of:=[.A32]+2*[.B32]+LEGACY.NORMSINV(RAND())*0.5" office:value-type="float" office:value="-4.40988643192665">
            <text:p>-4.4098864319</text:p>
          </table:table-cell>
        </table:table-row>
        <table:table-row table:style-name="ro1">
          <table:table-cell table:formula="of:=LEGACY.NORMSINV(RAND())" office:value-type="float" office:value="1.62313619714861">
            <text:p>1.6231361971</text:p>
          </table:table-cell>
          <table:table-cell table:formula="of:=LEGACY.NORMSINV(RAND())" office:value-type="float" office:value="-0.540470569622548">
            <text:p>-0.5404705696</text:p>
          </table:table-cell>
          <table:table-cell table:formula="of:=[.A33]+2*[.B33]+LEGACY.NORMSINV(RAND())*0.5" office:value-type="float" office:value="0.774566834302323">
            <text:p>0.7745668343</text:p>
          </table:table-cell>
        </table:table-row>
        <table:table-row table:style-name="ro1">
          <table:table-cell table:formula="of:=LEGACY.NORMSINV(RAND())" office:value-type="float" office:value="0.308752109465214">
            <text:p>0.3087521095</text:p>
          </table:table-cell>
          <table:table-cell table:formula="of:=LEGACY.NORMSINV(RAND())" office:value-type="float" office:value="1.56000243337909">
            <text:p>1.5600024334</text:p>
          </table:table-cell>
          <table:table-cell table:formula="of:=[.A34]+2*[.B34]+LEGACY.NORMSINV(RAND())*0.5" office:value-type="float" office:value="3.56682085051043">
            <text:p>3.5668208505</text:p>
          </table:table-cell>
        </table:table-row>
        <table:table-row table:style-name="ro1">
          <table:table-cell table:formula="of:=LEGACY.NORMSINV(RAND())" office:value-type="float" office:value="-1.30549173435747">
            <text:p>-1.3054917344</text:p>
          </table:table-cell>
          <table:table-cell table:formula="of:=LEGACY.NORMSINV(RAND())" office:value-type="float" office:value="0.524656612091033">
            <text:p>0.5246566121</text:p>
          </table:table-cell>
          <table:table-cell table:formula="of:=[.A35]+2*[.B35]+LEGACY.NORMSINV(RAND())*0.5" office:value-type="float" office:value="-0.767666061588505">
            <text:p>-0.7676660616</text:p>
          </table:table-cell>
        </table:table-row>
        <table:table-row table:style-name="ro1">
          <table:table-cell table:formula="of:=LEGACY.NORMSINV(RAND())" office:value-type="float" office:value="1.38449135010829">
            <text:p>1.3844913501</text:p>
          </table:table-cell>
          <table:table-cell table:formula="of:=LEGACY.NORMSINV(RAND())" office:value-type="float" office:value="-0.579123192749185">
            <text:p>-0.5791231927</text:p>
          </table:table-cell>
          <table:table-cell table:formula="of:=[.A36]+2*[.B36]+LEGACY.NORMSINV(RAND())*0.5" office:value-type="float" office:value="0.0307001222705807">
            <text:p>0.0307001223</text:p>
          </table:table-cell>
        </table:table-row>
        <table:table-row table:style-name="ro1">
          <table:table-cell table:formula="of:=LEGACY.NORMSINV(RAND())" office:value-type="float" office:value="1.91511729605299">
            <text:p>1.9151172961</text:p>
          </table:table-cell>
          <table:table-cell table:formula="of:=LEGACY.NORMSINV(RAND())" office:value-type="float" office:value="-0.664565532906853">
            <text:p>-0.6645655329</text:p>
          </table:table-cell>
          <table:table-cell table:formula="of:=[.A37]+2*[.B37]+LEGACY.NORMSINV(RAND())*0.5" office:value-type="float" office:value="0.667943274106679">
            <text:p>0.6679432741</text:p>
          </table:table-cell>
        </table:table-row>
        <table:table-row table:style-name="ro1">
          <table:table-cell table:formula="of:=LEGACY.NORMSINV(RAND())" office:value-type="float" office:value="-0.87992377296401">
            <text:p>-0.879923773</text:p>
          </table:table-cell>
          <table:table-cell table:formula="of:=LEGACY.NORMSINV(RAND())" office:value-type="float" office:value="-0.0218918475976822">
            <text:p>-0.0218918476</text:p>
          </table:table-cell>
          <table:table-cell table:formula="of:=[.A38]+2*[.B38]+LEGACY.NORMSINV(RAND())*0.5" office:value-type="float" office:value="-1.08081058260698">
            <text:p>-1.0808105826</text:p>
          </table:table-cell>
        </table:table-row>
        <table:table-row table:style-name="ro1">
          <table:table-cell table:formula="of:=LEGACY.NORMSINV(RAND())" office:value-type="float" office:value="0.513801541341331">
            <text:p>0.5138015413</text:p>
          </table:table-cell>
          <table:table-cell table:formula="of:=LEGACY.NORMSINV(RAND())" office:value-type="float" office:value="-0.144595923834233">
            <text:p>-0.1445959238</text:p>
          </table:table-cell>
          <table:table-cell table:formula="of:=[.A39]+2*[.B39]+LEGACY.NORMSINV(RAND())*0.5" office:value-type="float" office:value="-0.182833738288737">
            <text:p>-0.1828337383</text:p>
          </table:table-cell>
        </table:table-row>
        <table:table-row table:style-name="ro1">
          <table:table-cell table:formula="of:=LEGACY.NORMSINV(RAND())" office:value-type="float" office:value="-0.0860630055203635">
            <text:p>-0.0860630055</text:p>
          </table:table-cell>
          <table:table-cell table:formula="of:=LEGACY.NORMSINV(RAND())" office:value-type="float" office:value="-0.418625256656098">
            <text:p>-0.4186252567</text:p>
          </table:table-cell>
          <table:table-cell table:formula="of:=[.A40]+2*[.B40]+LEGACY.NORMSINV(RAND())*0.5" office:value-type="float" office:value="-0.404550769981604">
            <text:p>-0.40455077</text:p>
          </table:table-cell>
        </table:table-row>
        <table:table-row table:style-name="ro1">
          <table:table-cell table:formula="of:=LEGACY.NORMSINV(RAND())" office:value-type="float" office:value="-0.844791920037856">
            <text:p>-0.84479192</text:p>
          </table:table-cell>
          <table:table-cell table:formula="of:=LEGACY.NORMSINV(RAND())" office:value-type="float" office:value="-1.66371789270769">
            <text:p>-1.6637178927</text:p>
          </table:table-cell>
          <table:table-cell table:formula="of:=[.A41]+2*[.B41]+LEGACY.NORMSINV(RAND())*0.5" office:value-type="float" office:value="-4.10632327996214">
            <text:p>-4.10632328</text:p>
          </table:table-cell>
        </table:table-row>
        <table:table-row table:style-name="ro1">
          <table:table-cell table:formula="of:=LEGACY.NORMSINV(RAND())" office:value-type="float" office:value="0.116781280470755">
            <text:p>0.1167812805</text:p>
          </table:table-cell>
          <table:table-cell table:formula="of:=LEGACY.NORMSINV(RAND())" office:value-type="float" office:value="0.53843253761906">
            <text:p>0.5384325376</text:p>
          </table:table-cell>
          <table:table-cell table:formula="of:=[.A42]+2*[.B42]+LEGACY.NORMSINV(RAND())*0.5" office:value-type="float" office:value="1.3023746067996">
            <text:p>1.3023746068</text:p>
          </table:table-cell>
        </table:table-row>
        <table:table-row table:style-name="ro1">
          <table:table-cell table:formula="of:=LEGACY.NORMSINV(RAND())" office:value-type="float" office:value="0.143322947857929">
            <text:p>0.1433229479</text:p>
          </table:table-cell>
          <table:table-cell table:formula="of:=LEGACY.NORMSINV(RAND())" office:value-type="float" office:value="0.392297026514461">
            <text:p>0.3922970265</text:p>
          </table:table-cell>
          <table:table-cell table:formula="of:=[.A43]+2*[.B43]+LEGACY.NORMSINV(RAND())*0.5" office:value-type="float" office:value="1.51668699165568">
            <text:p>1.5166869917</text:p>
          </table:table-cell>
        </table:table-row>
        <table:table-row table:style-name="ro1">
          <table:table-cell table:formula="of:=LEGACY.NORMSINV(RAND())" office:value-type="float" office:value="-0.719472642412922">
            <text:p>-0.7194726424</text:p>
          </table:table-cell>
          <table:table-cell table:formula="of:=LEGACY.NORMSINV(RAND())" office:value-type="float" office:value="-0.601283559022281">
            <text:p>-0.601283559</text:p>
          </table:table-cell>
          <table:table-cell table:formula="of:=[.A44]+2*[.B44]+LEGACY.NORMSINV(RAND())*0.5" office:value-type="float" office:value="-1.46219913712798">
            <text:p>-1.4621991371</text:p>
          </table:table-cell>
        </table:table-row>
        <table:table-row table:style-name="ro1">
          <table:table-cell table:formula="of:=LEGACY.NORMSINV(RAND())" office:value-type="float" office:value="1.01396344381489">
            <text:p>1.0139634438</text:p>
          </table:table-cell>
          <table:table-cell table:formula="of:=LEGACY.NORMSINV(RAND())" office:value-type="float" office:value="-0.332679006628685">
            <text:p>-0.3326790066</text:p>
          </table:table-cell>
          <table:table-cell table:formula="of:=[.A45]+2*[.B45]+LEGACY.NORMSINV(RAND())*0.5" office:value-type="float" office:value="0.375212506733003">
            <text:p>0.3752125067</text:p>
          </table:table-cell>
        </table:table-row>
        <table:table-row table:style-name="ro1">
          <table:table-cell table:formula="of:=LEGACY.NORMSINV(RAND())" office:value-type="float" office:value="2.85670918631057">
            <text:p>2.8567091863</text:p>
          </table:table-cell>
          <table:table-cell table:formula="of:=LEGACY.NORMSINV(RAND())" office:value-type="float" office:value="-0.56339117795454">
            <text:p>-0.563391178</text:p>
          </table:table-cell>
          <table:table-cell table:formula="of:=[.A46]+2*[.B46]+LEGACY.NORMSINV(RAND())*0.5" office:value-type="float" office:value="2.15516957203988">
            <text:p>2.155169572</text:p>
          </table:table-cell>
        </table:table-row>
        <table:table-row table:style-name="ro1">
          <table:table-cell table:formula="of:=LEGACY.NORMSINV(RAND())" office:value-type="float" office:value="-0.396887575407652">
            <text:p>-0.3968875754</text:p>
          </table:table-cell>
          <table:table-cell table:formula="of:=LEGACY.NORMSINV(RAND())" office:value-type="float" office:value="-0.646908758991092">
            <text:p>-0.646908759</text:p>
          </table:table-cell>
          <table:table-cell table:formula="of:=[.A47]+2*[.B47]+LEGACY.NORMSINV(RAND())*0.5" office:value-type="float" office:value="-2.48695333264299">
            <text:p>-2.4869533326</text:p>
          </table:table-cell>
        </table:table-row>
        <table:table-row table:style-name="ro1">
          <table:table-cell table:formula="of:=LEGACY.NORMSINV(RAND())" office:value-type="float" office:value="1.34585770902772">
            <text:p>1.345857709</text:p>
          </table:table-cell>
          <table:table-cell table:formula="of:=LEGACY.NORMSINV(RAND())" office:value-type="float" office:value="-0.129968178703821">
            <text:p>-0.1299681787</text:p>
          </table:table-cell>
          <table:table-cell table:formula="of:=[.A48]+2*[.B48]+LEGACY.NORMSINV(RAND())*0.5" office:value-type="float" office:value="1.14484252314066">
            <text:p>1.1448425231</text:p>
          </table:table-cell>
        </table:table-row>
        <table:table-row table:style-name="ro1">
          <table:table-cell table:formula="of:=LEGACY.NORMSINV(RAND())" office:value-type="float" office:value="-0.560679562342307">
            <text:p>-0.5606795623</text:p>
          </table:table-cell>
          <table:table-cell table:formula="of:=LEGACY.NORMSINV(RAND())" office:value-type="float" office:value="-1.05987635797672">
            <text:p>-1.059876358</text:p>
          </table:table-cell>
          <table:table-cell table:formula="of:=[.A49]+2*[.B49]+LEGACY.NORMSINV(RAND())*0.5" office:value-type="float" office:value="-1.52789736146974">
            <text:p>-1.5278973615</text:p>
          </table:table-cell>
        </table:table-row>
        <table:table-row table:style-name="ro1">
          <table:table-cell table:formula="of:=LEGACY.NORMSINV(RAND())" office:value-type="float" office:value="-0.0123416021938815">
            <text:p>-0.0123416022</text:p>
          </table:table-cell>
          <table:table-cell table:formula="of:=LEGACY.NORMSINV(RAND())" office:value-type="float" office:value="0.280123423251327">
            <text:p>0.2801234233</text:p>
          </table:table-cell>
          <table:table-cell table:formula="of:=[.A50]+2*[.B50]+LEGACY.NORMSINV(RAND())*0.5" office:value-type="float" office:value="0.324025903262914">
            <text:p>0.3240259033</text:p>
          </table:table-cell>
        </table:table-row>
        <table:table-row table:style-name="ro1">
          <table:table-cell table:formula="of:=LEGACY.NORMSINV(RAND())" office:value-type="float" office:value="-0.397956763132595">
            <text:p>-0.3979567631</text:p>
          </table:table-cell>
          <table:table-cell table:formula="of:=LEGACY.NORMSINV(RAND())" office:value-type="float" office:value="0.875768701941299">
            <text:p>0.8757687019</text:p>
          </table:table-cell>
          <table:table-cell table:formula="of:=[.A51]+2*[.B51]+LEGACY.NORMSINV(RAND())*0.5" office:value-type="float" office:value="1.19458805462773">
            <text:p>1.1945880546</text:p>
          </table:table-cell>
        </table:table-row>
        <table:table-row table:style-name="ro1">
          <table:table-cell table:formula="of:=LEGACY.NORMSINV(RAND())" office:value-type="float" office:value="-0.369425178121001">
            <text:p>-0.3694251781</text:p>
          </table:table-cell>
          <table:table-cell table:formula="of:=LEGACY.NORMSINV(RAND())" office:value-type="float" office:value="1.26890926234115">
            <text:p>1.2689092623</text:p>
          </table:table-cell>
          <table:table-cell table:formula="of:=[.A52]+2*[.B52]+LEGACY.NORMSINV(RAND())*0.5" office:value-type="float" office:value="1.46622349426846">
            <text:p>1.4662234943</text:p>
          </table:table-cell>
        </table:table-row>
        <table:table-row table:style-name="ro1">
          <table:table-cell table:formula="of:=LEGACY.NORMSINV(RAND())" office:value-type="float" office:value="1.35875480694546">
            <text:p>1.3587548069</text:p>
          </table:table-cell>
          <table:table-cell table:formula="of:=LEGACY.NORMSINV(RAND())" office:value-type="float" office:value="-0.0405257611814015">
            <text:p>-0.0405257612</text:p>
          </table:table-cell>
          <table:table-cell table:formula="of:=[.A53]+2*[.B53]+LEGACY.NORMSINV(RAND())*0.5" office:value-type="float" office:value="1.58818700647849">
            <text:p>1.5881870065</text:p>
          </table:table-cell>
        </table:table-row>
        <table:table-row table:style-name="ro1">
          <table:table-cell table:formula="of:=LEGACY.NORMSINV(RAND())" office:value-type="float" office:value="-1.04153901837612">
            <text:p>-1.0415390184</text:p>
          </table:table-cell>
          <table:table-cell table:formula="of:=LEGACY.NORMSINV(RAND())" office:value-type="float" office:value="-0.346863431830823">
            <text:p>-0.3468634318</text:p>
          </table:table-cell>
          <table:table-cell table:formula="of:=[.A54]+2*[.B54]+LEGACY.NORMSINV(RAND())*0.5" office:value-type="float" office:value="-2.97673874206964">
            <text:p>-2.9767387421</text:p>
          </table:table-cell>
        </table:table-row>
        <table:table-row table:style-name="ro1">
          <table:table-cell table:formula="of:=LEGACY.NORMSINV(RAND())" office:value-type="float" office:value="2.48446182524731">
            <text:p>2.4844618252</text:p>
          </table:table-cell>
          <table:table-cell table:formula="of:=LEGACY.NORMSINV(RAND())" office:value-type="float" office:value="-0.894686747838416">
            <text:p>-0.8946867478</text:p>
          </table:table-cell>
          <table:table-cell table:formula="of:=[.A55]+2*[.B55]+LEGACY.NORMSINV(RAND())*0.5" office:value-type="float" office:value="0.537354559574218">
            <text:p>0.5373545596</text:p>
          </table:table-cell>
        </table:table-row>
        <table:table-row table:style-name="ro1">
          <table:table-cell table:formula="of:=LEGACY.NORMSINV(RAND())" office:value-type="float" office:value="2.38122177137183">
            <text:p>2.3812217714</text:p>
          </table:table-cell>
          <table:table-cell table:formula="of:=LEGACY.NORMSINV(RAND())" office:value-type="float" office:value="0.543759888048479">
            <text:p>0.543759888</text:p>
          </table:table-cell>
          <table:table-cell table:formula="of:=[.A56]+2*[.B56]+LEGACY.NORMSINV(RAND())*0.5" office:value-type="float" office:value="3.67878308674384">
            <text:p>3.6787830867</text:p>
          </table:table-cell>
        </table:table-row>
        <table:table-row table:style-name="ro1">
          <table:table-cell table:formula="of:=LEGACY.NORMSINV(RAND())" office:value-type="float" office:value="-0.420397565143771">
            <text:p>-0.4203975651</text:p>
          </table:table-cell>
          <table:table-cell table:formula="of:=LEGACY.NORMSINV(RAND())" office:value-type="float" office:value="0.0229853713287289">
            <text:p>0.0229853713</text:p>
          </table:table-cell>
          <table:table-cell table:formula="of:=[.A57]+2*[.B57]+LEGACY.NORMSINV(RAND())*0.5" office:value-type="float" office:value="0.333644462905926">
            <text:p>0.3336444629</text:p>
          </table:table-cell>
        </table:table-row>
        <table:table-row table:style-name="ro1">
          <table:table-cell table:formula="of:=LEGACY.NORMSINV(RAND())" office:value-type="float" office:value="-0.681039277818758">
            <text:p>-0.6810392778</text:p>
          </table:table-cell>
          <table:table-cell table:formula="of:=LEGACY.NORMSINV(RAND())" office:value-type="float" office:value="0.163164713836029">
            <text:p>0.1631647138</text:p>
          </table:table-cell>
          <table:table-cell table:formula="of:=[.A58]+2*[.B58]+LEGACY.NORMSINV(RAND())*0.5" office:value-type="float" office:value="-0.520730657021817">
            <text:p>-0.520730657</text:p>
          </table:table-cell>
        </table:table-row>
        <table:table-row table:style-name="ro1">
          <table:table-cell table:formula="of:=LEGACY.NORMSINV(RAND())" office:value-type="float" office:value="0.0889302279310599">
            <text:p>0.0889302279</text:p>
          </table:table-cell>
          <table:table-cell table:formula="of:=LEGACY.NORMSINV(RAND())" office:value-type="float" office:value="-1.21748780508522">
            <text:p>-1.2174878051</text:p>
          </table:table-cell>
          <table:table-cell table:formula="of:=[.A59]+2*[.B59]+LEGACY.NORMSINV(RAND())*0.5" office:value-type="float" office:value="-2.32783152178105">
            <text:p>-2.3278315218</text:p>
          </table:table-cell>
        </table:table-row>
        <table:table-row table:style-name="ro1">
          <table:table-cell table:formula="of:=LEGACY.NORMSINV(RAND())" office:value-type="float" office:value="-1.8733815505899">
            <text:p>-1.8733815506</text:p>
          </table:table-cell>
          <table:table-cell table:formula="of:=LEGACY.NORMSINV(RAND())" office:value-type="float" office:value="-1.27515040676836">
            <text:p>-1.2751504068</text:p>
          </table:table-cell>
          <table:table-cell table:formula="of:=[.A60]+2*[.B60]+LEGACY.NORMSINV(RAND())*0.5" office:value-type="float" office:value="-4.9992508686613">
            <text:p>-4.9992508687</text:p>
          </table:table-cell>
        </table:table-row>
        <table:table-row table:style-name="ro1">
          <table:table-cell table:formula="of:=LEGACY.NORMSINV(RAND())" office:value-type="float" office:value="-0.316427860401931">
            <text:p>-0.3164278604</text:p>
          </table:table-cell>
          <table:table-cell table:formula="of:=LEGACY.NORMSINV(RAND())" office:value-type="float" office:value="-0.180725074295765">
            <text:p>-0.1807250743</text:p>
          </table:table-cell>
          <table:table-cell table:formula="of:=[.A61]+2*[.B61]+LEGACY.NORMSINV(RAND())*0.5" office:value-type="float" office:value="0.0762677886236522">
            <text:p>0.0762677886</text:p>
          </table:table-cell>
        </table:table-row>
        <table:table-row table:style-name="ro1">
          <table:table-cell table:formula="of:=LEGACY.NORMSINV(RAND())" office:value-type="float" office:value="-0.601954620614421">
            <text:p>-0.6019546206</text:p>
          </table:table-cell>
          <table:table-cell table:formula="of:=LEGACY.NORMSINV(RAND())" office:value-type="float" office:value="0.854333123540674">
            <text:p>0.8543331235</text:p>
          </table:table-cell>
          <table:table-cell table:formula="of:=[.A62]+2*[.B62]+LEGACY.NORMSINV(RAND())*0.5" office:value-type="float" office:value="0.830260921063097">
            <text:p>0.8302609211</text:p>
          </table:table-cell>
        </table:table-row>
        <table:table-row table:style-name="ro1">
          <table:table-cell table:formula="of:=LEGACY.NORMSINV(RAND())" office:value-type="float" office:value="0.698088762940981">
            <text:p>0.6980887629</text:p>
          </table:table-cell>
          <table:table-cell table:formula="of:=LEGACY.NORMSINV(RAND())" office:value-type="float" office:value="1.19342562863685">
            <text:p>1.1934256286</text:p>
          </table:table-cell>
          <table:table-cell table:formula="of:=[.A63]+2*[.B63]+LEGACY.NORMSINV(RAND())*0.5" office:value-type="float" office:value="2.66955771884381">
            <text:p>2.6695577188</text:p>
          </table:table-cell>
        </table:table-row>
        <table:table-row table:style-name="ro1">
          <table:table-cell table:formula="of:=LEGACY.NORMSINV(RAND())" office:value-type="float" office:value="-1.16610440693838">
            <text:p>-1.1661044069</text:p>
          </table:table-cell>
          <table:table-cell table:formula="of:=LEGACY.NORMSINV(RAND())" office:value-type="float" office:value="0.295877328011404">
            <text:p>0.295877328</text:p>
          </table:table-cell>
          <table:table-cell table:formula="of:=[.A64]+2*[.B64]+LEGACY.NORMSINV(RAND())*0.5" office:value-type="float" office:value="-0.764493458003438">
            <text:p>-0.764493458</text:p>
          </table:table-cell>
        </table:table-row>
        <table:table-row table:style-name="ro1">
          <table:table-cell table:formula="of:=LEGACY.NORMSINV(RAND())" office:value-type="float" office:value="-0.503622325731441">
            <text:p>-0.5036223257</text:p>
          </table:table-cell>
          <table:table-cell table:formula="of:=LEGACY.NORMSINV(RAND())" office:value-type="float" office:value="0.312982876269045">
            <text:p>0.3129828763</text:p>
          </table:table-cell>
          <table:table-cell table:formula="of:=[.A65]+2*[.B65]+LEGACY.NORMSINV(RAND())*0.5" office:value-type="float" office:value="-0.0765703296879383">
            <text:p>-0.0765703297</text:p>
          </table:table-cell>
        </table:table-row>
        <table:table-row table:style-name="ro1">
          <table:table-cell table:formula="of:=LEGACY.NORMSINV(RAND())" office:value-type="float" office:value="-2.19840741258376">
            <text:p>-2.1984074126</text:p>
          </table:table-cell>
          <table:table-cell table:formula="of:=LEGACY.NORMSINV(RAND())" office:value-type="float" office:value="3.10746727705882">
            <text:p>3.1074672771</text:p>
          </table:table-cell>
          <table:table-cell table:formula="of:=[.A66]+2*[.B66]+LEGACY.NORMSINV(RAND())*0.5" office:value-type="float" office:value="3.805853847187">
            <text:p>3.8058538472</text:p>
          </table:table-cell>
        </table:table-row>
        <table:table-row table:style-name="ro1">
          <table:table-cell table:formula="of:=LEGACY.NORMSINV(RAND())" office:value-type="float" office:value="0.0580085024978326">
            <text:p>0.0580085025</text:p>
          </table:table-cell>
          <table:table-cell table:formula="of:=LEGACY.NORMSINV(RAND())" office:value-type="float" office:value="0.417501343820409">
            <text:p>0.4175013438</text:p>
          </table:table-cell>
          <table:table-cell table:formula="of:=[.A67]+2*[.B67]+LEGACY.NORMSINV(RAND())*0.5" office:value-type="float" office:value="1.11829380000737">
            <text:p>1.1182938</text:p>
          </table:table-cell>
        </table:table-row>
        <table:table-row table:style-name="ro1">
          <table:table-cell table:formula="of:=LEGACY.NORMSINV(RAND())" office:value-type="float" office:value="-1.35358318042941">
            <text:p>-1.3535831804</text:p>
          </table:table-cell>
          <table:table-cell table:formula="of:=LEGACY.NORMSINV(RAND())" office:value-type="float" office:value="0.210797220182295">
            <text:p>0.2107972202</text:p>
          </table:table-cell>
          <table:table-cell table:formula="of:=[.A68]+2*[.B68]+LEGACY.NORMSINV(RAND())*0.5" office:value-type="float" office:value="-0.22344320149881">
            <text:p>-0.2234432015</text:p>
          </table:table-cell>
        </table:table-row>
        <table:table-row table:style-name="ro1">
          <table:table-cell table:formula="of:=LEGACY.NORMSINV(RAND())" office:value-type="float" office:value="-0.84289339216791">
            <text:p>-0.8428933922</text:p>
          </table:table-cell>
          <table:table-cell table:formula="of:=LEGACY.NORMSINV(RAND())" office:value-type="float" office:value="1.67881722182015">
            <text:p>1.6788172218</text:p>
          </table:table-cell>
          <table:table-cell table:formula="of:=[.A69]+2*[.B69]+LEGACY.NORMSINV(RAND())*0.5" office:value-type="float" office:value="2.46099988452467">
            <text:p>2.4609998845</text:p>
          </table:table-cell>
        </table:table-row>
        <table:table-row table:style-name="ro1">
          <table:table-cell table:formula="of:=LEGACY.NORMSINV(RAND())" office:value-type="float" office:value="-0.52218133515291">
            <text:p>-0.5221813352</text:p>
          </table:table-cell>
          <table:table-cell table:formula="of:=LEGACY.NORMSINV(RAND())" office:value-type="float" office:value="-0.0804604907930622">
            <text:p>-0.0804604908</text:p>
          </table:table-cell>
          <table:table-cell table:formula="of:=[.A70]+2*[.B70]+LEGACY.NORMSINV(RAND())*0.5" office:value-type="float" office:value="-0.698506695991284">
            <text:p>-0.698506696</text:p>
          </table:table-cell>
        </table:table-row>
        <table:table-row table:style-name="ro1">
          <table:table-cell table:formula="of:=LEGACY.NORMSINV(RAND())" office:value-type="float" office:value="0.609983793496527">
            <text:p>0.6099837935</text:p>
          </table:table-cell>
          <table:table-cell table:formula="of:=LEGACY.NORMSINV(RAND())" office:value-type="float" office:value="0.234685160417506">
            <text:p>0.2346851604</text:p>
          </table:table-cell>
          <table:table-cell table:formula="of:=[.A71]+2*[.B71]+LEGACY.NORMSINV(RAND())*0.5" office:value-type="float" office:value="1.62755822166343">
            <text:p>1.6275582217</text:p>
          </table:table-cell>
        </table:table-row>
        <table:table-row table:style-name="ro1">
          <table:table-cell table:formula="of:=LEGACY.NORMSINV(RAND())" office:value-type="float" office:value="0.0818160630719761">
            <text:p>0.0818160631</text:p>
          </table:table-cell>
          <table:table-cell table:formula="of:=LEGACY.NORMSINV(RAND())" office:value-type="float" office:value="0.0678148533209274">
            <text:p>0.0678148533</text:p>
          </table:table-cell>
          <table:table-cell table:formula="of:=[.A72]+2*[.B72]+LEGACY.NORMSINV(RAND())*0.5" office:value-type="float" office:value="-0.329156306952028">
            <text:p>-0.329156307</text:p>
          </table:table-cell>
        </table:table-row>
        <table:table-row table:style-name="ro1">
          <table:table-cell table:formula="of:=LEGACY.NORMSINV(RAND())" office:value-type="float" office:value="-0.211490818782997">
            <text:p>-0.2114908188</text:p>
          </table:table-cell>
          <table:table-cell table:formula="of:=LEGACY.NORMSINV(RAND())" office:value-type="float" office:value="0.904741974639827">
            <text:p>0.9047419746</text:p>
          </table:table-cell>
          <table:table-cell table:formula="of:=[.A73]+2*[.B73]+LEGACY.NORMSINV(RAND())*0.5" office:value-type="float" office:value="2.22365345993">
            <text:p>2.2236534599</text:p>
          </table:table-cell>
        </table:table-row>
        <table:table-row table:style-name="ro1">
          <table:table-cell table:formula="of:=LEGACY.NORMSINV(RAND())" office:value-type="float" office:value="-1.84401791173414">
            <text:p>-1.8440179117</text:p>
          </table:table-cell>
          <table:table-cell table:formula="of:=LEGACY.NORMSINV(RAND())" office:value-type="float" office:value="-2.04856648711234">
            <text:p>-2.0485664871</text:p>
          </table:table-cell>
          <table:table-cell table:formula="of:=[.A74]+2*[.B74]+LEGACY.NORMSINV(RAND())*0.5" office:value-type="float" office:value="-7.00868936249563">
            <text:p>-7.0086893625</text:p>
          </table:table-cell>
        </table:table-row>
        <table:table-row table:style-name="ro1">
          <table:table-cell table:formula="of:=LEGACY.NORMSINV(RAND())" office:value-type="float" office:value="0.400058890630355">
            <text:p>0.4000588906</text:p>
          </table:table-cell>
          <table:table-cell table:formula="of:=LEGACY.NORMSINV(RAND())" office:value-type="float" office:value="-0.326248166612112">
            <text:p>-0.3262481666</text:p>
          </table:table-cell>
          <table:table-cell table:formula="of:=[.A75]+2*[.B75]+LEGACY.NORMSINV(RAND())*0.5" office:value-type="float" office:value="-0.481208439493897">
            <text:p>-0.4812084395</text:p>
          </table:table-cell>
        </table:table-row>
        <table:table-row table:style-name="ro1">
          <table:table-cell table:formula="of:=LEGACY.NORMSINV(RAND())" office:value-type="float" office:value="0.397498191666561">
            <text:p>0.3974981917</text:p>
          </table:table-cell>
          <table:table-cell table:formula="of:=LEGACY.NORMSINV(RAND())" office:value-type="float" office:value="0.575421801111456">
            <text:p>0.5754218011</text:p>
          </table:table-cell>
          <table:table-cell table:formula="of:=[.A76]+2*[.B76]+LEGACY.NORMSINV(RAND())*0.5" office:value-type="float" office:value="1.33883185944386">
            <text:p>1.3388318594</text:p>
          </table:table-cell>
        </table:table-row>
        <table:table-row table:style-name="ro1">
          <table:table-cell table:formula="of:=LEGACY.NORMSINV(RAND())" office:value-type="float" office:value="-0.477946704187951">
            <text:p>-0.4779467042</text:p>
          </table:table-cell>
          <table:table-cell table:formula="of:=LEGACY.NORMSINV(RAND())" office:value-type="float" office:value="-1.60499024433497">
            <text:p>-1.6049902443</text:p>
          </table:table-cell>
          <table:table-cell table:formula="of:=[.A77]+2*[.B77]+LEGACY.NORMSINV(RAND())*0.5" office:value-type="float" office:value="-3.14612499768722">
            <text:p>-3.1461249977</text:p>
          </table:table-cell>
        </table:table-row>
        <table:table-row table:style-name="ro1">
          <table:table-cell table:formula="of:=LEGACY.NORMSINV(RAND())" office:value-type="float" office:value="1.28053407365005">
            <text:p>1.2805340737</text:p>
          </table:table-cell>
          <table:table-cell table:formula="of:=LEGACY.NORMSINV(RAND())" office:value-type="float" office:value="0.607066191141058">
            <text:p>0.6070661911</text:p>
          </table:table-cell>
          <table:table-cell table:formula="of:=[.A78]+2*[.B78]+LEGACY.NORMSINV(RAND())*0.5" office:value-type="float" office:value="3.31068696050027">
            <text:p>3.3106869605</text:p>
          </table:table-cell>
        </table:table-row>
        <table:table-row table:style-name="ro1">
          <table:table-cell table:formula="of:=LEGACY.NORMSINV(RAND())" office:value-type="float" office:value="1.05037651177826">
            <text:p>1.0503765118</text:p>
          </table:table-cell>
          <table:table-cell table:formula="of:=LEGACY.NORMSINV(RAND())" office:value-type="float" office:value="0.384965080841361">
            <text:p>0.3849650808</text:p>
          </table:table-cell>
          <table:table-cell table:formula="of:=[.A79]+2*[.B79]+LEGACY.NORMSINV(RAND())*0.5" office:value-type="float" office:value="1.29844912499709">
            <text:p>1.298449125</text:p>
          </table:table-cell>
        </table:table-row>
        <table:table-row table:style-name="ro1">
          <table:table-cell table:formula="of:=LEGACY.NORMSINV(RAND())" office:value-type="float" office:value="-0.464449157618713">
            <text:p>-0.4644491576</text:p>
          </table:table-cell>
          <table:table-cell table:formula="of:=LEGACY.NORMSINV(RAND())" office:value-type="float" office:value="-1.24225348184892">
            <text:p>-1.2422534818</text:p>
          </table:table-cell>
          <table:table-cell table:formula="of:=[.A80]+2*[.B80]+LEGACY.NORMSINV(RAND())*0.5" office:value-type="float" office:value="-3.01294833095265">
            <text:p>-3.012948331</text:p>
          </table:table-cell>
        </table:table-row>
        <table:table-row table:style-name="ro1">
          <table:table-cell table:formula="of:=LEGACY.NORMSINV(RAND())" office:value-type="float" office:value="1.36540074912314">
            <text:p>1.3654007491</text:p>
          </table:table-cell>
          <table:table-cell table:formula="of:=LEGACY.NORMSINV(RAND())" office:value-type="float" office:value="0.239865030795727">
            <text:p>0.2398650308</text:p>
          </table:table-cell>
          <table:table-cell table:formula="of:=[.A81]+2*[.B81]+LEGACY.NORMSINV(RAND())*0.5" office:value-type="float" office:value="1.38390088299466">
            <text:p>1.383900883</text:p>
          </table:table-cell>
        </table:table-row>
        <table:table-row table:style-name="ro1">
          <table:table-cell table:formula="of:=LEGACY.NORMSINV(RAND())" office:value-type="float" office:value="-0.148510560104631">
            <text:p>-0.1485105601</text:p>
          </table:table-cell>
          <table:table-cell table:formula="of:=LEGACY.NORMSINV(RAND())" office:value-type="float" office:value="-0.104635633511631">
            <text:p>-0.1046356335</text:p>
          </table:table-cell>
          <table:table-cell table:formula="of:=[.A82]+2*[.B82]+LEGACY.NORMSINV(RAND())*0.5" office:value-type="float" office:value="-0.0799963714651168">
            <text:p>-0.0799963715</text:p>
          </table:table-cell>
        </table:table-row>
        <table:table-row table:style-name="ro1">
          <table:table-cell table:formula="of:=LEGACY.NORMSINV(RAND())" office:value-type="float" office:value="-0.64900096229961">
            <text:p>-0.6490009623</text:p>
          </table:table-cell>
          <table:table-cell table:formula="of:=LEGACY.NORMSINV(RAND())" office:value-type="float" office:value="0.241676438659468">
            <text:p>0.2416764387</text:p>
          </table:table-cell>
          <table:table-cell table:formula="of:=[.A83]+2*[.B83]+LEGACY.NORMSINV(RAND())*0.5" office:value-type="float" office:value="-0.735991733992542">
            <text:p>-0.735991734</text:p>
          </table:table-cell>
        </table:table-row>
        <table:table-row table:style-name="ro1">
          <table:table-cell table:formula="of:=LEGACY.NORMSINV(RAND())" office:value-type="float" office:value="-0.587538234434342">
            <text:p>-0.5875382344</text:p>
          </table:table-cell>
          <table:table-cell table:formula="of:=LEGACY.NORMSINV(RAND())" office:value-type="float" office:value="-0.0248788439827611">
            <text:p>-0.024878844</text:p>
          </table:table-cell>
          <table:table-cell table:formula="of:=[.A84]+2*[.B84]+LEGACY.NORMSINV(RAND())*0.5" office:value-type="float" office:value="-1.13536748993441">
            <text:p>-1.1353674899</text:p>
          </table:table-cell>
        </table:table-row>
        <table:table-row table:style-name="ro1">
          <table:table-cell table:formula="of:=LEGACY.NORMSINV(RAND())" office:value-type="float" office:value="0.386777252654531">
            <text:p>0.3867772527</text:p>
          </table:table-cell>
          <table:table-cell table:formula="of:=LEGACY.NORMSINV(RAND())" office:value-type="float" office:value="0.0161763874464396">
            <text:p>0.0161763874</text:p>
          </table:table-cell>
          <table:table-cell table:formula="of:=[.A85]+2*[.B85]+LEGACY.NORMSINV(RAND())*0.5" office:value-type="float" office:value="0.867429897450054">
            <text:p>0.8674298975</text:p>
          </table:table-cell>
        </table:table-row>
        <table:table-row table:style-name="ro1">
          <table:table-cell table:formula="of:=LEGACY.NORMSINV(RAND())" office:value-type="float" office:value="-0.337058476361608">
            <text:p>-0.3370584764</text:p>
          </table:table-cell>
          <table:table-cell table:formula="of:=LEGACY.NORMSINV(RAND())" office:value-type="float" office:value="0.954536490488136">
            <text:p>0.9545364905</text:p>
          </table:table-cell>
          <table:table-cell table:formula="of:=[.A86]+2*[.B86]+LEGACY.NORMSINV(RAND())*0.5" office:value-type="float" office:value="1.53379343364643">
            <text:p>1.5337934336</text:p>
          </table:table-cell>
        </table:table-row>
        <table:table-row table:style-name="ro1">
          <table:table-cell table:formula="of:=LEGACY.NORMSINV(RAND())" office:value-type="float" office:value="-0.19605288816363">
            <text:p>-0.1960528882</text:p>
          </table:table-cell>
          <table:table-cell table:formula="of:=LEGACY.NORMSINV(RAND())" office:value-type="float" office:value="-0.963315007545859">
            <text:p>-0.9633150075</text:p>
          </table:table-cell>
          <table:table-cell table:formula="of:=[.A87]+2*[.B87]+LEGACY.NORMSINV(RAND())*0.5" office:value-type="float" office:value="-1.72658328878761">
            <text:p>-1.7265832888</text:p>
          </table:table-cell>
        </table:table-row>
        <table:table-row table:style-name="ro1">
          <table:table-cell table:formula="of:=LEGACY.NORMSINV(RAND())" office:value-type="float" office:value="-1.0348011528586">
            <text:p>-1.0348011529</text:p>
          </table:table-cell>
          <table:table-cell table:formula="of:=LEGACY.NORMSINV(RAND())" office:value-type="float" office:value="-1.90446830468194">
            <text:p>-1.9044683047</text:p>
          </table:table-cell>
          <table:table-cell table:formula="of:=[.A88]+2*[.B88]+LEGACY.NORMSINV(RAND())*0.5" office:value-type="float" office:value="-4.60188994175014">
            <text:p>-4.6018899418</text:p>
          </table:table-cell>
        </table:table-row>
        <table:table-row table:style-name="ro1">
          <table:table-cell table:formula="of:=LEGACY.NORMSINV(RAND())" office:value-type="float" office:value="0.842511864228346">
            <text:p>0.8425118642</text:p>
          </table:table-cell>
          <table:table-cell table:formula="of:=LEGACY.NORMSINV(RAND())" office:value-type="float" office:value="1.99703274718102">
            <text:p>1.9970327472</text:p>
          </table:table-cell>
          <table:table-cell table:formula="of:=[.A89]+2*[.B89]+LEGACY.NORMSINV(RAND())*0.5" office:value-type="float" office:value="4.88544221091023">
            <text:p>4.8854422109</text:p>
          </table:table-cell>
        </table:table-row>
        <table:table-row table:style-name="ro1">
          <table:table-cell table:formula="of:=LEGACY.NORMSINV(RAND())" office:value-type="float" office:value="1.32443550667962">
            <text:p>1.3244355067</text:p>
          </table:table-cell>
          <table:table-cell table:formula="of:=LEGACY.NORMSINV(RAND())" office:value-type="float" office:value="-1.14841908869036">
            <text:p>-1.1484190887</text:p>
          </table:table-cell>
          <table:table-cell table:formula="of:=[.A90]+2*[.B90]+LEGACY.NORMSINV(RAND())*0.5" office:value-type="float" office:value="-0.432041845884162">
            <text:p>-0.4320418459</text:p>
          </table:table-cell>
        </table:table-row>
        <table:table-row table:style-name="ro1">
          <table:table-cell table:formula="of:=LEGACY.NORMSINV(RAND())" office:value-type="float" office:value="0.0052722911296906">
            <text:p>0.0052722911</text:p>
          </table:table-cell>
          <table:table-cell table:formula="of:=LEGACY.NORMSINV(RAND())" office:value-type="float" office:value="0.187787672796892">
            <text:p>0.1877876728</text:p>
          </table:table-cell>
          <table:table-cell table:formula="of:=[.A91]+2*[.B91]+LEGACY.NORMSINV(RAND())*0.5" office:value-type="float" office:value="0.756933264409637">
            <text:p>0.7569332644</text:p>
          </table:table-cell>
        </table:table-row>
        <table:table-row table:style-name="ro1">
          <table:table-cell table:formula="of:=LEGACY.NORMSINV(RAND())" office:value-type="float" office:value="1.75576582867715">
            <text:p>1.7557658287</text:p>
          </table:table-cell>
          <table:table-cell table:formula="of:=LEGACY.NORMSINV(RAND())" office:value-type="float" office:value="0.682766599027858">
            <text:p>0.682766599</text:p>
          </table:table-cell>
          <table:table-cell table:formula="of:=[.A92]+2*[.B92]+LEGACY.NORMSINV(RAND())*0.5" office:value-type="float" office:value="2.72669616316147">
            <text:p>2.7266961632</text:p>
          </table:table-cell>
        </table:table-row>
        <table:table-row table:style-name="ro1">
          <table:table-cell table:formula="of:=LEGACY.NORMSINV(RAND())" office:value-type="float" office:value="0.140633745518721">
            <text:p>0.1406337455</text:p>
          </table:table-cell>
          <table:table-cell table:formula="of:=LEGACY.NORMSINV(RAND())" office:value-type="float" office:value="-0.0919453741264957">
            <text:p>-0.0919453741</text:p>
          </table:table-cell>
          <table:table-cell table:formula="of:=[.A93]+2*[.B93]+LEGACY.NORMSINV(RAND())*0.5" office:value-type="float" office:value="-0.0769153860036658">
            <text:p>-0.076915386</text:p>
          </table:table-cell>
        </table:table-row>
        <table:table-row table:style-name="ro1">
          <table:table-cell table:formula="of:=LEGACY.NORMSINV(RAND())" office:value-type="float" office:value="-1.68498060269709">
            <text:p>-1.6849806027</text:p>
          </table:table-cell>
          <table:table-cell table:formula="of:=LEGACY.NORMSINV(RAND())" office:value-type="float" office:value="0.228498805044779">
            <text:p>0.228498805</text:p>
          </table:table-cell>
          <table:table-cell table:formula="of:=[.A94]+2*[.B94]+LEGACY.NORMSINV(RAND())*0.5" office:value-type="float" office:value="-0.8882385841098">
            <text:p>-0.8882385841</text:p>
          </table:table-cell>
        </table:table-row>
        <table:table-row table:style-name="ro1">
          <table:table-cell table:formula="of:=LEGACY.NORMSINV(RAND())" office:value-type="float" office:value="0.131851995433444">
            <text:p>0.1318519954</text:p>
          </table:table-cell>
          <table:table-cell table:formula="of:=LEGACY.NORMSINV(RAND())" office:value-type="float" office:value="0.674367216352676">
            <text:p>0.6743672164</text:p>
          </table:table-cell>
          <table:table-cell table:formula="of:=[.A95]+2*[.B95]+LEGACY.NORMSINV(RAND())*0.5" office:value-type="float" office:value="1.3566615728287">
            <text:p>1.3566615728</text:p>
          </table:table-cell>
        </table:table-row>
        <table:table-row table:style-name="ro1">
          <table:table-cell table:formula="of:=LEGACY.NORMSINV(RAND())" office:value-type="float" office:value="-0.298808069580627">
            <text:p>-0.2988080696</text:p>
          </table:table-cell>
          <table:table-cell table:formula="of:=LEGACY.NORMSINV(RAND())" office:value-type="float" office:value="0.163645254511997">
            <text:p>0.1636452545</text:p>
          </table:table-cell>
          <table:table-cell table:formula="of:=[.A96]+2*[.B96]+LEGACY.NORMSINV(RAND())*0.5" office:value-type="float" office:value="0.398172269085502">
            <text:p>0.3981722691</text:p>
          </table:table-cell>
        </table:table-row>
        <table:table-row table:style-name="ro1">
          <table:table-cell table:formula="of:=LEGACY.NORMSINV(RAND())" office:value-type="float" office:value="0.126262622449348">
            <text:p>0.1262626224</text:p>
          </table:table-cell>
          <table:table-cell table:formula="of:=LEGACY.NORMSINV(RAND())" office:value-type="float" office:value="-1.81804715204562">
            <text:p>-1.818047152</text:p>
          </table:table-cell>
          <table:table-cell table:formula="of:=[.A97]+2*[.B97]+LEGACY.NORMSINV(RAND())*0.5" office:value-type="float" office:value="-3.94429041036546">
            <text:p>-3.9442904104</text:p>
          </table:table-cell>
        </table:table-row>
        <table:table-row table:style-name="ro1">
          <table:table-cell table:formula="of:=LEGACY.NORMSINV(RAND())" office:value-type="float" office:value="0.198473238700237">
            <text:p>0.1984732387</text:p>
          </table:table-cell>
          <table:table-cell table:formula="of:=LEGACY.NORMSINV(RAND())" office:value-type="float" office:value="0.916914220068745">
            <text:p>0.9169142201</text:p>
          </table:table-cell>
          <table:table-cell table:formula="of:=[.A98]+2*[.B98]+LEGACY.NORMSINV(RAND())*0.5" office:value-type="float" office:value="1.82992176846662">
            <text:p>1.8299217685</text:p>
          </table:table-cell>
        </table:table-row>
        <table:table-row table:style-name="ro1">
          <table:table-cell table:formula="of:=LEGACY.NORMSINV(RAND())" office:value-type="float" office:value="0.140206993564269">
            <text:p>0.1402069936</text:p>
          </table:table-cell>
          <table:table-cell table:formula="of:=LEGACY.NORMSINV(RAND())" office:value-type="float" office:value="0.0153042158897134">
            <text:p>0.0153042159</text:p>
          </table:table-cell>
          <table:table-cell table:formula="of:=[.A99]+2*[.B99]+LEGACY.NORMSINV(RAND())*0.5" office:value-type="float" office:value="-0.3624845043933">
            <text:p>-0.3624845044</text:p>
          </table:table-cell>
        </table:table-row>
        <table:table-row table:style-name="ro1">
          <table:table-cell table:formula="of:=LEGACY.NORMSINV(RAND())" office:value-type="float" office:value="0.470915821466998">
            <text:p>0.4709158215</text:p>
          </table:table-cell>
          <table:table-cell table:formula="of:=LEGACY.NORMSINV(RAND())" office:value-type="float" office:value="-1.69506235090894">
            <text:p>-1.6950623509</text:p>
          </table:table-cell>
          <table:table-cell table:formula="of:=[.A100]+2*[.B100]+LEGACY.NORMSINV(RAND())*0.5" office:value-type="float" office:value="-3.73971682936479">
            <text:p>-3.7397168294</text:p>
          </table:table-cell>
        </table:table-row>
        <table:table-row table:style-name="ro1">
          <table:table-cell table:formula="of:=LEGACY.NORMSINV(RAND())" office:value-type="float" office:value="-0.656883153497194">
            <text:p>-0.6568831535</text:p>
          </table:table-cell>
          <table:table-cell table:formula="of:=LEGACY.NORMSINV(RAND())" office:value-type="float" office:value="1.31129725207962">
            <text:p>1.3112972521</text:p>
          </table:table-cell>
          <table:table-cell table:formula="of:=[.A101]+2*[.B101]+LEGACY.NORMSINV(RAND())*0.5" office:value-type="float" office:value="2.03170191154614">
            <text:p>2.0317019115</text:p>
          </table:table-cell>
        </table:table-row>
        <table:table-row table:style-name="ro1">
          <table:table-cell table:formula="of:=LEGACY.NORMSINV(RAND())" office:value-type="float" office:value="-2.39762579845462">
            <text:p>-2.3976257985</text:p>
          </table:table-cell>
          <table:table-cell table:formula="of:=LEGACY.NORMSINV(RAND())" office:value-type="float" office:value="0.465315643351174">
            <text:p>0.4653156434</text:p>
          </table:table-cell>
          <table:table-cell table:formula="of:=[.A102]+2*[.B102]+LEGACY.NORMSINV(RAND())*0.5" office:value-type="float" office:value="-1.45077856286472">
            <text:p>-1.4507785629</text:p>
          </table:table-cell>
        </table:table-row>
        <table:table-row table:style-name="ro1">
          <table:table-cell table:formula="of:=LEGACY.NORMSINV(RAND())" office:value-type="float" office:value="-0.0711942541676075">
            <text:p>-0.0711942542</text:p>
          </table:table-cell>
          <table:table-cell table:formula="of:=LEGACY.NORMSINV(RAND())" office:value-type="float" office:value="1.24886717671743">
            <text:p>1.2488671767</text:p>
          </table:table-cell>
          <table:table-cell table:formula="of:=[.A103]+2*[.B103]+LEGACY.NORMSINV(RAND())*0.5" office:value-type="float" office:value="1.68435943223618">
            <text:p>1.6843594322</text:p>
          </table:table-cell>
        </table:table-row>
        <table:table-row table:style-name="ro1">
          <table:table-cell table:formula="of:=LEGACY.NORMSINV(RAND())" office:value-type="float" office:value="-1.53826158122713">
            <text:p>-1.5382615812</text:p>
          </table:table-cell>
          <table:table-cell table:formula="of:=LEGACY.NORMSINV(RAND())" office:value-type="float" office:value="-0.338991847515998">
            <text:p>-0.3389918475</text:p>
          </table:table-cell>
          <table:table-cell table:formula="of:=[.A104]+2*[.B104]+LEGACY.NORMSINV(RAND())*0.5" office:value-type="float" office:value="-2.81680431606958">
            <text:p>-2.8168043161</text:p>
          </table:table-cell>
        </table:table-row>
        <table:table-row table:style-name="ro1">
          <table:table-cell table:formula="of:=LEGACY.NORMSINV(RAND())" office:value-type="float" office:value="0.885117594978708">
            <text:p>0.885117595</text:p>
          </table:table-cell>
          <table:table-cell table:formula="of:=LEGACY.NORMSINV(RAND())" office:value-type="float" office:value="-1.18053454169068">
            <text:p>-1.1805345417</text:p>
          </table:table-cell>
          <table:table-cell table:formula="of:=[.A105]+2*[.B105]+LEGACY.NORMSINV(RAND())*0.5" office:value-type="float" office:value="-1.25971380946863">
            <text:p>-1.2597138095</text:p>
          </table:table-cell>
        </table:table-row>
        <table:table-row table:style-name="ro1">
          <table:table-cell table:formula="of:=LEGACY.NORMSINV(RAND())" office:value-type="float" office:value="-0.313505855929509">
            <text:p>-0.3135058559</text:p>
          </table:table-cell>
          <table:table-cell table:formula="of:=LEGACY.NORMSINV(RAND())" office:value-type="float" office:value="0.0527116855940552">
            <text:p>0.0527116856</text:p>
          </table:table-cell>
          <table:table-cell table:formula="of:=[.A106]+2*[.B106]+LEGACY.NORMSINV(RAND())*0.5" office:value-type="float" office:value="-1.0312603661286">
            <text:p>-1.0312603661</text:p>
          </table:table-cell>
        </table:table-row>
        <table:table-row table:style-name="ro1">
          <table:table-cell table:formula="of:=LEGACY.NORMSINV(RAND())" office:value-type="float" office:value="-0.223748122560519">
            <text:p>-0.2237481226</text:p>
          </table:table-cell>
          <table:table-cell table:formula="of:=LEGACY.NORMSINV(RAND())" office:value-type="float" office:value="-0.549938025832161">
            <text:p>-0.5499380258</text:p>
          </table:table-cell>
          <table:table-cell table:formula="of:=[.A107]+2*[.B107]+LEGACY.NORMSINV(RAND())*0.5" office:value-type="float" office:value="-1.19684288264278">
            <text:p>-1.1968428826</text:p>
          </table:table-cell>
        </table:table-row>
        <table:table-row table:style-name="ro1">
          <table:table-cell table:formula="of:=LEGACY.NORMSINV(RAND())" office:value-type="float" office:value="-0.73266019576513">
            <text:p>-0.7326601958</text:p>
          </table:table-cell>
          <table:table-cell table:formula="of:=LEGACY.NORMSINV(RAND())" office:value-type="float" office:value="-0.0410523487178295">
            <text:p>-0.0410523487</text:p>
          </table:table-cell>
          <table:table-cell table:formula="of:=[.A108]+2*[.B108]+LEGACY.NORMSINV(RAND())*0.5" office:value-type="float" office:value="-1.27484248246453">
            <text:p>-1.2748424825</text:p>
          </table:table-cell>
        </table:table-row>
        <table:table-row table:style-name="ro1">
          <table:table-cell table:formula="of:=LEGACY.NORMSINV(RAND())" office:value-type="float" office:value="0.637155174809668">
            <text:p>0.6371551748</text:p>
          </table:table-cell>
          <table:table-cell table:formula="of:=LEGACY.NORMSINV(RAND())" office:value-type="float" office:value="0.940245258474248">
            <text:p>0.9402452585</text:p>
          </table:table-cell>
          <table:table-cell table:formula="of:=[.A109]+2*[.B109]+LEGACY.NORMSINV(RAND())*0.5" office:value-type="float" office:value="2.83088216709565">
            <text:p>2.8308821671</text:p>
          </table:table-cell>
        </table:table-row>
        <table:table-row table:style-name="ro1">
          <table:table-cell table:formula="of:=LEGACY.NORMSINV(RAND())" office:value-type="float" office:value="0.782432944589599">
            <text:p>0.7824329446</text:p>
          </table:table-cell>
          <table:table-cell table:formula="of:=LEGACY.NORMSINV(RAND())" office:value-type="float" office:value="1.87393628388793">
            <text:p>1.8739362839</text:p>
          </table:table-cell>
          <table:table-cell table:formula="of:=[.A110]+2*[.B110]+LEGACY.NORMSINV(RAND())*0.5" office:value-type="float" office:value="4.42378462392613">
            <text:p>4.4237846239</text:p>
          </table:table-cell>
        </table:table-row>
        <table:table-row table:style-name="ro1">
          <table:table-cell table:formula="of:=LEGACY.NORMSINV(RAND())" office:value-type="float" office:value="0.490588482160681">
            <text:p>0.4905884822</text:p>
          </table:table-cell>
          <table:table-cell table:formula="of:=LEGACY.NORMSINV(RAND())" office:value-type="float" office:value="-2.05524955000002">
            <text:p>-2.05524955</text:p>
          </table:table-cell>
          <table:table-cell table:formula="of:=[.A111]+2*[.B111]+LEGACY.NORMSINV(RAND())*0.5" office:value-type="float" office:value="-3.39819204390009">
            <text:p>-3.3981920439</text:p>
          </table:table-cell>
        </table:table-row>
        <table:table-row table:style-name="ro1">
          <table:table-cell table:formula="of:=LEGACY.NORMSINV(RAND())" office:value-type="float" office:value="-0.339043405408156">
            <text:p>-0.3390434054</text:p>
          </table:table-cell>
          <table:table-cell table:formula="of:=LEGACY.NORMSINV(RAND())" office:value-type="float" office:value="0.182558669357452">
            <text:p>0.1825586694</text:p>
          </table:table-cell>
          <table:table-cell table:formula="of:=[.A112]+2*[.B112]+LEGACY.NORMSINV(RAND())*0.5" office:value-type="float" office:value="0.259260905917514">
            <text:p>0.2592609059</text:p>
          </table:table-cell>
        </table:table-row>
        <table:table-row table:style-name="ro1">
          <table:table-cell table:formula="of:=LEGACY.NORMSINV(RAND())" office:value-type="float" office:value="-0.638937834148732">
            <text:p>-0.6389378341</text:p>
          </table:table-cell>
          <table:table-cell table:formula="of:=LEGACY.NORMSINV(RAND())" office:value-type="float" office:value="-1.36986816310472">
            <text:p>-1.3698681631</text:p>
          </table:table-cell>
          <table:table-cell table:formula="of:=[.A113]+2*[.B113]+LEGACY.NORMSINV(RAND())*0.5" office:value-type="float" office:value="-3.89443601425873">
            <text:p>-3.8944360143</text:p>
          </table:table-cell>
        </table:table-row>
        <table:table-row table:style-name="ro1">
          <table:table-cell table:formula="of:=LEGACY.NORMSINV(RAND())" office:value-type="float" office:value="0.328517050965257">
            <text:p>0.328517051</text:p>
          </table:table-cell>
          <table:table-cell table:formula="of:=LEGACY.NORMSINV(RAND())" office:value-type="float" office:value="-1.01849843060471">
            <text:p>-1.0184984306</text:p>
          </table:table-cell>
          <table:table-cell table:formula="of:=[.A114]+2*[.B114]+LEGACY.NORMSINV(RAND())*0.5" office:value-type="float" office:value="-2.10626656685003">
            <text:p>-2.1062665669</text:p>
          </table:table-cell>
        </table:table-row>
        <table:table-row table:style-name="ro1">
          <table:table-cell table:formula="of:=LEGACY.NORMSINV(RAND())" office:value-type="float" office:value="0.667061151386042">
            <text:p>0.6670611514</text:p>
          </table:table-cell>
          <table:table-cell table:formula="of:=LEGACY.NORMSINV(RAND())" office:value-type="float" office:value="-0.615618182526614">
            <text:p>-0.6156181825</text:p>
          </table:table-cell>
          <table:table-cell table:formula="of:=[.A115]+2*[.B115]+LEGACY.NORMSINV(RAND())*0.5" office:value-type="float" office:value="-1.54335960082117">
            <text:p>-1.5433596008</text:p>
          </table:table-cell>
        </table:table-row>
        <table:table-row table:style-name="ro1">
          <table:table-cell table:formula="of:=LEGACY.NORMSINV(RAND())" office:value-type="float" office:value="-0.616893007669312">
            <text:p>-0.6168930077</text:p>
          </table:table-cell>
          <table:table-cell table:formula="of:=LEGACY.NORMSINV(RAND())" office:value-type="float" office:value="1.5250388398729">
            <text:p>1.5250388399</text:p>
          </table:table-cell>
          <table:table-cell table:formula="of:=[.A116]+2*[.B116]+LEGACY.NORMSINV(RAND())*0.5" office:value-type="float" office:value="2.30915153493602">
            <text:p>2.3091515349</text:p>
          </table:table-cell>
        </table:table-row>
        <table:table-row table:style-name="ro1">
          <table:table-cell table:formula="of:=LEGACY.NORMSINV(RAND())" office:value-type="float" office:value="0.150547321223406">
            <text:p>0.1505473212</text:p>
          </table:table-cell>
          <table:table-cell table:formula="of:=LEGACY.NORMSINV(RAND())" office:value-type="float" office:value="2.20350926985771">
            <text:p>2.2035092699</text:p>
          </table:table-cell>
          <table:table-cell table:formula="of:=[.A117]+2*[.B117]+LEGACY.NORMSINV(RAND())*0.5" office:value-type="float" office:value="5.00303379925383">
            <text:p>5.0030337993</text:p>
          </table:table-cell>
        </table:table-row>
        <table:table-row table:style-name="ro1">
          <table:table-cell table:formula="of:=LEGACY.NORMSINV(RAND())" office:value-type="float" office:value="-1.71186611996008">
            <text:p>-1.71186612</text:p>
          </table:table-cell>
          <table:table-cell table:formula="of:=LEGACY.NORMSINV(RAND())" office:value-type="float" office:value="0.218047142386803">
            <text:p>0.2180471424</text:p>
          </table:table-cell>
          <table:table-cell table:formula="of:=[.A118]+2*[.B118]+LEGACY.NORMSINV(RAND())*0.5" office:value-type="float" office:value="-2.12136260437354">
            <text:p>-2.1213626044</text:p>
          </table:table-cell>
        </table:table-row>
        <table:table-row table:style-name="ro1">
          <table:table-cell table:formula="of:=LEGACY.NORMSINV(RAND())" office:value-type="float" office:value="1.12598840303125">
            <text:p>1.125988403</text:p>
          </table:table-cell>
          <table:table-cell table:formula="of:=LEGACY.NORMSINV(RAND())" office:value-type="float" office:value="0.722640616613557">
            <text:p>0.7226406166</text:p>
          </table:table-cell>
          <table:table-cell table:formula="of:=[.A119]+2*[.B119]+LEGACY.NORMSINV(RAND())*0.5" office:value-type="float" office:value="2.96311497303411">
            <text:p>2.963114973</text:p>
          </table:table-cell>
        </table:table-row>
        <table:table-row table:style-name="ro1">
          <table:table-cell table:formula="of:=LEGACY.NORMSINV(RAND())" office:value-type="float" office:value="0.992180186946169">
            <text:p>0.9921801869</text:p>
          </table:table-cell>
          <table:table-cell table:formula="of:=LEGACY.NORMSINV(RAND())" office:value-type="float" office:value="-0.00113485259144077">
            <text:p>-0.0011348526</text:p>
          </table:table-cell>
          <table:table-cell table:formula="of:=[.A120]+2*[.B120]+LEGACY.NORMSINV(RAND())*0.5" office:value-type="float" office:value="1.07353009912259">
            <text:p>1.0735300991</text:p>
          </table:table-cell>
        </table:table-row>
        <table:table-row table:style-name="ro1">
          <table:table-cell table:formula="of:=LEGACY.NORMSINV(RAND())" office:value-type="float" office:value="1.0775049794825">
            <text:p>1.0775049795</text:p>
          </table:table-cell>
          <table:table-cell table:formula="of:=LEGACY.NORMSINV(RAND())" office:value-type="float" office:value="1.37345447765112">
            <text:p>1.3734544777</text:p>
          </table:table-cell>
          <table:table-cell table:formula="of:=[.A121]+2*[.B121]+LEGACY.NORMSINV(RAND())*0.5" office:value-type="float" office:value="3.49429457725603">
            <text:p>3.4942945773</text:p>
          </table:table-cell>
        </table:table-row>
        <table:table-row table:style-name="ro1">
          <table:table-cell table:formula="of:=LEGACY.NORMSINV(RAND())" office:value-type="float" office:value="-0.171792125695995">
            <text:p>-0.1717921257</text:p>
          </table:table-cell>
          <table:table-cell table:formula="of:=LEGACY.NORMSINV(RAND())" office:value-type="float" office:value="0.218472894554975">
            <text:p>0.2184728946</text:p>
          </table:table-cell>
          <table:table-cell table:formula="of:=[.A122]+2*[.B122]+LEGACY.NORMSINV(RAND())*0.5" office:value-type="float" office:value="0.420310577275862">
            <text:p>0.4203105773</text:p>
          </table:table-cell>
        </table:table-row>
        <table:table-row table:style-name="ro1">
          <table:table-cell table:formula="of:=LEGACY.NORMSINV(RAND())" office:value-type="float" office:value="0.0430383237118781">
            <text:p>0.0430383237</text:p>
          </table:table-cell>
          <table:table-cell table:formula="of:=LEGACY.NORMSINV(RAND())" office:value-type="float" office:value="-0.624968903194789">
            <text:p>-0.6249689032</text:p>
          </table:table-cell>
          <table:table-cell table:formula="of:=[.A123]+2*[.B123]+LEGACY.NORMSINV(RAND())*0.5" office:value-type="float" office:value="-0.611151503998965">
            <text:p>-0.611151504</text:p>
          </table:table-cell>
        </table:table-row>
        <table:table-row table:style-name="ro1">
          <table:table-cell table:formula="of:=LEGACY.NORMSINV(RAND())" office:value-type="float" office:value="0.44374101681291">
            <text:p>0.4437410168</text:p>
          </table:table-cell>
          <table:table-cell table:formula="of:=LEGACY.NORMSINV(RAND())" office:value-type="float" office:value="-0.209206851221501">
            <text:p>-0.2092068512</text:p>
          </table:table-cell>
          <table:table-cell table:formula="of:=[.A124]+2*[.B124]+LEGACY.NORMSINV(RAND())*0.5" office:value-type="float" office:value="0.0403820814876837">
            <text:p>0.0403820815</text:p>
          </table:table-cell>
        </table:table-row>
        <table:table-row table:style-name="ro1">
          <table:table-cell table:formula="of:=LEGACY.NORMSINV(RAND())" office:value-type="float" office:value="1.55863291034616">
            <text:p>1.5586329103</text:p>
          </table:table-cell>
          <table:table-cell table:formula="of:=LEGACY.NORMSINV(RAND())" office:value-type="float" office:value="0.332603939799897">
            <text:p>0.3326039398</text:p>
          </table:table-cell>
          <table:table-cell table:formula="of:=[.A125]+2*[.B125]+LEGACY.NORMSINV(RAND())*0.5" office:value-type="float" office:value="1.90161853562361">
            <text:p>1.9016185356</text:p>
          </table:table-cell>
        </table:table-row>
        <table:table-row table:style-name="ro1">
          <table:table-cell table:formula="of:=LEGACY.NORMSINV(RAND())" office:value-type="float" office:value="1.15930299978705">
            <text:p>1.1593029998</text:p>
          </table:table-cell>
          <table:table-cell table:formula="of:=LEGACY.NORMSINV(RAND())" office:value-type="float" office:value="0.399877816540089">
            <text:p>0.3998778165</text:p>
          </table:table-cell>
          <table:table-cell table:formula="of:=[.A126]+2*[.B126]+LEGACY.NORMSINV(RAND())*0.5" office:value-type="float" office:value="1.9945525296152">
            <text:p>1.9945525296</text:p>
          </table:table-cell>
        </table:table-row>
        <table:table-row table:style-name="ro1">
          <table:table-cell table:formula="of:=LEGACY.NORMSINV(RAND())" office:value-type="float" office:value="1.09414457845698">
            <text:p>1.0941445785</text:p>
          </table:table-cell>
          <table:table-cell table:formula="of:=LEGACY.NORMSINV(RAND())" office:value-type="float" office:value="-1.57682143802852">
            <text:p>-1.576821438</text:p>
          </table:table-cell>
          <table:table-cell table:formula="of:=[.A127]+2*[.B127]+LEGACY.NORMSINV(RAND())*0.5" office:value-type="float" office:value="-2.73567903014213">
            <text:p>-2.7356790301</text:p>
          </table:table-cell>
        </table:table-row>
        <table:table-row table:style-name="ro1">
          <table:table-cell table:formula="of:=LEGACY.NORMSINV(RAND())" office:value-type="float" office:value="-0.12728346668354">
            <text:p>-0.1272834667</text:p>
          </table:table-cell>
          <table:table-cell table:formula="of:=LEGACY.NORMSINV(RAND())" office:value-type="float" office:value="1.1308292776659">
            <text:p>1.1308292777</text:p>
          </table:table-cell>
          <table:table-cell table:formula="of:=[.A128]+2*[.B128]+LEGACY.NORMSINV(RAND())*0.5" office:value-type="float" office:value="1.57492304016792">
            <text:p>1.5749230402</text:p>
          </table:table-cell>
        </table:table-row>
        <table:table-row table:style-name="ro1">
          <table:table-cell table:formula="of:=LEGACY.NORMSINV(RAND())" office:value-type="float" office:value="-0.791220487948494">
            <text:p>-0.7912204879</text:p>
          </table:table-cell>
          <table:table-cell table:formula="of:=LEGACY.NORMSINV(RAND())" office:value-type="float" office:value="1.38085086994042">
            <text:p>1.3808508699</text:p>
          </table:table-cell>
          <table:table-cell table:formula="of:=[.A129]+2*[.B129]+LEGACY.NORMSINV(RAND())*0.5" office:value-type="float" office:value="0.487155855638422">
            <text:p>0.4871558556</text:p>
          </table:table-cell>
        </table:table-row>
        <table:table-row table:style-name="ro1">
          <table:table-cell table:formula="of:=LEGACY.NORMSINV(RAND())" office:value-type="float" office:value="0.564975919395689">
            <text:p>0.5649759194</text:p>
          </table:table-cell>
          <table:table-cell table:formula="of:=LEGACY.NORMSINV(RAND())" office:value-type="float" office:value="0.523614845209904">
            <text:p>0.5236148452</text:p>
          </table:table-cell>
          <table:table-cell table:formula="of:=[.A130]+2*[.B130]+LEGACY.NORMSINV(RAND())*0.5" office:value-type="float" office:value="2.11139160766504">
            <text:p>2.1113916077</text:p>
          </table:table-cell>
        </table:table-row>
        <table:table-row table:style-name="ro1">
          <table:table-cell table:formula="of:=LEGACY.NORMSINV(RAND())" office:value-type="float" office:value="0.329601290762088">
            <text:p>0.3296012908</text:p>
          </table:table-cell>
          <table:table-cell table:formula="of:=LEGACY.NORMSINV(RAND())" office:value-type="float" office:value="-0.624541946559885">
            <text:p>-0.6245419466</text:p>
          </table:table-cell>
          <table:table-cell table:formula="of:=[.A131]+2*[.B131]+LEGACY.NORMSINV(RAND())*0.5" office:value-type="float" office:value="-0.656817551625066">
            <text:p>-0.6568175516</text:p>
          </table:table-cell>
        </table:table-row>
        <table:table-row table:style-name="ro1">
          <table:table-cell table:formula="of:=LEGACY.NORMSINV(RAND())" office:value-type="float" office:value="-0.787074802929247">
            <text:p>-0.7870748029</text:p>
          </table:table-cell>
          <table:table-cell table:formula="of:=LEGACY.NORMSINV(RAND())" office:value-type="float" office:value="0.0518758503526851">
            <text:p>0.0518758504</text:p>
          </table:table-cell>
          <table:table-cell table:formula="of:=[.A132]+2*[.B132]+LEGACY.NORMSINV(RAND())*0.5" office:value-type="float" office:value="-1.24152746419108">
            <text:p>-1.2415274642</text:p>
          </table:table-cell>
        </table:table-row>
        <table:table-row table:style-name="ro1">
          <table:table-cell table:formula="of:=LEGACY.NORMSINV(RAND())" office:value-type="float" office:value="-0.0461012542533319">
            <text:p>-0.0461012543</text:p>
          </table:table-cell>
          <table:table-cell table:formula="of:=LEGACY.NORMSINV(RAND())" office:value-type="float" office:value="-1.06904350556741">
            <text:p>-1.0690435056</text:p>
          </table:table-cell>
          <table:table-cell table:formula="of:=[.A133]+2*[.B133]+LEGACY.NORMSINV(RAND())*0.5" office:value-type="float" office:value="-1.99248864242806">
            <text:p>-1.9924886424</text:p>
          </table:table-cell>
        </table:table-row>
        <table:table-row table:style-name="ro1">
          <table:table-cell table:formula="of:=LEGACY.NORMSINV(RAND())" office:value-type="float" office:value="1.27450729374635">
            <text:p>1.2745072937</text:p>
          </table:table-cell>
          <table:table-cell table:formula="of:=LEGACY.NORMSINV(RAND())" office:value-type="float" office:value="-1.94652986261496">
            <text:p>-1.9465298626</text:p>
          </table:table-cell>
          <table:table-cell table:formula="of:=[.A134]+2*[.B134]+LEGACY.NORMSINV(RAND())*0.5" office:value-type="float" office:value="-2.85146099782914">
            <text:p>-2.8514609978</text:p>
          </table:table-cell>
        </table:table-row>
        <table:table-row table:style-name="ro1">
          <table:table-cell table:formula="of:=LEGACY.NORMSINV(RAND())" office:value-type="float" office:value="0.0728607127482191">
            <text:p>0.0728607127</text:p>
          </table:table-cell>
          <table:table-cell table:formula="of:=LEGACY.NORMSINV(RAND())" office:value-type="float" office:value="0.0949071559242297">
            <text:p>0.0949071559</text:p>
          </table:table-cell>
          <table:table-cell table:formula="of:=[.A135]+2*[.B135]+LEGACY.NORMSINV(RAND())*0.5" office:value-type="float" office:value="-0.0572553671013051">
            <text:p>-0.0572553671</text:p>
          </table:table-cell>
        </table:table-row>
        <table:table-row table:style-name="ro1">
          <table:table-cell table:formula="of:=LEGACY.NORMSINV(RAND())" office:value-type="float" office:value="-0.898654854939652">
            <text:p>-0.8986548549</text:p>
          </table:table-cell>
          <table:table-cell table:formula="of:=LEGACY.NORMSINV(RAND())" office:value-type="float" office:value="0.832545083026486">
            <text:p>0.832545083</text:p>
          </table:table-cell>
          <table:table-cell table:formula="of:=[.A136]+2*[.B136]+LEGACY.NORMSINV(RAND())*0.5" office:value-type="float" office:value="0.221681859262541">
            <text:p>0.2216818593</text:p>
          </table:table-cell>
        </table:table-row>
        <table:table-row table:style-name="ro1">
          <table:table-cell table:formula="of:=LEGACY.NORMSINV(RAND())" office:value-type="float" office:value="-0.700407028987815">
            <text:p>-0.700407029</text:p>
          </table:table-cell>
          <table:table-cell table:formula="of:=LEGACY.NORMSINV(RAND())" office:value-type="float" office:value="-0.45169157633663">
            <text:p>-0.4516915763</text:p>
          </table:table-cell>
          <table:table-cell table:formula="of:=[.A137]+2*[.B137]+LEGACY.NORMSINV(RAND())*0.5" office:value-type="float" office:value="-3.14604797442588">
            <text:p>-3.1460479744</text:p>
          </table:table-cell>
        </table:table-row>
        <table:table-row table:style-name="ro1">
          <table:table-cell table:formula="of:=LEGACY.NORMSINV(RAND())" office:value-type="float" office:value="-1.211911673025">
            <text:p>-1.211911673</text:p>
          </table:table-cell>
          <table:table-cell table:formula="of:=LEGACY.NORMSINV(RAND())" office:value-type="float" office:value="-0.217587019792355">
            <text:p>-0.2175870198</text:p>
          </table:table-cell>
          <table:table-cell table:formula="of:=[.A138]+2*[.B138]+LEGACY.NORMSINV(RAND())*0.5" office:value-type="float" office:value="-1.70943961089739">
            <text:p>-1.7094396109</text:p>
          </table:table-cell>
        </table:table-row>
        <table:table-row table:style-name="ro1">
          <table:table-cell table:formula="of:=LEGACY.NORMSINV(RAND())" office:value-type="float" office:value="-1.89402738106751">
            <text:p>-1.8940273811</text:p>
          </table:table-cell>
          <table:table-cell table:formula="of:=LEGACY.NORMSINV(RAND())" office:value-type="float" office:value="0.114214136244109">
            <text:p>0.1142141362</text:p>
          </table:table-cell>
          <table:table-cell table:formula="of:=[.A139]+2*[.B139]+LEGACY.NORMSINV(RAND())*0.5" office:value-type="float" office:value="-1.45281998945269">
            <text:p>-1.4528199895</text:p>
          </table:table-cell>
        </table:table-row>
        <table:table-row table:style-name="ro1">
          <table:table-cell table:formula="of:=LEGACY.NORMSINV(RAND())" office:value-type="float" office:value="0.609300797608685">
            <text:p>0.6093007976</text:p>
          </table:table-cell>
          <table:table-cell table:formula="of:=LEGACY.NORMSINV(RAND())" office:value-type="float" office:value="0.118012921876599">
            <text:p>0.1180129219</text:p>
          </table:table-cell>
          <table:table-cell table:formula="of:=[.A140]+2*[.B140]+LEGACY.NORMSINV(RAND())*0.5" office:value-type="float" office:value="0.690930855107721">
            <text:p>0.6909308551</text:p>
          </table:table-cell>
        </table:table-row>
        <table:table-row table:style-name="ro1">
          <table:table-cell table:formula="of:=LEGACY.NORMSINV(RAND())" office:value-type="float" office:value="2.57398900269931">
            <text:p>2.5739890027</text:p>
          </table:table-cell>
          <table:table-cell table:formula="of:=LEGACY.NORMSINV(RAND())" office:value-type="float" office:value="-0.284739700088953">
            <text:p>-0.2847397001</text:p>
          </table:table-cell>
          <table:table-cell table:formula="of:=[.A141]+2*[.B141]+LEGACY.NORMSINV(RAND())*0.5" office:value-type="float" office:value="0.797513893437595">
            <text:p>0.7975138934</text:p>
          </table:table-cell>
        </table:table-row>
        <table:table-row table:style-name="ro1">
          <table:table-cell table:formula="of:=LEGACY.NORMSINV(RAND())" office:value-type="float" office:value="0.0392626760534623">
            <text:p>0.0392626761</text:p>
          </table:table-cell>
          <table:table-cell table:formula="of:=LEGACY.NORMSINV(RAND())" office:value-type="float" office:value="-1.351642094146">
            <text:p>-1.3516420941</text:p>
          </table:table-cell>
          <table:table-cell table:formula="of:=[.A142]+2*[.B142]+LEGACY.NORMSINV(RAND())*0.5" office:value-type="float" office:value="-3.04422034983816">
            <text:p>-3.0442203498</text:p>
          </table:table-cell>
        </table:table-row>
        <table:table-row table:style-name="ro1">
          <table:table-cell table:formula="of:=LEGACY.NORMSINV(RAND())" office:value-type="float" office:value="0.407513477227853">
            <text:p>0.4075134772</text:p>
          </table:table-cell>
          <table:table-cell table:formula="of:=LEGACY.NORMSINV(RAND())" office:value-type="float" office:value="-0.770949172435604">
            <text:p>-0.7709491724</text:p>
          </table:table-cell>
          <table:table-cell table:formula="of:=[.A143]+2*[.B143]+LEGACY.NORMSINV(RAND())*0.5" office:value-type="float" office:value="-0.864788259848993">
            <text:p>-0.8647882598</text:p>
          </table:table-cell>
        </table:table-row>
        <table:table-row table:style-name="ro1">
          <table:table-cell table:formula="of:=LEGACY.NORMSINV(RAND())" office:value-type="float" office:value="0.478857829190227">
            <text:p>0.4788578292</text:p>
          </table:table-cell>
          <table:table-cell table:formula="of:=LEGACY.NORMSINV(RAND())" office:value-type="float" office:value="1.12476954493301">
            <text:p>1.1247695449</text:p>
          </table:table-cell>
          <table:table-cell table:formula="of:=[.A144]+2*[.B144]+LEGACY.NORMSINV(RAND())*0.5" office:value-type="float" office:value="2.86010020188909">
            <text:p>2.8601002019</text:p>
          </table:table-cell>
        </table:table-row>
        <table:table-row table:style-name="ro1">
          <table:table-cell table:formula="of:=LEGACY.NORMSINV(RAND())" office:value-type="float" office:value="-0.766175885024007">
            <text:p>-0.766175885</text:p>
          </table:table-cell>
          <table:table-cell table:formula="of:=LEGACY.NORMSINV(RAND())" office:value-type="float" office:value="-0.876681426995789">
            <text:p>-0.876681427</text:p>
          </table:table-cell>
          <table:table-cell table:formula="of:=[.A145]+2*[.B145]+LEGACY.NORMSINV(RAND())*0.5" office:value-type="float" office:value="-3.07587882772156">
            <text:p>-3.0758788277</text:p>
          </table:table-cell>
        </table:table-row>
        <table:table-row table:style-name="ro1">
          <table:table-cell table:formula="of:=LEGACY.NORMSINV(RAND())" office:value-type="float" office:value="-2.06980815976641">
            <text:p>-2.0698081598</text:p>
          </table:table-cell>
          <table:table-cell table:formula="of:=LEGACY.NORMSINV(RAND())" office:value-type="float" office:value="-0.121969959913685">
            <text:p>-0.1219699599</text:p>
          </table:table-cell>
          <table:table-cell table:formula="of:=[.A146]+2*[.B146]+LEGACY.NORMSINV(RAND())*0.5" office:value-type="float" office:value="-2.55132148005331">
            <text:p>-2.5513214801</text:p>
          </table:table-cell>
        </table:table-row>
        <table:table-row table:style-name="ro1">
          <table:table-cell table:formula="of:=LEGACY.NORMSINV(RAND())" office:value-type="float" office:value="-0.398907311802791">
            <text:p>-0.3989073118</text:p>
          </table:table-cell>
          <table:table-cell table:formula="of:=LEGACY.NORMSINV(RAND())" office:value-type="float" office:value="0.226070255047811">
            <text:p>0.226070255</text:p>
          </table:table-cell>
          <table:table-cell table:formula="of:=[.A147]+2*[.B147]+LEGACY.NORMSINV(RAND())*0.5" office:value-type="float" office:value="0.127675614538462">
            <text:p>0.1276756145</text:p>
          </table:table-cell>
        </table:table-row>
        <table:table-row table:style-name="ro1">
          <table:table-cell table:formula="of:=LEGACY.NORMSINV(RAND())" office:value-type="float" office:value="0.70262801381291">
            <text:p>0.7026280138</text:p>
          </table:table-cell>
          <table:table-cell table:formula="of:=LEGACY.NORMSINV(RAND())" office:value-type="float" office:value="0.228692480665917">
            <text:p>0.2286924807</text:p>
          </table:table-cell>
          <table:table-cell table:formula="of:=[.A148]+2*[.B148]+LEGACY.NORMSINV(RAND())*0.5" office:value-type="float" office:value="1.38266619446616">
            <text:p>1.3826661945</text:p>
          </table:table-cell>
        </table:table-row>
        <table:table-row table:style-name="ro1">
          <table:table-cell table:formula="of:=LEGACY.NORMSINV(RAND())" office:value-type="float" office:value="-0.512009509542456">
            <text:p>-0.5120095095</text:p>
          </table:table-cell>
          <table:table-cell table:formula="of:=LEGACY.NORMSINV(RAND())" office:value-type="float" office:value="-1.7412090227659">
            <text:p>-1.7412090228</text:p>
          </table:table-cell>
          <table:table-cell table:formula="of:=[.A149]+2*[.B149]+LEGACY.NORMSINV(RAND())*0.5" office:value-type="float" office:value="-3.73069953780613">
            <text:p>-3.7306995378</text:p>
          </table:table-cell>
        </table:table-row>
        <table:table-row table:style-name="ro1">
          <table:table-cell table:formula="of:=LEGACY.NORMSINV(RAND())" office:value-type="float" office:value="1.04199701021183">
            <text:p>1.0419970102</text:p>
          </table:table-cell>
          <table:table-cell table:formula="of:=LEGACY.NORMSINV(RAND())" office:value-type="float" office:value="0.540600707437341">
            <text:p>0.5406007074</text:p>
          </table:table-cell>
          <table:table-cell table:formula="of:=[.A150]+2*[.B150]+LEGACY.NORMSINV(RAND())*0.5" office:value-type="float" office:value="2.03488275903813">
            <text:p>2.034882759</text:p>
          </table:table-cell>
        </table:table-row>
        <table:table-row table:style-name="ro1">
          <table:table-cell table:formula="of:=LEGACY.NORMSINV(RAND())" office:value-type="float" office:value="-0.708829145846489">
            <text:p>-0.7088291458</text:p>
          </table:table-cell>
          <table:table-cell table:formula="of:=LEGACY.NORMSINV(RAND())" office:value-type="float" office:value="-1.37640186769196">
            <text:p>-1.3764018677</text:p>
          </table:table-cell>
          <table:table-cell table:formula="of:=[.A151]+2*[.B151]+LEGACY.NORMSINV(RAND())*0.5" office:value-type="float" office:value="-3.55635501333479">
            <text:p>-3.5563550133</text:p>
          </table:table-cell>
        </table:table-row>
        <table:table-row table:style-name="ro1">
          <table:table-cell table:formula="of:=LEGACY.NORMSINV(RAND())" office:value-type="float" office:value="-0.446937279747846">
            <text:p>-0.4469372797</text:p>
          </table:table-cell>
          <table:table-cell table:formula="of:=LEGACY.NORMSINV(RAND())" office:value-type="float" office:value="-1.32709855258507">
            <text:p>-1.3270985526</text:p>
          </table:table-cell>
          <table:table-cell table:formula="of:=[.A152]+2*[.B152]+LEGACY.NORMSINV(RAND())*0.5" office:value-type="float" office:value="-2.32150750045856">
            <text:p>-2.3215075005</text:p>
          </table:table-cell>
        </table:table-row>
        <table:table-row table:style-name="ro1">
          <table:table-cell table:formula="of:=LEGACY.NORMSINV(RAND())" office:value-type="float" office:value="0.120177432367489">
            <text:p>0.1201774324</text:p>
          </table:table-cell>
          <table:table-cell table:formula="of:=LEGACY.NORMSINV(RAND())" office:value-type="float" office:value="-0.479626504281512">
            <text:p>-0.4796265043</text:p>
          </table:table-cell>
          <table:table-cell table:formula="of:=[.A153]+2*[.B153]+LEGACY.NORMSINV(RAND())*0.5" office:value-type="float" office:value="-0.714062566403363">
            <text:p>-0.7140625664</text:p>
          </table:table-cell>
        </table:table-row>
        <table:table-row table:style-name="ro1">
          <table:table-cell table:formula="of:=LEGACY.NORMSINV(RAND())" office:value-type="float" office:value="-0.208330776762529">
            <text:p>-0.2083307768</text:p>
          </table:table-cell>
          <table:table-cell table:formula="of:=LEGACY.NORMSINV(RAND())" office:value-type="float" office:value="-2.03610855951309">
            <text:p>-2.0361085595</text:p>
          </table:table-cell>
          <table:table-cell table:formula="of:=[.A154]+2*[.B154]+LEGACY.NORMSINV(RAND())*0.5" office:value-type="float" office:value="-4.56797270877172">
            <text:p>-4.5679727088</text:p>
          </table:table-cell>
        </table:table-row>
        <table:table-row table:style-name="ro1">
          <table:table-cell table:formula="of:=LEGACY.NORMSINV(RAND())" office:value-type="float" office:value="0.273629189266977">
            <text:p>0.2736291893</text:p>
          </table:table-cell>
          <table:table-cell table:formula="of:=LEGACY.NORMSINV(RAND())" office:value-type="float" office:value="0.317983076442825">
            <text:p>0.3179830764</text:p>
          </table:table-cell>
          <table:table-cell table:formula="of:=[.A155]+2*[.B155]+LEGACY.NORMSINV(RAND())*0.5" office:value-type="float" office:value="0.915213225353835">
            <text:p>0.9152132254</text:p>
          </table:table-cell>
        </table:table-row>
        <table:table-row table:style-name="ro1">
          <table:table-cell table:formula="of:=LEGACY.NORMSINV(RAND())" office:value-type="float" office:value="-1.56087516056034">
            <text:p>-1.5608751606</text:p>
          </table:table-cell>
          <table:table-cell table:formula="of:=LEGACY.NORMSINV(RAND())" office:value-type="float" office:value="0.698840104496205">
            <text:p>0.6988401045</text:p>
          </table:table-cell>
          <table:table-cell table:formula="of:=[.A156]+2*[.B156]+LEGACY.NORMSINV(RAND())*0.5" office:value-type="float" office:value="-0.133451960993414">
            <text:p>-0.133451961</text:p>
          </table:table-cell>
        </table:table-row>
        <table:table-row table:style-name="ro1">
          <table:table-cell table:formula="of:=LEGACY.NORMSINV(RAND())" office:value-type="float" office:value="0.381821771561356">
            <text:p>0.3818217716</text:p>
          </table:table-cell>
          <table:table-cell table:formula="of:=LEGACY.NORMSINV(RAND())" office:value-type="float" office:value="-1.43942416773727">
            <text:p>-1.4394241677</text:p>
          </table:table-cell>
          <table:table-cell table:formula="of:=[.A157]+2*[.B157]+LEGACY.NORMSINV(RAND())*0.5" office:value-type="float" office:value="-1.93689720645964">
            <text:p>-1.9368972065</text:p>
          </table:table-cell>
        </table:table-row>
        <table:table-row table:style-name="ro1">
          <table:table-cell table:formula="of:=LEGACY.NORMSINV(RAND())" office:value-type="float" office:value="-0.709041874112376">
            <text:p>-0.7090418741</text:p>
          </table:table-cell>
          <table:table-cell table:formula="of:=LEGACY.NORMSINV(RAND())" office:value-type="float" office:value="0.342979172658847">
            <text:p>0.3429791727</text:p>
          </table:table-cell>
          <table:table-cell table:formula="of:=[.A158]+2*[.B158]+LEGACY.NORMSINV(RAND())*0.5" office:value-type="float" office:value="0.139608031143019">
            <text:p>0.1396080311</text:p>
          </table:table-cell>
        </table:table-row>
        <table:table-row table:style-name="ro1">
          <table:table-cell table:formula="of:=LEGACY.NORMSINV(RAND())" office:value-type="float" office:value="-0.582922552202235">
            <text:p>-0.5829225522</text:p>
          </table:table-cell>
          <table:table-cell table:formula="of:=LEGACY.NORMSINV(RAND())" office:value-type="float" office:value="-0.506810831241114">
            <text:p>-0.5068108312</text:p>
          </table:table-cell>
          <table:table-cell table:formula="of:=[.A159]+2*[.B159]+LEGACY.NORMSINV(RAND())*0.5" office:value-type="float" office:value="-0.851587072700378">
            <text:p>-0.8515870727</text:p>
          </table:table-cell>
        </table:table-row>
        <table:table-row table:style-name="ro1">
          <table:table-cell table:formula="of:=LEGACY.NORMSINV(RAND())" office:value-type="float" office:value="2.1857023056567">
            <text:p>2.1857023057</text:p>
          </table:table-cell>
          <table:table-cell table:formula="of:=LEGACY.NORMSINV(RAND())" office:value-type="float" office:value="-2.44686161012819">
            <text:p>-2.4468616101</text:p>
          </table:table-cell>
          <table:table-cell table:formula="of:=[.A160]+2*[.B160]+LEGACY.NORMSINV(RAND())*0.5" office:value-type="float" office:value="-2.31654877982167">
            <text:p>-2.3165487798</text:p>
          </table:table-cell>
        </table:table-row>
        <table:table-row table:style-name="ro1">
          <table:table-cell table:formula="of:=LEGACY.NORMSINV(RAND())" office:value-type="float" office:value="-1.47631310041312">
            <text:p>-1.4763131004</text:p>
          </table:table-cell>
          <table:table-cell table:formula="of:=LEGACY.NORMSINV(RAND())" office:value-type="float" office:value="-0.158314989138962">
            <text:p>-0.1583149891</text:p>
          </table:table-cell>
          <table:table-cell table:formula="of:=[.A161]+2*[.B161]+LEGACY.NORMSINV(RAND())*0.5" office:value-type="float" office:value="-2.79634445723758">
            <text:p>-2.7963444572</text:p>
          </table:table-cell>
        </table:table-row>
        <table:table-row table:style-name="ro1">
          <table:table-cell table:formula="of:=LEGACY.NORMSINV(RAND())" office:value-type="float" office:value="-0.985586749306628">
            <text:p>-0.9855867493</text:p>
          </table:table-cell>
          <table:table-cell table:formula="of:=LEGACY.NORMSINV(RAND())" office:value-type="float" office:value="1.08924293983135">
            <text:p>1.0892429398</text:p>
          </table:table-cell>
          <table:table-cell table:formula="of:=[.A162]+2*[.B162]+LEGACY.NORMSINV(RAND())*0.5" office:value-type="float" office:value="1.00003033183375">
            <text:p>1.0000303318</text:p>
          </table:table-cell>
        </table:table-row>
        <table:table-row table:style-name="ro1">
          <table:table-cell table:formula="of:=LEGACY.NORMSINV(RAND())" office:value-type="float" office:value="-0.0553885212746421">
            <text:p>-0.0553885213</text:p>
          </table:table-cell>
          <table:table-cell table:formula="of:=LEGACY.NORMSINV(RAND())" office:value-type="float" office:value="0.850615282953929">
            <text:p>0.850615283</text:p>
          </table:table-cell>
          <table:table-cell table:formula="of:=[.A163]+2*[.B163]+LEGACY.NORMSINV(RAND())*0.5" office:value-type="float" office:value="2.28004703624238">
            <text:p>2.2800470362</text:p>
          </table:table-cell>
        </table:table-row>
        <table:table-row table:style-name="ro1">
          <table:table-cell table:formula="of:=LEGACY.NORMSINV(RAND())" office:value-type="float" office:value="-0.00304756848715914">
            <text:p>-0.0030475685</text:p>
          </table:table-cell>
          <table:table-cell table:formula="of:=LEGACY.NORMSINV(RAND())" office:value-type="float" office:value="-0.250178026779363">
            <text:p>-0.2501780268</text:p>
          </table:table-cell>
          <table:table-cell table:formula="of:=[.A164]+2*[.B164]+LEGACY.NORMSINV(RAND())*0.5" office:value-type="float" office:value="-0.744042486054462">
            <text:p>-0.7440424861</text:p>
          </table:table-cell>
        </table:table-row>
        <table:table-row table:style-name="ro1">
          <table:table-cell table:formula="of:=LEGACY.NORMSINV(RAND())" office:value-type="float" office:value="-1.1574939205412">
            <text:p>-1.1574939205</text:p>
          </table:table-cell>
          <table:table-cell table:formula="of:=LEGACY.NORMSINV(RAND())" office:value-type="float" office:value="0.478692612600587">
            <text:p>0.4786926126</text:p>
          </table:table-cell>
          <table:table-cell table:formula="of:=[.A165]+2*[.B165]+LEGACY.NORMSINV(RAND())*0.5" office:value-type="float" office:value="0.51257595901404">
            <text:p>0.512575959</text:p>
          </table:table-cell>
        </table:table-row>
        <table:table-row table:style-name="ro1">
          <table:table-cell table:formula="of:=LEGACY.NORMSINV(RAND())" office:value-type="float" office:value="1.18105382993639">
            <text:p>1.1810538299</text:p>
          </table:table-cell>
          <table:table-cell table:formula="of:=LEGACY.NORMSINV(RAND())" office:value-type="float" office:value="-0.883794170394562">
            <text:p>-0.8837941704</text:p>
          </table:table-cell>
          <table:table-cell table:formula="of:=[.A166]+2*[.B166]+LEGACY.NORMSINV(RAND())*0.5" office:value-type="float" office:value="0.464785401713861">
            <text:p>0.4647854017</text:p>
          </table:table-cell>
        </table:table-row>
        <table:table-row table:style-name="ro1">
          <table:table-cell table:formula="of:=LEGACY.NORMSINV(RAND())" office:value-type="float" office:value="1.70846034378183">
            <text:p>1.7084603438</text:p>
          </table:table-cell>
          <table:table-cell table:formula="of:=LEGACY.NORMSINV(RAND())" office:value-type="float" office:value="0.559592096187829">
            <text:p>0.5595920962</text:p>
          </table:table-cell>
          <table:table-cell table:formula="of:=[.A167]+2*[.B167]+LEGACY.NORMSINV(RAND())*0.5" office:value-type="float" office:value="2.99483585810854">
            <text:p>2.9948358581</text:p>
          </table:table-cell>
        </table:table-row>
        <table:table-row table:style-name="ro1">
          <table:table-cell table:formula="of:=LEGACY.NORMSINV(RAND())" office:value-type="float" office:value="0.228618959433331">
            <text:p>0.2286189594</text:p>
          </table:table-cell>
          <table:table-cell table:formula="of:=LEGACY.NORMSINV(RAND())" office:value-type="float" office:value="0.203990111884988">
            <text:p>0.2039901119</text:p>
          </table:table-cell>
          <table:table-cell table:formula="of:=[.A168]+2*[.B168]+LEGACY.NORMSINV(RAND())*0.5" office:value-type="float" office:value="1.20004022205822">
            <text:p>1.2000402221</text:p>
          </table:table-cell>
        </table:table-row>
        <table:table-row table:style-name="ro1">
          <table:table-cell table:formula="of:=LEGACY.NORMSINV(RAND())" office:value-type="float" office:value="1.26219804908295">
            <text:p>1.2621980491</text:p>
          </table:table-cell>
          <table:table-cell table:formula="of:=LEGACY.NORMSINV(RAND())" office:value-type="float" office:value="-0.812076660567896">
            <text:p>-0.8120766606</text:p>
          </table:table-cell>
          <table:table-cell table:formula="of:=[.A169]+2*[.B169]+LEGACY.NORMSINV(RAND())*0.5" office:value-type="float" office:value="-0.880007840264153">
            <text:p>-0.8800078403</text:p>
          </table:table-cell>
        </table:table-row>
        <table:table-row table:style-name="ro1">
          <table:table-cell table:formula="of:=LEGACY.NORMSINV(RAND())" office:value-type="float" office:value="1.30331595962786">
            <text:p>1.3033159596</text:p>
          </table:table-cell>
          <table:table-cell table:formula="of:=LEGACY.NORMSINV(RAND())" office:value-type="float" office:value="-1.07919486077176">
            <text:p>-1.0791948608</text:p>
          </table:table-cell>
          <table:table-cell table:formula="of:=[.A170]+2*[.B170]+LEGACY.NORMSINV(RAND())*0.5" office:value-type="float" office:value="-1.40509260175703">
            <text:p>-1.4050926018</text:p>
          </table:table-cell>
        </table:table-row>
        <table:table-row table:style-name="ro1">
          <table:table-cell table:formula="of:=LEGACY.NORMSINV(RAND())" office:value-type="float" office:value="-0.410087606553922">
            <text:p>-0.4100876066</text:p>
          </table:table-cell>
          <table:table-cell table:formula="of:=LEGACY.NORMSINV(RAND())" office:value-type="float" office:value="1.42846184502599">
            <text:p>1.428461845</text:p>
          </table:table-cell>
          <table:table-cell table:formula="of:=[.A171]+2*[.B171]+LEGACY.NORMSINV(RAND())*0.5" office:value-type="float" office:value="2.03592275851955">
            <text:p>2.0359227585</text:p>
          </table:table-cell>
        </table:table-row>
        <table:table-row table:style-name="ro1">
          <table:table-cell table:formula="of:=LEGACY.NORMSINV(RAND())" office:value-type="float" office:value="-0.831493469521354">
            <text:p>-0.8314934695</text:p>
          </table:table-cell>
          <table:table-cell table:formula="of:=LEGACY.NORMSINV(RAND())" office:value-type="float" office:value="1.60547959570452">
            <text:p>1.6054795957</text:p>
          </table:table-cell>
          <table:table-cell table:formula="of:=[.A172]+2*[.B172]+LEGACY.NORMSINV(RAND())*0.5" office:value-type="float" office:value="2.21056412762965">
            <text:p>2.2105641276</text:p>
          </table:table-cell>
        </table:table-row>
        <table:table-row table:style-name="ro1">
          <table:table-cell table:formula="of:=LEGACY.NORMSINV(RAND())" office:value-type="float" office:value="-2.55196200791637">
            <text:p>-2.5519620079</text:p>
          </table:table-cell>
          <table:table-cell table:formula="of:=LEGACY.NORMSINV(RAND())" office:value-type="float" office:value="-0.536949184715197">
            <text:p>-0.5369491847</text:p>
          </table:table-cell>
          <table:table-cell table:formula="of:=[.A173]+2*[.B173]+LEGACY.NORMSINV(RAND())*0.5" office:value-type="float" office:value="-3.11684101431482">
            <text:p>-3.1168410143</text:p>
          </table:table-cell>
        </table:table-row>
        <table:table-row table:style-name="ro1">
          <table:table-cell table:formula="of:=LEGACY.NORMSINV(RAND())" office:value-type="float" office:value="-0.236349477168123">
            <text:p>-0.2363494772</text:p>
          </table:table-cell>
          <table:table-cell table:formula="of:=LEGACY.NORMSINV(RAND())" office:value-type="float" office:value="-0.865706495749632">
            <text:p>-0.8657064957</text:p>
          </table:table-cell>
          <table:table-cell table:formula="of:=[.A174]+2*[.B174]+LEGACY.NORMSINV(RAND())*0.5" office:value-type="float" office:value="-2.16793061234794">
            <text:p>-2.1679306123</text:p>
          </table:table-cell>
        </table:table-row>
        <table:table-row table:style-name="ro1">
          <table:table-cell table:formula="of:=LEGACY.NORMSINV(RAND())" office:value-type="float" office:value="-1.33766956945904">
            <text:p>-1.3376695695</text:p>
          </table:table-cell>
          <table:table-cell table:formula="of:=LEGACY.NORMSINV(RAND())" office:value-type="float" office:value="0.0212706730397276">
            <text:p>0.021270673</text:p>
          </table:table-cell>
          <table:table-cell table:formula="of:=[.A175]+2*[.B175]+LEGACY.NORMSINV(RAND())*0.5" office:value-type="float" office:value="-1.33529028919565">
            <text:p>-1.3352902892</text:p>
          </table:table-cell>
        </table:table-row>
        <table:table-row table:style-name="ro1">
          <table:table-cell table:formula="of:=LEGACY.NORMSINV(RAND())" office:value-type="float" office:value="-0.586095248893886">
            <text:p>-0.5860952489</text:p>
          </table:table-cell>
          <table:table-cell table:formula="of:=LEGACY.NORMSINV(RAND())" office:value-type="float" office:value="-0.172658600557079">
            <text:p>-0.1726586006</text:p>
          </table:table-cell>
          <table:table-cell table:formula="of:=[.A176]+2*[.B176]+LEGACY.NORMSINV(RAND())*0.5" office:value-type="float" office:value="-1.12515431589399">
            <text:p>-1.1251543159</text:p>
          </table:table-cell>
        </table:table-row>
        <table:table-row table:style-name="ro1">
          <table:table-cell table:formula="of:=LEGACY.NORMSINV(RAND())" office:value-type="float" office:value="2.36672652048493">
            <text:p>2.3667265205</text:p>
          </table:table-cell>
          <table:table-cell table:formula="of:=LEGACY.NORMSINV(RAND())" office:value-type="float" office:value="-0.21800845840418">
            <text:p>-0.2180084584</text:p>
          </table:table-cell>
          <table:table-cell table:formula="of:=[.A177]+2*[.B177]+LEGACY.NORMSINV(RAND())*0.5" office:value-type="float" office:value="1.67627732714494">
            <text:p>1.6762773271</text:p>
          </table:table-cell>
        </table:table-row>
        <table:table-row table:style-name="ro1">
          <table:table-cell table:formula="of:=LEGACY.NORMSINV(RAND())" office:value-type="float" office:value="0.181076647267881">
            <text:p>0.1810766473</text:p>
          </table:table-cell>
          <table:table-cell table:formula="of:=LEGACY.NORMSINV(RAND())" office:value-type="float" office:value="-1.6989336416791">
            <text:p>-1.6989336417</text:p>
          </table:table-cell>
          <table:table-cell table:formula="of:=[.A178]+2*[.B178]+LEGACY.NORMSINV(RAND())*0.5" office:value-type="float" office:value="-2.5876885392312">
            <text:p>-2.5876885392</text:p>
          </table:table-cell>
        </table:table-row>
        <table:table-row table:style-name="ro1">
          <table:table-cell table:formula="of:=LEGACY.NORMSINV(RAND())" office:value-type="float" office:value="0.772936826317547">
            <text:p>0.7729368263</text:p>
          </table:table-cell>
          <table:table-cell table:formula="of:=LEGACY.NORMSINV(RAND())" office:value-type="float" office:value="1.37072514121979">
            <text:p>1.3707251412</text:p>
          </table:table-cell>
          <table:table-cell table:formula="of:=[.A179]+2*[.B179]+LEGACY.NORMSINV(RAND())*0.5" office:value-type="float" office:value="3.92177955570615">
            <text:p>3.9217795557</text:p>
          </table:table-cell>
        </table:table-row>
        <table:table-row table:style-name="ro1">
          <table:table-cell table:formula="of:=LEGACY.NORMSINV(RAND())" office:value-type="float" office:value="1.40824377301135">
            <text:p>1.408243773</text:p>
          </table:table-cell>
          <table:table-cell table:formula="of:=LEGACY.NORMSINV(RAND())" office:value-type="float" office:value="-1.51531582832158">
            <text:p>-1.5153158283</text:p>
          </table:table-cell>
          <table:table-cell table:formula="of:=[.A180]+2*[.B180]+LEGACY.NORMSINV(RAND())*0.5" office:value-type="float" office:value="-1.36568131931932">
            <text:p>-1.3656813193</text:p>
          </table:table-cell>
        </table:table-row>
        <table:table-row table:style-name="ro1">
          <table:table-cell table:formula="of:=LEGACY.NORMSINV(RAND())" office:value-type="float" office:value="1.010579215212">
            <text:p>1.0105792152</text:p>
          </table:table-cell>
          <table:table-cell table:formula="of:=LEGACY.NORMSINV(RAND())" office:value-type="float" office:value="-0.839822088384724">
            <text:p>-0.8398220884</text:p>
          </table:table-cell>
          <table:table-cell table:formula="of:=[.A181]+2*[.B181]+LEGACY.NORMSINV(RAND())*0.5" office:value-type="float" office:value="-1.56212653894628">
            <text:p>-1.5621265389</text:p>
          </table:table-cell>
        </table:table-row>
        <table:table-row table:style-name="ro1">
          <table:table-cell table:formula="of:=LEGACY.NORMSINV(RAND())" office:value-type="float" office:value="0.805370052511675">
            <text:p>0.8053700525</text:p>
          </table:table-cell>
          <table:table-cell table:formula="of:=LEGACY.NORMSINV(RAND())" office:value-type="float" office:value="-0.237609849164259">
            <text:p>-0.2376098492</text:p>
          </table:table-cell>
          <table:table-cell table:formula="of:=[.A182]+2*[.B182]+LEGACY.NORMSINV(RAND())*0.5" office:value-type="float" office:value="-0.0231825063228617">
            <text:p>-0.0231825063</text:p>
          </table:table-cell>
        </table:table-row>
        <table:table-row table:style-name="ro1">
          <table:table-cell table:formula="of:=LEGACY.NORMSINV(RAND())" office:value-type="float" office:value="-1.36996910101984">
            <text:p>-1.369969101</text:p>
          </table:table-cell>
          <table:table-cell table:formula="of:=LEGACY.NORMSINV(RAND())" office:value-type="float" office:value="0.751578159865046">
            <text:p>0.7515781599</text:p>
          </table:table-cell>
          <table:table-cell table:formula="of:=[.A183]+2*[.B183]+LEGACY.NORMSINV(RAND())*0.5" office:value-type="float" office:value="-0.211580757514072">
            <text:p>-0.2115807575</text:p>
          </table:table-cell>
        </table:table-row>
        <table:table-row table:style-name="ro1">
          <table:table-cell table:formula="of:=LEGACY.NORMSINV(RAND())" office:value-type="float" office:value="-0.58678563586941">
            <text:p>-0.5867856359</text:p>
          </table:table-cell>
          <table:table-cell table:formula="of:=LEGACY.NORMSINV(RAND())" office:value-type="float" office:value="0.304214689851929">
            <text:p>0.3042146899</text:p>
          </table:table-cell>
          <table:table-cell table:formula="of:=[.A184]+2*[.B184]+LEGACY.NORMSINV(RAND())*0.5" office:value-type="float" office:value="0.216768233712055">
            <text:p>0.2167682337</text:p>
          </table:table-cell>
        </table:table-row>
        <table:table-row table:style-name="ro1">
          <table:table-cell table:formula="of:=LEGACY.NORMSINV(RAND())" office:value-type="float" office:value="0.79660227977294">
            <text:p>0.7966022798</text:p>
          </table:table-cell>
          <table:table-cell table:formula="of:=LEGACY.NORMSINV(RAND())" office:value-type="float" office:value="1.79876735209429">
            <text:p>1.7987673521</text:p>
          </table:table-cell>
          <table:table-cell table:formula="of:=[.A185]+2*[.B185]+LEGACY.NORMSINV(RAND())*0.5" office:value-type="float" office:value="4.71940326812396">
            <text:p>4.7194032681</text:p>
          </table:table-cell>
        </table:table-row>
        <table:table-row table:style-name="ro1">
          <table:table-cell table:formula="of:=LEGACY.NORMSINV(RAND())" office:value-type="float" office:value="-0.776866167179678">
            <text:p>-0.7768661672</text:p>
          </table:table-cell>
          <table:table-cell table:formula="of:=LEGACY.NORMSINV(RAND())" office:value-type="float" office:value="-0.171381275262625">
            <text:p>-0.1713812753</text:p>
          </table:table-cell>
          <table:table-cell table:formula="of:=[.A186]+2*[.B186]+LEGACY.NORMSINV(RAND())*0.5" office:value-type="float" office:value="-2.13410443369376">
            <text:p>-2.1341044337</text:p>
          </table:table-cell>
        </table:table-row>
        <table:table-row table:style-name="ro1">
          <table:table-cell table:formula="of:=LEGACY.NORMSINV(RAND())" office:value-type="float" office:value="0.338031108567945">
            <text:p>0.3380311086</text:p>
          </table:table-cell>
          <table:table-cell table:formula="of:=LEGACY.NORMSINV(RAND())" office:value-type="float" office:value="0.776120405196012">
            <text:p>0.7761204052</text:p>
          </table:table-cell>
          <table:table-cell table:formula="of:=[.A187]+2*[.B187]+LEGACY.NORMSINV(RAND())*0.5" office:value-type="float" office:value="0.765807697665601">
            <text:p>0.7658076977</text:p>
          </table:table-cell>
        </table:table-row>
        <table:table-row table:style-name="ro1">
          <table:table-cell table:formula="of:=LEGACY.NORMSINV(RAND())" office:value-type="float" office:value="0.459314888738398">
            <text:p>0.4593148887</text:p>
          </table:table-cell>
          <table:table-cell table:formula="of:=LEGACY.NORMSINV(RAND())" office:value-type="float" office:value="-1.36209067118632">
            <text:p>-1.3620906712</text:p>
          </table:table-cell>
          <table:table-cell table:formula="of:=[.A188]+2*[.B188]+LEGACY.NORMSINV(RAND())*0.5" office:value-type="float" office:value="-2.15866349151223">
            <text:p>-2.1586634915</text:p>
          </table:table-cell>
        </table:table-row>
        <table:table-row table:style-name="ro1">
          <table:table-cell table:formula="of:=LEGACY.NORMSINV(RAND())" office:value-type="float" office:value="0.232089227156902">
            <text:p>0.2320892272</text:p>
          </table:table-cell>
          <table:table-cell table:formula="of:=LEGACY.NORMSINV(RAND())" office:value-type="float" office:value="2.10664172955426">
            <text:p>2.1066417296</text:p>
          </table:table-cell>
          <table:table-cell table:formula="of:=[.A189]+2*[.B189]+LEGACY.NORMSINV(RAND())*0.5" office:value-type="float" office:value="4.27191165197478">
            <text:p>4.271911652</text:p>
          </table:table-cell>
        </table:table-row>
        <table:table-row table:style-name="ro1">
          <table:table-cell table:formula="of:=LEGACY.NORMSINV(RAND())" office:value-type="float" office:value="0.403233755877803">
            <text:p>0.4032337559</text:p>
          </table:table-cell>
          <table:table-cell table:formula="of:=LEGACY.NORMSINV(RAND())" office:value-type="float" office:value="0.754841490072312">
            <text:p>0.7548414901</text:p>
          </table:table-cell>
          <table:table-cell table:formula="of:=[.A190]+2*[.B190]+LEGACY.NORMSINV(RAND())*0.5" office:value-type="float" office:value="1.62858973404536">
            <text:p>1.628589734</text:p>
          </table:table-cell>
        </table:table-row>
        <table:table-row table:style-name="ro1">
          <table:table-cell table:formula="of:=LEGACY.NORMSINV(RAND())" office:value-type="float" office:value="1.06745123639012">
            <text:p>1.0674512364</text:p>
          </table:table-cell>
          <table:table-cell table:formula="of:=LEGACY.NORMSINV(RAND())" office:value-type="float" office:value="-0.072764475853118">
            <text:p>-0.0727644759</text:p>
          </table:table-cell>
          <table:table-cell table:formula="of:=[.A191]+2*[.B191]+LEGACY.NORMSINV(RAND())*0.5" office:value-type="float" office:value="0.355611373129756">
            <text:p>0.3556113731</text:p>
          </table:table-cell>
        </table:table-row>
        <table:table-row table:style-name="ro1">
          <table:table-cell table:formula="of:=LEGACY.NORMSINV(RAND())" office:value-type="float" office:value="-0.63348711993223">
            <text:p>-0.6334871199</text:p>
          </table:table-cell>
          <table:table-cell table:formula="of:=LEGACY.NORMSINV(RAND())" office:value-type="float" office:value="0.0201457064212961">
            <text:p>0.0201457064</text:p>
          </table:table-cell>
          <table:table-cell table:formula="of:=[.A192]+2*[.B192]+LEGACY.NORMSINV(RAND())*0.5" office:value-type="float" office:value="0.103944293178292">
            <text:p>0.1039442932</text:p>
          </table:table-cell>
        </table:table-row>
        <table:table-row table:style-name="ro1">
          <table:table-cell table:formula="of:=LEGACY.NORMSINV(RAND())" office:value-type="float" office:value="-1.7859286721837">
            <text:p>-1.7859286722</text:p>
          </table:table-cell>
          <table:table-cell table:formula="of:=LEGACY.NORMSINV(RAND())" office:value-type="float" office:value="0.667969749529432">
            <text:p>0.6679697495</text:p>
          </table:table-cell>
          <table:table-cell table:formula="of:=[.A193]+2*[.B193]+LEGACY.NORMSINV(RAND())*0.5" office:value-type="float" office:value="-1.78770117035191">
            <text:p>-1.7877011704</text:p>
          </table:table-cell>
        </table:table-row>
        <table:table-row table:style-name="ro1">
          <table:table-cell table:formula="of:=LEGACY.NORMSINV(RAND())" office:value-type="float" office:value="0.403128730126791">
            <text:p>0.4031287301</text:p>
          </table:table-cell>
          <table:table-cell table:formula="of:=LEGACY.NORMSINV(RAND())" office:value-type="float" office:value="2.46590268655528">
            <text:p>2.4659026866</text:p>
          </table:table-cell>
          <table:table-cell table:formula="of:=[.A194]+2*[.B194]+LEGACY.NORMSINV(RAND())*0.5" office:value-type="float" office:value="5.04707906589846">
            <text:p>5.0470790659</text:p>
          </table:table-cell>
        </table:table-row>
        <table:table-row table:style-name="ro1">
          <table:table-cell table:formula="of:=LEGACY.NORMSINV(RAND())" office:value-type="float" office:value="0.30691376035448">
            <text:p>0.3069137604</text:p>
          </table:table-cell>
          <table:table-cell table:formula="of:=LEGACY.NORMSINV(RAND())" office:value-type="float" office:value="0.371830179318199">
            <text:p>0.3718301793</text:p>
          </table:table-cell>
          <table:table-cell table:formula="of:=[.A195]+2*[.B195]+LEGACY.NORMSINV(RAND())*0.5" office:value-type="float" office:value="0.311053159297438">
            <text:p>0.3110531593</text:p>
          </table:table-cell>
        </table:table-row>
        <table:table-row table:style-name="ro1">
          <table:table-cell table:formula="of:=LEGACY.NORMSINV(RAND())" office:value-type="float" office:value="-1.62101248030778">
            <text:p>-1.6210124803</text:p>
          </table:table-cell>
          <table:table-cell table:formula="of:=LEGACY.NORMSINV(RAND())" office:value-type="float" office:value="-0.286320790036408">
            <text:p>-0.28632079</text:p>
          </table:table-cell>
          <table:table-cell table:formula="of:=[.A196]+2*[.B196]+LEGACY.NORMSINV(RAND())*0.5" office:value-type="float" office:value="-2.47300379215455">
            <text:p>-2.4730037922</text:p>
          </table:table-cell>
        </table:table-row>
        <table:table-row table:style-name="ro1">
          <table:table-cell table:formula="of:=LEGACY.NORMSINV(RAND())" office:value-type="float" office:value="0.968764035585408">
            <text:p>0.9687640356</text:p>
          </table:table-cell>
          <table:table-cell table:formula="of:=LEGACY.NORMSINV(RAND())" office:value-type="float" office:value="-0.231282071967669">
            <text:p>-0.231282072</text:p>
          </table:table-cell>
          <table:table-cell table:formula="of:=[.A197]+2*[.B197]+LEGACY.NORMSINV(RAND())*0.5" office:value-type="float" office:value="1.21046707422966">
            <text:p>1.2104670742</text:p>
          </table:table-cell>
        </table:table-row>
        <table:table-row table:style-name="ro1">
          <table:table-cell table:formula="of:=LEGACY.NORMSINV(RAND())" office:value-type="float" office:value="1.40677653587064">
            <text:p>1.4067765359</text:p>
          </table:table-cell>
          <table:table-cell table:formula="of:=LEGACY.NORMSINV(RAND())" office:value-type="float" office:value="-0.199831042271183">
            <text:p>-0.1998310423</text:p>
          </table:table-cell>
          <table:table-cell table:formula="of:=[.A198]+2*[.B198]+LEGACY.NORMSINV(RAND())*0.5" office:value-type="float" office:value="1.13056746212996">
            <text:p>1.1305674621</text:p>
          </table:table-cell>
        </table:table-row>
        <table:table-row table:style-name="ro1">
          <table:table-cell table:formula="of:=LEGACY.NORMSINV(RAND())" office:value-type="float" office:value="1.29696767544695">
            <text:p>1.2969676754</text:p>
          </table:table-cell>
          <table:table-cell table:formula="of:=LEGACY.NORMSINV(RAND())" office:value-type="float" office:value="-2.58202108469227">
            <text:p>-2.5820210847</text:p>
          </table:table-cell>
          <table:table-cell table:formula="of:=[.A199]+2*[.B199]+LEGACY.NORMSINV(RAND())*0.5" office:value-type="float" office:value="-4.30735974243576">
            <text:p>-4.3073597424</text:p>
          </table:table-cell>
        </table:table-row>
        <table:table-row table:style-name="ro1">
          <table:table-cell table:formula="of:=LEGACY.NORMSINV(RAND())" office:value-type="float" office:value="0.460738255522409">
            <text:p>0.4607382555</text:p>
          </table:table-cell>
          <table:table-cell table:formula="of:=LEGACY.NORMSINV(RAND())" office:value-type="float" office:value="-0.33387720017181">
            <text:p>-0.3338772002</text:p>
          </table:table-cell>
          <table:table-cell table:formula="of:=[.A200]+2*[.B200]+LEGACY.NORMSINV(RAND())*0.5" office:value-type="float" office:value="0.302459664261487">
            <text:p>0.3024596643</text:p>
          </table:table-cell>
        </table:table-row>
        <table:table-row table:style-name="ro1">
          <table:table-cell table:formula="of:=LEGACY.NORMSINV(RAND())" office:value-type="float" office:value="-1.04287295677771">
            <text:p>-1.0428729568</text:p>
          </table:table-cell>
          <table:table-cell table:formula="of:=LEGACY.NORMSINV(RAND())" office:value-type="float" office:value="0.396228041073543">
            <text:p>0.3962280411</text:p>
          </table:table-cell>
          <table:table-cell table:formula="of:=[.A201]+2*[.B201]+LEGACY.NORMSINV(RAND())*0.5" office:value-type="float" office:value="0.0161116723798073">
            <text:p>0.0161116724</text:p>
          </table:table-cell>
        </table:table-row>
        <table:table-row table:style-name="ro1">
          <table:table-cell table:formula="of:=LEGACY.NORMSINV(RAND())" office:value-type="float" office:value="0.403038362720345">
            <text:p>0.4030383627</text:p>
          </table:table-cell>
          <table:table-cell table:formula="of:=LEGACY.NORMSINV(RAND())" office:value-type="float" office:value="0.781406062425027">
            <text:p>0.7814060624</text:p>
          </table:table-cell>
          <table:table-cell table:formula="of:=[.A202]+2*[.B202]+LEGACY.NORMSINV(RAND())*0.5" office:value-type="float" office:value="2.87975416372323">
            <text:p>2.8797541637</text:p>
          </table:table-cell>
        </table:table-row>
        <table:table-row table:style-name="ro1">
          <table:table-cell table:formula="of:=LEGACY.NORMSINV(RAND())" office:value-type="float" office:value="-0.241810381192928">
            <text:p>-0.2418103812</text:p>
          </table:table-cell>
          <table:table-cell table:formula="of:=LEGACY.NORMSINV(RAND())" office:value-type="float" office:value="0.527571505535137">
            <text:p>0.5275715055</text:p>
          </table:table-cell>
          <table:table-cell table:formula="of:=[.A203]+2*[.B203]+LEGACY.NORMSINV(RAND())*0.5" office:value-type="float" office:value="-0.546562376520662">
            <text:p>-0.5465623765</text:p>
          </table:table-cell>
        </table:table-row>
        <table:table-row table:style-name="ro1">
          <table:table-cell table:formula="of:=LEGACY.NORMSINV(RAND())" office:value-type="float" office:value="-0.259486043904438">
            <text:p>-0.2594860439</text:p>
          </table:table-cell>
          <table:table-cell table:formula="of:=LEGACY.NORMSINV(RAND())" office:value-type="float" office:value="0.538353106531331">
            <text:p>0.5383531065</text:p>
          </table:table-cell>
          <table:table-cell table:formula="of:=[.A204]+2*[.B204]+LEGACY.NORMSINV(RAND())*0.5" office:value-type="float" office:value="1.02323260948781">
            <text:p>1.0232326095</text:p>
          </table:table-cell>
        </table:table-row>
        <table:table-row table:style-name="ro1">
          <table:table-cell table:formula="of:=LEGACY.NORMSINV(RAND())" office:value-type="float" office:value="-1.72105438044772">
            <text:p>-1.7210543804</text:p>
          </table:table-cell>
          <table:table-cell table:formula="of:=LEGACY.NORMSINV(RAND())" office:value-type="float" office:value="2.2334068084775">
            <text:p>2.2334068085</text:p>
          </table:table-cell>
          <table:table-cell table:formula="of:=[.A205]+2*[.B205]+LEGACY.NORMSINV(RAND())*0.5" office:value-type="float" office:value="2.45490999849858">
            <text:p>2.4549099985</text:p>
          </table:table-cell>
        </table:table-row>
        <table:table-row table:style-name="ro1">
          <table:table-cell table:formula="of:=LEGACY.NORMSINV(RAND())" office:value-type="float" office:value="-0.17653533326468">
            <text:p>-0.1765353333</text:p>
          </table:table-cell>
          <table:table-cell table:formula="of:=LEGACY.NORMSINV(RAND())" office:value-type="float" office:value="-1.58218658084289">
            <text:p>-1.5821865808</text:p>
          </table:table-cell>
          <table:table-cell table:formula="of:=[.A206]+2*[.B206]+LEGACY.NORMSINV(RAND())*0.5" office:value-type="float" office:value="-3.5568786747609">
            <text:p>-3.5568786748</text:p>
          </table:table-cell>
        </table:table-row>
        <table:table-row table:style-name="ro1">
          <table:table-cell table:formula="of:=LEGACY.NORMSINV(RAND())" office:value-type="float" office:value="0.988248554951488">
            <text:p>0.988248555</text:p>
          </table:table-cell>
          <table:table-cell table:formula="of:=LEGACY.NORMSINV(RAND())" office:value-type="float" office:value="-0.398890582826085">
            <text:p>-0.3988905828</text:p>
          </table:table-cell>
          <table:table-cell table:formula="of:=[.A207]+2*[.B207]+LEGACY.NORMSINV(RAND())*0.5" office:value-type="float" office:value="-0.29345507067562">
            <text:p>-0.2934550707</text:p>
          </table:table-cell>
        </table:table-row>
        <table:table-row table:style-name="ro1">
          <table:table-cell table:formula="of:=LEGACY.NORMSINV(RAND())" office:value-type="float" office:value="-0.645533078924986">
            <text:p>-0.6455330789</text:p>
          </table:table-cell>
          <table:table-cell table:formula="of:=LEGACY.NORMSINV(RAND())" office:value-type="float" office:value="-0.62647881230977">
            <text:p>-0.6264788123</text:p>
          </table:table-cell>
          <table:table-cell table:formula="of:=[.A208]+2*[.B208]+LEGACY.NORMSINV(RAND())*0.5" office:value-type="float" office:value="-2.57880962792942">
            <text:p>-2.5788096279</text:p>
          </table:table-cell>
        </table:table-row>
        <table:table-row table:style-name="ro1">
          <table:table-cell table:formula="of:=LEGACY.NORMSINV(RAND())" office:value-type="float" office:value="-0.630443973224342">
            <text:p>-0.6304439732</text:p>
          </table:table-cell>
          <table:table-cell table:formula="of:=LEGACY.NORMSINV(RAND())" office:value-type="float" office:value="1.09394289270757">
            <text:p>1.0939428927</text:p>
          </table:table-cell>
          <table:table-cell table:formula="of:=[.A209]+2*[.B209]+LEGACY.NORMSINV(RAND())*0.5" office:value-type="float" office:value="2.71130693583093">
            <text:p>2.7113069358</text:p>
          </table:table-cell>
        </table:table-row>
        <table:table-row table:style-name="ro1">
          <table:table-cell table:formula="of:=LEGACY.NORMSINV(RAND())" office:value-type="float" office:value="0.340973373733701">
            <text:p>0.3409733737</text:p>
          </table:table-cell>
          <table:table-cell table:formula="of:=LEGACY.NORMSINV(RAND())" office:value-type="float" office:value="-1.62308934138195">
            <text:p>-1.6230893414</text:p>
          </table:table-cell>
          <table:table-cell table:formula="of:=[.A210]+2*[.B210]+LEGACY.NORMSINV(RAND())*0.5" office:value-type="float" office:value="-2.68938356679106">
            <text:p>-2.6893835668</text:p>
          </table:table-cell>
        </table:table-row>
        <table:table-row table:style-name="ro1">
          <table:table-cell table:formula="of:=LEGACY.NORMSINV(RAND())" office:value-type="float" office:value="-0.560791667654216">
            <text:p>-0.5607916677</text:p>
          </table:table-cell>
          <table:table-cell table:formula="of:=LEGACY.NORMSINV(RAND())" office:value-type="float" office:value="1.2712052805539">
            <text:p>1.2712052806</text:p>
          </table:table-cell>
          <table:table-cell table:formula="of:=[.A211]+2*[.B211]+LEGACY.NORMSINV(RAND())*0.5" office:value-type="float" office:value="2.43079912014394">
            <text:p>2.4307991201</text:p>
          </table:table-cell>
        </table:table-row>
        <table:table-row table:style-name="ro1">
          <table:table-cell table:formula="of:=LEGACY.NORMSINV(RAND())" office:value-type="float" office:value="-1.47439280347478">
            <text:p>-1.4743928035</text:p>
          </table:table-cell>
          <table:table-cell table:formula="of:=LEGACY.NORMSINV(RAND())" office:value-type="float" office:value="0.256390027912827">
            <text:p>0.2563900279</text:p>
          </table:table-cell>
          <table:table-cell table:formula="of:=[.A212]+2*[.B212]+LEGACY.NORMSINV(RAND())*0.5" office:value-type="float" office:value="-0.996680012102973">
            <text:p>-0.9966800121</text:p>
          </table:table-cell>
        </table:table-row>
        <table:table-row table:style-name="ro1">
          <table:table-cell table:formula="of:=LEGACY.NORMSINV(RAND())" office:value-type="float" office:value="0.743100375100547">
            <text:p>0.7431003751</text:p>
          </table:table-cell>
          <table:table-cell table:formula="of:=LEGACY.NORMSINV(RAND())" office:value-type="float" office:value="0.169722783187778">
            <text:p>0.1697227832</text:p>
          </table:table-cell>
          <table:table-cell table:formula="of:=[.A213]+2*[.B213]+LEGACY.NORMSINV(RAND())*0.5" office:value-type="float" office:value="1.66139614086784">
            <text:p>1.6613961409</text:p>
          </table:table-cell>
        </table:table-row>
        <table:table-row table:style-name="ro1">
          <table:table-cell table:formula="of:=LEGACY.NORMSINV(RAND())" office:value-type="float" office:value="-0.0598867997413416">
            <text:p>-0.0598867997</text:p>
          </table:table-cell>
          <table:table-cell table:formula="of:=LEGACY.NORMSINV(RAND())" office:value-type="float" office:value="0.178034581841154">
            <text:p>0.1780345818</text:p>
          </table:table-cell>
          <table:table-cell table:formula="of:=[.A214]+2*[.B214]+LEGACY.NORMSINV(RAND())*0.5" office:value-type="float" office:value="-0.0039919421180386">
            <text:p>-0.0039919421</text:p>
          </table:table-cell>
        </table:table-row>
        <table:table-row table:style-name="ro1">
          <table:table-cell table:formula="of:=LEGACY.NORMSINV(RAND())" office:value-type="float" office:value="-0.0919677487993444">
            <text:p>-0.0919677488</text:p>
          </table:table-cell>
          <table:table-cell table:formula="of:=LEGACY.NORMSINV(RAND())" office:value-type="float" office:value="-0.737229172028214">
            <text:p>-0.737229172</text:p>
          </table:table-cell>
          <table:table-cell table:formula="of:=[.A215]+2*[.B215]+LEGACY.NORMSINV(RAND())*0.5" office:value-type="float" office:value="-1.8048188344888">
            <text:p>-1.8048188345</text:p>
          </table:table-cell>
        </table:table-row>
        <table:table-row table:style-name="ro1">
          <table:table-cell table:formula="of:=LEGACY.NORMSINV(RAND())" office:value-type="float" office:value="0.0505685133216607">
            <text:p>0.0505685133</text:p>
          </table:table-cell>
          <table:table-cell table:formula="of:=LEGACY.NORMSINV(RAND())" office:value-type="float" office:value="0.0272664627993473">
            <text:p>0.0272664628</text:p>
          </table:table-cell>
          <table:table-cell table:formula="of:=[.A216]+2*[.B216]+LEGACY.NORMSINV(RAND())*0.5" office:value-type="float" office:value="0.43716283508024">
            <text:p>0.4371628351</text:p>
          </table:table-cell>
        </table:table-row>
        <table:table-row table:style-name="ro1">
          <table:table-cell table:formula="of:=LEGACY.NORMSINV(RAND())" office:value-type="float" office:value="1.10376400199848">
            <text:p>1.103764002</text:p>
          </table:table-cell>
          <table:table-cell table:formula="of:=LEGACY.NORMSINV(RAND())" office:value-type="float" office:value="1.01006855704583">
            <text:p>1.010068557</text:p>
          </table:table-cell>
          <table:table-cell table:formula="of:=[.A217]+2*[.B217]+LEGACY.NORMSINV(RAND())*0.5" office:value-type="float" office:value="3.23148106396666">
            <text:p>3.231481064</text:p>
          </table:table-cell>
        </table:table-row>
        <table:table-row table:style-name="ro1">
          <table:table-cell table:formula="of:=LEGACY.NORMSINV(RAND())" office:value-type="float" office:value="-1.12331106569861">
            <text:p>-1.1233110657</text:p>
          </table:table-cell>
          <table:table-cell table:formula="of:=LEGACY.NORMSINV(RAND())" office:value-type="float" office:value="-2.3141520793482">
            <text:p>-2.3141520793</text:p>
          </table:table-cell>
          <table:table-cell table:formula="of:=[.A218]+2*[.B218]+LEGACY.NORMSINV(RAND())*0.5" office:value-type="float" office:value="-5.24511596476267">
            <text:p>-5.2451159648</text:p>
          </table:table-cell>
        </table:table-row>
        <table:table-row table:style-name="ro1">
          <table:table-cell table:formula="of:=LEGACY.NORMSINV(RAND())" office:value-type="float" office:value="2.49278324283156">
            <text:p>2.4927832428</text:p>
          </table:table-cell>
          <table:table-cell table:formula="of:=LEGACY.NORMSINV(RAND())" office:value-type="float" office:value="-1.29799938594223">
            <text:p>-1.2979993859</text:p>
          </table:table-cell>
          <table:table-cell table:formula="of:=[.A219]+2*[.B219]+LEGACY.NORMSINV(RAND())*0.5" office:value-type="float" office:value="-0.720027214585063">
            <text:p>-0.7200272146</text:p>
          </table:table-cell>
        </table:table-row>
        <table:table-row table:style-name="ro1">
          <table:table-cell table:formula="of:=LEGACY.NORMSINV(RAND())" office:value-type="float" office:value="-1.68548161842778">
            <text:p>-1.6854816184</text:p>
          </table:table-cell>
          <table:table-cell table:formula="of:=LEGACY.NORMSINV(RAND())" office:value-type="float" office:value="-1.36176075266931">
            <text:p>-1.3617607527</text:p>
          </table:table-cell>
          <table:table-cell table:formula="of:=[.A220]+2*[.B220]+LEGACY.NORMSINV(RAND())*0.5" office:value-type="float" office:value="-4.0840713339519">
            <text:p>-4.084071334</text:p>
          </table:table-cell>
        </table:table-row>
        <table:table-row table:style-name="ro1">
          <table:table-cell table:formula="of:=LEGACY.NORMSINV(RAND())" office:value-type="float" office:value="1.59033221764662">
            <text:p>1.5903322176</text:p>
          </table:table-cell>
          <table:table-cell table:formula="of:=LEGACY.NORMSINV(RAND())" office:value-type="float" office:value="0.685977737098958">
            <text:p>0.6859777371</text:p>
          </table:table-cell>
          <table:table-cell table:formula="of:=[.A221]+2*[.B221]+LEGACY.NORMSINV(RAND())*0.5" office:value-type="float" office:value="2.01878358930486">
            <text:p>2.0187835893</text:p>
          </table:table-cell>
        </table:table-row>
        <table:table-row table:style-name="ro1">
          <table:table-cell table:formula="of:=LEGACY.NORMSINV(RAND())" office:value-type="float" office:value="0.113783238050338">
            <text:p>0.1137832381</text:p>
          </table:table-cell>
          <table:table-cell table:formula="of:=LEGACY.NORMSINV(RAND())" office:value-type="float" office:value="0.174184380918032">
            <text:p>0.1741843809</text:p>
          </table:table-cell>
          <table:table-cell table:formula="of:=[.A222]+2*[.B222]+LEGACY.NORMSINV(RAND())*0.5" office:value-type="float" office:value="-0.179286627013488">
            <text:p>-0.179286627</text:p>
          </table:table-cell>
        </table:table-row>
        <table:table-row table:style-name="ro1">
          <table:table-cell table:formula="of:=LEGACY.NORMSINV(RAND())" office:value-type="float" office:value="-1.21239237585081">
            <text:p>-1.2123923759</text:p>
          </table:table-cell>
          <table:table-cell table:formula="of:=LEGACY.NORMSINV(RAND())" office:value-type="float" office:value="-1.73711981693122">
            <text:p>-1.7371198169</text:p>
          </table:table-cell>
          <table:table-cell table:formula="of:=[.A223]+2*[.B223]+LEGACY.NORMSINV(RAND())*0.5" office:value-type="float" office:value="-4.12093089020604">
            <text:p>-4.1209308902</text:p>
          </table:table-cell>
        </table:table-row>
        <table:table-row table:style-name="ro1">
          <table:table-cell table:formula="of:=LEGACY.NORMSINV(RAND())" office:value-type="float" office:value="0.477040055126593">
            <text:p>0.4770400551</text:p>
          </table:table-cell>
          <table:table-cell table:formula="of:=LEGACY.NORMSINV(RAND())" office:value-type="float" office:value="1.38969900523305">
            <text:p>1.3896990052</text:p>
          </table:table-cell>
          <table:table-cell table:formula="of:=[.A224]+2*[.B224]+LEGACY.NORMSINV(RAND())*0.5" office:value-type="float" office:value="3.05996547056757">
            <text:p>3.0599654706</text:p>
          </table:table-cell>
        </table:table-row>
        <table:table-row table:style-name="ro1">
          <table:table-cell table:formula="of:=LEGACY.NORMSINV(RAND())" office:value-type="float" office:value="1.36468968753389">
            <text:p>1.3646896875</text:p>
          </table:table-cell>
          <table:table-cell table:formula="of:=LEGACY.NORMSINV(RAND())" office:value-type="float" office:value="-0.871184117565715">
            <text:p>-0.8711841176</text:p>
          </table:table-cell>
          <table:table-cell table:formula="of:=[.A225]+2*[.B225]+LEGACY.NORMSINV(RAND())*0.5" office:value-type="float" office:value="0.0622687881300859">
            <text:p>0.0622687881</text:p>
          </table:table-cell>
        </table:table-row>
        <table:table-row table:style-name="ro1">
          <table:table-cell table:formula="of:=LEGACY.NORMSINV(RAND())" office:value-type="float" office:value="-0.189881241640681">
            <text:p>-0.1898812416</text:p>
          </table:table-cell>
          <table:table-cell table:formula="of:=LEGACY.NORMSINV(RAND())" office:value-type="float" office:value="0.0215192025751154">
            <text:p>0.0215192026</text:p>
          </table:table-cell>
          <table:table-cell table:formula="of:=[.A226]+2*[.B226]+LEGACY.NORMSINV(RAND())*0.5" office:value-type="float" office:value="-0.365823529654756">
            <text:p>-0.3658235297</text:p>
          </table:table-cell>
        </table:table-row>
        <table:table-row table:style-name="ro1">
          <table:table-cell table:formula="of:=LEGACY.NORMSINV(RAND())" office:value-type="float" office:value="-0.617447275595855">
            <text:p>-0.6174472756</text:p>
          </table:table-cell>
          <table:table-cell table:formula="of:=LEGACY.NORMSINV(RAND())" office:value-type="float" office:value="-0.657970961093986">
            <text:p>-0.6579709611</text:p>
          </table:table-cell>
          <table:table-cell table:formula="of:=[.A227]+2*[.B227]+LEGACY.NORMSINV(RAND())*0.5" office:value-type="float" office:value="-2.36164147852939">
            <text:p>-2.3616414785</text:p>
          </table:table-cell>
        </table:table-row>
        <table:table-row table:style-name="ro1">
          <table:table-cell table:formula="of:=LEGACY.NORMSINV(RAND())" office:value-type="float" office:value="-0.586411334687003">
            <text:p>-0.5864113347</text:p>
          </table:table-cell>
          <table:table-cell table:formula="of:=LEGACY.NORMSINV(RAND())" office:value-type="float" office:value="0.996338164944212">
            <text:p>0.9963381649</text:p>
          </table:table-cell>
          <table:table-cell table:formula="of:=[.A228]+2*[.B228]+LEGACY.NORMSINV(RAND())*0.5" office:value-type="float" office:value="1.18148251446431">
            <text:p>1.1814825145</text:p>
          </table:table-cell>
        </table:table-row>
        <table:table-row table:style-name="ro1">
          <table:table-cell table:formula="of:=LEGACY.NORMSINV(RAND())" office:value-type="float" office:value="-0.316152611115958">
            <text:p>-0.3161526111</text:p>
          </table:table-cell>
          <table:table-cell table:formula="of:=LEGACY.NORMSINV(RAND())" office:value-type="float" office:value="0.481520331102536">
            <text:p>0.4815203311</text:p>
          </table:table-cell>
          <table:table-cell table:formula="of:=[.A229]+2*[.B229]+LEGACY.NORMSINV(RAND())*0.5" office:value-type="float" office:value="0.413282979997533">
            <text:p>0.41328298</text:p>
          </table:table-cell>
        </table:table-row>
        <table:table-row table:style-name="ro1">
          <table:table-cell table:formula="of:=LEGACY.NORMSINV(RAND())" office:value-type="float" office:value="-0.0939358991998304">
            <text:p>-0.0939358992</text:p>
          </table:table-cell>
          <table:table-cell table:formula="of:=LEGACY.NORMSINV(RAND())" office:value-type="float" office:value="0.818970134267256">
            <text:p>0.8189701343</text:p>
          </table:table-cell>
          <table:table-cell table:formula="of:=[.A230]+2*[.B230]+LEGACY.NORMSINV(RAND())*0.5" office:value-type="float" office:value="1.37293416407035">
            <text:p>1.3729341641</text:p>
          </table:table-cell>
        </table:table-row>
        <table:table-row table:style-name="ro1">
          <table:table-cell table:formula="of:=LEGACY.NORMSINV(RAND())" office:value-type="float" office:value="-0.785035201238234">
            <text:p>-0.7850352012</text:p>
          </table:table-cell>
          <table:table-cell table:formula="of:=LEGACY.NORMSINV(RAND())" office:value-type="float" office:value="0.0896267847230467">
            <text:p>0.0896267847</text:p>
          </table:table-cell>
          <table:table-cell table:formula="of:=[.A231]+2*[.B231]+LEGACY.NORMSINV(RAND())*0.5" office:value-type="float" office:value="-0.853362975125642">
            <text:p>-0.8533629751</text:p>
          </table:table-cell>
        </table:table-row>
        <table:table-row table:style-name="ro1">
          <table:table-cell table:formula="of:=LEGACY.NORMSINV(RAND())" office:value-type="float" office:value="0.790411257026926">
            <text:p>0.790411257</text:p>
          </table:table-cell>
          <table:table-cell table:formula="of:=LEGACY.NORMSINV(RAND())" office:value-type="float" office:value="0.164389439078764">
            <text:p>0.1643894391</text:p>
          </table:table-cell>
          <table:table-cell table:formula="of:=[.A232]+2*[.B232]+LEGACY.NORMSINV(RAND())*0.5" office:value-type="float" office:value="1.64943227371188">
            <text:p>1.6494322737</text:p>
          </table:table-cell>
        </table:table-row>
        <table:table-row table:style-name="ro1">
          <table:table-cell table:formula="of:=LEGACY.NORMSINV(RAND())" office:value-type="float" office:value="0.94057713266166">
            <text:p>0.9405771327</text:p>
          </table:table-cell>
          <table:table-cell table:formula="of:=LEGACY.NORMSINV(RAND())" office:value-type="float" office:value="0.426299677427561">
            <text:p>0.4262996774</text:p>
          </table:table-cell>
          <table:table-cell table:formula="of:=[.A233]+2*[.B233]+LEGACY.NORMSINV(RAND())*0.5" office:value-type="float" office:value="2.72079592965559">
            <text:p>2.7207959297</text:p>
          </table:table-cell>
        </table:table-row>
        <table:table-row table:style-name="ro1">
          <table:table-cell table:formula="of:=LEGACY.NORMSINV(RAND())" office:value-type="float" office:value="0.656438692071526">
            <text:p>0.6564386921</text:p>
          </table:table-cell>
          <table:table-cell table:formula="of:=LEGACY.NORMSINV(RAND())" office:value-type="float" office:value="0.0906441842567125">
            <text:p>0.0906441843</text:p>
          </table:table-cell>
          <table:table-cell table:formula="of:=[.A234]+2*[.B234]+LEGACY.NORMSINV(RAND())*0.5" office:value-type="float" office:value="1.03248422065703">
            <text:p>1.0324842207</text:p>
          </table:table-cell>
        </table:table-row>
        <table:table-row table:style-name="ro1">
          <table:table-cell table:formula="of:=LEGACY.NORMSINV(RAND())" office:value-type="float" office:value="1.52248232579171">
            <text:p>1.5224823258</text:p>
          </table:table-cell>
          <table:table-cell table:formula="of:=LEGACY.NORMSINV(RAND())" office:value-type="float" office:value="1.19160705406968">
            <text:p>1.1916070541</text:p>
          </table:table-cell>
          <table:table-cell table:formula="of:=[.A235]+2*[.B235]+LEGACY.NORMSINV(RAND())*0.5" office:value-type="float" office:value="3.98800438001569">
            <text:p>3.98800438</text:p>
          </table:table-cell>
        </table:table-row>
        <table:table-row table:style-name="ro1">
          <table:table-cell table:formula="of:=LEGACY.NORMSINV(RAND())" office:value-type="float" office:value="-0.139215015013866">
            <text:p>-0.139215015</text:p>
          </table:table-cell>
          <table:table-cell table:formula="of:=LEGACY.NORMSINV(RAND())" office:value-type="float" office:value="0.506747881889879">
            <text:p>0.5067478819</text:p>
          </table:table-cell>
          <table:table-cell table:formula="of:=[.A236]+2*[.B236]+LEGACY.NORMSINV(RAND())*0.5" office:value-type="float" office:value="2.03892176413273">
            <text:p>2.0389217641</text:p>
          </table:table-cell>
        </table:table-row>
        <table:table-row table:style-name="ro1">
          <table:table-cell table:formula="of:=LEGACY.NORMSINV(RAND())" office:value-type="float" office:value="0.524166175974641">
            <text:p>0.524166176</text:p>
          </table:table-cell>
          <table:table-cell table:formula="of:=LEGACY.NORMSINV(RAND())" office:value-type="float" office:value="-1.96787392595397">
            <text:p>-1.967873926</text:p>
          </table:table-cell>
          <table:table-cell table:formula="of:=[.A237]+2*[.B237]+LEGACY.NORMSINV(RAND())*0.5" office:value-type="float" office:value="-3.73549612837285">
            <text:p>-3.7354961284</text:p>
          </table:table-cell>
        </table:table-row>
        <table:table-row table:style-name="ro1">
          <table:table-cell table:formula="of:=LEGACY.NORMSINV(RAND())" office:value-type="float" office:value="0.101379977107066">
            <text:p>0.1013799771</text:p>
          </table:table-cell>
          <table:table-cell table:formula="of:=LEGACY.NORMSINV(RAND())" office:value-type="float" office:value="-0.770840805238334">
            <text:p>-0.7708408052</text:p>
          </table:table-cell>
          <table:table-cell table:formula="of:=[.A238]+2*[.B238]+LEGACY.NORMSINV(RAND())*0.5" office:value-type="float" office:value="-1.39342506108913">
            <text:p>-1.3934250611</text:p>
          </table:table-cell>
        </table:table-row>
        <table:table-row table:style-name="ro1">
          <table:table-cell table:formula="of:=LEGACY.NORMSINV(RAND())" office:value-type="float" office:value="-0.754407722360428">
            <text:p>-0.7544077224</text:p>
          </table:table-cell>
          <table:table-cell table:formula="of:=LEGACY.NORMSINV(RAND())" office:value-type="float" office:value="0.117865101810827">
            <text:p>0.1178651018</text:p>
          </table:table-cell>
          <table:table-cell table:formula="of:=[.A239]+2*[.B239]+LEGACY.NORMSINV(RAND())*0.5" office:value-type="float" office:value="0.161972996067006">
            <text:p>0.1619729961</text:p>
          </table:table-cell>
        </table:table-row>
        <table:table-row table:style-name="ro1">
          <table:table-cell table:formula="of:=LEGACY.NORMSINV(RAND())" office:value-type="float" office:value="-2.0770062375334">
            <text:p>-2.0770062375</text:p>
          </table:table-cell>
          <table:table-cell table:formula="of:=LEGACY.NORMSINV(RAND())" office:value-type="float" office:value="1.1127286031443">
            <text:p>1.1127286031</text:p>
          </table:table-cell>
          <table:table-cell table:formula="of:=[.A240]+2*[.B240]+LEGACY.NORMSINV(RAND())*0.5" office:value-type="float" office:value="-0.00972097707295888">
            <text:p>-0.0097209771</text:p>
          </table:table-cell>
        </table:table-row>
        <table:table-row table:style-name="ro1">
          <table:table-cell table:formula="of:=LEGACY.NORMSINV(RAND())" office:value-type="float" office:value="0.137313733618459">
            <text:p>0.1373137336</text:p>
          </table:table-cell>
          <table:table-cell table:formula="of:=LEGACY.NORMSINV(RAND())" office:value-type="float" office:value="-0.728315918272342">
            <text:p>-0.7283159183</text:p>
          </table:table-cell>
          <table:table-cell table:formula="of:=[.A241]+2*[.B241]+LEGACY.NORMSINV(RAND())*0.5" office:value-type="float" office:value="-1.20285941814">
            <text:p>-1.2028594181</text:p>
          </table:table-cell>
        </table:table-row>
        <table:table-row table:style-name="ro1">
          <table:table-cell table:formula="of:=LEGACY.NORMSINV(RAND())" office:value-type="float" office:value="-1.17550532345083">
            <text:p>-1.1755053235</text:p>
          </table:table-cell>
          <table:table-cell table:formula="of:=LEGACY.NORMSINV(RAND())" office:value-type="float" office:value="0.109136163707352">
            <text:p>0.1091361637</text:p>
          </table:table-cell>
          <table:table-cell table:formula="of:=[.A242]+2*[.B242]+LEGACY.NORMSINV(RAND())*0.5" office:value-type="float" office:value="-1.11333413601549">
            <text:p>-1.113334136</text:p>
          </table:table-cell>
        </table:table-row>
        <table:table-row table:style-name="ro1">
          <table:table-cell table:formula="of:=LEGACY.NORMSINV(RAND())" office:value-type="float" office:value="0.789025873799528">
            <text:p>0.7890258738</text:p>
          </table:table-cell>
          <table:table-cell table:formula="of:=LEGACY.NORMSINV(RAND())" office:value-type="float" office:value="-0.255960718657125">
            <text:p>-0.2559607187</text:p>
          </table:table-cell>
          <table:table-cell table:formula="of:=[.A243]+2*[.B243]+LEGACY.NORMSINV(RAND())*0.5" office:value-type="float" office:value="-0.136635439060714">
            <text:p>-0.1366354391</text:p>
          </table:table-cell>
        </table:table-row>
        <table:table-row table:style-name="ro1">
          <table:table-cell table:formula="of:=LEGACY.NORMSINV(RAND())" office:value-type="float" office:value="-0.464725851177581">
            <text:p>-0.4647258512</text:p>
          </table:table-cell>
          <table:table-cell table:formula="of:=LEGACY.NORMSINV(RAND())" office:value-type="float" office:value="-0.339253128872793">
            <text:p>-0.3392531289</text:p>
          </table:table-cell>
          <table:table-cell table:formula="of:=[.A244]+2*[.B244]+LEGACY.NORMSINV(RAND())*0.5" office:value-type="float" office:value="-0.329354281160033">
            <text:p>-0.3293542812</text:p>
          </table:table-cell>
        </table:table-row>
        <table:table-row table:style-name="ro1">
          <table:table-cell table:formula="of:=LEGACY.NORMSINV(RAND())" office:value-type="float" office:value="-0.826161586683018">
            <text:p>-0.8261615867</text:p>
          </table:table-cell>
          <table:table-cell table:formula="of:=LEGACY.NORMSINV(RAND())" office:value-type="float" office:value="-2.0800240254607">
            <text:p>-2.0800240255</text:p>
          </table:table-cell>
          <table:table-cell table:formula="of:=[.A245]+2*[.B245]+LEGACY.NORMSINV(RAND())*0.5" office:value-type="float" office:value="-4.38791281344306">
            <text:p>-4.3879128134</text:p>
          </table:table-cell>
        </table:table-row>
        <table:table-row table:style-name="ro1">
          <table:table-cell table:formula="of:=LEGACY.NORMSINV(RAND())" office:value-type="float" office:value="1.27130744755092">
            <text:p>1.2713074476</text:p>
          </table:table-cell>
          <table:table-cell table:formula="of:=LEGACY.NORMSINV(RAND())" office:value-type="float" office:value="0.212492289573084">
            <text:p>0.2124922896</text:p>
          </table:table-cell>
          <table:table-cell table:formula="of:=[.A246]+2*[.B246]+LEGACY.NORMSINV(RAND())*0.5" office:value-type="float" office:value="1.47482626572851">
            <text:p>1.4748262657</text:p>
          </table:table-cell>
        </table:table-row>
        <table:table-row table:style-name="ro1">
          <table:table-cell table:formula="of:=LEGACY.NORMSINV(RAND())" office:value-type="float" office:value="1.42368821267414">
            <text:p>1.4236882127</text:p>
          </table:table-cell>
          <table:table-cell table:formula="of:=LEGACY.NORMSINV(RAND())" office:value-type="float" office:value="0.187119266901505">
            <text:p>0.1871192669</text:p>
          </table:table-cell>
          <table:table-cell table:formula="of:=[.A247]+2*[.B247]+LEGACY.NORMSINV(RAND())*0.5" office:value-type="float" office:value="0.848760522285626">
            <text:p>0.8487605223</text:p>
          </table:table-cell>
        </table:table-row>
        <table:table-row table:style-name="ro1">
          <table:table-cell table:formula="of:=LEGACY.NORMSINV(RAND())" office:value-type="float" office:value="-1.06635200290202">
            <text:p>-1.0663520029</text:p>
          </table:table-cell>
          <table:table-cell table:formula="of:=LEGACY.NORMSINV(RAND())" office:value-type="float" office:value="0.965146371978881">
            <text:p>0.965146372</text:p>
          </table:table-cell>
          <table:table-cell table:formula="of:=[.A248]+2*[.B248]+LEGACY.NORMSINV(RAND())*0.5" office:value-type="float" office:value="0.951111846609894">
            <text:p>0.9511118466</text:p>
          </table:table-cell>
        </table:table-row>
        <table:table-row table:style-name="ro1">
          <table:table-cell table:formula="of:=LEGACY.NORMSINV(RAND())" office:value-type="float" office:value="0.495977911497135">
            <text:p>0.4959779115</text:p>
          </table:table-cell>
          <table:table-cell table:formula="of:=LEGACY.NORMSINV(RAND())" office:value-type="float" office:value="-0.331557727800931">
            <text:p>-0.3315577278</text:p>
          </table:table-cell>
          <table:table-cell table:formula="of:=[.A249]+2*[.B249]+LEGACY.NORMSINV(RAND())*0.5" office:value-type="float" office:value="0.243936963891178">
            <text:p>0.2439369639</text:p>
          </table:table-cell>
        </table:table-row>
        <table:table-row table:style-name="ro1">
          <table:table-cell table:formula="of:=LEGACY.NORMSINV(RAND())" office:value-type="float" office:value="0.143702999729624">
            <text:p>0.1437029997</text:p>
          </table:table-cell>
          <table:table-cell table:formula="of:=LEGACY.NORMSINV(RAND())" office:value-type="float" office:value="-0.5727637493342">
            <text:p>-0.5727637493</text:p>
          </table:table-cell>
          <table:table-cell table:formula="of:=[.A250]+2*[.B250]+LEGACY.NORMSINV(RAND())*0.5" office:value-type="float" office:value="-0.556568573597733">
            <text:p>-0.5565685736</text:p>
          </table:table-cell>
        </table:table-row>
        <table:table-row table:style-name="ro1">
          <table:table-cell table:formula="of:=LEGACY.NORMSINV(RAND())" office:value-type="float" office:value="0.807610602612886">
            <text:p>0.8076106026</text:p>
          </table:table-cell>
          <table:table-cell table:formula="of:=LEGACY.NORMSINV(RAND())" office:value-type="float" office:value="0.410480052427223">
            <text:p>0.4104800524</text:p>
          </table:table-cell>
          <table:table-cell table:formula="of:=[.A251]+2*[.B251]+LEGACY.NORMSINV(RAND())*0.5" office:value-type="float" office:value="1.46001046624836">
            <text:p>1.4600104662</text:p>
          </table:table-cell>
        </table:table-row>
        <table:table-row table:style-name="ro1">
          <table:table-cell table:formula="of:=LEGACY.NORMSINV(RAND())" office:value-type="float" office:value="-0.429456935624065">
            <text:p>-0.4294569356</text:p>
          </table:table-cell>
          <table:table-cell table:formula="of:=LEGACY.NORMSINV(RAND())" office:value-type="float" office:value="-0.670215230355301">
            <text:p>-0.6702152304</text:p>
          </table:table-cell>
          <table:table-cell table:formula="of:=[.A252]+2*[.B252]+LEGACY.NORMSINV(RAND())*0.5" office:value-type="float" office:value="-1.78504310804521">
            <text:p>-1.785043108</text:p>
          </table:table-cell>
        </table:table-row>
        <table:table-row table:style-name="ro1">
          <table:table-cell table:formula="of:=LEGACY.NORMSINV(RAND())" office:value-type="float" office:value="0.621260704845184">
            <text:p>0.6212607048</text:p>
          </table:table-cell>
          <table:table-cell table:formula="of:=LEGACY.NORMSINV(RAND())" office:value-type="float" office:value="0.328686572891151">
            <text:p>0.3286865729</text:p>
          </table:table-cell>
          <table:table-cell table:formula="of:=[.A253]+2*[.B253]+LEGACY.NORMSINV(RAND())*0.5" office:value-type="float" office:value="0.976542215175892">
            <text:p>0.9765422152</text:p>
          </table:table-cell>
        </table:table-row>
        <table:table-row table:style-name="ro1">
          <table:table-cell table:formula="of:=LEGACY.NORMSINV(RAND())" office:value-type="float" office:value="-1.28157736411693">
            <text:p>-1.2815773641</text:p>
          </table:table-cell>
          <table:table-cell table:formula="of:=LEGACY.NORMSINV(RAND())" office:value-type="float" office:value="0.965234423346176">
            <text:p>0.9652344233</text:p>
          </table:table-cell>
          <table:table-cell table:formula="of:=[.A254]+2*[.B254]+LEGACY.NORMSINV(RAND())*0.5" office:value-type="float" office:value="0.767717876259679">
            <text:p>0.7677178763</text:p>
          </table:table-cell>
        </table:table-row>
        <table:table-row table:style-name="ro1">
          <table:table-cell table:formula="of:=LEGACY.NORMSINV(RAND())" office:value-type="float" office:value="-1.1812226788724">
            <text:p>-1.1812226789</text:p>
          </table:table-cell>
          <table:table-cell table:formula="of:=LEGACY.NORMSINV(RAND())" office:value-type="float" office:value="0.775567974802042">
            <text:p>0.7755679748</text:p>
          </table:table-cell>
          <table:table-cell table:formula="of:=[.A255]+2*[.B255]+LEGACY.NORMSINV(RAND())*0.5" office:value-type="float" office:value="0.787661741428445">
            <text:p>0.7876617414</text:p>
          </table:table-cell>
        </table:table-row>
        <table:table-row table:style-name="ro1">
          <table:table-cell table:formula="of:=LEGACY.NORMSINV(RAND())" office:value-type="float" office:value="0.532747011885973">
            <text:p>0.5327470119</text:p>
          </table:table-cell>
          <table:table-cell table:formula="of:=LEGACY.NORMSINV(RAND())" office:value-type="float" office:value="0.426876760724489">
            <text:p>0.4268767607</text:p>
          </table:table-cell>
          <table:table-cell table:formula="of:=[.A256]+2*[.B256]+LEGACY.NORMSINV(RAND())*0.5" office:value-type="float" office:value="1.64363980407623">
            <text:p>1.6436398041</text:p>
          </table:table-cell>
        </table:table-row>
        <table:table-row table:style-name="ro1">
          <table:table-cell table:formula="of:=LEGACY.NORMSINV(RAND())" office:value-type="float" office:value="-0.591442217368986">
            <text:p>-0.5914422174</text:p>
          </table:table-cell>
          <table:table-cell table:formula="of:=LEGACY.NORMSINV(RAND())" office:value-type="float" office:value="2.5224567930393">
            <text:p>2.522456793</text:p>
          </table:table-cell>
          <table:table-cell table:formula="of:=[.A257]+2*[.B257]+LEGACY.NORMSINV(RAND())*0.5" office:value-type="float" office:value="4.60516548683829">
            <text:p>4.6051654868</text:p>
          </table:table-cell>
        </table:table-row>
        <table:table-row table:style-name="ro1">
          <table:table-cell table:formula="of:=LEGACY.NORMSINV(RAND())" office:value-type="float" office:value="-1.22718608760292">
            <text:p>-1.2271860876</text:p>
          </table:table-cell>
          <table:table-cell table:formula="of:=LEGACY.NORMSINV(RAND())" office:value-type="float" office:value="-1.99540729045822">
            <text:p>-1.9954072905</text:p>
          </table:table-cell>
          <table:table-cell table:formula="of:=[.A258]+2*[.B258]+LEGACY.NORMSINV(RAND())*0.5" office:value-type="float" office:value="-4.86108336682716">
            <text:p>-4.8610833668</text:p>
          </table:table-cell>
        </table:table-row>
        <table:table-row table:style-name="ro1">
          <table:table-cell table:formula="of:=LEGACY.NORMSINV(RAND())" office:value-type="float" office:value="-0.0501838250407316">
            <text:p>-0.050183825</text:p>
          </table:table-cell>
          <table:table-cell table:formula="of:=LEGACY.NORMSINV(RAND())" office:value-type="float" office:value="0.23321037345458">
            <text:p>0.2332103735</text:p>
          </table:table-cell>
          <table:table-cell table:formula="of:=[.A259]+2*[.B259]+LEGACY.NORMSINV(RAND())*0.5" office:value-type="float" office:value="0.35641200719842">
            <text:p>0.3564120072</text:p>
          </table:table-cell>
        </table:table-row>
        <table:table-row table:style-name="ro1">
          <table:table-cell table:formula="of:=LEGACY.NORMSINV(RAND())" office:value-type="float" office:value="0.717250682055726">
            <text:p>0.7172506821</text:p>
          </table:table-cell>
          <table:table-cell table:formula="of:=LEGACY.NORMSINV(RAND())" office:value-type="float" office:value="-0.287917543629256">
            <text:p>-0.2879175436</text:p>
          </table:table-cell>
          <table:table-cell table:formula="of:=[.A260]+2*[.B260]+LEGACY.NORMSINV(RAND())*0.5" office:value-type="float" office:value="-1.0310994541026">
            <text:p>-1.0310994541</text:p>
          </table:table-cell>
        </table:table-row>
        <table:table-row table:style-name="ro1">
          <table:table-cell table:formula="of:=LEGACY.NORMSINV(RAND())" office:value-type="float" office:value="-0.195084579136951">
            <text:p>-0.1950845791</text:p>
          </table:table-cell>
          <table:table-cell table:formula="of:=LEGACY.NORMSINV(RAND())" office:value-type="float" office:value="-0.841230619020126">
            <text:p>-0.841230619</text:p>
          </table:table-cell>
          <table:table-cell table:formula="of:=[.A261]+2*[.B261]+LEGACY.NORMSINV(RAND())*0.5" office:value-type="float" office:value="-1.45699342716717">
            <text:p>-1.4569934272</text:p>
          </table:table-cell>
        </table:table-row>
        <table:table-row table:style-name="ro1">
          <table:table-cell table:formula="of:=LEGACY.NORMSINV(RAND())" office:value-type="float" office:value="0.451051170934715">
            <text:p>0.4510511709</text:p>
          </table:table-cell>
          <table:table-cell table:formula="of:=LEGACY.NORMSINV(RAND())" office:value-type="float" office:value="0.17159597485241">
            <text:p>0.1715959749</text:p>
          </table:table-cell>
          <table:table-cell table:formula="of:=[.A262]+2*[.B262]+LEGACY.NORMSINV(RAND())*0.5" office:value-type="float" office:value="0.239593937440838">
            <text:p>0.2395939374</text:p>
          </table:table-cell>
        </table:table-row>
        <table:table-row table:style-name="ro1">
          <table:table-cell table:formula="of:=LEGACY.NORMSINV(RAND())" office:value-type="float" office:value="-0.51628592141135">
            <text:p>-0.5162859214</text:p>
          </table:table-cell>
          <table:table-cell table:formula="of:=LEGACY.NORMSINV(RAND())" office:value-type="float" office:value="-1.58898617457171">
            <text:p>-1.5889861746</text:p>
          </table:table-cell>
          <table:table-cell table:formula="of:=[.A263]+2*[.B263]+LEGACY.NORMSINV(RAND())*0.5" office:value-type="float" office:value="-3.13940628859884">
            <text:p>-3.1394062886</text:p>
          </table:table-cell>
        </table:table-row>
        <table:table-row table:style-name="ro1">
          <table:table-cell table:formula="of:=LEGACY.NORMSINV(RAND())" office:value-type="float" office:value="-1.10024056901585">
            <text:p>-1.100240569</text:p>
          </table:table-cell>
          <table:table-cell table:formula="of:=LEGACY.NORMSINV(RAND())" office:value-type="float" office:value="-0.442972928419998">
            <text:p>-0.4429729284</text:p>
          </table:table-cell>
          <table:table-cell table:formula="of:=[.A264]+2*[.B264]+LEGACY.NORMSINV(RAND())*0.5" office:value-type="float" office:value="-1.07080406600913">
            <text:p>-1.070804066</text:p>
          </table:table-cell>
        </table:table-row>
        <table:table-row table:style-name="ro1">
          <table:table-cell table:formula="of:=LEGACY.NORMSINV(RAND())" office:value-type="float" office:value="1.38263504819304">
            <text:p>1.3826350482</text:p>
          </table:table-cell>
          <table:table-cell table:formula="of:=LEGACY.NORMSINV(RAND())" office:value-type="float" office:value="1.42428119528684">
            <text:p>1.4242811953</text:p>
          </table:table-cell>
          <table:table-cell table:formula="of:=[.A265]+2*[.B265]+LEGACY.NORMSINV(RAND())*0.5" office:value-type="float" office:value="3.54570329278719">
            <text:p>3.5457032928</text:p>
          </table:table-cell>
        </table:table-row>
        <table:table-row table:style-name="ro1">
          <table:table-cell table:formula="of:=LEGACY.NORMSINV(RAND())" office:value-type="float" office:value="0.206697781908893">
            <text:p>0.2066977819</text:p>
          </table:table-cell>
          <table:table-cell table:formula="of:=LEGACY.NORMSINV(RAND())" office:value-type="float" office:value="0.586107826559355">
            <text:p>0.5861078266</text:p>
          </table:table-cell>
          <table:table-cell table:formula="of:=[.A266]+2*[.B266]+LEGACY.NORMSINV(RAND())*0.5" office:value-type="float" office:value="1.77881047679779">
            <text:p>1.7788104768</text:p>
          </table:table-cell>
        </table:table-row>
        <table:table-row table:style-name="ro1">
          <table:table-cell table:formula="of:=LEGACY.NORMSINV(RAND())" office:value-type="float" office:value="0.191798920799987">
            <text:p>0.1917989208</text:p>
          </table:table-cell>
          <table:table-cell table:formula="of:=LEGACY.NORMSINV(RAND())" office:value-type="float" office:value="-0.208114351536103">
            <text:p>-0.2081143515</text:p>
          </table:table-cell>
          <table:table-cell table:formula="of:=[.A267]+2*[.B267]+LEGACY.NORMSINV(RAND())*0.5" office:value-type="float" office:value="-0.98070469168095">
            <text:p>-0.9807046917</text:p>
          </table:table-cell>
        </table:table-row>
        <table:table-row table:style-name="ro1">
          <table:table-cell table:formula="of:=LEGACY.NORMSINV(RAND())" office:value-type="float" office:value="0.250887304763238">
            <text:p>0.2508873048</text:p>
          </table:table-cell>
          <table:table-cell table:formula="of:=LEGACY.NORMSINV(RAND())" office:value-type="float" office:value="-1.78942949964073">
            <text:p>-1.7894294996</text:p>
          </table:table-cell>
          <table:table-cell table:formula="of:=[.A268]+2*[.B268]+LEGACY.NORMSINV(RAND())*0.5" office:value-type="float" office:value="-3.79512407785208">
            <text:p>-3.7951240779</text:p>
          </table:table-cell>
        </table:table-row>
        <table:table-row table:style-name="ro1">
          <table:table-cell table:formula="of:=LEGACY.NORMSINV(RAND())" office:value-type="float" office:value="-0.873297929087944">
            <text:p>-0.8732979291</text:p>
          </table:table-cell>
          <table:table-cell table:formula="of:=LEGACY.NORMSINV(RAND())" office:value-type="float" office:value="0.838439724765926">
            <text:p>0.8384397248</text:p>
          </table:table-cell>
          <table:table-cell table:formula="of:=[.A269]+2*[.B269]+LEGACY.NORMSINV(RAND())*0.5" office:value-type="float" office:value="1.00309224985908">
            <text:p>1.0030922499</text:p>
          </table:table-cell>
        </table:table-row>
        <table:table-row table:style-name="ro1">
          <table:table-cell table:formula="of:=LEGACY.NORMSINV(RAND())" office:value-type="float" office:value="0.196665343060538">
            <text:p>0.1966653431</text:p>
          </table:table-cell>
          <table:table-cell table:formula="of:=LEGACY.NORMSINV(RAND())" office:value-type="float" office:value="-0.669813387327512">
            <text:p>-0.6698133873</text:p>
          </table:table-cell>
          <table:table-cell table:formula="of:=[.A270]+2*[.B270]+LEGACY.NORMSINV(RAND())*0.5" office:value-type="float" office:value="-1.24588957235412">
            <text:p>-1.2458895724</text:p>
          </table:table-cell>
        </table:table-row>
        <table:table-row table:style-name="ro1">
          <table:table-cell table:formula="of:=LEGACY.NORMSINV(RAND())" office:value-type="float" office:value="0.76567335965464">
            <text:p>0.7656733597</text:p>
          </table:table-cell>
          <table:table-cell table:formula="of:=LEGACY.NORMSINV(RAND())" office:value-type="float" office:value="-0.640261967586905">
            <text:p>-0.6402619676</text:p>
          </table:table-cell>
          <table:table-cell table:formula="of:=[.A271]+2*[.B271]+LEGACY.NORMSINV(RAND())*0.5" office:value-type="float" office:value="-0.01532518163556">
            <text:p>-0.0153251816</text:p>
          </table:table-cell>
        </table:table-row>
        <table:table-row table:style-name="ro1">
          <table:table-cell table:formula="of:=LEGACY.NORMSINV(RAND())" office:value-type="float" office:value="-0.395635227151678">
            <text:p>-0.3956352272</text:p>
          </table:table-cell>
          <table:table-cell table:formula="of:=LEGACY.NORMSINV(RAND())" office:value-type="float" office:value="-1.54762310767184">
            <text:p>-1.5476231077</text:p>
          </table:table-cell>
          <table:table-cell table:formula="of:=[.A272]+2*[.B272]+LEGACY.NORMSINV(RAND())*0.5" office:value-type="float" office:value="-3.47190343840316">
            <text:p>-3.4719034384</text:p>
          </table:table-cell>
        </table:table-row>
        <table:table-row table:style-name="ro1">
          <table:table-cell table:formula="of:=LEGACY.NORMSINV(RAND())" office:value-type="float" office:value="-0.24760807840022">
            <text:p>-0.2476080784</text:p>
          </table:table-cell>
          <table:table-cell table:formula="of:=LEGACY.NORMSINV(RAND())" office:value-type="float" office:value="-0.861405851829368">
            <text:p>-0.8614058518</text:p>
          </table:table-cell>
          <table:table-cell table:formula="of:=[.A273]+2*[.B273]+LEGACY.NORMSINV(RAND())*0.5" office:value-type="float" office:value="-1.51659938078457">
            <text:p>-1.5165993808</text:p>
          </table:table-cell>
        </table:table-row>
        <table:table-row table:style-name="ro1">
          <table:table-cell table:formula="of:=LEGACY.NORMSINV(RAND())" office:value-type="float" office:value="0.616178033903167">
            <text:p>0.6161780339</text:p>
          </table:table-cell>
          <table:table-cell table:formula="of:=LEGACY.NORMSINV(RAND())" office:value-type="float" office:value="-1.54689759575268">
            <text:p>-1.5468975958</text:p>
          </table:table-cell>
          <table:table-cell table:formula="of:=[.A274]+2*[.B274]+LEGACY.NORMSINV(RAND())*0.5" office:value-type="float" office:value="-1.63731735008976">
            <text:p>-1.6373173501</text:p>
          </table:table-cell>
        </table:table-row>
        <table:table-row table:style-name="ro1">
          <table:table-cell table:formula="of:=LEGACY.NORMSINV(RAND())" office:value-type="float" office:value="0.395949730476614">
            <text:p>0.3959497305</text:p>
          </table:table-cell>
          <table:table-cell table:formula="of:=LEGACY.NORMSINV(RAND())" office:value-type="float" office:value="-1.92083690237389">
            <text:p>-1.9208369024</text:p>
          </table:table-cell>
          <table:table-cell table:formula="of:=[.A275]+2*[.B275]+LEGACY.NORMSINV(RAND())*0.5" office:value-type="float" office:value="-2.88207625694874">
            <text:p>-2.8820762569</text:p>
          </table:table-cell>
        </table:table-row>
        <table:table-row table:style-name="ro1">
          <table:table-cell table:formula="of:=LEGACY.NORMSINV(RAND())" office:value-type="float" office:value="-0.318567066045487">
            <text:p>-0.318567066</text:p>
          </table:table-cell>
          <table:table-cell table:formula="of:=LEGACY.NORMSINV(RAND())" office:value-type="float" office:value="-1.21299723307329">
            <text:p>-1.2129972331</text:p>
          </table:table-cell>
          <table:table-cell table:formula="of:=[.A276]+2*[.B276]+LEGACY.NORMSINV(RAND())*0.5" office:value-type="float" office:value="-2.80478027216521">
            <text:p>-2.8047802722</text:p>
          </table:table-cell>
        </table:table-row>
        <table:table-row table:style-name="ro1">
          <table:table-cell table:formula="of:=LEGACY.NORMSINV(RAND())" office:value-type="float" office:value="0.815466229016068">
            <text:p>0.815466229</text:p>
          </table:table-cell>
          <table:table-cell table:formula="of:=LEGACY.NORMSINV(RAND())" office:value-type="float" office:value="1.28526632615807">
            <text:p>1.2852663262</text:p>
          </table:table-cell>
          <table:table-cell table:formula="of:=[.A277]+2*[.B277]+LEGACY.NORMSINV(RAND())*0.5" office:value-type="float" office:value="2.43140116942834">
            <text:p>2.4314011694</text:p>
          </table:table-cell>
        </table:table-row>
        <table:table-row table:style-name="ro1">
          <table:table-cell table:formula="of:=LEGACY.NORMSINV(RAND())" office:value-type="float" office:value="0.951678974387695">
            <text:p>0.9516789744</text:p>
          </table:table-cell>
          <table:table-cell table:formula="of:=LEGACY.NORMSINV(RAND())" office:value-type="float" office:value="1.82298816016348">
            <text:p>1.8229881602</text:p>
          </table:table-cell>
          <table:table-cell table:formula="of:=[.A278]+2*[.B278]+LEGACY.NORMSINV(RAND())*0.5" office:value-type="float" office:value="4.7598360522297">
            <text:p>4.7598360522</text:p>
          </table:table-cell>
        </table:table-row>
        <table:table-row table:style-name="ro1">
          <table:table-cell table:formula="of:=LEGACY.NORMSINV(RAND())" office:value-type="float" office:value="0.327825504202973">
            <text:p>0.3278255042</text:p>
          </table:table-cell>
          <table:table-cell table:formula="of:=LEGACY.NORMSINV(RAND())" office:value-type="float" office:value="-1.07619171994639">
            <text:p>-1.0761917199</text:p>
          </table:table-cell>
          <table:table-cell table:formula="of:=[.A279]+2*[.B279]+LEGACY.NORMSINV(RAND())*0.5" office:value-type="float" office:value="-1.36988126604629">
            <text:p>-1.369881266</text:p>
          </table:table-cell>
        </table:table-row>
        <table:table-row table:style-name="ro1">
          <table:table-cell table:formula="of:=LEGACY.NORMSINV(RAND())" office:value-type="float" office:value="1.17481973451286">
            <text:p>1.1748197345</text:p>
          </table:table-cell>
          <table:table-cell table:formula="of:=LEGACY.NORMSINV(RAND())" office:value-type="float" office:value="0.827355015413315">
            <text:p>0.8273550154</text:p>
          </table:table-cell>
          <table:table-cell table:formula="of:=[.A280]+2*[.B280]+LEGACY.NORMSINV(RAND())*0.5" office:value-type="float" office:value="2.69815713164406">
            <text:p>2.6981571316</text:p>
          </table:table-cell>
        </table:table-row>
        <table:table-row table:style-name="ro1">
          <table:table-cell table:formula="of:=LEGACY.NORMSINV(RAND())" office:value-type="float" office:value="-1.07598165933198">
            <text:p>-1.0759816593</text:p>
          </table:table-cell>
          <table:table-cell table:formula="of:=LEGACY.NORMSINV(RAND())" office:value-type="float" office:value="-0.791131418778584">
            <text:p>-0.7911314188</text:p>
          </table:table-cell>
          <table:table-cell table:formula="of:=[.A281]+2*[.B281]+LEGACY.NORMSINV(RAND())*0.5" office:value-type="float" office:value="-3.12663011739499">
            <text:p>-3.1266301174</text:p>
          </table:table-cell>
        </table:table-row>
        <table:table-row table:style-name="ro1">
          <table:table-cell table:formula="of:=LEGACY.NORMSINV(RAND())" office:value-type="float" office:value="-0.835122881739582">
            <text:p>-0.8351228817</text:p>
          </table:table-cell>
          <table:table-cell table:formula="of:=LEGACY.NORMSINV(RAND())" office:value-type="float" office:value="-1.59328077499946">
            <text:p>-1.593280775</text:p>
          </table:table-cell>
          <table:table-cell table:formula="of:=[.A282]+2*[.B282]+LEGACY.NORMSINV(RAND())*0.5" office:value-type="float" office:value="-3.99582305872911">
            <text:p>-3.9958230587</text:p>
          </table:table-cell>
        </table:table-row>
        <table:table-row table:style-name="ro1">
          <table:table-cell table:formula="of:=LEGACY.NORMSINV(RAND())" office:value-type="float" office:value="-0.26285404378398">
            <text:p>-0.2628540438</text:p>
          </table:table-cell>
          <table:table-cell table:formula="of:=LEGACY.NORMSINV(RAND())" office:value-type="float" office:value="0.178124069489708">
            <text:p>0.1781240695</text:p>
          </table:table-cell>
          <table:table-cell table:formula="of:=[.A283]+2*[.B283]+LEGACY.NORMSINV(RAND())*0.5" office:value-type="float" office:value="0.80562652035865">
            <text:p>0.8056265204</text:p>
          </table:table-cell>
        </table:table-row>
        <table:table-row table:style-name="ro1">
          <table:table-cell table:formula="of:=LEGACY.NORMSINV(RAND())" office:value-type="float" office:value="-0.107299955723009">
            <text:p>-0.1072999557</text:p>
          </table:table-cell>
          <table:table-cell table:formula="of:=LEGACY.NORMSINV(RAND())" office:value-type="float" office:value="-0.282830945999736">
            <text:p>-0.282830946</text:p>
          </table:table-cell>
          <table:table-cell table:formula="of:=[.A284]+2*[.B284]+LEGACY.NORMSINV(RAND())*0.5" office:value-type="float" office:value="-0.474950968938552">
            <text:p>-0.4749509689</text:p>
          </table:table-cell>
        </table:table-row>
        <table:table-row table:style-name="ro1">
          <table:table-cell table:formula="of:=LEGACY.NORMSINV(RAND())" office:value-type="float" office:value="-0.0384821135716572">
            <text:p>-0.0384821136</text:p>
          </table:table-cell>
          <table:table-cell table:formula="of:=LEGACY.NORMSINV(RAND())" office:value-type="float" office:value="-0.406376858739415">
            <text:p>-0.4063768587</text:p>
          </table:table-cell>
          <table:table-cell table:formula="of:=[.A285]+2*[.B285]+LEGACY.NORMSINV(RAND())*0.5" office:value-type="float" office:value="-1.10216376532095">
            <text:p>-1.1021637653</text:p>
          </table:table-cell>
        </table:table-row>
        <table:table-row table:style-name="ro1">
          <table:table-cell table:formula="of:=LEGACY.NORMSINV(RAND())" office:value-type="float" office:value="0.246150375444603">
            <text:p>0.2461503754</text:p>
          </table:table-cell>
          <table:table-cell table:formula="of:=LEGACY.NORMSINV(RAND())" office:value-type="float" office:value="-0.798038389144088">
            <text:p>-0.7980383891</text:p>
          </table:table-cell>
          <table:table-cell table:formula="of:=[.A286]+2*[.B286]+LEGACY.NORMSINV(RAND())*0.5" office:value-type="float" office:value="-1.11199790330205">
            <text:p>-1.1119979033</text:p>
          </table:table-cell>
        </table:table-row>
        <table:table-row table:style-name="ro1">
          <table:table-cell table:formula="of:=LEGACY.NORMSINV(RAND())" office:value-type="float" office:value="-0.00534548743138387">
            <text:p>-0.0053454874</text:p>
          </table:table-cell>
          <table:table-cell table:formula="of:=LEGACY.NORMSINV(RAND())" office:value-type="float" office:value="0.424755138096756">
            <text:p>0.4247551381</text:p>
          </table:table-cell>
          <table:table-cell table:formula="of:=[.A287]+2*[.B287]+LEGACY.NORMSINV(RAND())*0.5" office:value-type="float" office:value="0.813450725762244">
            <text:p>0.8134507258</text:p>
          </table:table-cell>
        </table:table-row>
        <table:table-row table:style-name="ro1">
          <table:table-cell table:formula="of:=LEGACY.NORMSINV(RAND())" office:value-type="float" office:value="-0.0910790800832239">
            <text:p>-0.0910790801</text:p>
          </table:table-cell>
          <table:table-cell table:formula="of:=LEGACY.NORMSINV(RAND())" office:value-type="float" office:value="0.503264535480619">
            <text:p>0.5032645355</text:p>
          </table:table-cell>
          <table:table-cell table:formula="of:=[.A288]+2*[.B288]+LEGACY.NORMSINV(RAND())*0.5" office:value-type="float" office:value="0.660240839975978">
            <text:p>0.66024084</text:p>
          </table:table-cell>
        </table:table-row>
        <table:table-row table:style-name="ro1">
          <table:table-cell table:formula="of:=LEGACY.NORMSINV(RAND())" office:value-type="float" office:value="0.265364445852795">
            <text:p>0.2653644459</text:p>
          </table:table-cell>
          <table:table-cell table:formula="of:=LEGACY.NORMSINV(RAND())" office:value-type="float" office:value="-0.468317786981743">
            <text:p>-0.468317787</text:p>
          </table:table-cell>
          <table:table-cell table:formula="of:=[.A289]+2*[.B289]+LEGACY.NORMSINV(RAND())*0.5" office:value-type="float" office:value="0.0793649881137285">
            <text:p>0.0793649881</text:p>
          </table:table-cell>
        </table:table-row>
        <table:table-row table:style-name="ro1">
          <table:table-cell table:formula="of:=LEGACY.NORMSINV(RAND())" office:value-type="float" office:value="-0.251748576093468">
            <text:p>-0.2517485761</text:p>
          </table:table-cell>
          <table:table-cell table:formula="of:=LEGACY.NORMSINV(RAND())" office:value-type="float" office:value="-1.08845632610467">
            <text:p>-1.0884563261</text:p>
          </table:table-cell>
          <table:table-cell table:formula="of:=[.A290]+2*[.B290]+LEGACY.NORMSINV(RAND())*0.5" office:value-type="float" office:value="-1.98355517671869">
            <text:p>-1.9835551767</text:p>
          </table:table-cell>
        </table:table-row>
        <table:table-row table:style-name="ro1">
          <table:table-cell table:formula="of:=LEGACY.NORMSINV(RAND())" office:value-type="float" office:value="0.292509253495385">
            <text:p>0.2925092535</text:p>
          </table:table-cell>
          <table:table-cell table:formula="of:=LEGACY.NORMSINV(RAND())" office:value-type="float" office:value="0.0867636668923432">
            <text:p>0.0867636669</text:p>
          </table:table-cell>
          <table:table-cell table:formula="of:=[.A291]+2*[.B291]+LEGACY.NORMSINV(RAND())*0.5" office:value-type="float" office:value="1.31002273305365">
            <text:p>1.3100227331</text:p>
          </table:table-cell>
        </table:table-row>
        <table:table-row table:style-name="ro1">
          <table:table-cell table:formula="of:=LEGACY.NORMSINV(RAND())" office:value-type="float" office:value="0.441570455314521">
            <text:p>0.4415704553</text:p>
          </table:table-cell>
          <table:table-cell table:formula="of:=LEGACY.NORMSINV(RAND())" office:value-type="float" office:value="0.550490302165448">
            <text:p>0.5504903022</text:p>
          </table:table-cell>
          <table:table-cell table:formula="of:=[.A292]+2*[.B292]+LEGACY.NORMSINV(RAND())*0.5" office:value-type="float" office:value="1.03727618444314">
            <text:p>1.0372761844</text:p>
          </table:table-cell>
        </table:table-row>
        <table:table-row table:style-name="ro1">
          <table:table-cell table:formula="of:=LEGACY.NORMSINV(RAND())" office:value-type="float" office:value="-0.702168010029438">
            <text:p>-0.70216801</text:p>
          </table:table-cell>
          <table:table-cell table:formula="of:=LEGACY.NORMSINV(RAND())" office:value-type="float" office:value="-0.74005394644214">
            <text:p>-0.7400539464</text:p>
          </table:table-cell>
          <table:table-cell table:formula="of:=[.A293]+2*[.B293]+LEGACY.NORMSINV(RAND())*0.5" office:value-type="float" office:value="-2.11635217116069">
            <text:p>-2.1163521712</text:p>
          </table:table-cell>
        </table:table-row>
        <table:table-row table:style-name="ro1">
          <table:table-cell table:formula="of:=LEGACY.NORMSINV(RAND())" office:value-type="float" office:value="0.331695531675564">
            <text:p>0.3316955317</text:p>
          </table:table-cell>
          <table:table-cell table:formula="of:=LEGACY.NORMSINV(RAND())" office:value-type="float" office:value="-1.02586481755053">
            <text:p>-1.0258648176</text:p>
          </table:table-cell>
          <table:table-cell table:formula="of:=[.A294]+2*[.B294]+LEGACY.NORMSINV(RAND())*0.5" office:value-type="float" office:value="-2.88846784199959">
            <text:p>-2.888467842</text:p>
          </table:table-cell>
        </table:table-row>
        <table:table-row table:style-name="ro1">
          <table:table-cell table:formula="of:=LEGACY.NORMSINV(RAND())" office:value-type="float" office:value="1.91373945725873">
            <text:p>1.9137394573</text:p>
          </table:table-cell>
          <table:table-cell table:formula="of:=LEGACY.NORMSINV(RAND())" office:value-type="float" office:value="0.864827148023187">
            <text:p>0.864827148</text:p>
          </table:table-cell>
          <table:table-cell table:formula="of:=[.A295]+2*[.B295]+LEGACY.NORMSINV(RAND())*0.5" office:value-type="float" office:value="3.63634323224533">
            <text:p>3.6363432322</text:p>
          </table:table-cell>
        </table:table-row>
        <table:table-row table:style-name="ro1">
          <table:table-cell table:formula="of:=LEGACY.NORMSINV(RAND())" office:value-type="float" office:value="-0.897982725505816">
            <text:p>-0.8979827255</text:p>
          </table:table-cell>
          <table:table-cell table:formula="of:=LEGACY.NORMSINV(RAND())" office:value-type="float" office:value="-1.20388186463717">
            <text:p>-1.2038818646</text:p>
          </table:table-cell>
          <table:table-cell table:formula="of:=[.A296]+2*[.B296]+LEGACY.NORMSINV(RAND())*0.5" office:value-type="float" office:value="-3.97125476741596">
            <text:p>-3.9712547674</text:p>
          </table:table-cell>
        </table:table-row>
        <table:table-row table:style-name="ro1">
          <table:table-cell table:formula="of:=LEGACY.NORMSINV(RAND())" office:value-type="float" office:value="1.03253742410877">
            <text:p>1.0325374241</text:p>
          </table:table-cell>
          <table:table-cell table:formula="of:=LEGACY.NORMSINV(RAND())" office:value-type="float" office:value="0.83176603889764">
            <text:p>0.8317660389</text:p>
          </table:table-cell>
          <table:table-cell table:formula="of:=[.A297]+2*[.B297]+LEGACY.NORMSINV(RAND())*0.5" office:value-type="float" office:value="2.80914658254358">
            <text:p>2.8091465825</text:p>
          </table:table-cell>
        </table:table-row>
        <table:table-row table:style-name="ro1">
          <table:table-cell table:formula="of:=LEGACY.NORMSINV(RAND())" office:value-type="float" office:value="0.104719079011247">
            <text:p>0.104719079</text:p>
          </table:table-cell>
          <table:table-cell table:formula="of:=LEGACY.NORMSINV(RAND())" office:value-type="float" office:value="-0.604551204919052">
            <text:p>-0.6045512049</text:p>
          </table:table-cell>
          <table:table-cell table:formula="of:=[.A298]+2*[.B298]+LEGACY.NORMSINV(RAND())*0.5" office:value-type="float" office:value="-1.91179666959621">
            <text:p>-1.9117966696</text:p>
          </table:table-cell>
        </table:table-row>
        <table:table-row table:style-name="ro1">
          <table:table-cell table:formula="of:=LEGACY.NORMSINV(RAND())" office:value-type="float" office:value="1.08698967695191">
            <text:p>1.086989677</text:p>
          </table:table-cell>
          <table:table-cell table:formula="of:=LEGACY.NORMSINV(RAND())" office:value-type="float" office:value="0.195803046118695">
            <text:p>0.1958030461</text:p>
          </table:table-cell>
          <table:table-cell table:formula="of:=[.A299]+2*[.B299]+LEGACY.NORMSINV(RAND())*0.5" office:value-type="float" office:value="1.68184220911062">
            <text:p>1.6818422091</text:p>
          </table:table-cell>
        </table:table-row>
        <table:table-row table:style-name="ro1">
          <table:table-cell table:formula="of:=LEGACY.NORMSINV(RAND())" office:value-type="float" office:value="3.41082600564969">
            <text:p>3.4108260056</text:p>
          </table:table-cell>
          <table:table-cell table:formula="of:=LEGACY.NORMSINV(RAND())" office:value-type="float" office:value="0.0275143561013891">
            <text:p>0.0275143561</text:p>
          </table:table-cell>
          <table:table-cell table:formula="of:=[.A300]+2*[.B300]+LEGACY.NORMSINV(RAND())*0.5" office:value-type="float" office:value="2.68179855402739">
            <text:p>2.681798554</text:p>
          </table:table-cell>
        </table:table-row>
        <table:table-row table:style-name="ro1">
          <table:table-cell table:formula="of:=LEGACY.NORMSINV(RAND())" office:value-type="float" office:value="0.0859489079966846">
            <text:p>0.085948908</text:p>
          </table:table-cell>
          <table:table-cell table:formula="of:=LEGACY.NORMSINV(RAND())" office:value-type="float" office:value="-0.455710037182084">
            <text:p>-0.4557100372</text:p>
          </table:table-cell>
          <table:table-cell table:formula="of:=[.A301]+2*[.B301]+LEGACY.NORMSINV(RAND())*0.5" office:value-type="float" office:value="-0.600701308604926">
            <text:p>-0.6007013086</text:p>
          </table:table-cell>
        </table:table-row>
        <table:table-row table:style-name="ro1">
          <table:table-cell table:formula="of:=LEGACY.NORMSINV(RAND())" office:value-type="float" office:value="-0.695870647452754">
            <text:p>-0.6958706475</text:p>
          </table:table-cell>
          <table:table-cell table:formula="of:=LEGACY.NORMSINV(RAND())" office:value-type="float" office:value="-0.587032385820456">
            <text:p>-0.5870323858</text:p>
          </table:table-cell>
          <table:table-cell table:formula="of:=[.A302]+2*[.B302]+LEGACY.NORMSINV(RAND())*0.5" office:value-type="float" office:value="-2.07061373936019">
            <text:p>-2.0706137394</text:p>
          </table:table-cell>
        </table:table-row>
        <table:table-row table:style-name="ro1">
          <table:table-cell table:formula="of:=LEGACY.NORMSINV(RAND())" office:value-type="float" office:value="-0.068010717921555">
            <text:p>-0.0680107179</text:p>
          </table:table-cell>
          <table:table-cell table:formula="of:=LEGACY.NORMSINV(RAND())" office:value-type="float" office:value="-0.164402960954691">
            <text:p>-0.164402961</text:p>
          </table:table-cell>
          <table:table-cell table:formula="of:=[.A303]+2*[.B303]+LEGACY.NORMSINV(RAND())*0.5" office:value-type="float" office:value="-0.288996425243943">
            <text:p>-0.2889964252</text:p>
          </table:table-cell>
        </table:table-row>
        <table:table-row table:style-name="ro1">
          <table:table-cell table:formula="of:=LEGACY.NORMSINV(RAND())" office:value-type="float" office:value="0.319605257488585">
            <text:p>0.3196052575</text:p>
          </table:table-cell>
          <table:table-cell table:formula="of:=LEGACY.NORMSINV(RAND())" office:value-type="float" office:value="2.23085084025639">
            <text:p>2.2308508403</text:p>
          </table:table-cell>
          <table:table-cell table:formula="of:=[.A304]+2*[.B304]+LEGACY.NORMSINV(RAND())*0.5" office:value-type="float" office:value="4.38723519872651">
            <text:p>4.3872351987</text:p>
          </table:table-cell>
        </table:table-row>
        <table:table-row table:style-name="ro1">
          <table:table-cell table:formula="of:=LEGACY.NORMSINV(RAND())" office:value-type="float" office:value="-0.171794940286221">
            <text:p>-0.1717949403</text:p>
          </table:table-cell>
          <table:table-cell table:formula="of:=LEGACY.NORMSINV(RAND())" office:value-type="float" office:value="2.73463573665294">
            <text:p>2.7346357367</text:p>
          </table:table-cell>
          <table:table-cell table:formula="of:=[.A305]+2*[.B305]+LEGACY.NORMSINV(RAND())*0.5" office:value-type="float" office:value="4.85386547897208">
            <text:p>4.853865479</text:p>
          </table:table-cell>
        </table:table-row>
        <table:table-row table:style-name="ro1">
          <table:table-cell table:formula="of:=LEGACY.NORMSINV(RAND())" office:value-type="float" office:value="0.115856824387897">
            <text:p>0.1158568244</text:p>
          </table:table-cell>
          <table:table-cell table:formula="of:=LEGACY.NORMSINV(RAND())" office:value-type="float" office:value="-0.0219291965612611">
            <text:p>-0.0219291966</text:p>
          </table:table-cell>
          <table:table-cell table:formula="of:=[.A306]+2*[.B306]+LEGACY.NORMSINV(RAND())*0.5" office:value-type="float" office:value="-0.0911801850798448">
            <text:p>-0.0911801851</text:p>
          </table:table-cell>
        </table:table-row>
        <table:table-row table:style-name="ro1">
          <table:table-cell table:formula="of:=LEGACY.NORMSINV(RAND())" office:value-type="float" office:value="-0.403347002154732">
            <text:p>-0.4033470022</text:p>
          </table:table-cell>
          <table:table-cell table:formula="of:=LEGACY.NORMSINV(RAND())" office:value-type="float" office:value="0.209174491832271">
            <text:p>0.2091744918</text:p>
          </table:table-cell>
          <table:table-cell table:formula="of:=[.A307]+2*[.B307]+LEGACY.NORMSINV(RAND())*0.5" office:value-type="float" office:value="-0.369127233941561">
            <text:p>-0.3691272339</text:p>
          </table:table-cell>
        </table:table-row>
        <table:table-row table:style-name="ro1">
          <table:table-cell table:formula="of:=LEGACY.NORMSINV(RAND())" office:value-type="float" office:value="0.295214803096366">
            <text:p>0.2952148031</text:p>
          </table:table-cell>
          <table:table-cell table:formula="of:=LEGACY.NORMSINV(RAND())" office:value-type="float" office:value="-0.945102685403425">
            <text:p>-0.9451026854</text:p>
          </table:table-cell>
          <table:table-cell table:formula="of:=[.A308]+2*[.B308]+LEGACY.NORMSINV(RAND())*0.5" office:value-type="float" office:value="-1.23721216706839">
            <text:p>-1.2372121671</text:p>
          </table:table-cell>
        </table:table-row>
        <table:table-row table:style-name="ro1">
          <table:table-cell table:formula="of:=LEGACY.NORMSINV(RAND())" office:value-type="float" office:value="-0.864331374221152">
            <text:p>-0.8643313742</text:p>
          </table:table-cell>
          <table:table-cell table:formula="of:=LEGACY.NORMSINV(RAND())" office:value-type="float" office:value="-0.753824368195743">
            <text:p>-0.7538243682</text:p>
          </table:table-cell>
          <table:table-cell table:formula="of:=[.A309]+2*[.B309]+LEGACY.NORMSINV(RAND())*0.5" office:value-type="float" office:value="-2.21352150870587">
            <text:p>-2.2135215087</text:p>
          </table:table-cell>
        </table:table-row>
        <table:table-row table:style-name="ro1">
          <table:table-cell table:formula="of:=LEGACY.NORMSINV(RAND())" office:value-type="float" office:value="0.53790359129631">
            <text:p>0.5379035913</text:p>
          </table:table-cell>
          <table:table-cell table:formula="of:=LEGACY.NORMSINV(RAND())" office:value-type="float" office:value="1.19158044117557">
            <text:p>1.1915804412</text:p>
          </table:table-cell>
          <table:table-cell table:formula="of:=[.A310]+2*[.B310]+LEGACY.NORMSINV(RAND())*0.5" office:value-type="float" office:value="3.07909636775497">
            <text:p>3.0790963678</text:p>
          </table:table-cell>
        </table:table-row>
        <table:table-row table:style-name="ro1">
          <table:table-cell table:formula="of:=LEGACY.NORMSINV(RAND())" office:value-type="float" office:value="-1.89603894933082">
            <text:p>-1.8960389493</text:p>
          </table:table-cell>
          <table:table-cell table:formula="of:=LEGACY.NORMSINV(RAND())" office:value-type="float" office:value="1.56933080561713">
            <text:p>1.5693308056</text:p>
          </table:table-cell>
          <table:table-cell table:formula="of:=[.A311]+2*[.B311]+LEGACY.NORMSINV(RAND())*0.5" office:value-type="float" office:value="0.741824788423195">
            <text:p>0.7418247884</text:p>
          </table:table-cell>
        </table:table-row>
        <table:table-row table:style-name="ro1">
          <table:table-cell table:formula="of:=LEGACY.NORMSINV(RAND())" office:value-type="float" office:value="-0.502754551746604">
            <text:p>-0.5027545517</text:p>
          </table:table-cell>
          <table:table-cell table:formula="of:=LEGACY.NORMSINV(RAND())" office:value-type="float" office:value="0.292880829221451">
            <text:p>0.2928808292</text:p>
          </table:table-cell>
          <table:table-cell table:formula="of:=[.A312]+2*[.B312]+LEGACY.NORMSINV(RAND())*0.5" office:value-type="float" office:value="-0.041694617625174">
            <text:p>-0.0416946176</text:p>
          </table:table-cell>
        </table:table-row>
        <table:table-row table:style-name="ro1">
          <table:table-cell table:formula="of:=LEGACY.NORMSINV(RAND())" office:value-type="float" office:value="0.650376248413118">
            <text:p>0.6503762484</text:p>
          </table:table-cell>
          <table:table-cell table:formula="of:=LEGACY.NORMSINV(RAND())" office:value-type="float" office:value="1.74230164952034">
            <text:p>1.7423016495</text:p>
          </table:table-cell>
          <table:table-cell table:formula="of:=[.A313]+2*[.B313]+LEGACY.NORMSINV(RAND())*0.5" office:value-type="float" office:value="4.70873058035383">
            <text:p>4.7087305804</text:p>
          </table:table-cell>
        </table:table-row>
        <table:table-row table:style-name="ro1">
          <table:table-cell table:formula="of:=LEGACY.NORMSINV(RAND())" office:value-type="float" office:value="0.61108965717016">
            <text:p>0.6110896572</text:p>
          </table:table-cell>
          <table:table-cell table:formula="of:=LEGACY.NORMSINV(RAND())" office:value-type="float" office:value="0.11212573409494">
            <text:p>0.1121257341</text:p>
          </table:table-cell>
          <table:table-cell table:formula="of:=[.A314]+2*[.B314]+LEGACY.NORMSINV(RAND())*0.5" office:value-type="float" office:value="0.835064288176486">
            <text:p>0.8350642882</text:p>
          </table:table-cell>
        </table:table-row>
        <table:table-row table:style-name="ro1">
          <table:table-cell table:formula="of:=LEGACY.NORMSINV(RAND())" office:value-type="float" office:value="0.601683011005374">
            <text:p>0.601683011</text:p>
          </table:table-cell>
          <table:table-cell table:formula="of:=LEGACY.NORMSINV(RAND())" office:value-type="float" office:value="0.70612416132574">
            <text:p>0.7061241613</text:p>
          </table:table-cell>
          <table:table-cell table:formula="of:=[.A315]+2*[.B315]+LEGACY.NORMSINV(RAND())*0.5" office:value-type="float" office:value="2.75775670371459">
            <text:p>2.7577567037</text:p>
          </table:table-cell>
        </table:table-row>
        <table:table-row table:style-name="ro1">
          <table:table-cell table:formula="of:=LEGACY.NORMSINV(RAND())" office:value-type="float" office:value="-0.780461510965635">
            <text:p>-0.780461511</text:p>
          </table:table-cell>
          <table:table-cell table:formula="of:=LEGACY.NORMSINV(RAND())" office:value-type="float" office:value="1.6203757046239">
            <text:p>1.6203757046</text:p>
          </table:table-cell>
          <table:table-cell table:formula="of:=[.A316]+2*[.B316]+LEGACY.NORMSINV(RAND())*0.5" office:value-type="float" office:value="2.43232074910793">
            <text:p>2.4323207491</text:p>
          </table:table-cell>
        </table:table-row>
        <table:table-row table:style-name="ro1">
          <table:table-cell table:formula="of:=LEGACY.NORMSINV(RAND())" office:value-type="float" office:value="0.84306382256932">
            <text:p>0.8430638226</text:p>
          </table:table-cell>
          <table:table-cell table:formula="of:=LEGACY.NORMSINV(RAND())" office:value-type="float" office:value="-0.469093933061077">
            <text:p>-0.4690939331</text:p>
          </table:table-cell>
          <table:table-cell table:formula="of:=[.A317]+2*[.B317]+LEGACY.NORMSINV(RAND())*0.5" office:value-type="float" office:value="0.364547574099125">
            <text:p>0.3645475741</text:p>
          </table:table-cell>
        </table:table-row>
        <table:table-row table:style-name="ro1">
          <table:table-cell table:formula="of:=LEGACY.NORMSINV(RAND())" office:value-type="float" office:value="1.92215469919094">
            <text:p>1.9221546992</text:p>
          </table:table-cell>
          <table:table-cell table:formula="of:=LEGACY.NORMSINV(RAND())" office:value-type="float" office:value="0.102116961646406">
            <text:p>0.1021169616</text:p>
          </table:table-cell>
          <table:table-cell table:formula="of:=[.A318]+2*[.B318]+LEGACY.NORMSINV(RAND())*0.5" office:value-type="float" office:value="2.04726002432611">
            <text:p>2.0472600243</text:p>
          </table:table-cell>
        </table:table-row>
        <table:table-row table:style-name="ro1">
          <table:table-cell table:formula="of:=LEGACY.NORMSINV(RAND())" office:value-type="float" office:value="-0.848124938026177">
            <text:p>-0.848124938</text:p>
          </table:table-cell>
          <table:table-cell table:formula="of:=LEGACY.NORMSINV(RAND())" office:value-type="float" office:value="-0.514258737415064">
            <text:p>-0.5142587374</text:p>
          </table:table-cell>
          <table:table-cell table:formula="of:=[.A319]+2*[.B319]+LEGACY.NORMSINV(RAND())*0.5" office:value-type="float" office:value="-1.70961619020108">
            <text:p>-1.7096161902</text:p>
          </table:table-cell>
        </table:table-row>
        <table:table-row table:style-name="ro1">
          <table:table-cell table:formula="of:=LEGACY.NORMSINV(RAND())" office:value-type="float" office:value="-1.39524292529141">
            <text:p>-1.3952429253</text:p>
          </table:table-cell>
          <table:table-cell table:formula="of:=LEGACY.NORMSINV(RAND())" office:value-type="float" office:value="1.46019925030912">
            <text:p>1.4601992503</text:p>
          </table:table-cell>
          <table:table-cell table:formula="of:=[.A320]+2*[.B320]+LEGACY.NORMSINV(RAND())*0.5" office:value-type="float" office:value="1.31277884491093">
            <text:p>1.3127788449</text:p>
          </table:table-cell>
        </table:table-row>
        <table:table-row table:style-name="ro1">
          <table:table-cell table:formula="of:=LEGACY.NORMSINV(RAND())" office:value-type="float" office:value="-1.99199397575549">
            <text:p>-1.9919939758</text:p>
          </table:table-cell>
          <table:table-cell table:formula="of:=LEGACY.NORMSINV(RAND())" office:value-type="float" office:value="0.130476542184599">
            <text:p>0.1304765422</text:p>
          </table:table-cell>
          <table:table-cell table:formula="of:=[.A321]+2*[.B321]+LEGACY.NORMSINV(RAND())*0.5" office:value-type="float" office:value="-1.90428801849095">
            <text:p>-1.9042880185</text:p>
          </table:table-cell>
        </table:table-row>
        <table:table-row table:style-name="ro1">
          <table:table-cell table:formula="of:=LEGACY.NORMSINV(RAND())" office:value-type="float" office:value="0.354129916399638">
            <text:p>0.3541299164</text:p>
          </table:table-cell>
          <table:table-cell table:formula="of:=LEGACY.NORMSINV(RAND())" office:value-type="float" office:value="0.553895249868643">
            <text:p>0.5538952499</text:p>
          </table:table-cell>
          <table:table-cell table:formula="of:=[.A322]+2*[.B322]+LEGACY.NORMSINV(RAND())*0.5" office:value-type="float" office:value="1.68471651546952">
            <text:p>1.6847165155</text:p>
          </table:table-cell>
        </table:table-row>
        <table:table-row table:style-name="ro1">
          <table:table-cell table:formula="of:=LEGACY.NORMSINV(RAND())" office:value-type="float" office:value="0.247272683530479">
            <text:p>0.2472726835</text:p>
          </table:table-cell>
          <table:table-cell table:formula="of:=LEGACY.NORMSINV(RAND())" office:value-type="float" office:value="-1.21754169760374">
            <text:p>-1.2175416976</text:p>
          </table:table-cell>
          <table:table-cell table:formula="of:=[.A323]+2*[.B323]+LEGACY.NORMSINV(RAND())*0.5" office:value-type="float" office:value="-2.29602163572486">
            <text:p>-2.2960216357</text:p>
          </table:table-cell>
        </table:table-row>
        <table:table-row table:style-name="ro1">
          <table:table-cell table:formula="of:=LEGACY.NORMSINV(RAND())" office:value-type="float" office:value="-1.07008935780432">
            <text:p>-1.0700893578</text:p>
          </table:table-cell>
          <table:table-cell table:formula="of:=LEGACY.NORMSINV(RAND())" office:value-type="float" office:value="2.20043569975343">
            <text:p>2.2004356998</text:p>
          </table:table-cell>
          <table:table-cell table:formula="of:=[.A324]+2*[.B324]+LEGACY.NORMSINV(RAND())*0.5" office:value-type="float" office:value="2.79899171541427">
            <text:p>2.7989917154</text:p>
          </table:table-cell>
        </table:table-row>
        <table:table-row table:style-name="ro1">
          <table:table-cell table:formula="of:=LEGACY.NORMSINV(RAND())" office:value-type="float" office:value="1.29438682944822">
            <text:p>1.2943868294</text:p>
          </table:table-cell>
          <table:table-cell table:formula="of:=LEGACY.NORMSINV(RAND())" office:value-type="float" office:value="-0.0353730998452736">
            <text:p>-0.0353730998</text:p>
          </table:table-cell>
          <table:table-cell table:formula="of:=[.A325]+2*[.B325]+LEGACY.NORMSINV(RAND())*0.5" office:value-type="float" office:value="1.78699405032479">
            <text:p>1.7869940503</text:p>
          </table:table-cell>
        </table:table-row>
        <table:table-row table:style-name="ro1">
          <table:table-cell table:formula="of:=LEGACY.NORMSINV(RAND())" office:value-type="float" office:value="1.03496890484535">
            <text:p>1.0349689048</text:p>
          </table:table-cell>
          <table:table-cell table:formula="of:=LEGACY.NORMSINV(RAND())" office:value-type="float" office:value="-0.208371111850071">
            <text:p>-0.2083711119</text:p>
          </table:table-cell>
          <table:table-cell table:formula="of:=[.A326]+2*[.B326]+LEGACY.NORMSINV(RAND())*0.5" office:value-type="float" office:value="-0.0595319303894696">
            <text:p>-0.0595319304</text:p>
          </table:table-cell>
        </table:table-row>
        <table:table-row table:style-name="ro1">
          <table:table-cell table:formula="of:=LEGACY.NORMSINV(RAND())" office:value-type="float" office:value="-0.957491839843973">
            <text:p>-0.9574918398</text:p>
          </table:table-cell>
          <table:table-cell table:formula="of:=LEGACY.NORMSINV(RAND())" office:value-type="float" office:value="1.25447383994625">
            <text:p>1.2544738399</text:p>
          </table:table-cell>
          <table:table-cell table:formula="of:=[.A327]+2*[.B327]+LEGACY.NORMSINV(RAND())*0.5" office:value-type="float" office:value="2.15951490579313">
            <text:p>2.1595149058</text:p>
          </table:table-cell>
        </table:table-row>
        <table:table-row table:style-name="ro1">
          <table:table-cell table:formula="of:=LEGACY.NORMSINV(RAND())" office:value-type="float" office:value="0.552881180778013">
            <text:p>0.5528811808</text:p>
          </table:table-cell>
          <table:table-cell table:formula="of:=LEGACY.NORMSINV(RAND())" office:value-type="float" office:value="0.571610474518046">
            <text:p>0.5716104745</text:p>
          </table:table-cell>
          <table:table-cell table:formula="of:=[.A328]+2*[.B328]+LEGACY.NORMSINV(RAND())*0.5" office:value-type="float" office:value="2.23792013305163">
            <text:p>2.2379201331</text:p>
          </table:table-cell>
        </table:table-row>
        <table:table-row table:style-name="ro1">
          <table:table-cell table:formula="of:=LEGACY.NORMSINV(RAND())" office:value-type="float" office:value="-2.21549172707251">
            <text:p>-2.2154917271</text:p>
          </table:table-cell>
          <table:table-cell table:formula="of:=LEGACY.NORMSINV(RAND())" office:value-type="float" office:value="-1.02223806714583">
            <text:p>-1.0222380671</text:p>
          </table:table-cell>
          <table:table-cell table:formula="of:=[.A329]+2*[.B329]+LEGACY.NORMSINV(RAND())*0.5" office:value-type="float" office:value="-5.04191547602013">
            <text:p>-5.041915476</text:p>
          </table:table-cell>
        </table:table-row>
        <table:table-row table:style-name="ro1">
          <table:table-cell table:formula="of:=LEGACY.NORMSINV(RAND())" office:value-type="float" office:value="1.56531533260325">
            <text:p>1.5653153326</text:p>
          </table:table-cell>
          <table:table-cell table:formula="of:=LEGACY.NORMSINV(RAND())" office:value-type="float" office:value="0.786334157811201">
            <text:p>0.7863341578</text:p>
          </table:table-cell>
          <table:table-cell table:formula="of:=[.A330]+2*[.B330]+LEGACY.NORMSINV(RAND())*0.5" office:value-type="float" office:value="2.59870460210126">
            <text:p>2.5987046021</text:p>
          </table:table-cell>
        </table:table-row>
        <table:table-row table:style-name="ro1">
          <table:table-cell table:formula="of:=LEGACY.NORMSINV(RAND())" office:value-type="float" office:value="-0.0171692442069881">
            <text:p>-0.0171692442</text:p>
          </table:table-cell>
          <table:table-cell table:formula="of:=LEGACY.NORMSINV(RAND())" office:value-type="float" office:value="-1.1766263867517">
            <text:p>-1.1766263868</text:p>
          </table:table-cell>
          <table:table-cell table:formula="of:=[.A331]+2*[.B331]+LEGACY.NORMSINV(RAND())*0.5" office:value-type="float" office:value="-2.86035074099861">
            <text:p>-2.860350741</text:p>
          </table:table-cell>
        </table:table-row>
        <table:table-row table:style-name="ro1">
          <table:table-cell table:formula="of:=LEGACY.NORMSINV(RAND())" office:value-type="float" office:value="-0.829801428768038">
            <text:p>-0.8298014288</text:p>
          </table:table-cell>
          <table:table-cell table:formula="of:=LEGACY.NORMSINV(RAND())" office:value-type="float" office:value="-0.0397204928539908">
            <text:p>-0.0397204929</text:p>
          </table:table-cell>
          <table:table-cell table:formula="of:=[.A332]+2*[.B332]+LEGACY.NORMSINV(RAND())*0.5" office:value-type="float" office:value="-0.484925459814236">
            <text:p>-0.4849254598</text:p>
          </table:table-cell>
        </table:table-row>
        <table:table-row table:style-name="ro1">
          <table:table-cell table:formula="of:=LEGACY.NORMSINV(RAND())" office:value-type="float" office:value="-0.481657538646114">
            <text:p>-0.4816575386</text:p>
          </table:table-cell>
          <table:table-cell table:formula="of:=LEGACY.NORMSINV(RAND())" office:value-type="float" office:value="-1.01014856666384">
            <text:p>-1.0101485667</text:p>
          </table:table-cell>
          <table:table-cell table:formula="of:=[.A333]+2*[.B333]+LEGACY.NORMSINV(RAND())*0.5" office:value-type="float" office:value="-2.62913446449838">
            <text:p>-2.6291344645</text:p>
          </table:table-cell>
        </table:table-row>
        <table:table-row table:style-name="ro1">
          <table:table-cell table:formula="of:=LEGACY.NORMSINV(RAND())" office:value-type="float" office:value="-0.5211342584504">
            <text:p>-0.5211342585</text:p>
          </table:table-cell>
          <table:table-cell table:formula="of:=LEGACY.NORMSINV(RAND())" office:value-type="float" office:value="0.177753018121414">
            <text:p>0.1777530181</text:p>
          </table:table-cell>
          <table:table-cell table:formula="of:=[.A334]+2*[.B334]+LEGACY.NORMSINV(RAND())*0.5" office:value-type="float" office:value="-0.113019418944556">
            <text:p>-0.1130194189</text:p>
          </table:table-cell>
        </table:table-row>
        <table:table-row table:style-name="ro1">
          <table:table-cell table:formula="of:=LEGACY.NORMSINV(RAND())" office:value-type="float" office:value="0.796150581460597">
            <text:p>0.7961505815</text:p>
          </table:table-cell>
          <table:table-cell table:formula="of:=LEGACY.NORMSINV(RAND())" office:value-type="float" office:value="0.565993447399759">
            <text:p>0.5659934474</text:p>
          </table:table-cell>
          <table:table-cell table:formula="of:=[.A335]+2*[.B335]+LEGACY.NORMSINV(RAND())*0.5" office:value-type="float" office:value="1.85788752029944">
            <text:p>1.8578875203</text:p>
          </table:table-cell>
        </table:table-row>
        <table:table-row table:style-name="ro1">
          <table:table-cell table:formula="of:=LEGACY.NORMSINV(RAND())" office:value-type="float" office:value="-0.825664045582625">
            <text:p>-0.8256640456</text:p>
          </table:table-cell>
          <table:table-cell table:formula="of:=LEGACY.NORMSINV(RAND())" office:value-type="float" office:value="0.213079846330806">
            <text:p>0.2130798463</text:p>
          </table:table-cell>
          <table:table-cell table:formula="of:=[.A336]+2*[.B336]+LEGACY.NORMSINV(RAND())*0.5" office:value-type="float" office:value="-0.670676323828821">
            <text:p>-0.6706763238</text:p>
          </table:table-cell>
        </table:table-row>
        <table:table-row table:style-name="ro1">
          <table:table-cell table:formula="of:=LEGACY.NORMSINV(RAND())" office:value-type="float" office:value="-1.28347742148775">
            <text:p>-1.2834774215</text:p>
          </table:table-cell>
          <table:table-cell table:formula="of:=LEGACY.NORMSINV(RAND())" office:value-type="float" office:value="0.445426094469293">
            <text:p>0.4454260945</text:p>
          </table:table-cell>
          <table:table-cell table:formula="of:=[.A337]+2*[.B337]+LEGACY.NORMSINV(RAND())*0.5" office:value-type="float" office:value="-0.439127062903731">
            <text:p>-0.4391270629</text:p>
          </table:table-cell>
        </table:table-row>
        <table:table-row table:style-name="ro1">
          <table:table-cell table:formula="of:=LEGACY.NORMSINV(RAND())" office:value-type="float" office:value="0.899735488364514">
            <text:p>0.8997354884</text:p>
          </table:table-cell>
          <table:table-cell table:formula="of:=LEGACY.NORMSINV(RAND())" office:value-type="float" office:value="0.15103034003145">
            <text:p>0.15103034</text:p>
          </table:table-cell>
          <table:table-cell table:formula="of:=[.A338]+2*[.B338]+LEGACY.NORMSINV(RAND())*0.5" office:value-type="float" office:value="0.730173939579597">
            <text:p>0.7301739396</text:p>
          </table:table-cell>
        </table:table-row>
        <table:table-row table:style-name="ro1">
          <table:table-cell table:formula="of:=LEGACY.NORMSINV(RAND())" office:value-type="float" office:value="1.86921582097508">
            <text:p>1.869215821</text:p>
          </table:table-cell>
          <table:table-cell table:formula="of:=LEGACY.NORMSINV(RAND())" office:value-type="float" office:value="-0.199947043384771">
            <text:p>-0.1999470434</text:p>
          </table:table-cell>
          <table:table-cell table:formula="of:=[.A339]+2*[.B339]+LEGACY.NORMSINV(RAND())*0.5" office:value-type="float" office:value="1.02321843846">
            <text:p>1.0232184385</text:p>
          </table:table-cell>
        </table:table-row>
        <table:table-row table:style-name="ro1">
          <table:table-cell table:formula="of:=LEGACY.NORMSINV(RAND())" office:value-type="float" office:value="0.685125801390886">
            <text:p>0.6851258014</text:p>
          </table:table-cell>
          <table:table-cell table:formula="of:=LEGACY.NORMSINV(RAND())" office:value-type="float" office:value="-0.0509514933524697">
            <text:p>-0.0509514934</text:p>
          </table:table-cell>
          <table:table-cell table:formula="of:=[.A340]+2*[.B340]+LEGACY.NORMSINV(RAND())*0.5" office:value-type="float" office:value="0.0138068002166174">
            <text:p>0.0138068002</text:p>
          </table:table-cell>
        </table:table-row>
        <table:table-row table:style-name="ro1">
          <table:table-cell table:formula="of:=LEGACY.NORMSINV(RAND())" office:value-type="float" office:value="1.14087996457244">
            <text:p>1.1408799646</text:p>
          </table:table-cell>
          <table:table-cell table:formula="of:=LEGACY.NORMSINV(RAND())" office:value-type="float" office:value="0.305676385041714">
            <text:p>0.305676385</text:p>
          </table:table-cell>
          <table:table-cell table:formula="of:=[.A341]+2*[.B341]+LEGACY.NORMSINV(RAND())*0.5" office:value-type="float" office:value="1.90567899585427">
            <text:p>1.9056789959</text:p>
          </table:table-cell>
        </table:table-row>
        <table:table-row table:style-name="ro1">
          <table:table-cell table:formula="of:=LEGACY.NORMSINV(RAND())" office:value-type="float" office:value="-0.365958442746623">
            <text:p>-0.3659584427</text:p>
          </table:table-cell>
          <table:table-cell table:formula="of:=LEGACY.NORMSINV(RAND())" office:value-type="float" office:value="0.784589028932689">
            <text:p>0.7845890289</text:p>
          </table:table-cell>
          <table:table-cell table:formula="of:=[.A342]+2*[.B342]+LEGACY.NORMSINV(RAND())*0.5" office:value-type="float" office:value="1.66831326346963">
            <text:p>1.6683132635</text:p>
          </table:table-cell>
        </table:table-row>
        <table:table-row table:style-name="ro1">
          <table:table-cell table:formula="of:=LEGACY.NORMSINV(RAND())" office:value-type="float" office:value="0.0336204714460482">
            <text:p>0.0336204714</text:p>
          </table:table-cell>
          <table:table-cell table:formula="of:=LEGACY.NORMSINV(RAND())" office:value-type="float" office:value="0.21626704445905">
            <text:p>0.2162670445</text:p>
          </table:table-cell>
          <table:table-cell table:formula="of:=[.A343]+2*[.B343]+LEGACY.NORMSINV(RAND())*0.5" office:value-type="float" office:value="-0.0765108877951435">
            <text:p>-0.0765108878</text:p>
          </table:table-cell>
        </table:table-row>
        <table:table-row table:style-name="ro1">
          <table:table-cell table:formula="of:=LEGACY.NORMSINV(RAND())" office:value-type="float" office:value="-1.3789724231385">
            <text:p>-1.3789724231</text:p>
          </table:table-cell>
          <table:table-cell table:formula="of:=LEGACY.NORMSINV(RAND())" office:value-type="float" office:value="2.17591221716013">
            <text:p>2.1759122172</text:p>
          </table:table-cell>
          <table:table-cell table:formula="of:=[.A344]+2*[.B344]+LEGACY.NORMSINV(RAND())*0.5" office:value-type="float" office:value="2.89739806503828">
            <text:p>2.897398065</text:p>
          </table:table-cell>
        </table:table-row>
        <table:table-row table:style-name="ro1">
          <table:table-cell table:formula="of:=LEGACY.NORMSINV(RAND())" office:value-type="float" office:value="0.835395649847711">
            <text:p>0.8353956498</text:p>
          </table:table-cell>
          <table:table-cell table:formula="of:=LEGACY.NORMSINV(RAND())" office:value-type="float" office:value="0.0680259646185862">
            <text:p>0.0680259646</text:p>
          </table:table-cell>
          <table:table-cell table:formula="of:=[.A345]+2*[.B345]+LEGACY.NORMSINV(RAND())*0.5" office:value-type="float" office:value="0.597152161172014">
            <text:p>0.5971521612</text:p>
          </table:table-cell>
        </table:table-row>
        <table:table-row table:style-name="ro1">
          <table:table-cell table:formula="of:=LEGACY.NORMSINV(RAND())" office:value-type="float" office:value="-0.298606456359431">
            <text:p>-0.2986064564</text:p>
          </table:table-cell>
          <table:table-cell table:formula="of:=LEGACY.NORMSINV(RAND())" office:value-type="float" office:value="1.89949104924577">
            <text:p>1.8994910492</text:p>
          </table:table-cell>
          <table:table-cell table:formula="of:=[.A346]+2*[.B346]+LEGACY.NORMSINV(RAND())*0.5" office:value-type="float" office:value="3.41416004539501">
            <text:p>3.4141600454</text:p>
          </table:table-cell>
        </table:table-row>
        <table:table-row table:style-name="ro1">
          <table:table-cell table:formula="of:=LEGACY.NORMSINV(RAND())" office:value-type="float" office:value="-1.60167055092024">
            <text:p>-1.6016705509</text:p>
          </table:table-cell>
          <table:table-cell table:formula="of:=LEGACY.NORMSINV(RAND())" office:value-type="float" office:value="-0.627881383288949">
            <text:p>-0.6278813833</text:p>
          </table:table-cell>
          <table:table-cell table:formula="of:=[.A347]+2*[.B347]+LEGACY.NORMSINV(RAND())*0.5" office:value-type="float" office:value="-2.81827525094675">
            <text:p>-2.8182752509</text:p>
          </table:table-cell>
        </table:table-row>
        <table:table-row table:style-name="ro1">
          <table:table-cell table:formula="of:=LEGACY.NORMSINV(RAND())" office:value-type="float" office:value="0.291428916183632">
            <text:p>0.2914289162</text:p>
          </table:table-cell>
          <table:table-cell table:formula="of:=LEGACY.NORMSINV(RAND())" office:value-type="float" office:value="0.60674869695054">
            <text:p>0.606748697</text:p>
          </table:table-cell>
          <table:table-cell table:formula="of:=[.A348]+2*[.B348]+LEGACY.NORMSINV(RAND())*0.5" office:value-type="float" office:value="1.30831995552141">
            <text:p>1.3083199555</text:p>
          </table:table-cell>
        </table:table-row>
        <table:table-row table:style-name="ro1">
          <table:table-cell table:formula="of:=LEGACY.NORMSINV(RAND())" office:value-type="float" office:value="-1.80676648750841">
            <text:p>-1.8067664875</text:p>
          </table:table-cell>
          <table:table-cell table:formula="of:=LEGACY.NORMSINV(RAND())" office:value-type="float" office:value="1.28594624903211">
            <text:p>1.285946249</text:p>
          </table:table-cell>
          <table:table-cell table:formula="of:=[.A349]+2*[.B349]+LEGACY.NORMSINV(RAND())*0.5" office:value-type="float" office:value="0.52606937693727">
            <text:p>0.5260693769</text:p>
          </table:table-cell>
        </table:table-row>
        <table:table-row table:style-name="ro1">
          <table:table-cell table:formula="of:=LEGACY.NORMSINV(RAND())" office:value-type="float" office:value="0.0378125589015236">
            <text:p>0.0378125589</text:p>
          </table:table-cell>
          <table:table-cell table:formula="of:=LEGACY.NORMSINV(RAND())" office:value-type="float" office:value="-1.36003013303466">
            <text:p>-1.360030133</text:p>
          </table:table-cell>
          <table:table-cell table:formula="of:=[.A350]+2*[.B350]+LEGACY.NORMSINV(RAND())*0.5" office:value-type="float" office:value="-3.42143966223534">
            <text:p>-3.4214396622</text:p>
          </table:table-cell>
        </table:table-row>
        <table:table-row table:style-name="ro1">
          <table:table-cell table:formula="of:=LEGACY.NORMSINV(RAND())" office:value-type="float" office:value="-1.10234476748914">
            <text:p>-1.1023447675</text:p>
          </table:table-cell>
          <table:table-cell table:formula="of:=LEGACY.NORMSINV(RAND())" office:value-type="float" office:value="-0.79160058014413">
            <text:p>-0.7916005801</text:p>
          </table:table-cell>
          <table:table-cell table:formula="of:=[.A351]+2*[.B351]+LEGACY.NORMSINV(RAND())*0.5" office:value-type="float" office:value="-1.89665303072676">
            <text:p>-1.8966530307</text:p>
          </table:table-cell>
        </table:table-row>
        <table:table-row table:style-name="ro1">
          <table:table-cell table:formula="of:=LEGACY.NORMSINV(RAND())" office:value-type="float" office:value="1.3971024979254">
            <text:p>1.3971024979</text:p>
          </table:table-cell>
          <table:table-cell table:formula="of:=LEGACY.NORMSINV(RAND())" office:value-type="float" office:value="0.973446229031751">
            <text:p>0.973446229</text:p>
          </table:table-cell>
          <table:table-cell table:formula="of:=[.A352]+2*[.B352]+LEGACY.NORMSINV(RAND())*0.5" office:value-type="float" office:value="3.08163740484497">
            <text:p>3.0816374048</text:p>
          </table:table-cell>
        </table:table-row>
        <table:table-row table:style-name="ro1">
          <table:table-cell table:formula="of:=LEGACY.NORMSINV(RAND())" office:value-type="float" office:value="0.0110765823464011">
            <text:p>0.0110765823</text:p>
          </table:table-cell>
          <table:table-cell table:formula="of:=LEGACY.NORMSINV(RAND())" office:value-type="float" office:value="0.408910026953911">
            <text:p>0.408910027</text:p>
          </table:table-cell>
          <table:table-cell table:formula="of:=[.A353]+2*[.B353]+LEGACY.NORMSINV(RAND())*0.5" office:value-type="float" office:value="1.27395935037051">
            <text:p>1.2739593504</text:p>
          </table:table-cell>
        </table:table-row>
        <table:table-row table:style-name="ro1">
          <table:table-cell table:formula="of:=LEGACY.NORMSINV(RAND())" office:value-type="float" office:value="-0.0259768186760942">
            <text:p>-0.0259768187</text:p>
          </table:table-cell>
          <table:table-cell table:formula="of:=LEGACY.NORMSINV(RAND())" office:value-type="float" office:value="0.833025118863286">
            <text:p>0.8330251189</text:p>
          </table:table-cell>
          <table:table-cell table:formula="of:=[.A354]+2*[.B354]+LEGACY.NORMSINV(RAND())*0.5" office:value-type="float" office:value="2.27309827649907">
            <text:p>2.2730982765</text:p>
          </table:table-cell>
        </table:table-row>
        <table:table-row table:style-name="ro1">
          <table:table-cell table:formula="of:=LEGACY.NORMSINV(RAND())" office:value-type="float" office:value="-2.12590868280478">
            <text:p>-2.1259086828</text:p>
          </table:table-cell>
          <table:table-cell table:formula="of:=LEGACY.NORMSINV(RAND())" office:value-type="float" office:value="-0.714015149407716">
            <text:p>-0.7140151494</text:p>
          </table:table-cell>
          <table:table-cell table:formula="of:=[.A355]+2*[.B355]+LEGACY.NORMSINV(RAND())*0.5" office:value-type="float" office:value="-3.29818131990756">
            <text:p>-3.2981813199</text:p>
          </table:table-cell>
        </table:table-row>
        <table:table-row table:style-name="ro1">
          <table:table-cell table:formula="of:=LEGACY.NORMSINV(RAND())" office:value-type="float" office:value="2.2573041122597">
            <text:p>2.2573041123</text:p>
          </table:table-cell>
          <table:table-cell table:formula="of:=LEGACY.NORMSINV(RAND())" office:value-type="float" office:value="-0.0886983183369452">
            <text:p>-0.0886983183</text:p>
          </table:table-cell>
          <table:table-cell table:formula="of:=[.A356]+2*[.B356]+LEGACY.NORMSINV(RAND())*0.5" office:value-type="float" office:value="1.37100903893231">
            <text:p>1.3710090389</text:p>
          </table:table-cell>
        </table:table-row>
        <table:table-row table:style-name="ro1">
          <table:table-cell table:formula="of:=LEGACY.NORMSINV(RAND())" office:value-type="float" office:value="-0.66493421746596">
            <text:p>-0.6649342175</text:p>
          </table:table-cell>
          <table:table-cell table:formula="of:=LEGACY.NORMSINV(RAND())" office:value-type="float" office:value="1.26024836534162">
            <text:p>1.2602483653</text:p>
          </table:table-cell>
          <table:table-cell table:formula="of:=[.A357]+2*[.B357]+LEGACY.NORMSINV(RAND())*0.5" office:value-type="float" office:value="1.29879481843405">
            <text:p>1.2987948184</text:p>
          </table:table-cell>
        </table:table-row>
        <table:table-row table:style-name="ro1">
          <table:table-cell table:formula="of:=LEGACY.NORMSINV(RAND())" office:value-type="float" office:value="2.07566299539832">
            <text:p>2.0756629954</text:p>
          </table:table-cell>
          <table:table-cell table:formula="of:=LEGACY.NORMSINV(RAND())" office:value-type="float" office:value="-0.182941863138614">
            <text:p>-0.1829418631</text:p>
          </table:table-cell>
          <table:table-cell table:formula="of:=[.A358]+2*[.B358]+LEGACY.NORMSINV(RAND())*0.5" office:value-type="float" office:value="2.04290941308868">
            <text:p>2.0429094131</text:p>
          </table:table-cell>
        </table:table-row>
        <table:table-row table:style-name="ro1">
          <table:table-cell table:formula="of:=LEGACY.NORMSINV(RAND())" office:value-type="float" office:value="1.18406596395726">
            <text:p>1.184065964</text:p>
          </table:table-cell>
          <table:table-cell table:formula="of:=LEGACY.NORMSINV(RAND())" office:value-type="float" office:value="0.753758943341107">
            <text:p>0.7537589433</text:p>
          </table:table-cell>
          <table:table-cell table:formula="of:=[.A359]+2*[.B359]+LEGACY.NORMSINV(RAND())*0.5" office:value-type="float" office:value="3.08238694561516">
            <text:p>3.0823869456</text:p>
          </table:table-cell>
        </table:table-row>
        <table:table-row table:style-name="ro1">
          <table:table-cell table:formula="of:=LEGACY.NORMSINV(RAND())" office:value-type="float" office:value="1.86225919985578">
            <text:p>1.8622591999</text:p>
          </table:table-cell>
          <table:table-cell table:formula="of:=LEGACY.NORMSINV(RAND())" office:value-type="float" office:value="-1.33591943296886">
            <text:p>-1.335919433</text:p>
          </table:table-cell>
          <table:table-cell table:formula="of:=[.A360]+2*[.B360]+LEGACY.NORMSINV(RAND())*0.5" office:value-type="float" office:value="-1.07486464319156">
            <text:p>-1.0748646432</text:p>
          </table:table-cell>
        </table:table-row>
        <table:table-row table:style-name="ro1">
          <table:table-cell table:formula="of:=LEGACY.NORMSINV(RAND())" office:value-type="float" office:value="-0.903940325150654">
            <text:p>-0.9039403252</text:p>
          </table:table-cell>
          <table:table-cell table:formula="of:=LEGACY.NORMSINV(RAND())" office:value-type="float" office:value="-0.992649775044113">
            <text:p>-0.992649775</text:p>
          </table:table-cell>
          <table:table-cell table:formula="of:=[.A361]+2*[.B361]+LEGACY.NORMSINV(RAND())*0.5" office:value-type="float" office:value="-2.97359240758939">
            <text:p>-2.9735924076</text:p>
          </table:table-cell>
        </table:table-row>
        <table:table-row table:style-name="ro1">
          <table:table-cell table:formula="of:=LEGACY.NORMSINV(RAND())" office:value-type="float" office:value="-2.10037946828738">
            <text:p>-2.1003794683</text:p>
          </table:table-cell>
          <table:table-cell table:formula="of:=LEGACY.NORMSINV(RAND())" office:value-type="float" office:value="-1.26390025454389">
            <text:p>-1.2639002545</text:p>
          </table:table-cell>
          <table:table-cell table:formula="of:=[.A362]+2*[.B362]+LEGACY.NORMSINV(RAND())*0.5" office:value-type="float" office:value="-4.81838174952666">
            <text:p>-4.8183817495</text:p>
          </table:table-cell>
        </table:table-row>
        <table:table-row table:style-name="ro1">
          <table:table-cell table:formula="of:=LEGACY.NORMSINV(RAND())" office:value-type="float" office:value="0.45805877343714">
            <text:p>0.4580587734</text:p>
          </table:table-cell>
          <table:table-cell table:formula="of:=LEGACY.NORMSINV(RAND())" office:value-type="float" office:value="-0.245528700356099">
            <text:p>-0.2455287004</text:p>
          </table:table-cell>
          <table:table-cell table:formula="of:=[.A363]+2*[.B363]+LEGACY.NORMSINV(RAND())*0.5" office:value-type="float" office:value="0.498794180352433">
            <text:p>0.4987941804</text:p>
          </table:table-cell>
        </table:table-row>
        <table:table-row table:style-name="ro1">
          <table:table-cell table:formula="of:=LEGACY.NORMSINV(RAND())" office:value-type="float" office:value="-0.0648929668180498">
            <text:p>-0.0648929668</text:p>
          </table:table-cell>
          <table:table-cell table:formula="of:=LEGACY.NORMSINV(RAND())" office:value-type="float" office:value="-0.784667491005484">
            <text:p>-0.784667491</text:p>
          </table:table-cell>
          <table:table-cell table:formula="of:=[.A364]+2*[.B364]+LEGACY.NORMSINV(RAND())*0.5" office:value-type="float" office:value="-1.83246224956444">
            <text:p>-1.8324622496</text:p>
          </table:table-cell>
        </table:table-row>
        <table:table-row table:style-name="ro1">
          <table:table-cell table:formula="of:=LEGACY.NORMSINV(RAND())" office:value-type="float" office:value="0.558470757068105">
            <text:p>0.5584707571</text:p>
          </table:table-cell>
          <table:table-cell table:formula="of:=LEGACY.NORMSINV(RAND())" office:value-type="float" office:value="-1.20772446345198">
            <text:p>-1.2077244635</text:p>
          </table:table-cell>
          <table:table-cell table:formula="of:=[.A365]+2*[.B365]+LEGACY.NORMSINV(RAND())*0.5" office:value-type="float" office:value="-2.0326902027983">
            <text:p>-2.0326902028</text:p>
          </table:table-cell>
        </table:table-row>
        <table:table-row table:style-name="ro1">
          <table:table-cell table:formula="of:=LEGACY.NORMSINV(RAND())" office:value-type="float" office:value="-0.92917442100458">
            <text:p>-0.929174421</text:p>
          </table:table-cell>
          <table:table-cell table:formula="of:=LEGACY.NORMSINV(RAND())" office:value-type="float" office:value="0.874516577380524">
            <text:p>0.8745165774</text:p>
          </table:table-cell>
          <table:table-cell table:formula="of:=[.A366]+2*[.B366]+LEGACY.NORMSINV(RAND())*0.5" office:value-type="float" office:value="0.628062923565906">
            <text:p>0.6280629236</text:p>
          </table:table-cell>
        </table:table-row>
        <table:table-row table:style-name="ro1">
          <table:table-cell table:formula="of:=LEGACY.NORMSINV(RAND())" office:value-type="float" office:value="-1.45662862777324">
            <text:p>-1.4566286278</text:p>
          </table:table-cell>
          <table:table-cell table:formula="of:=LEGACY.NORMSINV(RAND())" office:value-type="float" office:value="1.21180529981434">
            <text:p>1.2118052998</text:p>
          </table:table-cell>
          <table:table-cell table:formula="of:=[.A367]+2*[.B367]+LEGACY.NORMSINV(RAND())*0.5" office:value-type="float" office:value="1.0984328650432">
            <text:p>1.098432865</text:p>
          </table:table-cell>
        </table:table-row>
        <table:table-row table:style-name="ro1">
          <table:table-cell table:formula="of:=LEGACY.NORMSINV(RAND())" office:value-type="float" office:value="0.0000784034940318496">
            <text:p>7.84034940318496E-005</text:p>
          </table:table-cell>
          <table:table-cell table:formula="of:=LEGACY.NORMSINV(RAND())" office:value-type="float" office:value="-2.05486921333761">
            <text:p>-2.0548692133</text:p>
          </table:table-cell>
          <table:table-cell table:formula="of:=[.A368]+2*[.B368]+LEGACY.NORMSINV(RAND())*0.5" office:value-type="float" office:value="-4.00266281414514">
            <text:p>-4.0026628141</text:p>
          </table:table-cell>
        </table:table-row>
        <table:table-row table:style-name="ro1">
          <table:table-cell table:formula="of:=LEGACY.NORMSINV(RAND())" office:value-type="float" office:value="-0.599156427847376">
            <text:p>-0.5991564278</text:p>
          </table:table-cell>
          <table:table-cell table:formula="of:=LEGACY.NORMSINV(RAND())" office:value-type="float" office:value="0.730060662434703">
            <text:p>0.7300606624</text:p>
          </table:table-cell>
          <table:table-cell table:formula="of:=[.A369]+2*[.B369]+LEGACY.NORMSINV(RAND())*0.5" office:value-type="float" office:value="0.818968171019539">
            <text:p>0.818968171</text:p>
          </table:table-cell>
        </table:table-row>
        <table:table-row table:style-name="ro1">
          <table:table-cell table:formula="of:=LEGACY.NORMSINV(RAND())" office:value-type="float" office:value="-0.344268747731966">
            <text:p>-0.3442687477</text:p>
          </table:table-cell>
          <table:table-cell table:formula="of:=LEGACY.NORMSINV(RAND())" office:value-type="float" office:value="0.125915070351396">
            <text:p>0.1259150704</text:p>
          </table:table-cell>
          <table:table-cell table:formula="of:=[.A370]+2*[.B370]+LEGACY.NORMSINV(RAND())*0.5" office:value-type="float" office:value="-0.173953441693444">
            <text:p>-0.1739534417</text:p>
          </table:table-cell>
        </table:table-row>
        <table:table-row table:style-name="ro1">
          <table:table-cell table:formula="of:=LEGACY.NORMSINV(RAND())" office:value-type="float" office:value="0.0646217637246593">
            <text:p>0.0646217637</text:p>
          </table:table-cell>
          <table:table-cell table:formula="of:=LEGACY.NORMSINV(RAND())" office:value-type="float" office:value="1.02771835283042">
            <text:p>1.0277183528</text:p>
          </table:table-cell>
          <table:table-cell table:formula="of:=[.A371]+2*[.B371]+LEGACY.NORMSINV(RAND())*0.5" office:value-type="float" office:value="2.27051690846797">
            <text:p>2.2705169085</text:p>
          </table:table-cell>
        </table:table-row>
        <table:table-row table:style-name="ro1">
          <table:table-cell table:formula="of:=LEGACY.NORMSINV(RAND())" office:value-type="float" office:value="0.32892903769419">
            <text:p>0.3289290377</text:p>
          </table:table-cell>
          <table:table-cell table:formula="of:=LEGACY.NORMSINV(RAND())" office:value-type="float" office:value="-0.579953015557267">
            <text:p>-0.5799530156</text:p>
          </table:table-cell>
          <table:table-cell table:formula="of:=[.A372]+2*[.B372]+LEGACY.NORMSINV(RAND())*0.5" office:value-type="float" office:value="-0.656938526048541">
            <text:p>-0.656938526</text:p>
          </table:table-cell>
        </table:table-row>
        <table:table-row table:style-name="ro1">
          <table:table-cell table:formula="of:=LEGACY.NORMSINV(RAND())" office:value-type="float" office:value="-1.85331122694646">
            <text:p>-1.8533112269</text:p>
          </table:table-cell>
          <table:table-cell table:formula="of:=LEGACY.NORMSINV(RAND())" office:value-type="float" office:value="0.339268044604227">
            <text:p>0.3392680446</text:p>
          </table:table-cell>
          <table:table-cell table:formula="of:=[.A373]+2*[.B373]+LEGACY.NORMSINV(RAND())*0.5" office:value-type="float" office:value="-1.41894630675927">
            <text:p>-1.4189463068</text:p>
          </table:table-cell>
        </table:table-row>
        <table:table-row table:style-name="ro1">
          <table:table-cell table:formula="of:=LEGACY.NORMSINV(RAND())" office:value-type="float" office:value="-0.680028663474686">
            <text:p>-0.6800286635</text:p>
          </table:table-cell>
          <table:table-cell table:formula="of:=LEGACY.NORMSINV(RAND())" office:value-type="float" office:value="-0.0274814625240113">
            <text:p>-0.0274814625</text:p>
          </table:table-cell>
          <table:table-cell table:formula="of:=[.A374]+2*[.B374]+LEGACY.NORMSINV(RAND())*0.5" office:value-type="float" office:value="-0.337336763219402">
            <text:p>-0.3373367632</text:p>
          </table:table-cell>
        </table:table-row>
        <table:table-row table:style-name="ro1">
          <table:table-cell table:formula="of:=LEGACY.NORMSINV(RAND())" office:value-type="float" office:value="-0.353598796128325">
            <text:p>-0.3535987961</text:p>
          </table:table-cell>
          <table:table-cell table:formula="of:=LEGACY.NORMSINV(RAND())" office:value-type="float" office:value="0.973781768053775">
            <text:p>0.9737817681</text:p>
          </table:table-cell>
          <table:table-cell table:formula="of:=[.A375]+2*[.B375]+LEGACY.NORMSINV(RAND())*0.5" office:value-type="float" office:value="1.59211210623348">
            <text:p>1.5921121062</text:p>
          </table:table-cell>
        </table:table-row>
        <table:table-row table:style-name="ro1">
          <table:table-cell table:formula="of:=LEGACY.NORMSINV(RAND())" office:value-type="float" office:value="-0.95060962604437">
            <text:p>-0.950609626</text:p>
          </table:table-cell>
          <table:table-cell table:formula="of:=LEGACY.NORMSINV(RAND())" office:value-type="float" office:value="-0.850395345873651">
            <text:p>-0.8503953459</text:p>
          </table:table-cell>
          <table:table-cell table:formula="of:=[.A376]+2*[.B376]+LEGACY.NORMSINV(RAND())*0.5" office:value-type="float" office:value="-2.42462873406525">
            <text:p>-2.4246287341</text:p>
          </table:table-cell>
        </table:table-row>
        <table:table-row table:style-name="ro1">
          <table:table-cell table:formula="of:=LEGACY.NORMSINV(RAND())" office:value-type="float" office:value="-1.57085789264587">
            <text:p>-1.5708578926</text:p>
          </table:table-cell>
          <table:table-cell table:formula="of:=LEGACY.NORMSINV(RAND())" office:value-type="float" office:value="0.121097859576043">
            <text:p>0.1210978596</text:p>
          </table:table-cell>
          <table:table-cell table:formula="of:=[.A377]+2*[.B377]+LEGACY.NORMSINV(RAND())*0.5" office:value-type="float" office:value="-0.99529258203567">
            <text:p>-0.995292582</text:p>
          </table:table-cell>
        </table:table-row>
        <table:table-row table:style-name="ro1">
          <table:table-cell table:formula="of:=LEGACY.NORMSINV(RAND())" office:value-type="float" office:value="-1.41828593977279">
            <text:p>-1.4182859398</text:p>
          </table:table-cell>
          <table:table-cell table:formula="of:=LEGACY.NORMSINV(RAND())" office:value-type="float" office:value="-1.02840321661013">
            <text:p>-1.0284032166</text:p>
          </table:table-cell>
          <table:table-cell table:formula="of:=[.A378]+2*[.B378]+LEGACY.NORMSINV(RAND())*0.5" office:value-type="float" office:value="-3.81618342358257">
            <text:p>-3.8161834236</text:p>
          </table:table-cell>
        </table:table-row>
        <table:table-row table:style-name="ro1">
          <table:table-cell table:formula="of:=LEGACY.NORMSINV(RAND())" office:value-type="float" office:value="1.01680583610104">
            <text:p>1.0168058361</text:p>
          </table:table-cell>
          <table:table-cell table:formula="of:=LEGACY.NORMSINV(RAND())" office:value-type="float" office:value="0.632911843715311">
            <text:p>0.6329118437</text:p>
          </table:table-cell>
          <table:table-cell table:formula="of:=[.A379]+2*[.B379]+LEGACY.NORMSINV(RAND())*0.5" office:value-type="float" office:value="2.31033717017528">
            <text:p>2.3103371702</text:p>
          </table:table-cell>
        </table:table-row>
        <table:table-row table:style-name="ro1">
          <table:table-cell table:formula="of:=LEGACY.NORMSINV(RAND())" office:value-type="float" office:value="-0.265070643781484">
            <text:p>-0.2650706438</text:p>
          </table:table-cell>
          <table:table-cell table:formula="of:=LEGACY.NORMSINV(RAND())" office:value-type="float" office:value="-0.830474738140315">
            <text:p>-0.8304747381</text:p>
          </table:table-cell>
          <table:table-cell table:formula="of:=[.A380]+2*[.B380]+LEGACY.NORMSINV(RAND())*0.5" office:value-type="float" office:value="-1.31956406774411">
            <text:p>-1.3195640677</text:p>
          </table:table-cell>
        </table:table-row>
        <table:table-row table:style-name="ro1">
          <table:table-cell table:formula="of:=LEGACY.NORMSINV(RAND())" office:value-type="float" office:value="-0.695291389363763">
            <text:p>-0.6952913894</text:p>
          </table:table-cell>
          <table:table-cell table:formula="of:=LEGACY.NORMSINV(RAND())" office:value-type="float" office:value="0.354139288171991">
            <text:p>0.3541392882</text:p>
          </table:table-cell>
          <table:table-cell table:formula="of:=[.A381]+2*[.B381]+LEGACY.NORMSINV(RAND())*0.5" office:value-type="float" office:value="-0.0966980829924747">
            <text:p>-0.096698083</text:p>
          </table:table-cell>
        </table:table-row>
        <table:table-row table:style-name="ro1">
          <table:table-cell table:formula="of:=LEGACY.NORMSINV(RAND())" office:value-type="float" office:value="0.0612237844716538">
            <text:p>0.0612237845</text:p>
          </table:table-cell>
          <table:table-cell table:formula="of:=LEGACY.NORMSINV(RAND())" office:value-type="float" office:value="-0.65372713082519">
            <text:p>-0.6537271308</text:p>
          </table:table-cell>
          <table:table-cell table:formula="of:=[.A382]+2*[.B382]+LEGACY.NORMSINV(RAND())*0.5" office:value-type="float" office:value="-2.10977383425161">
            <text:p>-2.1097738343</text:p>
          </table:table-cell>
        </table:table-row>
        <table:table-row table:style-name="ro1">
          <table:table-cell table:formula="of:=LEGACY.NORMSINV(RAND())" office:value-type="float" office:value="-1.00600908735632">
            <text:p>-1.0060090874</text:p>
          </table:table-cell>
          <table:table-cell table:formula="of:=LEGACY.NORMSINV(RAND())" office:value-type="float" office:value="1.24130043167001">
            <text:p>1.2413004317</text:p>
          </table:table-cell>
          <table:table-cell table:formula="of:=[.A383]+2*[.B383]+LEGACY.NORMSINV(RAND())*0.5" office:value-type="float" office:value="0.753257640648721">
            <text:p>0.7532576406</text:p>
          </table:table-cell>
        </table:table-row>
        <table:table-row table:style-name="ro1">
          <table:table-cell table:formula="of:=LEGACY.NORMSINV(RAND())" office:value-type="float" office:value="0.375198191195024">
            <text:p>0.3751981912</text:p>
          </table:table-cell>
          <table:table-cell table:formula="of:=LEGACY.NORMSINV(RAND())" office:value-type="float" office:value="-0.822464484022103">
            <text:p>-0.822464484</text:p>
          </table:table-cell>
          <table:table-cell table:formula="of:=[.A384]+2*[.B384]+LEGACY.NORMSINV(RAND())*0.5" office:value-type="float" office:value="-1.500455511353">
            <text:p>-1.5004555114</text:p>
          </table:table-cell>
        </table:table-row>
        <table:table-row table:style-name="ro1">
          <table:table-cell table:formula="of:=LEGACY.NORMSINV(RAND())" office:value-type="float" office:value="-0.047239912828488">
            <text:p>-0.0472399128</text:p>
          </table:table-cell>
          <table:table-cell table:formula="of:=LEGACY.NORMSINV(RAND())" office:value-type="float" office:value="2.41765664117463">
            <text:p>2.4176566412</text:p>
          </table:table-cell>
          <table:table-cell table:formula="of:=[.A385]+2*[.B385]+LEGACY.NORMSINV(RAND())*0.5" office:value-type="float" office:value="5.02761158487469">
            <text:p>5.0276115849</text:p>
          </table:table-cell>
        </table:table-row>
        <table:table-row table:style-name="ro1">
          <table:table-cell table:formula="of:=LEGACY.NORMSINV(RAND())" office:value-type="float" office:value="0.464104804100132">
            <text:p>0.4641048041</text:p>
          </table:table-cell>
          <table:table-cell table:formula="of:=LEGACY.NORMSINV(RAND())" office:value-type="float" office:value="-0.0232851426840221">
            <text:p>-0.0232851427</text:p>
          </table:table-cell>
          <table:table-cell table:formula="of:=[.A386]+2*[.B386]+LEGACY.NORMSINV(RAND())*0.5" office:value-type="float" office:value="0.94650574852746">
            <text:p>0.9465057485</text:p>
          </table:table-cell>
        </table:table-row>
        <table:table-row table:style-name="ro1">
          <table:table-cell table:formula="of:=LEGACY.NORMSINV(RAND())" office:value-type="float" office:value="-0.749071991379252">
            <text:p>-0.7490719914</text:p>
          </table:table-cell>
          <table:table-cell table:formula="of:=LEGACY.NORMSINV(RAND())" office:value-type="float" office:value="-0.971568708151009">
            <text:p>-0.9715687082</text:p>
          </table:table-cell>
          <table:table-cell table:formula="of:=[.A387]+2*[.B387]+LEGACY.NORMSINV(RAND())*0.5" office:value-type="float" office:value="-2.0122664281942">
            <text:p>-2.0122664282</text:p>
          </table:table-cell>
        </table:table-row>
        <table:table-row table:style-name="ro1">
          <table:table-cell table:formula="of:=LEGACY.NORMSINV(RAND())" office:value-type="float" office:value="-0.308668099530257">
            <text:p>-0.3086680995</text:p>
          </table:table-cell>
          <table:table-cell table:formula="of:=LEGACY.NORMSINV(RAND())" office:value-type="float" office:value="1.36049419161286">
            <text:p>1.3604941916</text:p>
          </table:table-cell>
          <table:table-cell table:formula="of:=[.A388]+2*[.B388]+LEGACY.NORMSINV(RAND())*0.5" office:value-type="float" office:value="3.59762573850262">
            <text:p>3.5976257385</text:p>
          </table:table-cell>
        </table:table-row>
        <table:table-row table:style-name="ro1">
          <table:table-cell table:formula="of:=LEGACY.NORMSINV(RAND())" office:value-type="float" office:value="-1.19834483360413">
            <text:p>-1.1983448336</text:p>
          </table:table-cell>
          <table:table-cell table:formula="of:=LEGACY.NORMSINV(RAND())" office:value-type="float" office:value="-0.991482112968573">
            <text:p>-0.991482113</text:p>
          </table:table-cell>
          <table:table-cell table:formula="of:=[.A389]+2*[.B389]+LEGACY.NORMSINV(RAND())*0.5" office:value-type="float" office:value="-2.69122639958843">
            <text:p>-2.6912263996</text:p>
          </table:table-cell>
        </table:table-row>
        <table:table-row table:style-name="ro1">
          <table:table-cell table:formula="of:=LEGACY.NORMSINV(RAND())" office:value-type="float" office:value="-0.471822871548032">
            <text:p>-0.4718228715</text:p>
          </table:table-cell>
          <table:table-cell table:formula="of:=LEGACY.NORMSINV(RAND())" office:value-type="float" office:value="0.475602786284764">
            <text:p>0.4756027863</text:p>
          </table:table-cell>
          <table:table-cell table:formula="of:=[.A390]+2*[.B390]+LEGACY.NORMSINV(RAND())*0.5" office:value-type="float" office:value="0.113204056999479">
            <text:p>0.113204057</text:p>
          </table:table-cell>
        </table:table-row>
        <table:table-row table:style-name="ro1">
          <table:table-cell table:formula="of:=LEGACY.NORMSINV(RAND())" office:value-type="float" office:value="1.71589492616895">
            <text:p>1.7158949262</text:p>
          </table:table-cell>
          <table:table-cell table:formula="of:=LEGACY.NORMSINV(RAND())" office:value-type="float" office:value="0.17698417843248">
            <text:p>0.1769841784</text:p>
          </table:table-cell>
          <table:table-cell table:formula="of:=[.A391]+2*[.B391]+LEGACY.NORMSINV(RAND())*0.5" office:value-type="float" office:value="2.03902677597906">
            <text:p>2.039026776</text:p>
          </table:table-cell>
        </table:table-row>
        <table:table-row table:style-name="ro1">
          <table:table-cell table:formula="of:=LEGACY.NORMSINV(RAND())" office:value-type="float" office:value="-0.794153036339914">
            <text:p>-0.7941530363</text:p>
          </table:table-cell>
          <table:table-cell table:formula="of:=LEGACY.NORMSINV(RAND())" office:value-type="float" office:value="2.13014795414588">
            <text:p>2.1301479541</text:p>
          </table:table-cell>
          <table:table-cell table:formula="of:=[.A392]+2*[.B392]+LEGACY.NORMSINV(RAND())*0.5" office:value-type="float" office:value="5.25085841049387">
            <text:p>5.2508584105</text:p>
          </table:table-cell>
        </table:table-row>
        <table:table-row table:style-name="ro1">
          <table:table-cell table:formula="of:=LEGACY.NORMSINV(RAND())" office:value-type="float" office:value="-1.24641640999958">
            <text:p>-1.24641641</text:p>
          </table:table-cell>
          <table:table-cell table:formula="of:=LEGACY.NORMSINV(RAND())" office:value-type="float" office:value="-1.95154127735314">
            <text:p>-1.9515412774</text:p>
          </table:table-cell>
          <table:table-cell table:formula="of:=[.A393]+2*[.B393]+LEGACY.NORMSINV(RAND())*0.5" office:value-type="float" office:value="-5.65287551085891">
            <text:p>-5.6528755109</text:p>
          </table:table-cell>
        </table:table-row>
        <table:table-row table:style-name="ro1">
          <table:table-cell table:formula="of:=LEGACY.NORMSINV(RAND())" office:value-type="float" office:value="-0.491003244425045">
            <text:p>-0.4910032444</text:p>
          </table:table-cell>
          <table:table-cell table:formula="of:=LEGACY.NORMSINV(RAND())" office:value-type="float" office:value="-1.28445572390148">
            <text:p>-1.2844557239</text:p>
          </table:table-cell>
          <table:table-cell table:formula="of:=[.A394]+2*[.B394]+LEGACY.NORMSINV(RAND())*0.5" office:value-type="float" office:value="-2.63323463590967">
            <text:p>-2.6332346359</text:p>
          </table:table-cell>
        </table:table-row>
        <table:table-row table:style-name="ro1">
          <table:table-cell table:formula="of:=LEGACY.NORMSINV(RAND())" office:value-type="float" office:value="-0.513211555269494">
            <text:p>-0.5132115553</text:p>
          </table:table-cell>
          <table:table-cell table:formula="of:=LEGACY.NORMSINV(RAND())" office:value-type="float" office:value="-0.197471332558847">
            <text:p>-0.1974713326</text:p>
          </table:table-cell>
          <table:table-cell table:formula="of:=[.A395]+2*[.B395]+LEGACY.NORMSINV(RAND())*0.5" office:value-type="float" office:value="-1.19301808238015">
            <text:p>-1.1930180824</text:p>
          </table:table-cell>
        </table:table-row>
        <table:table-row table:style-name="ro1">
          <table:table-cell table:formula="of:=LEGACY.NORMSINV(RAND())" office:value-type="float" office:value="0.82253261298632">
            <text:p>0.822532613</text:p>
          </table:table-cell>
          <table:table-cell table:formula="of:=LEGACY.NORMSINV(RAND())" office:value-type="float" office:value="-1.24924779222605">
            <text:p>-1.2492477922</text:p>
          </table:table-cell>
          <table:table-cell table:formula="of:=[.A396]+2*[.B396]+LEGACY.NORMSINV(RAND())*0.5" office:value-type="float" office:value="-0.781759186239895">
            <text:p>-0.7817591862</text:p>
          </table:table-cell>
        </table:table-row>
        <table:table-row table:style-name="ro1">
          <table:table-cell table:formula="of:=LEGACY.NORMSINV(RAND())" office:value-type="float" office:value="1.75354398071259">
            <text:p>1.7535439807</text:p>
          </table:table-cell>
          <table:table-cell table:formula="of:=LEGACY.NORMSINV(RAND())" office:value-type="float" office:value="1.7594139780707">
            <text:p>1.7594139781</text:p>
          </table:table-cell>
          <table:table-cell table:formula="of:=[.A397]+2*[.B397]+LEGACY.NORMSINV(RAND())*0.5" office:value-type="float" office:value="4.83351916907658">
            <text:p>4.8335191691</text:p>
          </table:table-cell>
        </table:table-row>
        <table:table-row table:style-name="ro1">
          <table:table-cell table:formula="of:=LEGACY.NORMSINV(RAND())" office:value-type="float" office:value="1.14265402348682">
            <text:p>1.1426540235</text:p>
          </table:table-cell>
          <table:table-cell table:formula="of:=LEGACY.NORMSINV(RAND())" office:value-type="float" office:value="1.14460400050016">
            <text:p>1.1446040005</text:p>
          </table:table-cell>
          <table:table-cell table:formula="of:=[.A398]+2*[.B398]+LEGACY.NORMSINV(RAND())*0.5" office:value-type="float" office:value="3.51857129783027">
            <text:p>3.5185712978</text:p>
          </table:table-cell>
        </table:table-row>
        <table:table-row table:style-name="ro1">
          <table:table-cell table:formula="of:=LEGACY.NORMSINV(RAND())" office:value-type="float" office:value="-1.82323400805208">
            <text:p>-1.8232340081</text:p>
          </table:table-cell>
          <table:table-cell table:formula="of:=LEGACY.NORMSINV(RAND())" office:value-type="float" office:value="1.10275874230424">
            <text:p>1.1027587423</text:p>
          </table:table-cell>
          <table:table-cell table:formula="of:=[.A399]+2*[.B399]+LEGACY.NORMSINV(RAND())*0.5" office:value-type="float" office:value="0.62206393091261">
            <text:p>0.6220639309</text:p>
          </table:table-cell>
        </table:table-row>
        <table:table-row table:style-name="ro1">
          <table:table-cell table:formula="of:=LEGACY.NORMSINV(RAND())" office:value-type="float" office:value="0.573820265511987">
            <text:p>0.5738202655</text:p>
          </table:table-cell>
          <table:table-cell table:formula="of:=LEGACY.NORMSINV(RAND())" office:value-type="float" office:value="0.528522882160162">
            <text:p>0.5285228822</text:p>
          </table:table-cell>
          <table:table-cell table:formula="of:=[.A400]+2*[.B400]+LEGACY.NORMSINV(RAND())*0.5" office:value-type="float" office:value="0.24317168095644">
            <text:p>0.243171681</text:p>
          </table:table-cell>
        </table:table-row>
        <table:table-row table:style-name="ro1">
          <table:table-cell table:formula="of:=LEGACY.NORMSINV(RAND())" office:value-type="float" office:value="-0.561598284924979">
            <text:p>-0.5615982849</text:p>
          </table:table-cell>
          <table:table-cell table:formula="of:=LEGACY.NORMSINV(RAND())" office:value-type="float" office:value="1.50165609497821">
            <text:p>1.501656095</text:p>
          </table:table-cell>
          <table:table-cell table:formula="of:=[.A401]+2*[.B401]+LEGACY.NORMSINV(RAND())*0.5" office:value-type="float" office:value="3.31512640466007">
            <text:p>3.3151264047</text:p>
          </table:table-cell>
        </table:table-row>
        <table:table-row table:style-name="ro1">
          <table:table-cell table:formula="of:=LEGACY.NORMSINV(RAND())" office:value-type="float" office:value="-0.610953524241289">
            <text:p>-0.6109535242</text:p>
          </table:table-cell>
          <table:table-cell table:formula="of:=LEGACY.NORMSINV(RAND())" office:value-type="float" office:value="-0.230584922072215">
            <text:p>-0.2305849221</text:p>
          </table:table-cell>
          <table:table-cell table:formula="of:=[.A402]+2*[.B402]+LEGACY.NORMSINV(RAND())*0.5" office:value-type="float" office:value="-1.54288317093463">
            <text:p>-1.5428831709</text:p>
          </table:table-cell>
        </table:table-row>
        <table:table-row table:style-name="ro1">
          <table:table-cell table:formula="of:=LEGACY.NORMSINV(RAND())" office:value-type="float" office:value="-0.535617343422989">
            <text:p>-0.5356173434</text:p>
          </table:table-cell>
          <table:table-cell table:formula="of:=LEGACY.NORMSINV(RAND())" office:value-type="float" office:value="-0.231045408815539">
            <text:p>-0.2310454088</text:p>
          </table:table-cell>
          <table:table-cell table:formula="of:=[.A403]+2*[.B403]+LEGACY.NORMSINV(RAND())*0.5" office:value-type="float" office:value="-1.28983458766401">
            <text:p>-1.2898345877</text:p>
          </table:table-cell>
        </table:table-row>
        <table:table-row table:style-name="ro1">
          <table:table-cell table:formula="of:=LEGACY.NORMSINV(RAND())" office:value-type="float" office:value="-0.264745418097763">
            <text:p>-0.2647454181</text:p>
          </table:table-cell>
          <table:table-cell table:formula="of:=LEGACY.NORMSINV(RAND())" office:value-type="float" office:value="0.165351872196972">
            <text:p>0.1653518722</text:p>
          </table:table-cell>
          <table:table-cell table:formula="of:=[.A404]+2*[.B404]+LEGACY.NORMSINV(RAND())*0.5" office:value-type="float" office:value="0.181322634802235">
            <text:p>0.1813226348</text:p>
          </table:table-cell>
        </table:table-row>
        <table:table-row table:style-name="ro1">
          <table:table-cell table:formula="of:=LEGACY.NORMSINV(RAND())" office:value-type="float" office:value="0.905244823903324">
            <text:p>0.9052448239</text:p>
          </table:table-cell>
          <table:table-cell table:formula="of:=LEGACY.NORMSINV(RAND())" office:value-type="float" office:value="-0.334670928802858">
            <text:p>-0.3346709288</text:p>
          </table:table-cell>
          <table:table-cell table:formula="of:=[.A405]+2*[.B405]+LEGACY.NORMSINV(RAND())*0.5" office:value-type="float" office:value="0.863067675437624">
            <text:p>0.8630676754</text:p>
          </table:table-cell>
        </table:table-row>
        <table:table-row table:style-name="ro1">
          <table:table-cell table:formula="of:=LEGACY.NORMSINV(RAND())" office:value-type="float" office:value="1.42637113009615">
            <text:p>1.4263711301</text:p>
          </table:table-cell>
          <table:table-cell table:formula="of:=LEGACY.NORMSINV(RAND())" office:value-type="float" office:value="0.394429073655699">
            <text:p>0.3944290737</text:p>
          </table:table-cell>
          <table:table-cell table:formula="of:=[.A406]+2*[.B406]+LEGACY.NORMSINV(RAND())*0.5" office:value-type="float" office:value="2.46280294075921">
            <text:p>2.4628029408</text:p>
          </table:table-cell>
        </table:table-row>
        <table:table-row table:style-name="ro1">
          <table:table-cell table:formula="of:=LEGACY.NORMSINV(RAND())" office:value-type="float" office:value="1.19453575773184">
            <text:p>1.1945357577</text:p>
          </table:table-cell>
          <table:table-cell table:formula="of:=LEGACY.NORMSINV(RAND())" office:value-type="float" office:value="0.296334608900786">
            <text:p>0.2963346089</text:p>
          </table:table-cell>
          <table:table-cell table:formula="of:=[.A407]+2*[.B407]+LEGACY.NORMSINV(RAND())*0.5" office:value-type="float" office:value="1.97986196569836">
            <text:p>1.9798619657</text:p>
          </table:table-cell>
        </table:table-row>
        <table:table-row table:style-name="ro1">
          <table:table-cell table:formula="of:=LEGACY.NORMSINV(RAND())" office:value-type="float" office:value="0.698856531244056">
            <text:p>0.6988565312</text:p>
          </table:table-cell>
          <table:table-cell table:formula="of:=LEGACY.NORMSINV(RAND())" office:value-type="float" office:value="0.865305708521685">
            <text:p>0.8653057085</text:p>
          </table:table-cell>
          <table:table-cell table:formula="of:=[.A408]+2*[.B408]+LEGACY.NORMSINV(RAND())*0.5" office:value-type="float" office:value="2.45882045205245">
            <text:p>2.4588204521</text:p>
          </table:table-cell>
        </table:table-row>
        <table:table-row table:style-name="ro1">
          <table:table-cell table:formula="of:=LEGACY.NORMSINV(RAND())" office:value-type="float" office:value="0.31235118461117">
            <text:p>0.3123511846</text:p>
          </table:table-cell>
          <table:table-cell table:formula="of:=LEGACY.NORMSINV(RAND())" office:value-type="float" office:value="-0.317576061868794">
            <text:p>-0.3175760619</text:p>
          </table:table-cell>
          <table:table-cell table:formula="of:=[.A409]+2*[.B409]+LEGACY.NORMSINV(RAND())*0.5" office:value-type="float" office:value="-0.250432812399326">
            <text:p>-0.2504328124</text:p>
          </table:table-cell>
        </table:table-row>
        <table:table-row table:style-name="ro1">
          <table:table-cell table:formula="of:=LEGACY.NORMSINV(RAND())" office:value-type="float" office:value="-0.456417357098719">
            <text:p>-0.4564173571</text:p>
          </table:table-cell>
          <table:table-cell table:formula="of:=LEGACY.NORMSINV(RAND())" office:value-type="float" office:value="-1.55785811407326">
            <text:p>-1.5578581141</text:p>
          </table:table-cell>
          <table:table-cell table:formula="of:=[.A410]+2*[.B410]+LEGACY.NORMSINV(RAND())*0.5" office:value-type="float" office:value="-3.87176963360404">
            <text:p>-3.8717696336</text:p>
          </table:table-cell>
        </table:table-row>
        <table:table-row table:style-name="ro1">
          <table:table-cell table:formula="of:=LEGACY.NORMSINV(RAND())" office:value-type="float" office:value="-0.651220841656415">
            <text:p>-0.6512208417</text:p>
          </table:table-cell>
          <table:table-cell table:formula="of:=LEGACY.NORMSINV(RAND())" office:value-type="float" office:value="-1.53501369919973">
            <text:p>-1.5350136992</text:p>
          </table:table-cell>
          <table:table-cell table:formula="of:=[.A411]+2*[.B411]+LEGACY.NORMSINV(RAND())*0.5" office:value-type="float" office:value="-3.64361979416278">
            <text:p>-3.6436197942</text:p>
          </table:table-cell>
        </table:table-row>
        <table:table-row table:style-name="ro1">
          <table:table-cell table:formula="of:=LEGACY.NORMSINV(RAND())" office:value-type="float" office:value="0.42963829150346">
            <text:p>0.4296382915</text:p>
          </table:table-cell>
          <table:table-cell table:formula="of:=LEGACY.NORMSINV(RAND())" office:value-type="float" office:value="-2.01301771983987">
            <text:p>-2.0130177198</text:p>
          </table:table-cell>
          <table:table-cell table:formula="of:=[.A412]+2*[.B412]+LEGACY.NORMSINV(RAND())*0.5" office:value-type="float" office:value="-3.11473863360212">
            <text:p>-3.1147386336</text:p>
          </table:table-cell>
        </table:table-row>
        <table:table-row table:style-name="ro1">
          <table:table-cell table:formula="of:=LEGACY.NORMSINV(RAND())" office:value-type="float" office:value="-1.44016491505032">
            <text:p>-1.4401649151</text:p>
          </table:table-cell>
          <table:table-cell table:formula="of:=LEGACY.NORMSINV(RAND())" office:value-type="float" office:value="-0.858617803421288">
            <text:p>-0.8586178034</text:p>
          </table:table-cell>
          <table:table-cell table:formula="of:=[.A413]+2*[.B413]+LEGACY.NORMSINV(RAND())*0.5" office:value-type="float" office:value="-3.72435279506483">
            <text:p>-3.7243527951</text:p>
          </table:table-cell>
        </table:table-row>
        <table:table-row table:style-name="ro1">
          <table:table-cell table:formula="of:=LEGACY.NORMSINV(RAND())" office:value-type="float" office:value="0.360001133758282">
            <text:p>0.3600011338</text:p>
          </table:table-cell>
          <table:table-cell table:formula="of:=LEGACY.NORMSINV(RAND())" office:value-type="float" office:value="-0.0632070643348396">
            <text:p>-0.0632070643</text:p>
          </table:table-cell>
          <table:table-cell table:formula="of:=[.A414]+2*[.B414]+LEGACY.NORMSINV(RAND())*0.5" office:value-type="float" office:value="0.263709933686309">
            <text:p>0.2637099337</text:p>
          </table:table-cell>
        </table:table-row>
        <table:table-row table:style-name="ro1">
          <table:table-cell table:formula="of:=LEGACY.NORMSINV(RAND())" office:value-type="float" office:value="-2.34500060505666">
            <text:p>-2.3450006051</text:p>
          </table:table-cell>
          <table:table-cell table:formula="of:=LEGACY.NORMSINV(RAND())" office:value-type="float" office:value="-1.50596569506308">
            <text:p>-1.5059656951</text:p>
          </table:table-cell>
          <table:table-cell table:formula="of:=[.A415]+2*[.B415]+LEGACY.NORMSINV(RAND())*0.5" office:value-type="float" office:value="-5.56131970673146">
            <text:p>-5.5613197067</text:p>
          </table:table-cell>
        </table:table-row>
        <table:table-row table:style-name="ro1">
          <table:table-cell table:formula="of:=LEGACY.NORMSINV(RAND())" office:value-type="float" office:value="0.420339807276468">
            <text:p>0.4203398073</text:p>
          </table:table-cell>
          <table:table-cell table:formula="of:=LEGACY.NORMSINV(RAND())" office:value-type="float" office:value="1.76450903771906">
            <text:p>1.7645090377</text:p>
          </table:table-cell>
          <table:table-cell table:formula="of:=[.A416]+2*[.B416]+LEGACY.NORMSINV(RAND())*0.5" office:value-type="float" office:value="3.63454788271795">
            <text:p>3.6345478827</text:p>
          </table:table-cell>
        </table:table-row>
        <table:table-row table:style-name="ro1">
          <table:table-cell table:formula="of:=LEGACY.NORMSINV(RAND())" office:value-type="float" office:value="-0.584642375295553">
            <text:p>-0.5846423753</text:p>
          </table:table-cell>
          <table:table-cell table:formula="of:=LEGACY.NORMSINV(RAND())" office:value-type="float" office:value="0.387829188221498">
            <text:p>0.3878291882</text:p>
          </table:table-cell>
          <table:table-cell table:formula="of:=[.A417]+2*[.B417]+LEGACY.NORMSINV(RAND())*0.5" office:value-type="float" office:value="-0.330779375202012">
            <text:p>-0.3307793752</text:p>
          </table:table-cell>
        </table:table-row>
        <table:table-row table:style-name="ro1">
          <table:table-cell table:formula="of:=LEGACY.NORMSINV(RAND())" office:value-type="float" office:value="-1.36606937402275">
            <text:p>-1.366069374</text:p>
          </table:table-cell>
          <table:table-cell table:formula="of:=LEGACY.NORMSINV(RAND())" office:value-type="float" office:value="-0.521738016681887">
            <text:p>-0.5217380167</text:p>
          </table:table-cell>
          <table:table-cell table:formula="of:=[.A418]+2*[.B418]+LEGACY.NORMSINV(RAND())*0.5" office:value-type="float" office:value="-1.75123673559549">
            <text:p>-1.7512367356</text:p>
          </table:table-cell>
        </table:table-row>
        <table:table-row table:style-name="ro1">
          <table:table-cell table:formula="of:=LEGACY.NORMSINV(RAND())" office:value-type="float" office:value="-0.0970033620583344">
            <text:p>-0.0970033621</text:p>
          </table:table-cell>
          <table:table-cell table:formula="of:=LEGACY.NORMSINV(RAND())" office:value-type="float" office:value="0.932004268566398">
            <text:p>0.9320042686</text:p>
          </table:table-cell>
          <table:table-cell table:formula="of:=[.A419]+2*[.B419]+LEGACY.NORMSINV(RAND())*0.5" office:value-type="float" office:value="1.80291805893738">
            <text:p>1.8029180589</text:p>
          </table:table-cell>
        </table:table-row>
        <table:table-row table:style-name="ro1">
          <table:table-cell table:formula="of:=LEGACY.NORMSINV(RAND())" office:value-type="float" office:value="0.0526517440831883">
            <text:p>0.0526517441</text:p>
          </table:table-cell>
          <table:table-cell table:formula="of:=LEGACY.NORMSINV(RAND())" office:value-type="float" office:value="-0.300564551295109">
            <text:p>-0.3005645513</text:p>
          </table:table-cell>
          <table:table-cell table:formula="of:=[.A420]+2*[.B420]+LEGACY.NORMSINV(RAND())*0.5" office:value-type="float" office:value="-0.0244904599003255">
            <text:p>-0.0244904599</text:p>
          </table:table-cell>
        </table:table-row>
        <table:table-row table:style-name="ro1">
          <table:table-cell table:formula="of:=LEGACY.NORMSINV(RAND())" office:value-type="float" office:value="0.210562181738834">
            <text:p>0.2105621817</text:p>
          </table:table-cell>
          <table:table-cell table:formula="of:=LEGACY.NORMSINV(RAND())" office:value-type="float" office:value="0.402573535119786">
            <text:p>0.4025735351</text:p>
          </table:table-cell>
          <table:table-cell table:formula="of:=[.A421]+2*[.B421]+LEGACY.NORMSINV(RAND())*0.5" office:value-type="float" office:value="0.402781769808352">
            <text:p>0.4027817698</text:p>
          </table:table-cell>
        </table:table-row>
        <table:table-row table:style-name="ro1">
          <table:table-cell table:formula="of:=LEGACY.NORMSINV(RAND())" office:value-type="float" office:value="0.267458503629093">
            <text:p>0.2674585036</text:p>
          </table:table-cell>
          <table:table-cell table:formula="of:=LEGACY.NORMSINV(RAND())" office:value-type="float" office:value="-0.778763199797981">
            <text:p>-0.7787631998</text:p>
          </table:table-cell>
          <table:table-cell table:formula="of:=[.A422]+2*[.B422]+LEGACY.NORMSINV(RAND())*0.5" office:value-type="float" office:value="-0.910026852447002">
            <text:p>-0.9100268524</text:p>
          </table:table-cell>
        </table:table-row>
        <table:table-row table:style-name="ro1">
          <table:table-cell table:formula="of:=LEGACY.NORMSINV(RAND())" office:value-type="float" office:value="0.844187304747342">
            <text:p>0.8441873047</text:p>
          </table:table-cell>
          <table:table-cell table:formula="of:=LEGACY.NORMSINV(RAND())" office:value-type="float" office:value="-1.64132114356631">
            <text:p>-1.6413211436</text:p>
          </table:table-cell>
          <table:table-cell table:formula="of:=[.A423]+2*[.B423]+LEGACY.NORMSINV(RAND())*0.5" office:value-type="float" office:value="-1.91742596315196">
            <text:p>-1.9174259632</text:p>
          </table:table-cell>
        </table:table-row>
        <table:table-row table:style-name="ro1">
          <table:table-cell table:formula="of:=LEGACY.NORMSINV(RAND())" office:value-type="float" office:value="-0.596207115245293">
            <text:p>-0.5962071152</text:p>
          </table:table-cell>
          <table:table-cell table:formula="of:=LEGACY.NORMSINV(RAND())" office:value-type="float" office:value="-0.920014159052961">
            <text:p>-0.9200141591</text:p>
          </table:table-cell>
          <table:table-cell table:formula="of:=[.A424]+2*[.B424]+LEGACY.NORMSINV(RAND())*0.5" office:value-type="float" office:value="-2.44640744171867">
            <text:p>-2.4464074417</text:p>
          </table:table-cell>
        </table:table-row>
        <table:table-row table:style-name="ro1">
          <table:table-cell table:formula="of:=LEGACY.NORMSINV(RAND())" office:value-type="float" office:value="-0.408219064086321">
            <text:p>-0.4082190641</text:p>
          </table:table-cell>
          <table:table-cell table:formula="of:=LEGACY.NORMSINV(RAND())" office:value-type="float" office:value="0.532478739325654">
            <text:p>0.5324787393</text:p>
          </table:table-cell>
          <table:table-cell table:formula="of:=[.A425]+2*[.B425]+LEGACY.NORMSINV(RAND())*0.5" office:value-type="float" office:value="0.658490545980706">
            <text:p>0.658490546</text:p>
          </table:table-cell>
        </table:table-row>
        <table:table-row table:style-name="ro1">
          <table:table-cell table:formula="of:=LEGACY.NORMSINV(RAND())" office:value-type="float" office:value="-0.516555426226391">
            <text:p>-0.5165554262</text:p>
          </table:table-cell>
          <table:table-cell table:formula="of:=LEGACY.NORMSINV(RAND())" office:value-type="float" office:value="-1.70438055399421">
            <text:p>-1.704380554</text:p>
          </table:table-cell>
          <table:table-cell table:formula="of:=[.A426]+2*[.B426]+LEGACY.NORMSINV(RAND())*0.5" office:value-type="float" office:value="-4.41382703229581">
            <text:p>-4.4138270323</text:p>
          </table:table-cell>
        </table:table-row>
        <table:table-row table:style-name="ro1">
          <table:table-cell table:formula="of:=LEGACY.NORMSINV(RAND())" office:value-type="float" office:value="1.68144811898764">
            <text:p>1.681448119</text:p>
          </table:table-cell>
          <table:table-cell table:formula="of:=LEGACY.NORMSINV(RAND())" office:value-type="float" office:value="-0.49974697765249">
            <text:p>-0.4997469777</text:p>
          </table:table-cell>
          <table:table-cell table:formula="of:=[.A427]+2*[.B427]+LEGACY.NORMSINV(RAND())*0.5" office:value-type="float" office:value="0.611123147494782">
            <text:p>0.6111231475</text:p>
          </table:table-cell>
        </table:table-row>
        <table:table-row table:style-name="ro1">
          <table:table-cell table:formula="of:=LEGACY.NORMSINV(RAND())" office:value-type="float" office:value="-0.660119966471816">
            <text:p>-0.6601199665</text:p>
          </table:table-cell>
          <table:table-cell table:formula="of:=LEGACY.NORMSINV(RAND())" office:value-type="float" office:value="-0.108085306552807">
            <text:p>-0.1080853066</text:p>
          </table:table-cell>
          <table:table-cell table:formula="of:=[.A428]+2*[.B428]+LEGACY.NORMSINV(RAND())*0.5" office:value-type="float" office:value="-0.839118061841321">
            <text:p>-0.8391180618</text:p>
          </table:table-cell>
        </table:table-row>
        <table:table-row table:style-name="ro1">
          <table:table-cell table:formula="of:=LEGACY.NORMSINV(RAND())" office:value-type="float" office:value="-1.41236496377218">
            <text:p>-1.4123649638</text:p>
          </table:table-cell>
          <table:table-cell table:formula="of:=LEGACY.NORMSINV(RAND())" office:value-type="float" office:value="-0.350503183729348">
            <text:p>-0.3505031837</text:p>
          </table:table-cell>
          <table:table-cell table:formula="of:=[.A429]+2*[.B429]+LEGACY.NORMSINV(RAND())*0.5" office:value-type="float" office:value="-0.930686874115058">
            <text:p>-0.9306868741</text:p>
          </table:table-cell>
        </table:table-row>
        <table:table-row table:style-name="ro1">
          <table:table-cell table:formula="of:=LEGACY.NORMSINV(RAND())" office:value-type="float" office:value="-0.0984322160014574">
            <text:p>-0.098432216</text:p>
          </table:table-cell>
          <table:table-cell table:formula="of:=LEGACY.NORMSINV(RAND())" office:value-type="float" office:value="1.23513715122547">
            <text:p>1.2351371512</text:p>
          </table:table-cell>
          <table:table-cell table:formula="of:=[.A430]+2*[.B430]+LEGACY.NORMSINV(RAND())*0.5" office:value-type="float" office:value="2.38687064126177">
            <text:p>2.3868706413</text:p>
          </table:table-cell>
        </table:table-row>
        <table:table-row table:style-name="ro1">
          <table:table-cell table:formula="of:=LEGACY.NORMSINV(RAND())" office:value-type="float" office:value="-1.18928607683395">
            <text:p>-1.1892860768</text:p>
          </table:table-cell>
          <table:table-cell table:formula="of:=LEGACY.NORMSINV(RAND())" office:value-type="float" office:value="0.656612445652509">
            <text:p>0.6566124457</text:p>
          </table:table-cell>
          <table:table-cell table:formula="of:=[.A431]+2*[.B431]+LEGACY.NORMSINV(RAND())*0.5" office:value-type="float" office:value="-0.530243640029124">
            <text:p>-0.53024364</text:p>
          </table:table-cell>
        </table:table-row>
        <table:table-row table:style-name="ro1">
          <table:table-cell table:formula="of:=LEGACY.NORMSINV(RAND())" office:value-type="float" office:value="-0.425535521735024">
            <text:p>-0.4255355217</text:p>
          </table:table-cell>
          <table:table-cell table:formula="of:=LEGACY.NORMSINV(RAND())" office:value-type="float" office:value="1.05554337143787">
            <text:p>1.0555433714</text:p>
          </table:table-cell>
          <table:table-cell table:formula="of:=[.A432]+2*[.B432]+LEGACY.NORMSINV(RAND())*0.5" office:value-type="float" office:value="1.94892666580484">
            <text:p>1.9489266658</text:p>
          </table:table-cell>
        </table:table-row>
        <table:table-row table:style-name="ro1">
          <table:table-cell table:formula="of:=LEGACY.NORMSINV(RAND())" office:value-type="float" office:value="-0.290835541025039">
            <text:p>-0.290835541</text:p>
          </table:table-cell>
          <table:table-cell table:formula="of:=LEGACY.NORMSINV(RAND())" office:value-type="float" office:value="0.333996229692549">
            <text:p>0.3339962297</text:p>
          </table:table-cell>
          <table:table-cell table:formula="of:=[.A433]+2*[.B433]+LEGACY.NORMSINV(RAND())*0.5" office:value-type="float" office:value="0.379079921990197">
            <text:p>0.379079922</text:p>
          </table:table-cell>
        </table:table-row>
        <table:table-row table:style-name="ro1">
          <table:table-cell table:formula="of:=LEGACY.NORMSINV(RAND())" office:value-type="float" office:value="0.162061355136699">
            <text:p>0.1620613551</text:p>
          </table:table-cell>
          <table:table-cell table:formula="of:=LEGACY.NORMSINV(RAND())" office:value-type="float" office:value="-0.0448425304891257">
            <text:p>-0.0448425305</text:p>
          </table:table-cell>
          <table:table-cell table:formula="of:=[.A434]+2*[.B434]+LEGACY.NORMSINV(RAND())*0.5" office:value-type="float" office:value="0.453514989613201">
            <text:p>0.4535149896</text:p>
          </table:table-cell>
        </table:table-row>
        <table:table-row table:style-name="ro1">
          <table:table-cell table:formula="of:=LEGACY.NORMSINV(RAND())" office:value-type="float" office:value="-0.621382475235802">
            <text:p>-0.6213824752</text:p>
          </table:table-cell>
          <table:table-cell table:formula="of:=LEGACY.NORMSINV(RAND())" office:value-type="float" office:value="1.94314839154811">
            <text:p>1.9431483915</text:p>
          </table:table-cell>
          <table:table-cell table:formula="of:=[.A435]+2*[.B435]+LEGACY.NORMSINV(RAND())*0.5" office:value-type="float" office:value="2.67393029531588">
            <text:p>2.6739302953</text:p>
          </table:table-cell>
        </table:table-row>
        <table:table-row table:style-name="ro1">
          <table:table-cell table:formula="of:=LEGACY.NORMSINV(RAND())" office:value-type="float" office:value="-0.492086756165353">
            <text:p>-0.4920867562</text:p>
          </table:table-cell>
          <table:table-cell table:formula="of:=LEGACY.NORMSINV(RAND())" office:value-type="float" office:value="-0.0617049977491457">
            <text:p>-0.0617049977</text:p>
          </table:table-cell>
          <table:table-cell table:formula="of:=[.A436]+2*[.B436]+LEGACY.NORMSINV(RAND())*0.5" office:value-type="float" office:value="-0.714726912195528">
            <text:p>-0.7147269122</text:p>
          </table:table-cell>
        </table:table-row>
        <table:table-row table:style-name="ro1">
          <table:table-cell table:formula="of:=LEGACY.NORMSINV(RAND())" office:value-type="float" office:value="0.305364264928641">
            <text:p>0.3053642649</text:p>
          </table:table-cell>
          <table:table-cell table:formula="of:=LEGACY.NORMSINV(RAND())" office:value-type="float" office:value="0.357598927232473">
            <text:p>0.3575989272</text:p>
          </table:table-cell>
          <table:table-cell table:formula="of:=[.A437]+2*[.B437]+LEGACY.NORMSINV(RAND())*0.5" office:value-type="float" office:value="0.861248384725841">
            <text:p>0.8612483847</text:p>
          </table:table-cell>
        </table:table-row>
        <table:table-row table:style-name="ro1">
          <table:table-cell table:formula="of:=LEGACY.NORMSINV(RAND())" office:value-type="float" office:value="-1.4261006601129">
            <text:p>-1.4261006601</text:p>
          </table:table-cell>
          <table:table-cell table:formula="of:=LEGACY.NORMSINV(RAND())" office:value-type="float" office:value="-1.38287406137282">
            <text:p>-1.3828740614</text:p>
          </table:table-cell>
          <table:table-cell table:formula="of:=[.A438]+2*[.B438]+LEGACY.NORMSINV(RAND())*0.5" office:value-type="float" office:value="-4.02646107542833">
            <text:p>-4.0264610754</text:p>
          </table:table-cell>
        </table:table-row>
        <table:table-row table:style-name="ro1">
          <table:table-cell table:formula="of:=LEGACY.NORMSINV(RAND())" office:value-type="float" office:value="-0.15122226222793">
            <text:p>-0.1512222622</text:p>
          </table:table-cell>
          <table:table-cell table:formula="of:=LEGACY.NORMSINV(RAND())" office:value-type="float" office:value="0.287104432850509">
            <text:p>0.2871044329</text:p>
          </table:table-cell>
          <table:table-cell table:formula="of:=[.A439]+2*[.B439]+LEGACY.NORMSINV(RAND())*0.5" office:value-type="float" office:value="0.697511262866837">
            <text:p>0.6975112629</text:p>
          </table:table-cell>
        </table:table-row>
        <table:table-row table:style-name="ro1">
          <table:table-cell table:formula="of:=LEGACY.NORMSINV(RAND())" office:value-type="float" office:value="-0.435746139584958">
            <text:p>-0.4357461396</text:p>
          </table:table-cell>
          <table:table-cell table:formula="of:=LEGACY.NORMSINV(RAND())" office:value-type="float" office:value="0.263656684278732">
            <text:p>0.2636566843</text:p>
          </table:table-cell>
          <table:table-cell table:formula="of:=[.A440]+2*[.B440]+LEGACY.NORMSINV(RAND())*0.5" office:value-type="float" office:value="-0.386883010282805">
            <text:p>-0.3868830103</text:p>
          </table:table-cell>
        </table:table-row>
        <table:table-row table:style-name="ro1">
          <table:table-cell table:formula="of:=LEGACY.NORMSINV(RAND())" office:value-type="float" office:value="-1.43393511025421">
            <text:p>-1.4339351103</text:p>
          </table:table-cell>
          <table:table-cell table:formula="of:=LEGACY.NORMSINV(RAND())" office:value-type="float" office:value="-1.19539172430482">
            <text:p>-1.1953917243</text:p>
          </table:table-cell>
          <table:table-cell table:formula="of:=[.A441]+2*[.B441]+LEGACY.NORMSINV(RAND())*0.5" office:value-type="float" office:value="-4.1065786337737">
            <text:p>-4.1065786338</text:p>
          </table:table-cell>
        </table:table-row>
        <table:table-row table:style-name="ro1">
          <table:table-cell table:formula="of:=LEGACY.NORMSINV(RAND())" office:value-type="float" office:value="1.47733409402471">
            <text:p>1.477334094</text:p>
          </table:table-cell>
          <table:table-cell table:formula="of:=LEGACY.NORMSINV(RAND())" office:value-type="float" office:value="-0.801774198267632">
            <text:p>-0.8017741983</text:p>
          </table:table-cell>
          <table:table-cell table:formula="of:=[.A442]+2*[.B442]+LEGACY.NORMSINV(RAND())*0.5" office:value-type="float" office:value="0.0287540659166363">
            <text:p>0.0287540659</text:p>
          </table:table-cell>
        </table:table-row>
        <table:table-row table:style-name="ro1">
          <table:table-cell table:formula="of:=LEGACY.NORMSINV(RAND())" office:value-type="float" office:value="0.153545000235607">
            <text:p>0.1535450002</text:p>
          </table:table-cell>
          <table:table-cell table:formula="of:=LEGACY.NORMSINV(RAND())" office:value-type="float" office:value="1.35416731593545">
            <text:p>1.3541673159</text:p>
          </table:table-cell>
          <table:table-cell table:formula="of:=[.A443]+2*[.B443]+LEGACY.NORMSINV(RAND())*0.5" office:value-type="float" office:value="1.64040812456399">
            <text:p>1.6404081246</text:p>
          </table:table-cell>
        </table:table-row>
        <table:table-row table:style-name="ro1">
          <table:table-cell table:formula="of:=LEGACY.NORMSINV(RAND())" office:value-type="float" office:value="-1.71544146417948">
            <text:p>-1.7154414642</text:p>
          </table:table-cell>
          <table:table-cell table:formula="of:=LEGACY.NORMSINV(RAND())" office:value-type="float" office:value="-0.218055770215705">
            <text:p>-0.2180557702</text:p>
          </table:table-cell>
          <table:table-cell table:formula="of:=[.A444]+2*[.B444]+LEGACY.NORMSINV(RAND())*0.5" office:value-type="float" office:value="-2.06125806509216">
            <text:p>-2.0612580651</text:p>
          </table:table-cell>
        </table:table-row>
        <table:table-row table:style-name="ro1">
          <table:table-cell table:formula="of:=LEGACY.NORMSINV(RAND())" office:value-type="float" office:value="-2.11692648809354">
            <text:p>-2.1169264881</text:p>
          </table:table-cell>
          <table:table-cell table:formula="of:=LEGACY.NORMSINV(RAND())" office:value-type="float" office:value="-0.875152023780723">
            <text:p>-0.8751520238</text:p>
          </table:table-cell>
          <table:table-cell table:formula="of:=[.A445]+2*[.B445]+LEGACY.NORMSINV(RAND())*0.5" office:value-type="float" office:value="-3.37240173042161">
            <text:p>-3.3724017304</text:p>
          </table:table-cell>
        </table:table-row>
        <table:table-row table:style-name="ro1">
          <table:table-cell table:formula="of:=LEGACY.NORMSINV(RAND())" office:value-type="float" office:value="-0.0187207837989494">
            <text:p>-0.0187207838</text:p>
          </table:table-cell>
          <table:table-cell table:formula="of:=LEGACY.NORMSINV(RAND())" office:value-type="float" office:value="-0.497680035523304">
            <text:p>-0.4976800355</text:p>
          </table:table-cell>
          <table:table-cell table:formula="of:=[.A446]+2*[.B446]+LEGACY.NORMSINV(RAND())*0.5" office:value-type="float" office:value="-1.53195829237139">
            <text:p>-1.5319582924</text:p>
          </table:table-cell>
        </table:table-row>
        <table:table-row table:style-name="ro1">
          <table:table-cell table:formula="of:=LEGACY.NORMSINV(RAND())" office:value-type="float" office:value="-1.11600412982483">
            <text:p>-1.1160041298</text:p>
          </table:table-cell>
          <table:table-cell table:formula="of:=LEGACY.NORMSINV(RAND())" office:value-type="float" office:value="0.614923122782022">
            <text:p>0.6149231228</text:p>
          </table:table-cell>
          <table:table-cell table:formula="of:=[.A447]+2*[.B447]+LEGACY.NORMSINV(RAND())*0.5" office:value-type="float" office:value="0.483453101831063">
            <text:p>0.4834531018</text:p>
          </table:table-cell>
        </table:table-row>
        <table:table-row table:style-name="ro1">
          <table:table-cell table:formula="of:=LEGACY.NORMSINV(RAND())" office:value-type="float" office:value="-0.7872699584382">
            <text:p>-0.7872699584</text:p>
          </table:table-cell>
          <table:table-cell table:formula="of:=LEGACY.NORMSINV(RAND())" office:value-type="float" office:value="-1.24971540144146">
            <text:p>-1.2497154014</text:p>
          </table:table-cell>
          <table:table-cell table:formula="of:=[.A448]+2*[.B448]+LEGACY.NORMSINV(RAND())*0.5" office:value-type="float" office:value="-2.77480412917969">
            <text:p>-2.7748041292</text:p>
          </table:table-cell>
        </table:table-row>
        <table:table-row table:style-name="ro1">
          <table:table-cell table:formula="of:=LEGACY.NORMSINV(RAND())" office:value-type="float" office:value="0.948434102364443">
            <text:p>0.9484341024</text:p>
          </table:table-cell>
          <table:table-cell table:formula="of:=LEGACY.NORMSINV(RAND())" office:value-type="float" office:value="0.62890599272123">
            <text:p>0.6289059927</text:p>
          </table:table-cell>
          <table:table-cell table:formula="of:=[.A449]+2*[.B449]+LEGACY.NORMSINV(RAND())*0.5" office:value-type="float" office:value="1.9250636587222">
            <text:p>1.9250636587</text:p>
          </table:table-cell>
        </table:table-row>
        <table:table-row table:style-name="ro1">
          <table:table-cell table:formula="of:=LEGACY.NORMSINV(RAND())" office:value-type="float" office:value="-0.169953102244915">
            <text:p>-0.1699531022</text:p>
          </table:table-cell>
          <table:table-cell table:formula="of:=LEGACY.NORMSINV(RAND())" office:value-type="float" office:value="-0.14131918669283">
            <text:p>-0.1413191867</text:p>
          </table:table-cell>
          <table:table-cell table:formula="of:=[.A450]+2*[.B450]+LEGACY.NORMSINV(RAND())*0.5" office:value-type="float" office:value="-0.301892867912235">
            <text:p>-0.3018928679</text:p>
          </table:table-cell>
        </table:table-row>
        <table:table-row table:style-name="ro1">
          <table:table-cell table:formula="of:=LEGACY.NORMSINV(RAND())" office:value-type="float" office:value="0.121848549396047">
            <text:p>0.1218485494</text:p>
          </table:table-cell>
          <table:table-cell table:formula="of:=LEGACY.NORMSINV(RAND())" office:value-type="float" office:value="0.287454001999906">
            <text:p>0.287454002</text:p>
          </table:table-cell>
          <table:table-cell table:formula="of:=[.A451]+2*[.B451]+LEGACY.NORMSINV(RAND())*0.5" office:value-type="float" office:value="0.950708435190947">
            <text:p>0.9507084352</text:p>
          </table:table-cell>
        </table:table-row>
        <table:table-row table:style-name="ro1">
          <table:table-cell table:formula="of:=LEGACY.NORMSINV(RAND())" office:value-type="float" office:value="0.705763255530689">
            <text:p>0.7057632555</text:p>
          </table:table-cell>
          <table:table-cell table:formula="of:=LEGACY.NORMSINV(RAND())" office:value-type="float" office:value="1.27921852140097">
            <text:p>1.2792185214</text:p>
          </table:table-cell>
          <table:table-cell table:formula="of:=[.A452]+2*[.B452]+LEGACY.NORMSINV(RAND())*0.5" office:value-type="float" office:value="3.42279035525138">
            <text:p>3.4227903553</text:p>
          </table:table-cell>
        </table:table-row>
        <table:table-row table:style-name="ro1">
          <table:table-cell table:formula="of:=LEGACY.NORMSINV(RAND())" office:value-type="float" office:value="0.445417067825783">
            <text:p>0.4454170678</text:p>
          </table:table-cell>
          <table:table-cell table:formula="of:=LEGACY.NORMSINV(RAND())" office:value-type="float" office:value="0.0533799501178277">
            <text:p>0.0533799501</text:p>
          </table:table-cell>
          <table:table-cell table:formula="of:=[.A453]+2*[.B453]+LEGACY.NORMSINV(RAND())*0.5" office:value-type="float" office:value="0.104805532563481">
            <text:p>0.1048055326</text:p>
          </table:table-cell>
        </table:table-row>
        <table:table-row table:style-name="ro1">
          <table:table-cell table:formula="of:=LEGACY.NORMSINV(RAND())" office:value-type="float" office:value="-1.36782366496">
            <text:p>-1.367823665</text:p>
          </table:table-cell>
          <table:table-cell table:formula="of:=LEGACY.NORMSINV(RAND())" office:value-type="float" office:value="0.0716742580405302">
            <text:p>0.071674258</text:p>
          </table:table-cell>
          <table:table-cell table:formula="of:=[.A454]+2*[.B454]+LEGACY.NORMSINV(RAND())*0.5" office:value-type="float" office:value="-1.59621700797837">
            <text:p>-1.596217008</text:p>
          </table:table-cell>
        </table:table-row>
        <table:table-row table:style-name="ro1">
          <table:table-cell table:formula="of:=LEGACY.NORMSINV(RAND())" office:value-type="float" office:value="-0.593482230001591">
            <text:p>-0.59348223</text:p>
          </table:table-cell>
          <table:table-cell table:formula="of:=LEGACY.NORMSINV(RAND())" office:value-type="float" office:value="-1.28027238327662">
            <text:p>-1.2802723833</text:p>
          </table:table-cell>
          <table:table-cell table:formula="of:=[.A455]+2*[.B455]+LEGACY.NORMSINV(RAND())*0.5" office:value-type="float" office:value="-3.49802526464701">
            <text:p>-3.4980252646</text:p>
          </table:table-cell>
        </table:table-row>
        <table:table-row table:style-name="ro1">
          <table:table-cell table:formula="of:=LEGACY.NORMSINV(RAND())" office:value-type="float" office:value="0.216713089812923">
            <text:p>0.2167130898</text:p>
          </table:table-cell>
          <table:table-cell table:formula="of:=LEGACY.NORMSINV(RAND())" office:value-type="float" office:value="1.54688017233932">
            <text:p>1.5468801723</text:p>
          </table:table-cell>
          <table:table-cell table:formula="of:=[.A456]+2*[.B456]+LEGACY.NORMSINV(RAND())*0.5" office:value-type="float" office:value="3.62946766669955">
            <text:p>3.6294676667</text:p>
          </table:table-cell>
        </table:table-row>
        <table:table-row table:style-name="ro1">
          <table:table-cell table:formula="of:=LEGACY.NORMSINV(RAND())" office:value-type="float" office:value="-0.477561186011245">
            <text:p>-0.477561186</text:p>
          </table:table-cell>
          <table:table-cell table:formula="of:=LEGACY.NORMSINV(RAND())" office:value-type="float" office:value="-1.34562225267754">
            <text:p>-1.3456222527</text:p>
          </table:table-cell>
          <table:table-cell table:formula="of:=[.A457]+2*[.B457]+LEGACY.NORMSINV(RAND())*0.5" office:value-type="float" office:value="-2.60449883377958">
            <text:p>-2.6044988338</text:p>
          </table:table-cell>
        </table:table-row>
        <table:table-row table:style-name="ro1">
          <table:table-cell table:formula="of:=LEGACY.NORMSINV(RAND())" office:value-type="float" office:value="-0.196311844363256">
            <text:p>-0.1963118444</text:p>
          </table:table-cell>
          <table:table-cell table:formula="of:=LEGACY.NORMSINV(RAND())" office:value-type="float" office:value="1.07729644631601">
            <text:p>1.0772964463</text:p>
          </table:table-cell>
          <table:table-cell table:formula="of:=[.A458]+2*[.B458]+LEGACY.NORMSINV(RAND())*0.5" office:value-type="float" office:value="1.27547863414785">
            <text:p>1.2754786341</text:p>
          </table:table-cell>
        </table:table-row>
        <table:table-row table:style-name="ro1">
          <table:table-cell table:formula="of:=LEGACY.NORMSINV(RAND())" office:value-type="float" office:value="-1.00487822911706">
            <text:p>-1.0048782291</text:p>
          </table:table-cell>
          <table:table-cell table:formula="of:=LEGACY.NORMSINV(RAND())" office:value-type="float" office:value="0.542780730747828">
            <text:p>0.5427807307</text:p>
          </table:table-cell>
          <table:table-cell table:formula="of:=[.A459]+2*[.B459]+LEGACY.NORMSINV(RAND())*0.5" office:value-type="float" office:value="0.765429326422746">
            <text:p>0.7654293264</text:p>
          </table:table-cell>
        </table:table-row>
        <table:table-row table:style-name="ro1">
          <table:table-cell table:formula="of:=LEGACY.NORMSINV(RAND())" office:value-type="float" office:value="0.256678826198927">
            <text:p>0.2566788262</text:p>
          </table:table-cell>
          <table:table-cell table:formula="of:=LEGACY.NORMSINV(RAND())" office:value-type="float" office:value="2.47260248197648">
            <text:p>2.472602482</text:p>
          </table:table-cell>
          <table:table-cell table:formula="of:=[.A460]+2*[.B460]+LEGACY.NORMSINV(RAND())*0.5" office:value-type="float" office:value="5.00530394776481">
            <text:p>5.0053039478</text:p>
          </table:table-cell>
        </table:table-row>
        <table:table-row table:style-name="ro1">
          <table:table-cell table:formula="of:=LEGACY.NORMSINV(RAND())" office:value-type="float" office:value="-0.791232097523128">
            <text:p>-0.7912320975</text:p>
          </table:table-cell>
          <table:table-cell table:formula="of:=LEGACY.NORMSINV(RAND())" office:value-type="float" office:value="0.2838505138471">
            <text:p>0.2838505138</text:p>
          </table:table-cell>
          <table:table-cell table:formula="of:=[.A461]+2*[.B461]+LEGACY.NORMSINV(RAND())*0.5" office:value-type="float" office:value="0.404880866458085">
            <text:p>0.4048808665</text:p>
          </table:table-cell>
        </table:table-row>
        <table:table-row table:style-name="ro1">
          <table:table-cell table:formula="of:=LEGACY.NORMSINV(RAND())" office:value-type="float" office:value="-1.20555673475389">
            <text:p>-1.2055567348</text:p>
          </table:table-cell>
          <table:table-cell table:formula="of:=LEGACY.NORMSINV(RAND())" office:value-type="float" office:value="-0.507285910069603">
            <text:p>-0.5072859101</text:p>
          </table:table-cell>
          <table:table-cell table:formula="of:=[.A462]+2*[.B462]+LEGACY.NORMSINV(RAND())*0.5" office:value-type="float" office:value="-2.02012602892012">
            <text:p>-2.0201260289</text:p>
          </table:table-cell>
        </table:table-row>
        <table:table-row table:style-name="ro1">
          <table:table-cell table:formula="of:=LEGACY.NORMSINV(RAND())" office:value-type="float" office:value="0.345869581219207">
            <text:p>0.3458695812</text:p>
          </table:table-cell>
          <table:table-cell table:formula="of:=LEGACY.NORMSINV(RAND())" office:value-type="float" office:value="1.47895360518084">
            <text:p>1.4789536052</text:p>
          </table:table-cell>
          <table:table-cell table:formula="of:=[.A463]+2*[.B463]+LEGACY.NORMSINV(RAND())*0.5" office:value-type="float" office:value="3.08024477297447">
            <text:p>3.080244773</text:p>
          </table:table-cell>
        </table:table-row>
        <table:table-row table:style-name="ro1">
          <table:table-cell table:formula="of:=LEGACY.NORMSINV(RAND())" office:value-type="float" office:value="-0.978760911992133">
            <text:p>-0.978760912</text:p>
          </table:table-cell>
          <table:table-cell table:formula="of:=LEGACY.NORMSINV(RAND())" office:value-type="float" office:value="-1.19580710756471">
            <text:p>-1.1958071076</text:p>
          </table:table-cell>
          <table:table-cell table:formula="of:=[.A464]+2*[.B464]+LEGACY.NORMSINV(RAND())*0.5" office:value-type="float" office:value="-3.48016651792672">
            <text:p>-3.4801665179</text:p>
          </table:table-cell>
        </table:table-row>
        <table:table-row table:style-name="ro1">
          <table:table-cell table:formula="of:=LEGACY.NORMSINV(RAND())" office:value-type="float" office:value="-0.630836424813366">
            <text:p>-0.6308364248</text:p>
          </table:table-cell>
          <table:table-cell table:formula="of:=LEGACY.NORMSINV(RAND())" office:value-type="float" office:value="-0.400265851220966">
            <text:p>-0.4002658512</text:p>
          </table:table-cell>
          <table:table-cell table:formula="of:=[.A465]+2*[.B465]+LEGACY.NORMSINV(RAND())*0.5" office:value-type="float" office:value="-1.18411268814156">
            <text:p>-1.1841126881</text:p>
          </table:table-cell>
        </table:table-row>
        <table:table-row table:style-name="ro1">
          <table:table-cell table:formula="of:=LEGACY.NORMSINV(RAND())" office:value-type="float" office:value="-0.830501427401956">
            <text:p>-0.8305014274</text:p>
          </table:table-cell>
          <table:table-cell table:formula="of:=LEGACY.NORMSINV(RAND())" office:value-type="float" office:value="0.22807964977871">
            <text:p>0.2280796498</text:p>
          </table:table-cell>
          <table:table-cell table:formula="of:=[.A466]+2*[.B466]+LEGACY.NORMSINV(RAND())*0.5" office:value-type="float" office:value="-0.672755823596447">
            <text:p>-0.6727558236</text:p>
          </table:table-cell>
        </table:table-row>
        <table:table-row table:style-name="ro1">
          <table:table-cell table:formula="of:=LEGACY.NORMSINV(RAND())" office:value-type="float" office:value="-0.546561955157317">
            <text:p>-0.5465619552</text:p>
          </table:table-cell>
          <table:table-cell table:formula="of:=LEGACY.NORMSINV(RAND())" office:value-type="float" office:value="-0.444149512556776">
            <text:p>-0.4441495126</text:p>
          </table:table-cell>
          <table:table-cell table:formula="of:=[.A467]+2*[.B467]+LEGACY.NORMSINV(RAND())*0.5" office:value-type="float" office:value="-1.31878166614646">
            <text:p>-1.3187816661</text:p>
          </table:table-cell>
        </table:table-row>
        <table:table-row table:style-name="ro1">
          <table:table-cell table:formula="of:=LEGACY.NORMSINV(RAND())" office:value-type="float" office:value="-1.02931460349276">
            <text:p>-1.0293146035</text:p>
          </table:table-cell>
          <table:table-cell table:formula="of:=LEGACY.NORMSINV(RAND())" office:value-type="float" office:value="-0.845424860566456">
            <text:p>-0.8454248606</text:p>
          </table:table-cell>
          <table:table-cell table:formula="of:=[.A468]+2*[.B468]+LEGACY.NORMSINV(RAND())*0.5" office:value-type="float" office:value="-3.81914905393027">
            <text:p>-3.8191490539</text:p>
          </table:table-cell>
        </table:table-row>
        <table:table-row table:style-name="ro1">
          <table:table-cell table:formula="of:=LEGACY.NORMSINV(RAND())" office:value-type="float" office:value="1.07149054716136">
            <text:p>1.0714905472</text:p>
          </table:table-cell>
          <table:table-cell table:formula="of:=LEGACY.NORMSINV(RAND())" office:value-type="float" office:value="-0.568144727123123">
            <text:p>-0.5681447271</text:p>
          </table:table-cell>
          <table:table-cell table:formula="of:=[.A469]+2*[.B469]+LEGACY.NORMSINV(RAND())*0.5" office:value-type="float" office:value="-0.539017662152231">
            <text:p>-0.5390176622</text:p>
          </table:table-cell>
        </table:table-row>
        <table:table-row table:style-name="ro1">
          <table:table-cell table:formula="of:=LEGACY.NORMSINV(RAND())" office:value-type="float" office:value="1.04210663483951">
            <text:p>1.0421066348</text:p>
          </table:table-cell>
          <table:table-cell table:formula="of:=LEGACY.NORMSINV(RAND())" office:value-type="float" office:value="-0.843245378498241">
            <text:p>-0.8432453785</text:p>
          </table:table-cell>
          <table:table-cell table:formula="of:=[.A470]+2*[.B470]+LEGACY.NORMSINV(RAND())*0.5" office:value-type="float" office:value="-0.270433681652039">
            <text:p>-0.2704336817</text:p>
          </table:table-cell>
        </table:table-row>
        <table:table-row table:style-name="ro1">
          <table:table-cell table:formula="of:=LEGACY.NORMSINV(RAND())" office:value-type="float" office:value="-0.0927366049758672">
            <text:p>-0.092736605</text:p>
          </table:table-cell>
          <table:table-cell table:formula="of:=LEGACY.NORMSINV(RAND())" office:value-type="float" office:value="0.11719285109009">
            <text:p>0.1171928511</text:p>
          </table:table-cell>
          <table:table-cell table:formula="of:=[.A471]+2*[.B471]+LEGACY.NORMSINV(RAND())*0.5" office:value-type="float" office:value="1.2569208557716">
            <text:p>1.2569208558</text:p>
          </table:table-cell>
        </table:table-row>
        <table:table-row table:style-name="ro1">
          <table:table-cell table:formula="of:=LEGACY.NORMSINV(RAND())" office:value-type="float" office:value="0.735667683959719">
            <text:p>0.735667684</text:p>
          </table:table-cell>
          <table:table-cell table:formula="of:=LEGACY.NORMSINV(RAND())" office:value-type="float" office:value="-0.145298309420692">
            <text:p>-0.1452983094</text:p>
          </table:table-cell>
          <table:table-cell table:formula="of:=[.A472]+2*[.B472]+LEGACY.NORMSINV(RAND())*0.5" office:value-type="float" office:value="-0.192474387549152">
            <text:p>-0.1924743875</text:p>
          </table:table-cell>
        </table:table-row>
        <table:table-row table:style-name="ro1">
          <table:table-cell table:formula="of:=LEGACY.NORMSINV(RAND())" office:value-type="float" office:value="0.522839892660217">
            <text:p>0.5228398927</text:p>
          </table:table-cell>
          <table:table-cell table:formula="of:=LEGACY.NORMSINV(RAND())" office:value-type="float" office:value="-1.29499326275177">
            <text:p>-1.2949932628</text:p>
          </table:table-cell>
          <table:table-cell table:formula="of:=[.A473]+2*[.B473]+LEGACY.NORMSINV(RAND())*0.5" office:value-type="float" office:value="-1.75097581452796">
            <text:p>-1.7509758145</text:p>
          </table:table-cell>
        </table:table-row>
        <table:table-row table:style-name="ro1">
          <table:table-cell table:formula="of:=LEGACY.NORMSINV(RAND())" office:value-type="float" office:value="0.897759399497127">
            <text:p>0.8977593995</text:p>
          </table:table-cell>
          <table:table-cell table:formula="of:=LEGACY.NORMSINV(RAND())" office:value-type="float" office:value="-0.188925281432764">
            <text:p>-0.1889252814</text:p>
          </table:table-cell>
          <table:table-cell table:formula="of:=[.A474]+2*[.B474]+LEGACY.NORMSINV(RAND())*0.5" office:value-type="float" office:value="1.16144671741996">
            <text:p>1.1614467174</text:p>
          </table:table-cell>
        </table:table-row>
        <table:table-row table:style-name="ro1">
          <table:table-cell table:formula="of:=LEGACY.NORMSINV(RAND())" office:value-type="float" office:value="-0.995183792851197">
            <text:p>-0.9951837929</text:p>
          </table:table-cell>
          <table:table-cell table:formula="of:=LEGACY.NORMSINV(RAND())" office:value-type="float" office:value="0.986979845848245">
            <text:p>0.9869798458</text:p>
          </table:table-cell>
          <table:table-cell table:formula="of:=[.A475]+2*[.B475]+LEGACY.NORMSINV(RAND())*0.5" office:value-type="float" office:value="0.490389807493762">
            <text:p>0.4903898075</text:p>
          </table:table-cell>
        </table:table-row>
        <table:table-row table:style-name="ro1">
          <table:table-cell table:formula="of:=LEGACY.NORMSINV(RAND())" office:value-type="float" office:value="0.674588192842832">
            <text:p>0.6745881928</text:p>
          </table:table-cell>
          <table:table-cell table:formula="of:=LEGACY.NORMSINV(RAND())" office:value-type="float" office:value="0.0694920711718963">
            <text:p>0.0694920712</text:p>
          </table:table-cell>
          <table:table-cell table:formula="of:=[.A476]+2*[.B476]+LEGACY.NORMSINV(RAND())*0.5" office:value-type="float" office:value="0.644289728151498">
            <text:p>0.6442897282</text:p>
          </table:table-cell>
        </table:table-row>
        <table:table-row table:style-name="ro1">
          <table:table-cell table:formula="of:=LEGACY.NORMSINV(RAND())" office:value-type="float" office:value="-1.41524370324463">
            <text:p>-1.4152437032</text:p>
          </table:table-cell>
          <table:table-cell table:formula="of:=LEGACY.NORMSINV(RAND())" office:value-type="float" office:value="0.852430287845437">
            <text:p>0.8524302878</text:p>
          </table:table-cell>
          <table:table-cell table:formula="of:=[.A477]+2*[.B477]+LEGACY.NORMSINV(RAND())*0.5" office:value-type="float" office:value="0.495587149721427">
            <text:p>0.4955871497</text:p>
          </table:table-cell>
        </table:table-row>
        <table:table-row table:style-name="ro1">
          <table:table-cell table:formula="of:=LEGACY.NORMSINV(RAND())" office:value-type="float" office:value="-0.590477264645743">
            <text:p>-0.5904772646</text:p>
          </table:table-cell>
          <table:table-cell table:formula="of:=LEGACY.NORMSINV(RAND())" office:value-type="float" office:value="-0.266817245440717">
            <text:p>-0.2668172454</text:p>
          </table:table-cell>
          <table:table-cell table:formula="of:=[.A478]+2*[.B478]+LEGACY.NORMSINV(RAND())*0.5" office:value-type="float" office:value="-0.682440398246826">
            <text:p>-0.6824403982</text:p>
          </table:table-cell>
        </table:table-row>
        <table:table-row table:style-name="ro1">
          <table:table-cell table:formula="of:=LEGACY.NORMSINV(RAND())" office:value-type="float" office:value="0.157066326013179">
            <text:p>0.157066326</text:p>
          </table:table-cell>
          <table:table-cell table:formula="of:=LEGACY.NORMSINV(RAND())" office:value-type="float" office:value="-0.230682901426293">
            <text:p>-0.2306829014</text:p>
          </table:table-cell>
          <table:table-cell table:formula="of:=[.A479]+2*[.B479]+LEGACY.NORMSINV(RAND())*0.5" office:value-type="float" office:value="-0.0850330430716484">
            <text:p>-0.0850330431</text:p>
          </table:table-cell>
        </table:table-row>
        <table:table-row table:style-name="ro1">
          <table:table-cell table:formula="of:=LEGACY.NORMSINV(RAND())" office:value-type="float" office:value="0.712587010615159">
            <text:p>0.7125870106</text:p>
          </table:table-cell>
          <table:table-cell table:formula="of:=LEGACY.NORMSINV(RAND())" office:value-type="float" office:value="0.202492052651852">
            <text:p>0.2024920527</text:p>
          </table:table-cell>
          <table:table-cell table:formula="of:=[.A480]+2*[.B480]+LEGACY.NORMSINV(RAND())*0.5" office:value-type="float" office:value="1.14367553387442">
            <text:p>1.1436755339</text:p>
          </table:table-cell>
        </table:table-row>
        <table:table-row table:style-name="ro1">
          <table:table-cell table:formula="of:=LEGACY.NORMSINV(RAND())" office:value-type="float" office:value="-0.499834782244685">
            <text:p>-0.4998347822</text:p>
          </table:table-cell>
          <table:table-cell table:formula="of:=LEGACY.NORMSINV(RAND())" office:value-type="float" office:value="-0.377303618931274">
            <text:p>-0.3773036189</text:p>
          </table:table-cell>
          <table:table-cell table:formula="of:=[.A481]+2*[.B481]+LEGACY.NORMSINV(RAND())*0.5" office:value-type="float" office:value="-0.183789684984982">
            <text:p>-0.183789685</text:p>
          </table:table-cell>
        </table:table-row>
        <table:table-row table:style-name="ro1">
          <table:table-cell table:formula="of:=LEGACY.NORMSINV(RAND())" office:value-type="float" office:value="0.677114620225386">
            <text:p>0.6771146202</text:p>
          </table:table-cell>
          <table:table-cell table:formula="of:=LEGACY.NORMSINV(RAND())" office:value-type="float" office:value="-0.412140285851582">
            <text:p>-0.4121402859</text:p>
          </table:table-cell>
          <table:table-cell table:formula="of:=[.A482]+2*[.B482]+LEGACY.NORMSINV(RAND())*0.5" office:value-type="float" office:value="0.194669946024296">
            <text:p>0.194669946</text:p>
          </table:table-cell>
        </table:table-row>
        <table:table-row table:style-name="ro1">
          <table:table-cell table:formula="of:=LEGACY.NORMSINV(RAND())" office:value-type="float" office:value="1.02999856377351">
            <text:p>1.0299985638</text:p>
          </table:table-cell>
          <table:table-cell table:formula="of:=LEGACY.NORMSINV(RAND())" office:value-type="float" office:value="-0.147783450820532">
            <text:p>-0.1477834508</text:p>
          </table:table-cell>
          <table:table-cell table:formula="of:=[.A483]+2*[.B483]+LEGACY.NORMSINV(RAND())*0.5" office:value-type="float" office:value="0.67458865925898">
            <text:p>0.6745886593</text:p>
          </table:table-cell>
        </table:table-row>
        <table:table-row table:style-name="ro1">
          <table:table-cell table:formula="of:=LEGACY.NORMSINV(RAND())" office:value-type="float" office:value="-0.602050235245061">
            <text:p>-0.6020502352</text:p>
          </table:table-cell>
          <table:table-cell table:formula="of:=LEGACY.NORMSINV(RAND())" office:value-type="float" office:value="-0.924261833112967">
            <text:p>-0.9242618331</text:p>
          </table:table-cell>
          <table:table-cell table:formula="of:=[.A484]+2*[.B484]+LEGACY.NORMSINV(RAND())*0.5" office:value-type="float" office:value="-2.76045219586914">
            <text:p>-2.7604521959</text:p>
          </table:table-cell>
        </table:table-row>
        <table:table-row table:style-name="ro1">
          <table:table-cell table:formula="of:=LEGACY.NORMSINV(RAND())" office:value-type="float" office:value="-1.2173050308763">
            <text:p>-1.2173050309</text:p>
          </table:table-cell>
          <table:table-cell table:formula="of:=LEGACY.NORMSINV(RAND())" office:value-type="float" office:value="-1.4190498798517">
            <text:p>-1.4190498799</text:p>
          </table:table-cell>
          <table:table-cell table:formula="of:=[.A485]+2*[.B485]+LEGACY.NORMSINV(RAND())*0.5" office:value-type="float" office:value="-4.14673470585708">
            <text:p>-4.1467347059</text:p>
          </table:table-cell>
        </table:table-row>
        <table:table-row table:style-name="ro1">
          <table:table-cell table:formula="of:=LEGACY.NORMSINV(RAND())" office:value-type="float" office:value="0.356976013419538">
            <text:p>0.3569760134</text:p>
          </table:table-cell>
          <table:table-cell table:formula="of:=LEGACY.NORMSINV(RAND())" office:value-type="float" office:value="-0.69897696753619">
            <text:p>-0.6989769675</text:p>
          </table:table-cell>
          <table:table-cell table:formula="of:=[.A486]+2*[.B486]+LEGACY.NORMSINV(RAND())*0.5" office:value-type="float" office:value="-1.50332261716608">
            <text:p>-1.5033226172</text:p>
          </table:table-cell>
        </table:table-row>
        <table:table-row table:style-name="ro1">
          <table:table-cell table:formula="of:=LEGACY.NORMSINV(RAND())" office:value-type="float" office:value="-0.144741563700339">
            <text:p>-0.1447415637</text:p>
          </table:table-cell>
          <table:table-cell table:formula="of:=LEGACY.NORMSINV(RAND())" office:value-type="float" office:value="0.278672351594008">
            <text:p>0.2786723516</text:p>
          </table:table-cell>
          <table:table-cell table:formula="of:=[.A487]+2*[.B487]+LEGACY.NORMSINV(RAND())*0.5" office:value-type="float" office:value="0.0848365675562475">
            <text:p>0.0848365676</text:p>
          </table:table-cell>
        </table:table-row>
        <table:table-row table:style-name="ro1">
          <table:table-cell table:formula="of:=LEGACY.NORMSINV(RAND())" office:value-type="float" office:value="0.983268715849418">
            <text:p>0.9832687158</text:p>
          </table:table-cell>
          <table:table-cell table:formula="of:=LEGACY.NORMSINV(RAND())" office:value-type="float" office:value="-0.614143171020734">
            <text:p>-0.614143171</text:p>
          </table:table-cell>
          <table:table-cell table:formula="of:=[.A488]+2*[.B488]+LEGACY.NORMSINV(RAND())*0.5" office:value-type="float" office:value="-0.202985106699962">
            <text:p>-0.2029851067</text:p>
          </table:table-cell>
        </table:table-row>
        <table:table-row table:style-name="ro1">
          <table:table-cell table:formula="of:=LEGACY.NORMSINV(RAND())" office:value-type="float" office:value="-0.686994879623197">
            <text:p>-0.6869948796</text:p>
          </table:table-cell>
          <table:table-cell table:formula="of:=LEGACY.NORMSINV(RAND())" office:value-type="float" office:value="-1.39814479419576">
            <text:p>-1.3981447942</text:p>
          </table:table-cell>
          <table:table-cell table:formula="of:=[.A489]+2*[.B489]+LEGACY.NORMSINV(RAND())*0.5" office:value-type="float" office:value="-4.13591685751124">
            <text:p>-4.1359168575</text:p>
          </table:table-cell>
        </table:table-row>
        <table:table-row table:style-name="ro1">
          <table:table-cell table:formula="of:=LEGACY.NORMSINV(RAND())" office:value-type="float" office:value="0.939554518885708">
            <text:p>0.9395545189</text:p>
          </table:table-cell>
          <table:table-cell table:formula="of:=LEGACY.NORMSINV(RAND())" office:value-type="float" office:value="0.676173557541252">
            <text:p>0.6761735575</text:p>
          </table:table-cell>
          <table:table-cell table:formula="of:=[.A490]+2*[.B490]+LEGACY.NORMSINV(RAND())*0.5" office:value-type="float" office:value="2.82725796344455">
            <text:p>2.8272579634</text:p>
          </table:table-cell>
        </table:table-row>
        <table:table-row table:style-name="ro1">
          <table:table-cell table:formula="of:=LEGACY.NORMSINV(RAND())" office:value-type="float" office:value="-0.918223499422423">
            <text:p>-0.9182234994</text:p>
          </table:table-cell>
          <table:table-cell table:formula="of:=LEGACY.NORMSINV(RAND())" office:value-type="float" office:value="-0.60872422272309">
            <text:p>-0.6087242227</text:p>
          </table:table-cell>
          <table:table-cell table:formula="of:=[.A491]+2*[.B491]+LEGACY.NORMSINV(RAND())*0.5" office:value-type="float" office:value="-2.61982374416866">
            <text:p>-2.6198237442</text:p>
          </table:table-cell>
        </table:table-row>
        <table:table-row table:style-name="ro1">
          <table:table-cell table:formula="of:=LEGACY.NORMSINV(RAND())" office:value-type="float" office:value="0.0485705631432027">
            <text:p>0.0485705631</text:p>
          </table:table-cell>
          <table:table-cell table:formula="of:=LEGACY.NORMSINV(RAND())" office:value-type="float" office:value="-0.658125063628065">
            <text:p>-0.6581250636</text:p>
          </table:table-cell>
          <table:table-cell table:formula="of:=[.A492]+2*[.B492]+LEGACY.NORMSINV(RAND())*0.5" office:value-type="float" office:value="-0.574177436547143">
            <text:p>-0.5741774365</text:p>
          </table:table-cell>
        </table:table-row>
        <table:table-row table:style-name="ro1">
          <table:table-cell table:formula="of:=LEGACY.NORMSINV(RAND())" office:value-type="float" office:value="1.7579979490321">
            <text:p>1.757997949</text:p>
          </table:table-cell>
          <table:table-cell table:formula="of:=LEGACY.NORMSINV(RAND())" office:value-type="float" office:value="-2.40268198516467">
            <text:p>-2.4026819852</text:p>
          </table:table-cell>
          <table:table-cell table:formula="of:=[.A493]+2*[.B493]+LEGACY.NORMSINV(RAND())*0.5" office:value-type="float" office:value="-2.68486529898454">
            <text:p>-2.684865299</text:p>
          </table:table-cell>
        </table:table-row>
        <table:table-row table:style-name="ro1">
          <table:table-cell table:formula="of:=LEGACY.NORMSINV(RAND())" office:value-type="float" office:value="-1.0879840455638">
            <text:p>-1.0879840456</text:p>
          </table:table-cell>
          <table:table-cell table:formula="of:=LEGACY.NORMSINV(RAND())" office:value-type="float" office:value="-0.0991650531956819">
            <text:p>-0.0991650532</text:p>
          </table:table-cell>
          <table:table-cell table:formula="of:=[.A494]+2*[.B494]+LEGACY.NORMSINV(RAND())*0.5" office:value-type="float" office:value="-2.16548450718502">
            <text:p>-2.1654845072</text:p>
          </table:table-cell>
        </table:table-row>
        <table:table-row table:style-name="ro1">
          <table:table-cell table:formula="of:=LEGACY.NORMSINV(RAND())" office:value-type="float" office:value="-0.784943620320008">
            <text:p>-0.7849436203</text:p>
          </table:table-cell>
          <table:table-cell table:formula="of:=LEGACY.NORMSINV(RAND())" office:value-type="float" office:value="0.607416222460376">
            <text:p>0.6074162225</text:p>
          </table:table-cell>
          <table:table-cell table:formula="of:=[.A495]+2*[.B495]+LEGACY.NORMSINV(RAND())*0.5" office:value-type="float" office:value="-0.0859984595970706">
            <text:p>-0.0859984596</text:p>
          </table:table-cell>
        </table:table-row>
        <table:table-row table:style-name="ro1">
          <table:table-cell table:formula="of:=LEGACY.NORMSINV(RAND())" office:value-type="float" office:value="-0.104146548529702">
            <text:p>-0.1041465485</text:p>
          </table:table-cell>
          <table:table-cell table:formula="of:=LEGACY.NORMSINV(RAND())" office:value-type="float" office:value="-1.01210006629863">
            <text:p>-1.0121000663</text:p>
          </table:table-cell>
          <table:table-cell table:formula="of:=[.A496]+2*[.B496]+LEGACY.NORMSINV(RAND())*0.5" office:value-type="float" office:value="-1.7242089520227">
            <text:p>-1.724208952</text:p>
          </table:table-cell>
        </table:table-row>
        <table:table-row table:style-name="ro1">
          <table:table-cell table:formula="of:=LEGACY.NORMSINV(RAND())" office:value-type="float" office:value="-1.48873650264025">
            <text:p>-1.4887365026</text:p>
          </table:table-cell>
          <table:table-cell table:formula="of:=LEGACY.NORMSINV(RAND())" office:value-type="float" office:value="-0.430794620984381">
            <text:p>-0.430794621</text:p>
          </table:table-cell>
          <table:table-cell table:formula="of:=[.A497]+2*[.B497]+LEGACY.NORMSINV(RAND())*0.5" office:value-type="float" office:value="-2.71484108490671">
            <text:p>-2.7148410849</text:p>
          </table:table-cell>
        </table:table-row>
        <table:table-row table:style-name="ro1">
          <table:table-cell table:formula="of:=LEGACY.NORMSINV(RAND())" office:value-type="float" office:value="-0.418368804170115">
            <text:p>-0.4183688042</text:p>
          </table:table-cell>
          <table:table-cell table:formula="of:=LEGACY.NORMSINV(RAND())" office:value-type="float" office:value="0.225927595356109">
            <text:p>0.2259275954</text:p>
          </table:table-cell>
          <table:table-cell table:formula="of:=[.A498]+2*[.B498]+LEGACY.NORMSINV(RAND())*0.5" office:value-type="float" office:value="-0.70346514583339">
            <text:p>-0.7034651458</text:p>
          </table:table-cell>
        </table:table-row>
        <table:table-row table:style-name="ro1">
          <table:table-cell table:formula="of:=LEGACY.NORMSINV(RAND())" office:value-type="float" office:value="-0.204776072654865">
            <text:p>-0.2047760727</text:p>
          </table:table-cell>
          <table:table-cell table:formula="of:=LEGACY.NORMSINV(RAND())" office:value-type="float" office:value="-1.1607648421852">
            <text:p>-1.1607648422</text:p>
          </table:table-cell>
          <table:table-cell table:formula="of:=[.A499]+2*[.B499]+LEGACY.NORMSINV(RAND())*0.5" office:value-type="float" office:value="-2.76534548858556">
            <text:p>-2.7653454886</text:p>
          </table:table-cell>
        </table:table-row>
        <table:table-row table:style-name="ro1">
          <table:table-cell table:formula="of:=LEGACY.NORMSINV(RAND())" office:value-type="float" office:value="-0.956506060136627">
            <text:p>-0.9565060601</text:p>
          </table:table-cell>
          <table:table-cell table:formula="of:=LEGACY.NORMSINV(RAND())" office:value-type="float" office:value="-0.776353576574973">
            <text:p>-0.7763535766</text:p>
          </table:table-cell>
          <table:table-cell table:formula="of:=[.A500]+2*[.B500]+LEGACY.NORMSINV(RAND())*0.5" office:value-type="float" office:value="-3.04362682082143">
            <text:p>-3.0436268208</text:p>
          </table:table-cell>
        </table:table-row>
        <table:table-row table:style-name="ro1">
          <table:table-cell table:formula="of:=LEGACY.NORMSINV(RAND())" office:value-type="float" office:value="-0.149037715377557">
            <text:p>-0.1490377154</text:p>
          </table:table-cell>
          <table:table-cell table:formula="of:=LEGACY.NORMSINV(RAND())" office:value-type="float" office:value="-1.42817463681556">
            <text:p>-1.4281746368</text:p>
          </table:table-cell>
          <table:table-cell table:formula="of:=[.A501]+2*[.B501]+LEGACY.NORMSINV(RAND())*0.5" office:value-type="float" office:value="-3.2366881792213">
            <text:p>-3.2366881792</text:p>
          </table:table-cell>
        </table:table-row>
        <table:table-row table:style-name="ro1">
          <table:table-cell table:formula="of:=LEGACY.NORMSINV(RAND())" office:value-type="float" office:value="0.512904172610641">
            <text:p>0.5129041726</text:p>
          </table:table-cell>
          <table:table-cell table:formula="of:=LEGACY.NORMSINV(RAND())" office:value-type="float" office:value="-0.696470273917124">
            <text:p>-0.6964702739</text:p>
          </table:table-cell>
          <table:table-cell table:formula="of:=[.A502]+2*[.B502]+LEGACY.NORMSINV(RAND())*0.5" office:value-type="float" office:value="-0.380347905340822">
            <text:p>-0.3803479053</text:p>
          </table:table-cell>
        </table:table-row>
        <table:table-row table:style-name="ro1">
          <table:table-cell table:formula="of:=LEGACY.NORMSINV(RAND())" office:value-type="float" office:value="0.536311881579599">
            <text:p>0.5363118816</text:p>
          </table:table-cell>
          <table:table-cell table:formula="of:=LEGACY.NORMSINV(RAND())" office:value-type="float" office:value="-0.993032938869708">
            <text:p>-0.9930329389</text:p>
          </table:table-cell>
          <table:table-cell table:formula="of:=[.A503]+2*[.B503]+LEGACY.NORMSINV(RAND())*0.5" office:value-type="float" office:value="-1.02568397591027">
            <text:p>-1.0256839759</text:p>
          </table:table-cell>
        </table:table-row>
        <table:table-row table:style-name="ro1">
          <table:table-cell table:formula="of:=LEGACY.NORMSINV(RAND())" office:value-type="float" office:value="-0.975597021314532">
            <text:p>-0.9755970213</text:p>
          </table:table-cell>
          <table:table-cell table:formula="of:=LEGACY.NORMSINV(RAND())" office:value-type="float" office:value="1.44749891000159">
            <text:p>1.44749891</text:p>
          </table:table-cell>
          <table:table-cell table:formula="of:=[.A504]+2*[.B504]+LEGACY.NORMSINV(RAND())*0.5" office:value-type="float" office:value="2.69729622525731">
            <text:p>2.6972962253</text:p>
          </table:table-cell>
        </table:table-row>
        <table:table-row table:style-name="ro1">
          <table:table-cell table:formula="of:=LEGACY.NORMSINV(RAND())" office:value-type="float" office:value="1.24179956291568">
            <text:p>1.2417995629</text:p>
          </table:table-cell>
          <table:table-cell table:formula="of:=LEGACY.NORMSINV(RAND())" office:value-type="float" office:value="1.81797674754471">
            <text:p>1.8179767475</text:p>
          </table:table-cell>
          <table:table-cell table:formula="of:=[.A505]+2*[.B505]+LEGACY.NORMSINV(RAND())*0.5" office:value-type="float" office:value="4.37299668453748">
            <text:p>4.3729966845</text:p>
          </table:table-cell>
        </table:table-row>
        <table:table-row table:style-name="ro1">
          <table:table-cell table:formula="of:=LEGACY.NORMSINV(RAND())" office:value-type="float" office:value="-1.65868299600153">
            <text:p>-1.658682996</text:p>
          </table:table-cell>
          <table:table-cell table:formula="of:=LEGACY.NORMSINV(RAND())" office:value-type="float" office:value="-1.19238568737816">
            <text:p>-1.1923856874</text:p>
          </table:table-cell>
          <table:table-cell table:formula="of:=[.A506]+2*[.B506]+LEGACY.NORMSINV(RAND())*0.5" office:value-type="float" office:value="-3.89740959630928">
            <text:p>-3.8974095963</text:p>
          </table:table-cell>
        </table:table-row>
        <table:table-row table:style-name="ro1">
          <table:table-cell table:formula="of:=LEGACY.NORMSINV(RAND())" office:value-type="float" office:value="-0.300497899157486">
            <text:p>-0.3004978992</text:p>
          </table:table-cell>
          <table:table-cell table:formula="of:=LEGACY.NORMSINV(RAND())" office:value-type="float" office:value="1.32304029656047">
            <text:p>1.3230402966</text:p>
          </table:table-cell>
          <table:table-cell table:formula="of:=[.A507]+2*[.B507]+LEGACY.NORMSINV(RAND())*0.5" office:value-type="float" office:value="2.58387258129635">
            <text:p>2.5838725813</text:p>
          </table:table-cell>
        </table:table-row>
        <table:table-row table:style-name="ro1">
          <table:table-cell table:formula="of:=LEGACY.NORMSINV(RAND())" office:value-type="float" office:value="1.89979264890571">
            <text:p>1.8997926489</text:p>
          </table:table-cell>
          <table:table-cell table:formula="of:=LEGACY.NORMSINV(RAND())" office:value-type="float" office:value="-1.07995792274246">
            <text:p>-1.0799579227</text:p>
          </table:table-cell>
          <table:table-cell table:formula="of:=[.A508]+2*[.B508]+LEGACY.NORMSINV(RAND())*0.5" office:value-type="float" office:value="-1.27680350615414">
            <text:p>-1.2768035062</text:p>
          </table:table-cell>
        </table:table-row>
        <table:table-row table:style-name="ro1">
          <table:table-cell table:formula="of:=LEGACY.NORMSINV(RAND())" office:value-type="float" office:value="-1.31569268864473">
            <text:p>-1.3156926886</text:p>
          </table:table-cell>
          <table:table-cell table:formula="of:=LEGACY.NORMSINV(RAND())" office:value-type="float" office:value="-0.805261816143397">
            <text:p>-0.8052618161</text:p>
          </table:table-cell>
          <table:table-cell table:formula="of:=[.A509]+2*[.B509]+LEGACY.NORMSINV(RAND())*0.5" office:value-type="float" office:value="-3.00185103409528">
            <text:p>-3.0018510341</text:p>
          </table:table-cell>
        </table:table-row>
        <table:table-row table:style-name="ro1">
          <table:table-cell table:formula="of:=LEGACY.NORMSINV(RAND())" office:value-type="float" office:value="-0.487622216467687">
            <text:p>-0.4876222165</text:p>
          </table:table-cell>
          <table:table-cell table:formula="of:=LEGACY.NORMSINV(RAND())" office:value-type="float" office:value="0.0668039984890404">
            <text:p>0.0668039985</text:p>
          </table:table-cell>
          <table:table-cell table:formula="of:=[.A510]+2*[.B510]+LEGACY.NORMSINV(RAND())*0.5" office:value-type="float" office:value="-0.215279839187434">
            <text:p>-0.2152798392</text:p>
          </table:table-cell>
        </table:table-row>
        <table:table-row table:style-name="ro1">
          <table:table-cell table:formula="of:=LEGACY.NORMSINV(RAND())" office:value-type="float" office:value="-0.280545457167549">
            <text:p>-0.2805454572</text:p>
          </table:table-cell>
          <table:table-cell table:formula="of:=LEGACY.NORMSINV(RAND())" office:value-type="float" office:value="0.437718707719582">
            <text:p>0.4377187077</text:p>
          </table:table-cell>
          <table:table-cell table:formula="of:=[.A511]+2*[.B511]+LEGACY.NORMSINV(RAND())*0.5" office:value-type="float" office:value="-0.227283632629677">
            <text:p>-0.2272836326</text:p>
          </table:table-cell>
        </table:table-row>
        <table:table-row table:style-name="ro1">
          <table:table-cell table:formula="of:=LEGACY.NORMSINV(RAND())" office:value-type="float" office:value="0.338738709655208">
            <text:p>0.3387387097</text:p>
          </table:table-cell>
          <table:table-cell table:formula="of:=LEGACY.NORMSINV(RAND())" office:value-type="float" office:value="2.36683757787359">
            <text:p>2.3668375779</text:p>
          </table:table-cell>
          <table:table-cell table:formula="of:=[.A512]+2*[.B512]+LEGACY.NORMSINV(RAND())*0.5" office:value-type="float" office:value="5.40345798574077">
            <text:p>5.4034579857</text:p>
          </table:table-cell>
        </table:table-row>
        <table:table-row table:style-name="ro1">
          <table:table-cell table:formula="of:=LEGACY.NORMSINV(RAND())" office:value-type="float" office:value="0.816677637676225">
            <text:p>0.8166776377</text:p>
          </table:table-cell>
          <table:table-cell table:formula="of:=LEGACY.NORMSINV(RAND())" office:value-type="float" office:value="0.962989224561903">
            <text:p>0.9629892246</text:p>
          </table:table-cell>
          <table:table-cell table:formula="of:=[.A513]+2*[.B513]+LEGACY.NORMSINV(RAND())*0.5" office:value-type="float" office:value="2.68004161815259">
            <text:p>2.6800416182</text:p>
          </table:table-cell>
        </table:table-row>
        <table:table-row table:style-name="ro1">
          <table:table-cell table:formula="of:=LEGACY.NORMSINV(RAND())" office:value-type="float" office:value="0.580066289651197">
            <text:p>0.5800662897</text:p>
          </table:table-cell>
          <table:table-cell table:formula="of:=LEGACY.NORMSINV(RAND())" office:value-type="float" office:value="0.342582039646305">
            <text:p>0.3425820396</text:p>
          </table:table-cell>
          <table:table-cell table:formula="of:=[.A514]+2*[.B514]+LEGACY.NORMSINV(RAND())*0.5" office:value-type="float" office:value="1.41116048538229">
            <text:p>1.4111604854</text:p>
          </table:table-cell>
        </table:table-row>
        <table:table-row table:style-name="ro1">
          <table:table-cell table:formula="of:=LEGACY.NORMSINV(RAND())" office:value-type="float" office:value="0.480407584390421">
            <text:p>0.4804075844</text:p>
          </table:table-cell>
          <table:table-cell table:formula="of:=LEGACY.NORMSINV(RAND())" office:value-type="float" office:value="0.186987097173753">
            <text:p>0.1869870972</text:p>
          </table:table-cell>
          <table:table-cell table:formula="of:=[.A515]+2*[.B515]+LEGACY.NORMSINV(RAND())*0.5" office:value-type="float" office:value="0.863967704325742">
            <text:p>0.8639677043</text:p>
          </table:table-cell>
        </table:table-row>
        <table:table-row table:style-name="ro1">
          <table:table-cell table:formula="of:=LEGACY.NORMSINV(RAND())" office:value-type="float" office:value="0.8455074898669">
            <text:p>0.8455074899</text:p>
          </table:table-cell>
          <table:table-cell table:formula="of:=LEGACY.NORMSINV(RAND())" office:value-type="float" office:value="0.614413742222877">
            <text:p>0.6144137422</text:p>
          </table:table-cell>
          <table:table-cell table:formula="of:=[.A516]+2*[.B516]+LEGACY.NORMSINV(RAND())*0.5" office:value-type="float" office:value="2.14505372804923">
            <text:p>2.145053728</text:p>
          </table:table-cell>
        </table:table-row>
        <table:table-row table:style-name="ro1">
          <table:table-cell table:formula="of:=LEGACY.NORMSINV(RAND())" office:value-type="float" office:value="0.548061712587765">
            <text:p>0.5480617126</text:p>
          </table:table-cell>
          <table:table-cell table:formula="of:=LEGACY.NORMSINV(RAND())" office:value-type="float" office:value="-0.397715533746014">
            <text:p>-0.3977155337</text:p>
          </table:table-cell>
          <table:table-cell table:formula="of:=[.A517]+2*[.B517]+LEGACY.NORMSINV(RAND())*0.5" office:value-type="float" office:value="0.522289142983039">
            <text:p>0.522289143</text:p>
          </table:table-cell>
        </table:table-row>
        <table:table-row table:style-name="ro1">
          <table:table-cell table:formula="of:=LEGACY.NORMSINV(RAND())" office:value-type="float" office:value="1.02898098301412">
            <text:p>1.028980983</text:p>
          </table:table-cell>
          <table:table-cell table:formula="of:=LEGACY.NORMSINV(RAND())" office:value-type="float" office:value="-1.90194383039191">
            <text:p>-1.9019438304</text:p>
          </table:table-cell>
          <table:table-cell table:formula="of:=[.A518]+2*[.B518]+LEGACY.NORMSINV(RAND())*0.5" office:value-type="float" office:value="-2.10635248863561">
            <text:p>-2.1063524886</text:p>
          </table:table-cell>
        </table:table-row>
        <table:table-row table:style-name="ro1">
          <table:table-cell table:formula="of:=LEGACY.NORMSINV(RAND())" office:value-type="float" office:value="-1.56672065758016">
            <text:p>-1.5667206576</text:p>
          </table:table-cell>
          <table:table-cell table:formula="of:=LEGACY.NORMSINV(RAND())" office:value-type="float" office:value="-1.6487707904323">
            <text:p>-1.6487707904</text:p>
          </table:table-cell>
          <table:table-cell table:formula="of:=[.A519]+2*[.B519]+LEGACY.NORMSINV(RAND())*0.5" office:value-type="float" office:value="-6.21055708051988">
            <text:p>-6.2105570805</text:p>
          </table:table-cell>
        </table:table-row>
        <table:table-row table:style-name="ro1">
          <table:table-cell table:formula="of:=LEGACY.NORMSINV(RAND())" office:value-type="float" office:value="0.215268816986263">
            <text:p>0.215268817</text:p>
          </table:table-cell>
          <table:table-cell table:formula="of:=LEGACY.NORMSINV(RAND())" office:value-type="float" office:value="-0.0263755606338172">
            <text:p>-0.0263755606</text:p>
          </table:table-cell>
          <table:table-cell table:formula="of:=[.A520]+2*[.B520]+LEGACY.NORMSINV(RAND())*0.5" office:value-type="float" office:value="-0.0763016385814894">
            <text:p>-0.0763016386</text:p>
          </table:table-cell>
        </table:table-row>
        <table:table-row table:style-name="ro1">
          <table:table-cell table:formula="of:=LEGACY.NORMSINV(RAND())" office:value-type="float" office:value="-0.660626214243468">
            <text:p>-0.6606262142</text:p>
          </table:table-cell>
          <table:table-cell table:formula="of:=LEGACY.NORMSINV(RAND())" office:value-type="float" office:value="-1.28859881024069">
            <text:p>-1.2885988102</text:p>
          </table:table-cell>
          <table:table-cell table:formula="of:=[.A521]+2*[.B521]+LEGACY.NORMSINV(RAND())*0.5" office:value-type="float" office:value="-2.96697989517645">
            <text:p>-2.9669798952</text:p>
          </table:table-cell>
        </table:table-row>
        <table:table-row table:style-name="ro1">
          <table:table-cell table:formula="of:=LEGACY.NORMSINV(RAND())" office:value-type="float" office:value="-0.68886019607441">
            <text:p>-0.6888601961</text:p>
          </table:table-cell>
          <table:table-cell table:formula="of:=LEGACY.NORMSINV(RAND())" office:value-type="float" office:value="-1.04150489829473">
            <text:p>-1.0415048983</text:p>
          </table:table-cell>
          <table:table-cell table:formula="of:=[.A522]+2*[.B522]+LEGACY.NORMSINV(RAND())*0.5" office:value-type="float" office:value="-2.98004091142353">
            <text:p>-2.9800409114</text:p>
          </table:table-cell>
        </table:table-row>
        <table:table-row table:style-name="ro1">
          <table:table-cell table:formula="of:=LEGACY.NORMSINV(RAND())" office:value-type="float" office:value="-1.42085705758345">
            <text:p>-1.4208570576</text:p>
          </table:table-cell>
          <table:table-cell table:formula="of:=LEGACY.NORMSINV(RAND())" office:value-type="float" office:value="1.25281404061893">
            <text:p>1.2528140406</text:p>
          </table:table-cell>
          <table:table-cell table:formula="of:=[.A523]+2*[.B523]+LEGACY.NORMSINV(RAND())*0.5" office:value-type="float" office:value="0.525162093882308">
            <text:p>0.5251620939</text:p>
          </table:table-cell>
        </table:table-row>
        <table:table-row table:style-name="ro1">
          <table:table-cell table:formula="of:=LEGACY.NORMSINV(RAND())" office:value-type="float" office:value="0.558424428583449">
            <text:p>0.5584244286</text:p>
          </table:table-cell>
          <table:table-cell table:formula="of:=LEGACY.NORMSINV(RAND())" office:value-type="float" office:value="-0.398761539888225">
            <text:p>-0.3987615399</text:p>
          </table:table-cell>
          <table:table-cell table:formula="of:=[.A524]+2*[.B524]+LEGACY.NORMSINV(RAND())*0.5" office:value-type="float" office:value="0.280382028499541">
            <text:p>0.2803820285</text:p>
          </table:table-cell>
        </table:table-row>
        <table:table-row table:style-name="ro1">
          <table:table-cell table:formula="of:=LEGACY.NORMSINV(RAND())" office:value-type="float" office:value="-0.565439807315788">
            <text:p>-0.5654398073</text:p>
          </table:table-cell>
          <table:table-cell table:formula="of:=LEGACY.NORMSINV(RAND())" office:value-type="float" office:value="1.74880593446323">
            <text:p>1.7488059345</text:p>
          </table:table-cell>
          <table:table-cell table:formula="of:=[.A525]+2*[.B525]+LEGACY.NORMSINV(RAND())*0.5" office:value-type="float" office:value="2.9762452673182">
            <text:p>2.9762452673</text:p>
          </table:table-cell>
        </table:table-row>
        <table:table-row table:style-name="ro1">
          <table:table-cell table:formula="of:=LEGACY.NORMSINV(RAND())" office:value-type="float" office:value="-2.13412319113263">
            <text:p>-2.1341231911</text:p>
          </table:table-cell>
          <table:table-cell table:formula="of:=LEGACY.NORMSINV(RAND())" office:value-type="float" office:value="-0.0815916815901324">
            <text:p>-0.0815916816</text:p>
          </table:table-cell>
          <table:table-cell table:formula="of:=[.A526]+2*[.B526]+LEGACY.NORMSINV(RAND())*0.5" office:value-type="float" office:value="-2.50872646038084">
            <text:p>-2.5087264604</text:p>
          </table:table-cell>
        </table:table-row>
        <table:table-row table:style-name="ro1">
          <table:table-cell table:formula="of:=LEGACY.NORMSINV(RAND())" office:value-type="float" office:value="-0.353554758361657">
            <text:p>-0.3535547584</text:p>
          </table:table-cell>
          <table:table-cell table:formula="of:=LEGACY.NORMSINV(RAND())" office:value-type="float" office:value="-1.98228733264794">
            <text:p>-1.9822873326</text:p>
          </table:table-cell>
          <table:table-cell table:formula="of:=[.A527]+2*[.B527]+LEGACY.NORMSINV(RAND())*0.5" office:value-type="float" office:value="-5.16911011071448">
            <text:p>-5.1691101107</text:p>
          </table:table-cell>
        </table:table-row>
        <table:table-row table:style-name="ro1">
          <table:table-cell table:formula="of:=LEGACY.NORMSINV(RAND())" office:value-type="float" office:value="-0.278210099027964">
            <text:p>-0.278210099</text:p>
          </table:table-cell>
          <table:table-cell table:formula="of:=LEGACY.NORMSINV(RAND())" office:value-type="float" office:value="1.7726915275993">
            <text:p>1.7726915276</text:p>
          </table:table-cell>
          <table:table-cell table:formula="of:=[.A528]+2*[.B528]+LEGACY.NORMSINV(RAND())*0.5" office:value-type="float" office:value="3.88751022924226">
            <text:p>3.8875102292</text:p>
          </table:table-cell>
        </table:table-row>
        <table:table-row table:style-name="ro1">
          <table:table-cell table:formula="of:=LEGACY.NORMSINV(RAND())" office:value-type="float" office:value="-0.150911303060307">
            <text:p>-0.1509113031</text:p>
          </table:table-cell>
          <table:table-cell table:formula="of:=LEGACY.NORMSINV(RAND())" office:value-type="float" office:value="1.13239811135834">
            <text:p>1.1323981114</text:p>
          </table:table-cell>
          <table:table-cell table:formula="of:=[.A529]+2*[.B529]+LEGACY.NORMSINV(RAND())*0.5" office:value-type="float" office:value="2.94231932589923">
            <text:p>2.9423193259</text:p>
          </table:table-cell>
        </table:table-row>
        <table:table-row table:style-name="ro1">
          <table:table-cell table:formula="of:=LEGACY.NORMSINV(RAND())" office:value-type="float" office:value="1.47209017660106">
            <text:p>1.4720901766</text:p>
          </table:table-cell>
          <table:table-cell table:formula="of:=LEGACY.NORMSINV(RAND())" office:value-type="float" office:value="1.14943379574833">
            <text:p>1.1494337957</text:p>
          </table:table-cell>
          <table:table-cell table:formula="of:=[.A530]+2*[.B530]+LEGACY.NORMSINV(RAND())*0.5" office:value-type="float" office:value="3.81670246075041">
            <text:p>3.8167024608</text:p>
          </table:table-cell>
        </table:table-row>
        <table:table-row table:style-name="ro1">
          <table:table-cell table:formula="of:=LEGACY.NORMSINV(RAND())" office:value-type="float" office:value="-1.90684185576024">
            <text:p>-1.9068418558</text:p>
          </table:table-cell>
          <table:table-cell table:formula="of:=LEGACY.NORMSINV(RAND())" office:value-type="float" office:value="-0.873243714328637">
            <text:p>-0.8732437143</text:p>
          </table:table-cell>
          <table:table-cell table:formula="of:=[.A531]+2*[.B531]+LEGACY.NORMSINV(RAND())*0.5" office:value-type="float" office:value="-3.24860022765836">
            <text:p>-3.2486002277</text:p>
          </table:table-cell>
        </table:table-row>
        <table:table-row table:style-name="ro1">
          <table:table-cell table:formula="of:=LEGACY.NORMSINV(RAND())" office:value-type="float" office:value="-0.926507405335949">
            <text:p>-0.9265074053</text:p>
          </table:table-cell>
          <table:table-cell table:formula="of:=LEGACY.NORMSINV(RAND())" office:value-type="float" office:value="1.2660273554439">
            <text:p>1.2660273554</text:p>
          </table:table-cell>
          <table:table-cell table:formula="of:=[.A532]+2*[.B532]+LEGACY.NORMSINV(RAND())*0.5" office:value-type="float" office:value="0.708065705401638">
            <text:p>0.7080657054</text:p>
          </table:table-cell>
        </table:table-row>
        <table:table-row table:style-name="ro1">
          <table:table-cell table:formula="of:=LEGACY.NORMSINV(RAND())" office:value-type="float" office:value="-1.46138811395182">
            <text:p>-1.461388114</text:p>
          </table:table-cell>
          <table:table-cell table:formula="of:=LEGACY.NORMSINV(RAND())" office:value-type="float" office:value="-0.719786278700264">
            <text:p>-0.7197862787</text:p>
          </table:table-cell>
          <table:table-cell table:formula="of:=[.A533]+2*[.B533]+LEGACY.NORMSINV(RAND())*0.5" office:value-type="float" office:value="-3.50370089292314">
            <text:p>-3.5037008929</text:p>
          </table:table-cell>
        </table:table-row>
        <table:table-row table:style-name="ro1">
          <table:table-cell table:formula="of:=LEGACY.NORMSINV(RAND())" office:value-type="float" office:value="-0.209602563088517">
            <text:p>-0.2096025631</text:p>
          </table:table-cell>
          <table:table-cell table:formula="of:=LEGACY.NORMSINV(RAND())" office:value-type="float" office:value="-0.338875127307961">
            <text:p>-0.3388751273</text:p>
          </table:table-cell>
          <table:table-cell table:formula="of:=[.A534]+2*[.B534]+LEGACY.NORMSINV(RAND())*0.5" office:value-type="float" office:value="-0.418637133926508">
            <text:p>-0.4186371339</text:p>
          </table:table-cell>
        </table:table-row>
        <table:table-row table:style-name="ro1">
          <table:table-cell table:formula="of:=LEGACY.NORMSINV(RAND())" office:value-type="float" office:value="-0.313825852199643">
            <text:p>-0.3138258522</text:p>
          </table:table-cell>
          <table:table-cell table:formula="of:=LEGACY.NORMSINV(RAND())" office:value-type="float" office:value="-0.779167425605205">
            <text:p>-0.7791674256</text:p>
          </table:table-cell>
          <table:table-cell table:formula="of:=[.A535]+2*[.B535]+LEGACY.NORMSINV(RAND())*0.5" office:value-type="float" office:value="-2.48114232259698">
            <text:p>-2.4811423226</text:p>
          </table:table-cell>
        </table:table-row>
        <table:table-row table:style-name="ro1">
          <table:table-cell table:formula="of:=LEGACY.NORMSINV(RAND())" office:value-type="float" office:value="1.01234050302757">
            <text:p>1.012340503</text:p>
          </table:table-cell>
          <table:table-cell table:formula="of:=LEGACY.NORMSINV(RAND())" office:value-type="float" office:value="0.684151961577158">
            <text:p>0.6841519616</text:p>
          </table:table-cell>
          <table:table-cell table:formula="of:=[.A536]+2*[.B536]+LEGACY.NORMSINV(RAND())*0.5" office:value-type="float" office:value="1.81278069307406">
            <text:p>1.8127806931</text:p>
          </table:table-cell>
        </table:table-row>
        <table:table-row table:style-name="ro1">
          <table:table-cell table:formula="of:=LEGACY.NORMSINV(RAND())" office:value-type="float" office:value="1.11715470338033">
            <text:p>1.1171547034</text:p>
          </table:table-cell>
          <table:table-cell table:formula="of:=LEGACY.NORMSINV(RAND())" office:value-type="float" office:value="-1.34528589917871">
            <text:p>-1.3452858992</text:p>
          </table:table-cell>
          <table:table-cell table:formula="of:=[.A537]+2*[.B537]+LEGACY.NORMSINV(RAND())*0.5" office:value-type="float" office:value="-1.58611250930016">
            <text:p>-1.5861125093</text:p>
          </table:table-cell>
        </table:table-row>
        <table:table-row table:style-name="ro1">
          <table:table-cell table:formula="of:=LEGACY.NORMSINV(RAND())" office:value-type="float" office:value="0.953754313847876">
            <text:p>0.9537543138</text:p>
          </table:table-cell>
          <table:table-cell table:formula="of:=LEGACY.NORMSINV(RAND())" office:value-type="float" office:value="-1.10931217269043">
            <text:p>-1.1093121727</text:p>
          </table:table-cell>
          <table:table-cell table:formula="of:=[.A538]+2*[.B538]+LEGACY.NORMSINV(RAND())*0.5" office:value-type="float" office:value="-0.676633249990148">
            <text:p>-0.67663325</text:p>
          </table:table-cell>
        </table:table-row>
        <table:table-row table:style-name="ro1">
          <table:table-cell table:formula="of:=LEGACY.NORMSINV(RAND())" office:value-type="float" office:value="0.527746754468831">
            <text:p>0.5277467545</text:p>
          </table:table-cell>
          <table:table-cell table:formula="of:=LEGACY.NORMSINV(RAND())" office:value-type="float" office:value="-1.93844024343659">
            <text:p>-1.9384402434</text:p>
          </table:table-cell>
          <table:table-cell table:formula="of:=[.A539]+2*[.B539]+LEGACY.NORMSINV(RAND())*0.5" office:value-type="float" office:value="-3.58253581654432">
            <text:p>-3.5825358165</text:p>
          </table:table-cell>
        </table:table-row>
        <table:table-row table:style-name="ro1">
          <table:table-cell table:formula="of:=LEGACY.NORMSINV(RAND())" office:value-type="float" office:value="0.191604178937829">
            <text:p>0.1916041789</text:p>
          </table:table-cell>
          <table:table-cell table:formula="of:=LEGACY.NORMSINV(RAND())" office:value-type="float" office:value="2.00487449169546">
            <text:p>2.0048744917</text:p>
          </table:table-cell>
          <table:table-cell table:formula="of:=[.A540]+2*[.B540]+LEGACY.NORMSINV(RAND())*0.5" office:value-type="float" office:value="3.86382774264797">
            <text:p>3.8638277426</text:p>
          </table:table-cell>
        </table:table-row>
        <table:table-row table:style-name="ro1">
          <table:table-cell table:formula="of:=LEGACY.NORMSINV(RAND())" office:value-type="float" office:value="0.729784342934134">
            <text:p>0.7297843429</text:p>
          </table:table-cell>
          <table:table-cell table:formula="of:=LEGACY.NORMSINV(RAND())" office:value-type="float" office:value="0.0349994160692906">
            <text:p>0.0349994161</text:p>
          </table:table-cell>
          <table:table-cell table:formula="of:=[.A541]+2*[.B541]+LEGACY.NORMSINV(RAND())*0.5" office:value-type="float" office:value="0.505524085859347">
            <text:p>0.5055240859</text:p>
          </table:table-cell>
        </table:table-row>
        <table:table-row table:style-name="ro1">
          <table:table-cell table:formula="of:=LEGACY.NORMSINV(RAND())" office:value-type="float" office:value="0.424741256306019">
            <text:p>0.4247412563</text:p>
          </table:table-cell>
          <table:table-cell table:formula="of:=LEGACY.NORMSINV(RAND())" office:value-type="float" office:value="-0.510547268770974">
            <text:p>-0.5105472688</text:p>
          </table:table-cell>
          <table:table-cell table:formula="of:=[.A542]+2*[.B542]+LEGACY.NORMSINV(RAND())*0.5" office:value-type="float" office:value="-0.652641172135203">
            <text:p>-0.6526411721</text:p>
          </table:table-cell>
        </table:table-row>
        <table:table-row table:style-name="ro1">
          <table:table-cell table:formula="of:=LEGACY.NORMSINV(RAND())" office:value-type="float" office:value="1.28335220481667">
            <text:p>1.2833522048</text:p>
          </table:table-cell>
          <table:table-cell table:formula="of:=LEGACY.NORMSINV(RAND())" office:value-type="float" office:value="-0.409288885627432">
            <text:p>-0.4092888856</text:p>
          </table:table-cell>
          <table:table-cell table:formula="of:=[.A543]+2*[.B543]+LEGACY.NORMSINV(RAND())*0.5" office:value-type="float" office:value="0.498813050549931">
            <text:p>0.4988130505</text:p>
          </table:table-cell>
        </table:table-row>
        <table:table-row table:style-name="ro1">
          <table:table-cell table:formula="of:=LEGACY.NORMSINV(RAND())" office:value-type="float" office:value="-0.619882583808863">
            <text:p>-0.6198825838</text:p>
          </table:table-cell>
          <table:table-cell table:formula="of:=LEGACY.NORMSINV(RAND())" office:value-type="float" office:value="-0.112602687418047">
            <text:p>-0.1126026874</text:p>
          </table:table-cell>
          <table:table-cell table:formula="of:=[.A544]+2*[.B544]+LEGACY.NORMSINV(RAND())*0.5" office:value-type="float" office:value="-0.0498915159040113">
            <text:p>-0.0498915159</text:p>
          </table:table-cell>
        </table:table-row>
        <table:table-row table:style-name="ro1">
          <table:table-cell table:formula="of:=LEGACY.NORMSINV(RAND())" office:value-type="float" office:value="-0.0360829859433542">
            <text:p>-0.0360829859</text:p>
          </table:table-cell>
          <table:table-cell table:formula="of:=LEGACY.NORMSINV(RAND())" office:value-type="float" office:value="-0.580156860419696">
            <text:p>-0.5801568604</text:p>
          </table:table-cell>
          <table:table-cell table:formula="of:=[.A545]+2*[.B545]+LEGACY.NORMSINV(RAND())*0.5" office:value-type="float" office:value="-1.42891375792289">
            <text:p>-1.4289137579</text:p>
          </table:table-cell>
        </table:table-row>
        <table:table-row table:style-name="ro1">
          <table:table-cell table:formula="of:=LEGACY.NORMSINV(RAND())" office:value-type="float" office:value="-0.710592203626085">
            <text:p>-0.7105922036</text:p>
          </table:table-cell>
          <table:table-cell table:formula="of:=LEGACY.NORMSINV(RAND())" office:value-type="float" office:value="-0.27274819291526">
            <text:p>-0.2727481929</text:p>
          </table:table-cell>
          <table:table-cell table:formula="of:=[.A546]+2*[.B546]+LEGACY.NORMSINV(RAND())*0.5" office:value-type="float" office:value="-1.74261026078486">
            <text:p>-1.7426102608</text:p>
          </table:table-cell>
        </table:table-row>
        <table:table-row table:style-name="ro1">
          <table:table-cell table:formula="of:=LEGACY.NORMSINV(RAND())" office:value-type="float" office:value="-0.445622574423554">
            <text:p>-0.4456225744</text:p>
          </table:table-cell>
          <table:table-cell table:formula="of:=LEGACY.NORMSINV(RAND())" office:value-type="float" office:value="0.0515558838723989">
            <text:p>0.0515558839</text:p>
          </table:table-cell>
          <table:table-cell table:formula="of:=[.A547]+2*[.B547]+LEGACY.NORMSINV(RAND())*0.5" office:value-type="float" office:value="-1.25968068285715">
            <text:p>-1.2596806829</text:p>
          </table:table-cell>
        </table:table-row>
        <table:table-row table:style-name="ro1">
          <table:table-cell table:formula="of:=LEGACY.NORMSINV(RAND())" office:value-type="float" office:value="-0.0964471619811624">
            <text:p>-0.096447162</text:p>
          </table:table-cell>
          <table:table-cell table:formula="of:=LEGACY.NORMSINV(RAND())" office:value-type="float" office:value="-2.3104970024259">
            <text:p>-2.3104970024</text:p>
          </table:table-cell>
          <table:table-cell table:formula="of:=[.A548]+2*[.B548]+LEGACY.NORMSINV(RAND())*0.5" office:value-type="float" office:value="-4.17004136756233">
            <text:p>-4.1700413676</text:p>
          </table:table-cell>
        </table:table-row>
        <table:table-row table:style-name="ro1">
          <table:table-cell table:formula="of:=LEGACY.NORMSINV(RAND())" office:value-type="float" office:value="-0.0304163926456244">
            <text:p>-0.0304163926</text:p>
          </table:table-cell>
          <table:table-cell table:formula="of:=LEGACY.NORMSINV(RAND())" office:value-type="float" office:value="1.23040619039275">
            <text:p>1.2304061904</text:p>
          </table:table-cell>
          <table:table-cell table:formula="of:=[.A549]+2*[.B549]+LEGACY.NORMSINV(RAND())*0.5" office:value-type="float" office:value="2.5114126830448">
            <text:p>2.511412683</text:p>
          </table:table-cell>
        </table:table-row>
        <table:table-row table:style-name="ro1">
          <table:table-cell table:formula="of:=LEGACY.NORMSINV(RAND())" office:value-type="float" office:value="-0.0868905563634304">
            <text:p>-0.0868905564</text:p>
          </table:table-cell>
          <table:table-cell table:formula="of:=LEGACY.NORMSINV(RAND())" office:value-type="float" office:value="-0.802792017118495">
            <text:p>-0.8027920171</text:p>
          </table:table-cell>
          <table:table-cell table:formula="of:=[.A550]+2*[.B550]+LEGACY.NORMSINV(RAND())*0.5" office:value-type="float" office:value="-2.2318843732262">
            <text:p>-2.2318843732</text:p>
          </table:table-cell>
        </table:table-row>
        <table:table-row table:style-name="ro1">
          <table:table-cell table:formula="of:=LEGACY.NORMSINV(RAND())" office:value-type="float" office:value="2.04028748632551">
            <text:p>2.0402874863</text:p>
          </table:table-cell>
          <table:table-cell table:formula="of:=LEGACY.NORMSINV(RAND())" office:value-type="float" office:value="-0.0982441524828245">
            <text:p>-0.0982441525</text:p>
          </table:table-cell>
          <table:table-cell table:formula="of:=[.A551]+2*[.B551]+LEGACY.NORMSINV(RAND())*0.5" office:value-type="float" office:value="2.50677782563841">
            <text:p>2.5067778256</text:p>
          </table:table-cell>
        </table:table-row>
        <table:table-row table:style-name="ro1">
          <table:table-cell table:formula="of:=LEGACY.NORMSINV(RAND())" office:value-type="float" office:value="-0.570488518451014">
            <text:p>-0.5704885185</text:p>
          </table:table-cell>
          <table:table-cell table:formula="of:=LEGACY.NORMSINV(RAND())" office:value-type="float" office:value="0.640146992045407">
            <text:p>0.640146992</text:p>
          </table:table-cell>
          <table:table-cell table:formula="of:=[.A552]+2*[.B552]+LEGACY.NORMSINV(RAND())*0.5" office:value-type="float" office:value="0.800616613545797">
            <text:p>0.8006166135</text:p>
          </table:table-cell>
        </table:table-row>
        <table:table-row table:style-name="ro1">
          <table:table-cell table:formula="of:=LEGACY.NORMSINV(RAND())" office:value-type="float" office:value="0.319528318596255">
            <text:p>0.3195283186</text:p>
          </table:table-cell>
          <table:table-cell table:formula="of:=LEGACY.NORMSINV(RAND())" office:value-type="float" office:value="-0.86272288723854">
            <text:p>-0.8627228872</text:p>
          </table:table-cell>
          <table:table-cell table:formula="of:=[.A553]+2*[.B553]+LEGACY.NORMSINV(RAND())*0.5" office:value-type="float" office:value="-1.44056663032855">
            <text:p>-1.4405666303</text:p>
          </table:table-cell>
        </table:table-row>
        <table:table-row table:style-name="ro1">
          <table:table-cell table:formula="of:=LEGACY.NORMSINV(RAND())" office:value-type="float" office:value="-1.40165051806097">
            <text:p>-1.4016505181</text:p>
          </table:table-cell>
          <table:table-cell table:formula="of:=LEGACY.NORMSINV(RAND())" office:value-type="float" office:value="0.586656681464068">
            <text:p>0.5866566815</text:p>
          </table:table-cell>
          <table:table-cell table:formula="of:=[.A554]+2*[.B554]+LEGACY.NORMSINV(RAND())*0.5" office:value-type="float" office:value="0.0934027839266761">
            <text:p>0.0934027839</text:p>
          </table:table-cell>
        </table:table-row>
        <table:table-row table:style-name="ro1">
          <table:table-cell table:formula="of:=LEGACY.NORMSINV(RAND())" office:value-type="float" office:value="-0.354681146595303">
            <text:p>-0.3546811466</text:p>
          </table:table-cell>
          <table:table-cell table:formula="of:=LEGACY.NORMSINV(RAND())" office:value-type="float" office:value="0.427272885658337">
            <text:p>0.4272728857</text:p>
          </table:table-cell>
          <table:table-cell table:formula="of:=[.A555]+2*[.B555]+LEGACY.NORMSINV(RAND())*0.5" office:value-type="float" office:value="0.123242723054492">
            <text:p>0.1232427231</text:p>
          </table:table-cell>
        </table:table-row>
        <table:table-row table:style-name="ro1">
          <table:table-cell table:formula="of:=LEGACY.NORMSINV(RAND())" office:value-type="float" office:value="0.686933338175773">
            <text:p>0.6869333382</text:p>
          </table:table-cell>
          <table:table-cell table:formula="of:=LEGACY.NORMSINV(RAND())" office:value-type="float" office:value="2.20758029360673">
            <text:p>2.2075802936</text:p>
          </table:table-cell>
          <table:table-cell table:formula="of:=[.A556]+2*[.B556]+LEGACY.NORMSINV(RAND())*0.5" office:value-type="float" office:value="5.05731614340307">
            <text:p>5.0573161434</text:p>
          </table:table-cell>
        </table:table-row>
        <table:table-row table:style-name="ro1">
          <table:table-cell table:formula="of:=LEGACY.NORMSINV(RAND())" office:value-type="float" office:value="-0.599270238934897">
            <text:p>-0.5992702389</text:p>
          </table:table-cell>
          <table:table-cell table:formula="of:=LEGACY.NORMSINV(RAND())" office:value-type="float" office:value="-1.02947139058823">
            <text:p>-1.0294713906</text:p>
          </table:table-cell>
          <table:table-cell table:formula="of:=[.A557]+2*[.B557]+LEGACY.NORMSINV(RAND())*0.5" office:value-type="float" office:value="-2.25107750469383">
            <text:p>-2.2510775047</text:p>
          </table:table-cell>
        </table:table-row>
        <table:table-row table:style-name="ro1">
          <table:table-cell table:formula="of:=LEGACY.NORMSINV(RAND())" office:value-type="float" office:value="-0.568267498102664">
            <text:p>-0.5682674981</text:p>
          </table:table-cell>
          <table:table-cell table:formula="of:=LEGACY.NORMSINV(RAND())" office:value-type="float" office:value="-0.896732273969847">
            <text:p>-0.896732274</text:p>
          </table:table-cell>
          <table:table-cell table:formula="of:=[.A558]+2*[.B558]+LEGACY.NORMSINV(RAND())*0.5" office:value-type="float" office:value="-2.69296261236012">
            <text:p>-2.6929626124</text:p>
          </table:table-cell>
        </table:table-row>
        <table:table-row table:style-name="ro1">
          <table:table-cell table:formula="of:=LEGACY.NORMSINV(RAND())" office:value-type="float" office:value="-0.932054600854508">
            <text:p>-0.9320546009</text:p>
          </table:table-cell>
          <table:table-cell table:formula="of:=LEGACY.NORMSINV(RAND())" office:value-type="float" office:value="-1.66327524178112">
            <text:p>-1.6632752418</text:p>
          </table:table-cell>
          <table:table-cell table:formula="of:=[.A559]+2*[.B559]+LEGACY.NORMSINV(RAND())*0.5" office:value-type="float" office:value="-3.93429915801461">
            <text:p>-3.934299158</text:p>
          </table:table-cell>
        </table:table-row>
        <table:table-row table:style-name="ro1">
          <table:table-cell table:formula="of:=LEGACY.NORMSINV(RAND())" office:value-type="float" office:value="-0.287926154992602">
            <text:p>-0.287926155</text:p>
          </table:table-cell>
          <table:table-cell table:formula="of:=LEGACY.NORMSINV(RAND())" office:value-type="float" office:value="0.285811881097269">
            <text:p>0.2858118811</text:p>
          </table:table-cell>
          <table:table-cell table:formula="of:=[.A560]+2*[.B560]+LEGACY.NORMSINV(RAND())*0.5" office:value-type="float" office:value="-0.124591758407611">
            <text:p>-0.1245917584</text:p>
          </table:table-cell>
        </table:table-row>
        <table:table-row table:style-name="ro1">
          <table:table-cell table:formula="of:=LEGACY.NORMSINV(RAND())" office:value-type="float" office:value="1.02607059161775">
            <text:p>1.0260705916</text:p>
          </table:table-cell>
          <table:table-cell table:formula="of:=LEGACY.NORMSINV(RAND())" office:value-type="float" office:value="0.683400132013179">
            <text:p>0.683400132</text:p>
          </table:table-cell>
          <table:table-cell table:formula="of:=[.A561]+2*[.B561]+LEGACY.NORMSINV(RAND())*0.5" office:value-type="float" office:value="1.94729474654106">
            <text:p>1.9472947465</text:p>
          </table:table-cell>
        </table:table-row>
        <table:table-row table:style-name="ro1">
          <table:table-cell table:formula="of:=LEGACY.NORMSINV(RAND())" office:value-type="float" office:value="0.218633760584848">
            <text:p>0.2186337606</text:p>
          </table:table-cell>
          <table:table-cell table:formula="of:=LEGACY.NORMSINV(RAND())" office:value-type="float" office:value="0.413544287374012">
            <text:p>0.4135442874</text:p>
          </table:table-cell>
          <table:table-cell table:formula="of:=[.A562]+2*[.B562]+LEGACY.NORMSINV(RAND())*0.5" office:value-type="float" office:value="1.00883766396568">
            <text:p>1.008837664</text:p>
          </table:table-cell>
        </table:table-row>
        <table:table-row table:style-name="ro1">
          <table:table-cell table:formula="of:=LEGACY.NORMSINV(RAND())" office:value-type="float" office:value="0.774482513061255">
            <text:p>0.7744825131</text:p>
          </table:table-cell>
          <table:table-cell table:formula="of:=LEGACY.NORMSINV(RAND())" office:value-type="float" office:value="-0.730780939337294">
            <text:p>-0.7307809393</text:p>
          </table:table-cell>
          <table:table-cell table:formula="of:=[.A563]+2*[.B563]+LEGACY.NORMSINV(RAND())*0.5" office:value-type="float" office:value="-1.33961585225841">
            <text:p>-1.3396158523</text:p>
          </table:table-cell>
        </table:table-row>
        <table:table-row table:style-name="ro1">
          <table:table-cell table:formula="of:=LEGACY.NORMSINV(RAND())" office:value-type="float" office:value="0.00491324702653067">
            <text:p>0.004913247</text:p>
          </table:table-cell>
          <table:table-cell table:formula="of:=LEGACY.NORMSINV(RAND())" office:value-type="float" office:value="0.538350791208374">
            <text:p>0.5383507912</text:p>
          </table:table-cell>
          <table:table-cell table:formula="of:=[.A564]+2*[.B564]+LEGACY.NORMSINV(RAND())*0.5" office:value-type="float" office:value="0.617113429313416">
            <text:p>0.6171134293</text:p>
          </table:table-cell>
        </table:table-row>
        <table:table-row table:style-name="ro1">
          <table:table-cell table:formula="of:=LEGACY.NORMSINV(RAND())" office:value-type="float" office:value="-0.964611157735893">
            <text:p>-0.9646111577</text:p>
          </table:table-cell>
          <table:table-cell table:formula="of:=LEGACY.NORMSINV(RAND())" office:value-type="float" office:value="-0.138617592775608">
            <text:p>-0.1386175928</text:p>
          </table:table-cell>
          <table:table-cell table:formula="of:=[.A565]+2*[.B565]+LEGACY.NORMSINV(RAND())*0.5" office:value-type="float" office:value="-1.19432686759087">
            <text:p>-1.1943268676</text:p>
          </table:table-cell>
        </table:table-row>
        <table:table-row table:style-name="ro1">
          <table:table-cell table:formula="of:=LEGACY.NORMSINV(RAND())" office:value-type="float" office:value="-1.02055342657219">
            <text:p>-1.0205534266</text:p>
          </table:table-cell>
          <table:table-cell table:formula="of:=LEGACY.NORMSINV(RAND())" office:value-type="float" office:value="0.441371269741821">
            <text:p>0.4413712697</text:p>
          </table:table-cell>
          <table:table-cell table:formula="of:=[.A566]+2*[.B566]+LEGACY.NORMSINV(RAND())*0.5" office:value-type="float" office:value="-0.411884092931125">
            <text:p>-0.4118840929</text:p>
          </table:table-cell>
        </table:table-row>
        <table:table-row table:style-name="ro1">
          <table:table-cell table:formula="of:=LEGACY.NORMSINV(RAND())" office:value-type="float" office:value="-0.509039863491081">
            <text:p>-0.5090398635</text:p>
          </table:table-cell>
          <table:table-cell table:formula="of:=LEGACY.NORMSINV(RAND())" office:value-type="float" office:value="-1.10376253815891">
            <text:p>-1.1037625382</text:p>
          </table:table-cell>
          <table:table-cell table:formula="of:=[.A567]+2*[.B567]+LEGACY.NORMSINV(RAND())*0.5" office:value-type="float" office:value="-2.63309409815442">
            <text:p>-2.6330940982</text:p>
          </table:table-cell>
        </table:table-row>
        <table:table-row table:style-name="ro1">
          <table:table-cell table:formula="of:=LEGACY.NORMSINV(RAND())" office:value-type="float" office:value="-0.024334145414719">
            <text:p>-0.0243341454</text:p>
          </table:table-cell>
          <table:table-cell table:formula="of:=LEGACY.NORMSINV(RAND())" office:value-type="float" office:value="1.45455122881216">
            <text:p>1.4545512288</text:p>
          </table:table-cell>
          <table:table-cell table:formula="of:=[.A568]+2*[.B568]+LEGACY.NORMSINV(RAND())*0.5" office:value-type="float" office:value="3.40560558969801">
            <text:p>3.4056055897</text:p>
          </table:table-cell>
        </table:table-row>
        <table:table-row table:style-name="ro1">
          <table:table-cell table:formula="of:=LEGACY.NORMSINV(RAND())" office:value-type="float" office:value="0.0964583259127478">
            <text:p>0.0964583259</text:p>
          </table:table-cell>
          <table:table-cell table:formula="of:=LEGACY.NORMSINV(RAND())" office:value-type="float" office:value="-0.911784455359609">
            <text:p>-0.9117844554</text:p>
          </table:table-cell>
          <table:table-cell table:formula="of:=[.A569]+2*[.B569]+LEGACY.NORMSINV(RAND())*0.5" office:value-type="float" office:value="-2.69155075625215">
            <text:p>-2.6915507563</text:p>
          </table:table-cell>
        </table:table-row>
        <table:table-row table:style-name="ro1">
          <table:table-cell table:formula="of:=LEGACY.NORMSINV(RAND())" office:value-type="float" office:value="-1.0325357233851">
            <text:p>-1.0325357234</text:p>
          </table:table-cell>
          <table:table-cell table:formula="of:=LEGACY.NORMSINV(RAND())" office:value-type="float" office:value="1.42310024469686">
            <text:p>1.4231002447</text:p>
          </table:table-cell>
          <table:table-cell table:formula="of:=[.A570]+2*[.B570]+LEGACY.NORMSINV(RAND())*0.5" office:value-type="float" office:value="1.70448499402145">
            <text:p>1.704484994</text:p>
          </table:table-cell>
        </table:table-row>
        <table:table-row table:style-name="ro1">
          <table:table-cell table:formula="of:=LEGACY.NORMSINV(RAND())" office:value-type="float" office:value="1.30312287548522">
            <text:p>1.3031228755</text:p>
          </table:table-cell>
          <table:table-cell table:formula="of:=LEGACY.NORMSINV(RAND())" office:value-type="float" office:value="-1.12766335987109">
            <text:p>-1.1276633599</text:p>
          </table:table-cell>
          <table:table-cell table:formula="of:=[.A571]+2*[.B571]+LEGACY.NORMSINV(RAND())*0.5" office:value-type="float" office:value="-1.27211304027532">
            <text:p>-1.2721130403</text:p>
          </table:table-cell>
        </table:table-row>
        <table:table-row table:style-name="ro1">
          <table:table-cell table:formula="of:=LEGACY.NORMSINV(RAND())" office:value-type="float" office:value="0.161447831136116">
            <text:p>0.1614478311</text:p>
          </table:table-cell>
          <table:table-cell table:formula="of:=LEGACY.NORMSINV(RAND())" office:value-type="float" office:value="-0.478478558759102">
            <text:p>-0.4784785588</text:p>
          </table:table-cell>
          <table:table-cell table:formula="of:=[.A572]+2*[.B572]+LEGACY.NORMSINV(RAND())*0.5" office:value-type="float" office:value="-0.282247308569146">
            <text:p>-0.2822473086</text:p>
          </table:table-cell>
        </table:table-row>
        <table:table-row table:style-name="ro1">
          <table:table-cell table:formula="of:=LEGACY.NORMSINV(RAND())" office:value-type="float" office:value="0.82948905212964">
            <text:p>0.8294890521</text:p>
          </table:table-cell>
          <table:table-cell table:formula="of:=LEGACY.NORMSINV(RAND())" office:value-type="float" office:value="0.795201246094914">
            <text:p>0.7952012461</text:p>
          </table:table-cell>
          <table:table-cell table:formula="of:=[.A573]+2*[.B573]+LEGACY.NORMSINV(RAND())*0.5" office:value-type="float" office:value="2.583641253285">
            <text:p>2.5836412533</text:p>
          </table:table-cell>
        </table:table-row>
        <table:table-row table:style-name="ro1">
          <table:table-cell table:formula="of:=LEGACY.NORMSINV(RAND())" office:value-type="float" office:value="0.00355613528911964">
            <text:p>0.0035561353</text:p>
          </table:table-cell>
          <table:table-cell table:formula="of:=LEGACY.NORMSINV(RAND())" office:value-type="float" office:value="1.18852040531963">
            <text:p>1.1885204053</text:p>
          </table:table-cell>
          <table:table-cell table:formula="of:=[.A574]+2*[.B574]+LEGACY.NORMSINV(RAND())*0.5" office:value-type="float" office:value="1.81814528601031">
            <text:p>1.818145286</text:p>
          </table:table-cell>
        </table:table-row>
        <table:table-row table:style-name="ro1">
          <table:table-cell table:formula="of:=LEGACY.NORMSINV(RAND())" office:value-type="float" office:value="1.60994309378755">
            <text:p>1.6099430938</text:p>
          </table:table-cell>
          <table:table-cell table:formula="of:=LEGACY.NORMSINV(RAND())" office:value-type="float" office:value="-1.56212226083413">
            <text:p>-1.5621222608</text:p>
          </table:table-cell>
          <table:table-cell table:formula="of:=[.A575]+2*[.B575]+LEGACY.NORMSINV(RAND())*0.5" office:value-type="float" office:value="-1.77983690309764">
            <text:p>-1.7798369031</text:p>
          </table:table-cell>
        </table:table-row>
        <table:table-row table:style-name="ro1">
          <table:table-cell table:formula="of:=LEGACY.NORMSINV(RAND())" office:value-type="float" office:value="0.297146693530309">
            <text:p>0.2971466935</text:p>
          </table:table-cell>
          <table:table-cell table:formula="of:=LEGACY.NORMSINV(RAND())" office:value-type="float" office:value="0.24555762078422">
            <text:p>0.2455576208</text:p>
          </table:table-cell>
          <table:table-cell table:formula="of:=[.A576]+2*[.B576]+LEGACY.NORMSINV(RAND())*0.5" office:value-type="float" office:value="0.727221946563845">
            <text:p>0.7272219466</text:p>
          </table:table-cell>
        </table:table-row>
        <table:table-row table:style-name="ro1">
          <table:table-cell table:formula="of:=LEGACY.NORMSINV(RAND())" office:value-type="float" office:value="0.679756968387535">
            <text:p>0.6797569684</text:p>
          </table:table-cell>
          <table:table-cell table:formula="of:=LEGACY.NORMSINV(RAND())" office:value-type="float" office:value="1.22008323309064">
            <text:p>1.2200832331</text:p>
          </table:table-cell>
          <table:table-cell table:formula="of:=[.A577]+2*[.B577]+LEGACY.NORMSINV(RAND())*0.5" office:value-type="float" office:value="3.46791448573028">
            <text:p>3.4679144857</text:p>
          </table:table-cell>
        </table:table-row>
        <table:table-row table:style-name="ro1">
          <table:table-cell table:formula="of:=LEGACY.NORMSINV(RAND())" office:value-type="float" office:value="0.464273372136007">
            <text:p>0.4642733721</text:p>
          </table:table-cell>
          <table:table-cell table:formula="of:=LEGACY.NORMSINV(RAND())" office:value-type="float" office:value="-0.112848405690186">
            <text:p>-0.1128484057</text:p>
          </table:table-cell>
          <table:table-cell table:formula="of:=[.A578]+2*[.B578]+LEGACY.NORMSINV(RAND())*0.5" office:value-type="float" office:value="-0.103288152016133">
            <text:p>-0.103288152</text:p>
          </table:table-cell>
        </table:table-row>
        <table:table-row table:style-name="ro1">
          <table:table-cell table:formula="of:=LEGACY.NORMSINV(RAND())" office:value-type="float" office:value="1.07904043132196">
            <text:p>1.0790404313</text:p>
          </table:table-cell>
          <table:table-cell table:formula="of:=LEGACY.NORMSINV(RAND())" office:value-type="float" office:value="-0.506382508456524">
            <text:p>-0.5063825085</text:p>
          </table:table-cell>
          <table:table-cell table:formula="of:=[.A579]+2*[.B579]+LEGACY.NORMSINV(RAND())*0.5" office:value-type="float" office:value="0.461718403164483">
            <text:p>0.4617184032</text:p>
          </table:table-cell>
        </table:table-row>
        <table:table-row table:style-name="ro1">
          <table:table-cell table:formula="of:=LEGACY.NORMSINV(RAND())" office:value-type="float" office:value="0.780193817667082">
            <text:p>0.7801938177</text:p>
          </table:table-cell>
          <table:table-cell table:formula="of:=LEGACY.NORMSINV(RAND())" office:value-type="float" office:value="-0.431184985844037">
            <text:p>-0.4311849858</text:p>
          </table:table-cell>
          <table:table-cell table:formula="of:=[.A580]+2*[.B580]+LEGACY.NORMSINV(RAND())*0.5" office:value-type="float" office:value="0.68046377333586">
            <text:p>0.6804637733</text:p>
          </table:table-cell>
        </table:table-row>
        <table:table-row table:style-name="ro1">
          <table:table-cell table:formula="of:=LEGACY.NORMSINV(RAND())" office:value-type="float" office:value="1.35375459612746">
            <text:p>1.3537545961</text:p>
          </table:table-cell>
          <table:table-cell table:formula="of:=LEGACY.NORMSINV(RAND())" office:value-type="float" office:value="0.664270582176164">
            <text:p>0.6642705822</text:p>
          </table:table-cell>
          <table:table-cell table:formula="of:=[.A581]+2*[.B581]+LEGACY.NORMSINV(RAND())*0.5" office:value-type="float" office:value="3.17981029623081">
            <text:p>3.1798102962</text:p>
          </table:table-cell>
        </table:table-row>
        <table:table-row table:style-name="ro1">
          <table:table-cell table:formula="of:=LEGACY.NORMSINV(RAND())" office:value-type="float" office:value="-0.744630792039415">
            <text:p>-0.744630792</text:p>
          </table:table-cell>
          <table:table-cell table:formula="of:=LEGACY.NORMSINV(RAND())" office:value-type="float" office:value="-2.41411395438965">
            <text:p>-2.4141139544</text:p>
          </table:table-cell>
          <table:table-cell table:formula="of:=[.A582]+2*[.B582]+LEGACY.NORMSINV(RAND())*0.5" office:value-type="float" office:value="-5.69401549999512">
            <text:p>-5.6940155</text:p>
          </table:table-cell>
        </table:table-row>
        <table:table-row table:style-name="ro1">
          <table:table-cell table:formula="of:=LEGACY.NORMSINV(RAND())" office:value-type="float" office:value="-2.17011017140172">
            <text:p>-2.1701101714</text:p>
          </table:table-cell>
          <table:table-cell table:formula="of:=LEGACY.NORMSINV(RAND())" office:value-type="float" office:value="1.06060126244044">
            <text:p>1.0606012624</text:p>
          </table:table-cell>
          <table:table-cell table:formula="of:=[.A583]+2*[.B583]+LEGACY.NORMSINV(RAND())*0.5" office:value-type="float" office:value="-0.468193717797011">
            <text:p>-0.4681937178</text:p>
          </table:table-cell>
        </table:table-row>
        <table:table-row table:style-name="ro1">
          <table:table-cell table:formula="of:=LEGACY.NORMSINV(RAND())" office:value-type="float" office:value="1.26847059647676">
            <text:p>1.2684705965</text:p>
          </table:table-cell>
          <table:table-cell table:formula="of:=LEGACY.NORMSINV(RAND())" office:value-type="float" office:value="-0.0403191731238117">
            <text:p>-0.0403191731</text:p>
          </table:table-cell>
          <table:table-cell table:formula="of:=[.A584]+2*[.B584]+LEGACY.NORMSINV(RAND())*0.5" office:value-type="float" office:value="1.45330743495107">
            <text:p>1.453307435</text:p>
          </table:table-cell>
        </table:table-row>
        <table:table-row table:style-name="ro1">
          <table:table-cell table:formula="of:=LEGACY.NORMSINV(RAND())" office:value-type="float" office:value="1.71486077899489">
            <text:p>1.714860779</text:p>
          </table:table-cell>
          <table:table-cell table:formula="of:=LEGACY.NORMSINV(RAND())" office:value-type="float" office:value="0.290372439708599">
            <text:p>0.2903724397</text:p>
          </table:table-cell>
          <table:table-cell table:formula="of:=[.A585]+2*[.B585]+LEGACY.NORMSINV(RAND())*0.5" office:value-type="float" office:value="2.48633464458835">
            <text:p>2.4863346446</text:p>
          </table:table-cell>
        </table:table-row>
        <table:table-row table:style-name="ro1">
          <table:table-cell table:formula="of:=LEGACY.NORMSINV(RAND())" office:value-type="float" office:value="0.135273731314026">
            <text:p>0.1352737313</text:p>
          </table:table-cell>
          <table:table-cell table:formula="of:=LEGACY.NORMSINV(RAND())" office:value-type="float" office:value="1.35266801811075">
            <text:p>1.3526680181</text:p>
          </table:table-cell>
          <table:table-cell table:formula="of:=[.A586]+2*[.B586]+LEGACY.NORMSINV(RAND())*0.5" office:value-type="float" office:value="2.5272034283442">
            <text:p>2.5272034283</text:p>
          </table:table-cell>
        </table:table-row>
        <table:table-row table:style-name="ro1">
          <table:table-cell table:formula="of:=LEGACY.NORMSINV(RAND())" office:value-type="float" office:value="-0.144416963231779">
            <text:p>-0.1444169632</text:p>
          </table:table-cell>
          <table:table-cell table:formula="of:=LEGACY.NORMSINV(RAND())" office:value-type="float" office:value="-0.349553295159129">
            <text:p>-0.3495532952</text:p>
          </table:table-cell>
          <table:table-cell table:formula="of:=[.A587]+2*[.B587]+LEGACY.NORMSINV(RAND())*0.5" office:value-type="float" office:value="-1.90282716957947">
            <text:p>-1.9028271696</text:p>
          </table:table-cell>
        </table:table-row>
        <table:table-row table:style-name="ro1">
          <table:table-cell table:formula="of:=LEGACY.NORMSINV(RAND())" office:value-type="float" office:value="1.26833585971225">
            <text:p>1.2683358597</text:p>
          </table:table-cell>
          <table:table-cell table:formula="of:=LEGACY.NORMSINV(RAND())" office:value-type="float" office:value="-1.17440228890624">
            <text:p>-1.1744022889</text:p>
          </table:table-cell>
          <table:table-cell table:formula="of:=[.A588]+2*[.B588]+LEGACY.NORMSINV(RAND())*0.5" office:value-type="float" office:value="-0.824238086411742">
            <text:p>-0.8242380864</text:p>
          </table:table-cell>
        </table:table-row>
        <table:table-row table:style-name="ro1">
          <table:table-cell table:formula="of:=LEGACY.NORMSINV(RAND())" office:value-type="float" office:value="-0.827576970249913">
            <text:p>-0.8275769702</text:p>
          </table:table-cell>
          <table:table-cell table:formula="of:=LEGACY.NORMSINV(RAND())" office:value-type="float" office:value="-0.339305011562054">
            <text:p>-0.3393050116</text:p>
          </table:table-cell>
          <table:table-cell table:formula="of:=[.A589]+2*[.B589]+LEGACY.NORMSINV(RAND())*0.5" office:value-type="float" office:value="-1.43633756416287">
            <text:p>-1.4363375642</text:p>
          </table:table-cell>
        </table:table-row>
        <table:table-row table:style-name="ro1">
          <table:table-cell table:formula="of:=LEGACY.NORMSINV(RAND())" office:value-type="float" office:value="0.0931857249454334">
            <text:p>0.0931857249</text:p>
          </table:table-cell>
          <table:table-cell table:formula="of:=LEGACY.NORMSINV(RAND())" office:value-type="float" office:value="-1.02498675816125">
            <text:p>-1.0249867582</text:p>
          </table:table-cell>
          <table:table-cell table:formula="of:=[.A590]+2*[.B590]+LEGACY.NORMSINV(RAND())*0.5" office:value-type="float" office:value="-2.16587112084593">
            <text:p>-2.1658711208</text:p>
          </table:table-cell>
        </table:table-row>
        <table:table-row table:style-name="ro1">
          <table:table-cell table:formula="of:=LEGACY.NORMSINV(RAND())" office:value-type="float" office:value="-0.571402491977901">
            <text:p>-0.571402492</text:p>
          </table:table-cell>
          <table:table-cell table:formula="of:=LEGACY.NORMSINV(RAND())" office:value-type="float" office:value="-1.34637960301328">
            <text:p>-1.346379603</text:p>
          </table:table-cell>
          <table:table-cell table:formula="of:=[.A591]+2*[.B591]+LEGACY.NORMSINV(RAND())*0.5" office:value-type="float" office:value="-3.60139824396778">
            <text:p>-3.601398244</text:p>
          </table:table-cell>
        </table:table-row>
        <table:table-row table:style-name="ro1">
          <table:table-cell table:formula="of:=LEGACY.NORMSINV(RAND())" office:value-type="float" office:value="-0.548278965126518">
            <text:p>-0.5482789651</text:p>
          </table:table-cell>
          <table:table-cell table:formula="of:=LEGACY.NORMSINV(RAND())" office:value-type="float" office:value="1.47007294181258">
            <text:p>1.4700729418</text:p>
          </table:table-cell>
          <table:table-cell table:formula="of:=[.A592]+2*[.B592]+LEGACY.NORMSINV(RAND())*0.5" office:value-type="float" office:value="2.36459729164075">
            <text:p>2.3645972916</text:p>
          </table:table-cell>
        </table:table-row>
        <table:table-row table:style-name="ro1">
          <table:table-cell table:formula="of:=LEGACY.NORMSINV(RAND())" office:value-type="float" office:value="-1.04802037432981">
            <text:p>-1.0480203743</text:p>
          </table:table-cell>
          <table:table-cell table:formula="of:=LEGACY.NORMSINV(RAND())" office:value-type="float" office:value="-0.430275594718914">
            <text:p>-0.4302755947</text:p>
          </table:table-cell>
          <table:table-cell table:formula="of:=[.A593]+2*[.B593]+LEGACY.NORMSINV(RAND())*0.5" office:value-type="float" office:value="-1.91702930774547">
            <text:p>-1.9170293077</text:p>
          </table:table-cell>
        </table:table-row>
        <table:table-row table:style-name="ro1">
          <table:table-cell table:formula="of:=LEGACY.NORMSINV(RAND())" office:value-type="float" office:value="0.335123255411603">
            <text:p>0.3351232554</text:p>
          </table:table-cell>
          <table:table-cell table:formula="of:=LEGACY.NORMSINV(RAND())" office:value-type="float" office:value="0.0862151689278602">
            <text:p>0.0862151689</text:p>
          </table:table-cell>
          <table:table-cell table:formula="of:=[.A594]+2*[.B594]+LEGACY.NORMSINV(RAND())*0.5" office:value-type="float" office:value="0.369114792775819">
            <text:p>0.3691147928</text:p>
          </table:table-cell>
        </table:table-row>
        <table:table-row table:style-name="ro1">
          <table:table-cell table:formula="of:=LEGACY.NORMSINV(RAND())" office:value-type="float" office:value="-0.688819975707233">
            <text:p>-0.6888199757</text:p>
          </table:table-cell>
          <table:table-cell table:formula="of:=LEGACY.NORMSINV(RAND())" office:value-type="float" office:value="-0.717198774318894">
            <text:p>-0.7171987743</text:p>
          </table:table-cell>
          <table:table-cell table:formula="of:=[.A595]+2*[.B595]+LEGACY.NORMSINV(RAND())*0.5" office:value-type="float" office:value="-2.31891634315436">
            <text:p>-2.3189163432</text:p>
          </table:table-cell>
        </table:table-row>
        <table:table-row table:style-name="ro1">
          <table:table-cell table:formula="of:=LEGACY.NORMSINV(RAND())" office:value-type="float" office:value="-1.00525339266383">
            <text:p>-1.0052533927</text:p>
          </table:table-cell>
          <table:table-cell table:formula="of:=LEGACY.NORMSINV(RAND())" office:value-type="float" office:value="1.20135894174085">
            <text:p>1.2013589417</text:p>
          </table:table-cell>
          <table:table-cell table:formula="of:=[.A596]+2*[.B596]+LEGACY.NORMSINV(RAND())*0.5" office:value-type="float" office:value="2.04269287140236">
            <text:p>2.0426928714</text:p>
          </table:table-cell>
        </table:table-row>
        <table:table-row table:style-name="ro1">
          <table:table-cell table:formula="of:=LEGACY.NORMSINV(RAND())" office:value-type="float" office:value="0.0519717784485636">
            <text:p>0.0519717784</text:p>
          </table:table-cell>
          <table:table-cell table:formula="of:=LEGACY.NORMSINV(RAND())" office:value-type="float" office:value="-1.03392754620502">
            <text:p>-1.0339275462</text:p>
          </table:table-cell>
          <table:table-cell table:formula="of:=[.A597]+2*[.B597]+LEGACY.NORMSINV(RAND())*0.5" office:value-type="float" office:value="-2.21647908446856">
            <text:p>-2.2164790845</text:p>
          </table:table-cell>
        </table:table-row>
        <table:table-row table:style-name="ro1">
          <table:table-cell table:formula="of:=LEGACY.NORMSINV(RAND())" office:value-type="float" office:value="0.360708658088416">
            <text:p>0.3607086581</text:p>
          </table:table-cell>
          <table:table-cell table:formula="of:=LEGACY.NORMSINV(RAND())" office:value-type="float" office:value="-0.96350588720039">
            <text:p>-0.9635058872</text:p>
          </table:table-cell>
          <table:table-cell table:formula="of:=[.A598]+2*[.B598]+LEGACY.NORMSINV(RAND())*0.5" office:value-type="float" office:value="-1.91656435581596">
            <text:p>-1.9165643558</text:p>
          </table:table-cell>
        </table:table-row>
        <table:table-row table:style-name="ro1">
          <table:table-cell table:formula="of:=LEGACY.NORMSINV(RAND())" office:value-type="float" office:value="-2.40748738907399">
            <text:p>-2.4074873891</text:p>
          </table:table-cell>
          <table:table-cell table:formula="of:=LEGACY.NORMSINV(RAND())" office:value-type="float" office:value="1.09610114645318">
            <text:p>1.0961011465</text:p>
          </table:table-cell>
          <table:table-cell table:formula="of:=[.A599]+2*[.B599]+LEGACY.NORMSINV(RAND())*0.5" office:value-type="float" office:value="-0.283481228847666">
            <text:p>-0.2834812288</text:p>
          </table:table-cell>
        </table:table-row>
        <table:table-row table:style-name="ro1">
          <table:table-cell table:formula="of:=LEGACY.NORMSINV(RAND())" office:value-type="float" office:value="-0.991519136536126">
            <text:p>-0.9915191365</text:p>
          </table:table-cell>
          <table:table-cell table:formula="of:=LEGACY.NORMSINV(RAND())" office:value-type="float" office:value="-0.204365921856233">
            <text:p>-0.2043659219</text:p>
          </table:table-cell>
          <table:table-cell table:formula="of:=[.A600]+2*[.B600]+LEGACY.NORMSINV(RAND())*0.5" office:value-type="float" office:value="-0.341662470574685">
            <text:p>-0.3416624706</text:p>
          </table:table-cell>
        </table:table-row>
        <table:table-row table:style-name="ro1">
          <table:table-cell table:formula="of:=LEGACY.NORMSINV(RAND())" office:value-type="float" office:value="-0.675099928244916">
            <text:p>-0.6750999282</text:p>
          </table:table-cell>
          <table:table-cell table:formula="of:=LEGACY.NORMSINV(RAND())" office:value-type="float" office:value="0.696513717526747">
            <text:p>0.6965137175</text:p>
          </table:table-cell>
          <table:table-cell table:formula="of:=[.A601]+2*[.B601]+LEGACY.NORMSINV(RAND())*0.5" office:value-type="float" office:value="0.406577758265657">
            <text:p>0.4065777583</text:p>
          </table:table-cell>
        </table:table-row>
        <table:table-row table:style-name="ro1">
          <table:table-cell table:formula="of:=LEGACY.NORMSINV(RAND())" office:value-type="float" office:value="-0.919048357003503">
            <text:p>-0.919048357</text:p>
          </table:table-cell>
          <table:table-cell table:formula="of:=LEGACY.NORMSINV(RAND())" office:value-type="float" office:value="-2.45974909820293">
            <text:p>-2.4597490982</text:p>
          </table:table-cell>
          <table:table-cell table:formula="of:=[.A602]+2*[.B602]+LEGACY.NORMSINV(RAND())*0.5" office:value-type="float" office:value="-5.76497408237152">
            <text:p>-5.7649740824</text:p>
          </table:table-cell>
        </table:table-row>
        <table:table-row table:style-name="ro1">
          <table:table-cell table:formula="of:=LEGACY.NORMSINV(RAND())" office:value-type="float" office:value="0.031420062334074">
            <text:p>0.0314200623</text:p>
          </table:table-cell>
          <table:table-cell table:formula="of:=LEGACY.NORMSINV(RAND())" office:value-type="float" office:value="-0.037095382501467">
            <text:p>-0.0370953825</text:p>
          </table:table-cell>
          <table:table-cell table:formula="of:=[.A603]+2*[.B603]+LEGACY.NORMSINV(RAND())*0.5" office:value-type="float" office:value="0.227815759877032">
            <text:p>0.2278157599</text:p>
          </table:table-cell>
        </table:table-row>
        <table:table-row table:style-name="ro1">
          <table:table-cell table:formula="of:=LEGACY.NORMSINV(RAND())" office:value-type="float" office:value="-1.67583719771859">
            <text:p>-1.6758371977</text:p>
          </table:table-cell>
          <table:table-cell table:formula="of:=LEGACY.NORMSINV(RAND())" office:value-type="float" office:value="2.02286556801824">
            <text:p>2.022865568</text:p>
          </table:table-cell>
          <table:table-cell table:formula="of:=[.A604]+2*[.B604]+LEGACY.NORMSINV(RAND())*0.5" office:value-type="float" office:value="2.15961604970926">
            <text:p>2.1596160497</text:p>
          </table:table-cell>
        </table:table-row>
        <table:table-row table:style-name="ro1">
          <table:table-cell table:formula="of:=LEGACY.NORMSINV(RAND())" office:value-type="float" office:value="-0.572443517020994">
            <text:p>-0.572443517</text:p>
          </table:table-cell>
          <table:table-cell table:formula="of:=LEGACY.NORMSINV(RAND())" office:value-type="float" office:value="-0.333459994270567">
            <text:p>-0.3334599943</text:p>
          </table:table-cell>
          <table:table-cell table:formula="of:=[.A605]+2*[.B605]+LEGACY.NORMSINV(RAND())*0.5" office:value-type="float" office:value="-1.13520659770944">
            <text:p>-1.1352065977</text:p>
          </table:table-cell>
        </table:table-row>
        <table:table-row table:style-name="ro1">
          <table:table-cell table:formula="of:=LEGACY.NORMSINV(RAND())" office:value-type="float" office:value="-0.959296205101565">
            <text:p>-0.9592962051</text:p>
          </table:table-cell>
          <table:table-cell table:formula="of:=LEGACY.NORMSINV(RAND())" office:value-type="float" office:value="0.574381633376592">
            <text:p>0.5743816334</text:p>
          </table:table-cell>
          <table:table-cell table:formula="of:=[.A606]+2*[.B606]+LEGACY.NORMSINV(RAND())*0.5" office:value-type="float" office:value="0.5109786257882">
            <text:p>0.5109786258</text:p>
          </table:table-cell>
        </table:table-row>
        <table:table-row table:style-name="ro1">
          <table:table-cell table:formula="of:=LEGACY.NORMSINV(RAND())" office:value-type="float" office:value="-0.469685704466658">
            <text:p>-0.4696857045</text:p>
          </table:table-cell>
          <table:table-cell table:formula="of:=LEGACY.NORMSINV(RAND())" office:value-type="float" office:value="0.302066075294561">
            <text:p>0.3020660753</text:p>
          </table:table-cell>
          <table:table-cell table:formula="of:=[.A607]+2*[.B607]+LEGACY.NORMSINV(RAND())*0.5" office:value-type="float" office:value="-0.186271340604141">
            <text:p>-0.1862713406</text:p>
          </table:table-cell>
        </table:table-row>
        <table:table-row table:style-name="ro1">
          <table:table-cell table:formula="of:=LEGACY.NORMSINV(RAND())" office:value-type="float" office:value="-0.0327508239468114">
            <text:p>-0.0327508239</text:p>
          </table:table-cell>
          <table:table-cell table:formula="of:=LEGACY.NORMSINV(RAND())" office:value-type="float" office:value="1.78462240328195">
            <text:p>1.7846224033</text:p>
          </table:table-cell>
          <table:table-cell table:formula="of:=[.A608]+2*[.B608]+LEGACY.NORMSINV(RAND())*0.5" office:value-type="float" office:value="4.1814552944543">
            <text:p>4.1814552945</text:p>
          </table:table-cell>
        </table:table-row>
        <table:table-row table:style-name="ro1">
          <table:table-cell table:formula="of:=LEGACY.NORMSINV(RAND())" office:value-type="float" office:value="-0.384188446328882">
            <text:p>-0.3841884463</text:p>
          </table:table-cell>
          <table:table-cell table:formula="of:=LEGACY.NORMSINV(RAND())" office:value-type="float" office:value="-0.825164003362116">
            <text:p>-0.8251640034</text:p>
          </table:table-cell>
          <table:table-cell table:formula="of:=[.A609]+2*[.B609]+LEGACY.NORMSINV(RAND())*0.5" office:value-type="float" office:value="-1.36569796980842">
            <text:p>-1.3656979698</text:p>
          </table:table-cell>
        </table:table-row>
        <table:table-row table:style-name="ro1">
          <table:table-cell table:formula="of:=LEGACY.NORMSINV(RAND())" office:value-type="float" office:value="0.737047178427628">
            <text:p>0.7370471784</text:p>
          </table:table-cell>
          <table:table-cell table:formula="of:=LEGACY.NORMSINV(RAND())" office:value-type="float" office:value="0.386386664082951">
            <text:p>0.3863866641</text:p>
          </table:table-cell>
          <table:table-cell table:formula="of:=[.A610]+2*[.B610]+LEGACY.NORMSINV(RAND())*0.5" office:value-type="float" office:value="0.772701179587612">
            <text:p>0.7727011796</text:p>
          </table:table-cell>
        </table:table-row>
        <table:table-row table:style-name="ro1">
          <table:table-cell table:formula="of:=LEGACY.NORMSINV(RAND())" office:value-type="float" office:value="0.0662223172656003">
            <text:p>0.0662223173</text:p>
          </table:table-cell>
          <table:table-cell table:formula="of:=LEGACY.NORMSINV(RAND())" office:value-type="float" office:value="0.34053303238057">
            <text:p>0.3405330324</text:p>
          </table:table-cell>
          <table:table-cell table:formula="of:=[.A611]+2*[.B611]+LEGACY.NORMSINV(RAND())*0.5" office:value-type="float" office:value="0.513459692649723">
            <text:p>0.5134596926</text:p>
          </table:table-cell>
        </table:table-row>
        <table:table-row table:style-name="ro1">
          <table:table-cell table:formula="of:=LEGACY.NORMSINV(RAND())" office:value-type="float" office:value="0.0836969130822914">
            <text:p>0.0836969131</text:p>
          </table:table-cell>
          <table:table-cell table:formula="of:=LEGACY.NORMSINV(RAND())" office:value-type="float" office:value="1.28162809979952">
            <text:p>1.2816280998</text:p>
          </table:table-cell>
          <table:table-cell table:formula="of:=[.A612]+2*[.B612]+LEGACY.NORMSINV(RAND())*0.5" office:value-type="float" office:value="2.64576240328432">
            <text:p>2.6457624033</text:p>
          </table:table-cell>
        </table:table-row>
        <table:table-row table:style-name="ro1">
          <table:table-cell table:formula="of:=LEGACY.NORMSINV(RAND())" office:value-type="float" office:value="-2.08453486590105">
            <text:p>-2.0845348659</text:p>
          </table:table-cell>
          <table:table-cell table:formula="of:=LEGACY.NORMSINV(RAND())" office:value-type="float" office:value="-0.104201750708622">
            <text:p>-0.1042017507</text:p>
          </table:table-cell>
          <table:table-cell table:formula="of:=[.A613]+2*[.B613]+LEGACY.NORMSINV(RAND())*0.5" office:value-type="float" office:value="-3.42828656916169">
            <text:p>-3.4282865692</text:p>
          </table:table-cell>
        </table:table-row>
        <table:table-row table:style-name="ro1">
          <table:table-cell table:formula="of:=LEGACY.NORMSINV(RAND())" office:value-type="float" office:value="2.74912457276688">
            <text:p>2.7491245728</text:p>
          </table:table-cell>
          <table:table-cell table:formula="of:=LEGACY.NORMSINV(RAND())" office:value-type="float" office:value="-0.976895584001101">
            <text:p>-0.976895584</text:p>
          </table:table-cell>
          <table:table-cell table:formula="of:=[.A614]+2*[.B614]+LEGACY.NORMSINV(RAND())*0.5" office:value-type="float" office:value="0.0114497543635971">
            <text:p>0.0114497544</text:p>
          </table:table-cell>
        </table:table-row>
        <table:table-row table:style-name="ro1">
          <table:table-cell table:formula="of:=LEGACY.NORMSINV(RAND())" office:value-type="float" office:value="-0.341387855152955">
            <text:p>-0.3413878552</text:p>
          </table:table-cell>
          <table:table-cell table:formula="of:=LEGACY.NORMSINV(RAND())" office:value-type="float" office:value="0.00338438076182719">
            <text:p>0.0033843808</text:p>
          </table:table-cell>
          <table:table-cell table:formula="of:=[.A615]+2*[.B615]+LEGACY.NORMSINV(RAND())*0.5" office:value-type="float" office:value="-0.538153811494808">
            <text:p>-0.5381538115</text:p>
          </table:table-cell>
        </table:table-row>
        <table:table-row table:style-name="ro1">
          <table:table-cell table:formula="of:=LEGACY.NORMSINV(RAND())" office:value-type="float" office:value="-1.3815756399871">
            <text:p>-1.38157564</text:p>
          </table:table-cell>
          <table:table-cell table:formula="of:=LEGACY.NORMSINV(RAND())" office:value-type="float" office:value="-1.37957871079931">
            <text:p>-1.3795787108</text:p>
          </table:table-cell>
          <table:table-cell table:formula="of:=[.A616]+2*[.B616]+LEGACY.NORMSINV(RAND())*0.5" office:value-type="float" office:value="-4.12734196909777">
            <text:p>-4.1273419691</text:p>
          </table:table-cell>
        </table:table-row>
        <table:table-row table:style-name="ro1">
          <table:table-cell table:formula="of:=LEGACY.NORMSINV(RAND())" office:value-type="float" office:value="0.530883293898078">
            <text:p>0.5308832939</text:p>
          </table:table-cell>
          <table:table-cell table:formula="of:=LEGACY.NORMSINV(RAND())" office:value-type="float" office:value="0.929765144895448">
            <text:p>0.9297651449</text:p>
          </table:table-cell>
          <table:table-cell table:formula="of:=[.A617]+2*[.B617]+LEGACY.NORMSINV(RAND())*0.5" office:value-type="float" office:value="2.86744298346273">
            <text:p>2.8674429835</text:p>
          </table:table-cell>
        </table:table-row>
        <table:table-row table:style-name="ro1">
          <table:table-cell table:formula="of:=LEGACY.NORMSINV(RAND())" office:value-type="float" office:value="0.426391985665952">
            <text:p>0.4263919857</text:p>
          </table:table-cell>
          <table:table-cell table:formula="of:=LEGACY.NORMSINV(RAND())" office:value-type="float" office:value="-1.37624100720193">
            <text:p>-1.3762410072</text:p>
          </table:table-cell>
          <table:table-cell table:formula="of:=[.A618]+2*[.B618]+LEGACY.NORMSINV(RAND())*0.5" office:value-type="float" office:value="-2.56426898376219">
            <text:p>-2.5642689838</text:p>
          </table:table-cell>
        </table:table-row>
        <table:table-row table:style-name="ro1">
          <table:table-cell table:formula="of:=LEGACY.NORMSINV(RAND())" office:value-type="float" office:value="1.12510686532697">
            <text:p>1.1251068653</text:p>
          </table:table-cell>
          <table:table-cell table:formula="of:=LEGACY.NORMSINV(RAND())" office:value-type="float" office:value="2.19267927948031">
            <text:p>2.1926792795</text:p>
          </table:table-cell>
          <table:table-cell table:formula="of:=[.A619]+2*[.B619]+LEGACY.NORMSINV(RAND())*0.5" office:value-type="float" office:value="5.72674036692155">
            <text:p>5.7267403669</text:p>
          </table:table-cell>
        </table:table-row>
        <table:table-row table:style-name="ro1">
          <table:table-cell table:formula="of:=LEGACY.NORMSINV(RAND())" office:value-type="float" office:value="0.0504621916177481">
            <text:p>0.0504621916</text:p>
          </table:table-cell>
          <table:table-cell table:formula="of:=LEGACY.NORMSINV(RAND())" office:value-type="float" office:value="1.25536772084429">
            <text:p>1.2553677208</text:p>
          </table:table-cell>
          <table:table-cell table:formula="of:=[.A620]+2*[.B620]+LEGACY.NORMSINV(RAND())*0.5" office:value-type="float" office:value="2.48163141727049">
            <text:p>2.4816314173</text:p>
          </table:table-cell>
        </table:table-row>
        <table:table-row table:style-name="ro1">
          <table:table-cell table:formula="of:=LEGACY.NORMSINV(RAND())" office:value-type="float" office:value="-1.02197914531544">
            <text:p>-1.0219791453</text:p>
          </table:table-cell>
          <table:table-cell table:formula="of:=LEGACY.NORMSINV(RAND())" office:value-type="float" office:value="1.81889169057107">
            <text:p>1.8188916906</text:p>
          </table:table-cell>
          <table:table-cell table:formula="of:=[.A621]+2*[.B621]+LEGACY.NORMSINV(RAND())*0.5" office:value-type="float" office:value="3.51023756519859">
            <text:p>3.5102375652</text:p>
          </table:table-cell>
        </table:table-row>
        <table:table-row table:style-name="ro1">
          <table:table-cell table:formula="of:=LEGACY.NORMSINV(RAND())" office:value-type="float" office:value="-1.61266350300412">
            <text:p>-1.612663503</text:p>
          </table:table-cell>
          <table:table-cell table:formula="of:=LEGACY.NORMSINV(RAND())" office:value-type="float" office:value="-0.566429759555491">
            <text:p>-0.5664297596</text:p>
          </table:table-cell>
          <table:table-cell table:formula="of:=[.A622]+2*[.B622]+LEGACY.NORMSINV(RAND())*0.5" office:value-type="float" office:value="-2.74986813085644">
            <text:p>-2.7498681309</text:p>
          </table:table-cell>
        </table:table-row>
        <table:table-row table:style-name="ro1">
          <table:table-cell table:formula="of:=LEGACY.NORMSINV(RAND())" office:value-type="float" office:value="0.0298670035169623">
            <text:p>0.0298670035</text:p>
          </table:table-cell>
          <table:table-cell table:formula="of:=LEGACY.NORMSINV(RAND())" office:value-type="float" office:value="0.787826110057399">
            <text:p>0.7878261101</text:p>
          </table:table-cell>
          <table:table-cell table:formula="of:=[.A623]+2*[.B623]+LEGACY.NORMSINV(RAND())*0.5" office:value-type="float" office:value="1.62443489090062">
            <text:p>1.6244348909</text:p>
          </table:table-cell>
        </table:table-row>
        <table:table-row table:style-name="ro1">
          <table:table-cell table:formula="of:=LEGACY.NORMSINV(RAND())" office:value-type="float" office:value="0.457165250342646">
            <text:p>0.4571652503</text:p>
          </table:table-cell>
          <table:table-cell table:formula="of:=LEGACY.NORMSINV(RAND())" office:value-type="float" office:value="0.828066107490911">
            <text:p>0.8280661075</text:p>
          </table:table-cell>
          <table:table-cell table:formula="of:=[.A624]+2*[.B624]+LEGACY.NORMSINV(RAND())*0.5" office:value-type="float" office:value="2.12846637991679">
            <text:p>2.1284663799</text:p>
          </table:table-cell>
        </table:table-row>
        <table:table-row table:style-name="ro1">
          <table:table-cell table:formula="of:=LEGACY.NORMSINV(RAND())" office:value-type="float" office:value="-0.924649861520614">
            <text:p>-0.9246498615</text:p>
          </table:table-cell>
          <table:table-cell table:formula="of:=LEGACY.NORMSINV(RAND())" office:value-type="float" office:value="1.05659248059531">
            <text:p>1.0565924806</text:p>
          </table:table-cell>
          <table:table-cell table:formula="of:=[.A625]+2*[.B625]+LEGACY.NORMSINV(RAND())*0.5" office:value-type="float" office:value="1.77231297182146">
            <text:p>1.7723129718</text:p>
          </table:table-cell>
        </table:table-row>
        <table:table-row table:style-name="ro1">
          <table:table-cell table:formula="of:=LEGACY.NORMSINV(RAND())" office:value-type="float" office:value="-0.638936159228127">
            <text:p>-0.6389361592</text:p>
          </table:table-cell>
          <table:table-cell table:formula="of:=LEGACY.NORMSINV(RAND())" office:value-type="float" office:value="-0.853721394100578">
            <text:p>-0.8537213941</text:p>
          </table:table-cell>
          <table:table-cell table:formula="of:=[.A626]+2*[.B626]+LEGACY.NORMSINV(RAND())*0.5" office:value-type="float" office:value="-1.45883680818911">
            <text:p>-1.4588368082</text:p>
          </table:table-cell>
        </table:table-row>
        <table:table-row table:style-name="ro1">
          <table:table-cell table:formula="of:=LEGACY.NORMSINV(RAND())" office:value-type="float" office:value="-1.37101022970556">
            <text:p>-1.3710102297</text:p>
          </table:table-cell>
          <table:table-cell table:formula="of:=LEGACY.NORMSINV(RAND())" office:value-type="float" office:value="0.545551769647173">
            <text:p>0.5455517696</text:p>
          </table:table-cell>
          <table:table-cell table:formula="of:=[.A627]+2*[.B627]+LEGACY.NORMSINV(RAND())*0.5" office:value-type="float" office:value="-0.0677817775732388">
            <text:p>-0.0677817776</text:p>
          </table:table-cell>
        </table:table-row>
        <table:table-row table:style-name="ro1">
          <table:table-cell table:formula="of:=LEGACY.NORMSINV(RAND())" office:value-type="float" office:value="-0.955907840738099">
            <text:p>-0.9559078407</text:p>
          </table:table-cell>
          <table:table-cell table:formula="of:=LEGACY.NORMSINV(RAND())" office:value-type="float" office:value="0.093598672777601">
            <text:p>0.0935986728</text:p>
          </table:table-cell>
          <table:table-cell table:formula="of:=[.A628]+2*[.B628]+LEGACY.NORMSINV(RAND())*0.5" office:value-type="float" office:value="-0.989499822491896">
            <text:p>-0.9894998225</text:p>
          </table:table-cell>
        </table:table-row>
        <table:table-row table:style-name="ro1">
          <table:table-cell table:formula="of:=LEGACY.NORMSINV(RAND())" office:value-type="float" office:value="-1.01356932134731">
            <text:p>-1.0135693213</text:p>
          </table:table-cell>
          <table:table-cell table:formula="of:=LEGACY.NORMSINV(RAND())" office:value-type="float" office:value="1.05459946469476">
            <text:p>1.0545994647</text:p>
          </table:table-cell>
          <table:table-cell table:formula="of:=[.A629]+2*[.B629]+LEGACY.NORMSINV(RAND())*0.5" office:value-type="float" office:value="0.673254557967293">
            <text:p>0.673254558</text:p>
          </table:table-cell>
        </table:table-row>
        <table:table-row table:style-name="ro1">
          <table:table-cell table:formula="of:=LEGACY.NORMSINV(RAND())" office:value-type="float" office:value="-1.63789786670144">
            <text:p>-1.6378978667</text:p>
          </table:table-cell>
          <table:table-cell table:formula="of:=LEGACY.NORMSINV(RAND())" office:value-type="float" office:value="0.0539809365444964">
            <text:p>0.0539809365</text:p>
          </table:table-cell>
          <table:table-cell table:formula="of:=[.A630]+2*[.B630]+LEGACY.NORMSINV(RAND())*0.5" office:value-type="float" office:value="-1.23963126448601">
            <text:p>-1.2396312645</text:p>
          </table:table-cell>
        </table:table-row>
        <table:table-row table:style-name="ro1">
          <table:table-cell table:formula="of:=LEGACY.NORMSINV(RAND())" office:value-type="float" office:value="-2.13802092144128">
            <text:p>-2.1380209214</text:p>
          </table:table-cell>
          <table:table-cell table:formula="of:=LEGACY.NORMSINV(RAND())" office:value-type="float" office:value="1.73136988128485">
            <text:p>1.7313698813</text:p>
          </table:table-cell>
          <table:table-cell table:formula="of:=[.A631]+2*[.B631]+LEGACY.NORMSINV(RAND())*0.5" office:value-type="float" office:value="1.89420712788767">
            <text:p>1.8942071279</text:p>
          </table:table-cell>
        </table:table-row>
        <table:table-row table:style-name="ro1">
          <table:table-cell table:formula="of:=LEGACY.NORMSINV(RAND())" office:value-type="float" office:value="-0.519206546313458">
            <text:p>-0.5192065463</text:p>
          </table:table-cell>
          <table:table-cell table:formula="of:=LEGACY.NORMSINV(RAND())" office:value-type="float" office:value="1.41515823328632">
            <text:p>1.4151582333</text:p>
          </table:table-cell>
          <table:table-cell table:formula="of:=[.A632]+2*[.B632]+LEGACY.NORMSINV(RAND())*0.5" office:value-type="float" office:value="3.03461283398784">
            <text:p>3.034612834</text:p>
          </table:table-cell>
        </table:table-row>
        <table:table-row table:style-name="ro1">
          <table:table-cell table:formula="of:=LEGACY.NORMSINV(RAND())" office:value-type="float" office:value="-1.36320380270238">
            <text:p>-1.3632038027</text:p>
          </table:table-cell>
          <table:table-cell table:formula="of:=LEGACY.NORMSINV(RAND())" office:value-type="float" office:value="-0.206956040855736">
            <text:p>-0.2069560409</text:p>
          </table:table-cell>
          <table:table-cell table:formula="of:=[.A633]+2*[.B633]+LEGACY.NORMSINV(RAND())*0.5" office:value-type="float" office:value="-1.85518022707365">
            <text:p>-1.8551802271</text:p>
          </table:table-cell>
        </table:table-row>
        <table:table-row table:style-name="ro1">
          <table:table-cell table:formula="of:=LEGACY.NORMSINV(RAND())" office:value-type="float" office:value="1.18804730458394">
            <text:p>1.1880473046</text:p>
          </table:table-cell>
          <table:table-cell table:formula="of:=LEGACY.NORMSINV(RAND())" office:value-type="float" office:value="1.4993688482807">
            <text:p>1.4993688483</text:p>
          </table:table-cell>
          <table:table-cell table:formula="of:=[.A634]+2*[.B634]+LEGACY.NORMSINV(RAND())*0.5" office:value-type="float" office:value="3.58451290849333">
            <text:p>3.5845129085</text:p>
          </table:table-cell>
        </table:table-row>
        <table:table-row table:style-name="ro1">
          <table:table-cell table:formula="of:=LEGACY.NORMSINV(RAND())" office:value-type="float" office:value="0.634871253295634">
            <text:p>0.6348712533</text:p>
          </table:table-cell>
          <table:table-cell table:formula="of:=LEGACY.NORMSINV(RAND())" office:value-type="float" office:value="-0.13776720670903">
            <text:p>-0.1377672067</text:p>
          </table:table-cell>
          <table:table-cell table:formula="of:=[.A635]+2*[.B635]+LEGACY.NORMSINV(RAND())*0.5" office:value-type="float" office:value="0.0852170311855597">
            <text:p>0.0852170312</text:p>
          </table:table-cell>
        </table:table-row>
        <table:table-row table:style-name="ro1">
          <table:table-cell table:formula="of:=LEGACY.NORMSINV(RAND())" office:value-type="float" office:value="1.50527648231738">
            <text:p>1.5052764823</text:p>
          </table:table-cell>
          <table:table-cell table:formula="of:=LEGACY.NORMSINV(RAND())" office:value-type="float" office:value="-0.457323707356311">
            <text:p>-0.4573237074</text:p>
          </table:table-cell>
          <table:table-cell table:formula="of:=[.A636]+2*[.B636]+LEGACY.NORMSINV(RAND())*0.5" office:value-type="float" office:value="0.65749908028348">
            <text:p>0.6574990803</text:p>
          </table:table-cell>
        </table:table-row>
        <table:table-row table:style-name="ro1">
          <table:table-cell table:formula="of:=LEGACY.NORMSINV(RAND())" office:value-type="float" office:value="0.361631938732525">
            <text:p>0.3616319387</text:p>
          </table:table-cell>
          <table:table-cell table:formula="of:=LEGACY.NORMSINV(RAND())" office:value-type="float" office:value="-0.56576370937158">
            <text:p>-0.5657637094</text:p>
          </table:table-cell>
          <table:table-cell table:formula="of:=[.A637]+2*[.B637]+LEGACY.NORMSINV(RAND())*0.5" office:value-type="float" office:value="-0.592827094858059">
            <text:p>-0.5928270949</text:p>
          </table:table-cell>
        </table:table-row>
        <table:table-row table:style-name="ro1">
          <table:table-cell table:formula="of:=LEGACY.NORMSINV(RAND())" office:value-type="float" office:value="-0.921202062021716">
            <text:p>-0.921202062</text:p>
          </table:table-cell>
          <table:table-cell table:formula="of:=LEGACY.NORMSINV(RAND())" office:value-type="float" office:value="1.64568219239692">
            <text:p>1.6456821924</text:p>
          </table:table-cell>
          <table:table-cell table:formula="of:=[.A638]+2*[.B638]+LEGACY.NORMSINV(RAND())*0.5" office:value-type="float" office:value="2.80532961025008">
            <text:p>2.8053296103</text:p>
          </table:table-cell>
        </table:table-row>
        <table:table-row table:style-name="ro1">
          <table:table-cell table:formula="of:=LEGACY.NORMSINV(RAND())" office:value-type="float" office:value="-1.8429494375183">
            <text:p>-1.8429494375</text:p>
          </table:table-cell>
          <table:table-cell table:formula="of:=LEGACY.NORMSINV(RAND())" office:value-type="float" office:value="-0.584379632458538">
            <text:p>-0.5843796325</text:p>
          </table:table-cell>
          <table:table-cell table:formula="of:=[.A639]+2*[.B639]+LEGACY.NORMSINV(RAND())*0.5" office:value-type="float" office:value="-2.11632081965621">
            <text:p>-2.1163208197</text:p>
          </table:table-cell>
        </table:table-row>
        <table:table-row table:style-name="ro1">
          <table:table-cell table:formula="of:=LEGACY.NORMSINV(RAND())" office:value-type="float" office:value="0.136262259125817">
            <text:p>0.1362622591</text:p>
          </table:table-cell>
          <table:table-cell table:formula="of:=LEGACY.NORMSINV(RAND())" office:value-type="float" office:value="-0.0536483838141911">
            <text:p>-0.0536483838</text:p>
          </table:table-cell>
          <table:table-cell table:formula="of:=[.A640]+2*[.B640]+LEGACY.NORMSINV(RAND())*0.5" office:value-type="float" office:value="-1.06888246883295">
            <text:p>-1.0688824688</text:p>
          </table:table-cell>
        </table:table-row>
        <table:table-row table:style-name="ro1">
          <table:table-cell table:formula="of:=LEGACY.NORMSINV(RAND())" office:value-type="float" office:value="0.031338266267123">
            <text:p>0.0313382663</text:p>
          </table:table-cell>
          <table:table-cell table:formula="of:=LEGACY.NORMSINV(RAND())" office:value-type="float" office:value="-0.849304979032883">
            <text:p>-0.849304979</text:p>
          </table:table-cell>
          <table:table-cell table:formula="of:=[.A641]+2*[.B641]+LEGACY.NORMSINV(RAND())*0.5" office:value-type="float" office:value="-2.60536826976313">
            <text:p>-2.6053682698</text:p>
          </table:table-cell>
        </table:table-row>
        <table:table-row table:style-name="ro1">
          <table:table-cell table:formula="of:=LEGACY.NORMSINV(RAND())" office:value-type="float" office:value="-0.166227245011705">
            <text:p>-0.166227245</text:p>
          </table:table-cell>
          <table:table-cell table:formula="of:=LEGACY.NORMSINV(RAND())" office:value-type="float" office:value="-1.47208218120905">
            <text:p>-1.4720821812</text:p>
          </table:table-cell>
          <table:table-cell table:formula="of:=[.A642]+2*[.B642]+LEGACY.NORMSINV(RAND())*0.5" office:value-type="float" office:value="-3.32742119107616">
            <text:p>-3.3274211911</text:p>
          </table:table-cell>
        </table:table-row>
        <table:table-row table:style-name="ro1">
          <table:table-cell table:formula="of:=LEGACY.NORMSINV(RAND())" office:value-type="float" office:value="1.04509797420797">
            <text:p>1.0450979742</text:p>
          </table:table-cell>
          <table:table-cell table:formula="of:=LEGACY.NORMSINV(RAND())" office:value-type="float" office:value="2.70179607017711">
            <text:p>2.7017960702</text:p>
          </table:table-cell>
          <table:table-cell table:formula="of:=[.A643]+2*[.B643]+LEGACY.NORMSINV(RAND())*0.5" office:value-type="float" office:value="6.34586476081436">
            <text:p>6.3458647608</text:p>
          </table:table-cell>
        </table:table-row>
        <table:table-row table:style-name="ro1">
          <table:table-cell table:formula="of:=LEGACY.NORMSINV(RAND())" office:value-type="float" office:value="0.789609838501768">
            <text:p>0.7896098385</text:p>
          </table:table-cell>
          <table:table-cell table:formula="of:=LEGACY.NORMSINV(RAND())" office:value-type="float" office:value="-0.164884384898013">
            <text:p>-0.1648843849</text:p>
          </table:table-cell>
          <table:table-cell table:formula="of:=[.A644]+2*[.B644]+LEGACY.NORMSINV(RAND())*0.5" office:value-type="float" office:value="0.199256528840105">
            <text:p>0.1992565288</text:p>
          </table:table-cell>
        </table:table-row>
        <table:table-row table:style-name="ro1">
          <table:table-cell table:formula="of:=LEGACY.NORMSINV(RAND())" office:value-type="float" office:value="-0.737746117782651">
            <text:p>-0.7377461178</text:p>
          </table:table-cell>
          <table:table-cell table:formula="of:=LEGACY.NORMSINV(RAND())" office:value-type="float" office:value="0.122395627677664">
            <text:p>0.1223956277</text:p>
          </table:table-cell>
          <table:table-cell table:formula="of:=[.A645]+2*[.B645]+LEGACY.NORMSINV(RAND())*0.5" office:value-type="float" office:value="-1.377926455168">
            <text:p>-1.3779264552</text:p>
          </table:table-cell>
        </table:table-row>
        <table:table-row table:style-name="ro1">
          <table:table-cell table:formula="of:=LEGACY.NORMSINV(RAND())" office:value-type="float" office:value="0.135909448162334">
            <text:p>0.1359094482</text:p>
          </table:table-cell>
          <table:table-cell table:formula="of:=LEGACY.NORMSINV(RAND())" office:value-type="float" office:value="0.996394882259454">
            <text:p>0.9963948823</text:p>
          </table:table-cell>
          <table:table-cell table:formula="of:=[.A646]+2*[.B646]+LEGACY.NORMSINV(RAND())*0.5" office:value-type="float" office:value="3.0861055277625">
            <text:p>3.0861055278</text:p>
          </table:table-cell>
        </table:table-row>
        <table:table-row table:style-name="ro1">
          <table:table-cell table:formula="of:=LEGACY.NORMSINV(RAND())" office:value-type="float" office:value="0.99376262353079">
            <text:p>0.9937626235</text:p>
          </table:table-cell>
          <table:table-cell table:formula="of:=LEGACY.NORMSINV(RAND())" office:value-type="float" office:value="-0.269774777151751">
            <text:p>-0.2697747772</text:p>
          </table:table-cell>
          <table:table-cell table:formula="of:=[.A647]+2*[.B647]+LEGACY.NORMSINV(RAND())*0.5" office:value-type="float" office:value="0.598345829987528">
            <text:p>0.59834583</text:p>
          </table:table-cell>
        </table:table-row>
        <table:table-row table:style-name="ro1">
          <table:table-cell table:formula="of:=LEGACY.NORMSINV(RAND())" office:value-type="float" office:value="0.806130420356537">
            <text:p>0.8061304204</text:p>
          </table:table-cell>
          <table:table-cell table:formula="of:=LEGACY.NORMSINV(RAND())" office:value-type="float" office:value="-1.85150356846807">
            <text:p>-1.8515035685</text:p>
          </table:table-cell>
          <table:table-cell table:formula="of:=[.A648]+2*[.B648]+LEGACY.NORMSINV(RAND())*0.5" office:value-type="float" office:value="-2.49035970749504">
            <text:p>-2.4903597075</text:p>
          </table:table-cell>
        </table:table-row>
        <table:table-row table:style-name="ro1">
          <table:table-cell table:formula="of:=LEGACY.NORMSINV(RAND())" office:value-type="float" office:value="-1.48028474030203">
            <text:p>-1.4802847403</text:p>
          </table:table-cell>
          <table:table-cell table:formula="of:=LEGACY.NORMSINV(RAND())" office:value-type="float" office:value="0.994415866892321">
            <text:p>0.9944158669</text:p>
          </table:table-cell>
          <table:table-cell table:formula="of:=[.A649]+2*[.B649]+LEGACY.NORMSINV(RAND())*0.5" office:value-type="float" office:value="0.975006135483214">
            <text:p>0.9750061355</text:p>
          </table:table-cell>
        </table:table-row>
        <table:table-row table:style-name="ro1">
          <table:table-cell table:formula="of:=LEGACY.NORMSINV(RAND())" office:value-type="float" office:value="0.120625817360497">
            <text:p>0.1206258174</text:p>
          </table:table-cell>
          <table:table-cell table:formula="of:=LEGACY.NORMSINV(RAND())" office:value-type="float" office:value="0.853558371503081">
            <text:p>0.8535583715</text:p>
          </table:table-cell>
          <table:table-cell table:formula="of:=[.A650]+2*[.B650]+LEGACY.NORMSINV(RAND())*0.5" office:value-type="float" office:value="1.67337556179247">
            <text:p>1.6733755618</text:p>
          </table:table-cell>
        </table:table-row>
        <table:table-row table:style-name="ro1">
          <table:table-cell table:formula="of:=LEGACY.NORMSINV(RAND())" office:value-type="float" office:value="0.661524813672688">
            <text:p>0.6615248137</text:p>
          </table:table-cell>
          <table:table-cell table:formula="of:=LEGACY.NORMSINV(RAND())" office:value-type="float" office:value="0.905433043172075">
            <text:p>0.9054330432</text:p>
          </table:table-cell>
          <table:table-cell table:formula="of:=[.A651]+2*[.B651]+LEGACY.NORMSINV(RAND())*0.5" office:value-type="float" office:value="3.08902476544801">
            <text:p>3.0890247654</text:p>
          </table:table-cell>
        </table:table-row>
        <table:table-row table:style-name="ro1">
          <table:table-cell table:formula="of:=LEGACY.NORMSINV(RAND())" office:value-type="float" office:value="0.901585455198506">
            <text:p>0.9015854552</text:p>
          </table:table-cell>
          <table:table-cell table:formula="of:=LEGACY.NORMSINV(RAND())" office:value-type="float" office:value="1.0266033936698">
            <text:p>1.0266033937</text:p>
          </table:table-cell>
          <table:table-cell table:formula="of:=[.A652]+2*[.B652]+LEGACY.NORMSINV(RAND())*0.5" office:value-type="float" office:value="2.72825994398226">
            <text:p>2.728259944</text:p>
          </table:table-cell>
        </table:table-row>
        <table:table-row table:style-name="ro1">
          <table:table-cell table:formula="of:=LEGACY.NORMSINV(RAND())" office:value-type="float" office:value="0.888682525528204">
            <text:p>0.8886825255</text:p>
          </table:table-cell>
          <table:table-cell table:formula="of:=LEGACY.NORMSINV(RAND())" office:value-type="float" office:value="-0.916054669846266">
            <text:p>-0.9160546698</text:p>
          </table:table-cell>
          <table:table-cell table:formula="of:=[.A653]+2*[.B653]+LEGACY.NORMSINV(RAND())*0.5" office:value-type="float" office:value="-1.40635123857367">
            <text:p>-1.4063512386</text:p>
          </table:table-cell>
        </table:table-row>
        <table:table-row table:style-name="ro1">
          <table:table-cell table:formula="of:=LEGACY.NORMSINV(RAND())" office:value-type="float" office:value="-0.682597429019396">
            <text:p>-0.682597429</text:p>
          </table:table-cell>
          <table:table-cell table:formula="of:=LEGACY.NORMSINV(RAND())" office:value-type="float" office:value="0.249081145951456">
            <text:p>0.249081146</text:p>
          </table:table-cell>
          <table:table-cell table:formula="of:=[.A654]+2*[.B654]+LEGACY.NORMSINV(RAND())*0.5" office:value-type="float" office:value="0.705091208742033">
            <text:p>0.7050912087</text:p>
          </table:table-cell>
        </table:table-row>
        <table:table-row table:style-name="ro1">
          <table:table-cell table:formula="of:=LEGACY.NORMSINV(RAND())" office:value-type="float" office:value="0.827904754808007">
            <text:p>0.8279047548</text:p>
          </table:table-cell>
          <table:table-cell table:formula="of:=LEGACY.NORMSINV(RAND())" office:value-type="float" office:value="1.27856857929693">
            <text:p>1.2785685793</text:p>
          </table:table-cell>
          <table:table-cell table:formula="of:=[.A655]+2*[.B655]+LEGACY.NORMSINV(RAND())*0.5" office:value-type="float" office:value="2.95108144642972">
            <text:p>2.9510814464</text:p>
          </table:table-cell>
        </table:table-row>
        <table:table-row table:style-name="ro1">
          <table:table-cell table:formula="of:=LEGACY.NORMSINV(RAND())" office:value-type="float" office:value="0.349408356553299">
            <text:p>0.3494083566</text:p>
          </table:table-cell>
          <table:table-cell table:formula="of:=LEGACY.NORMSINV(RAND())" office:value-type="float" office:value="1.53692198604434">
            <text:p>1.536921986</text:p>
          </table:table-cell>
          <table:table-cell table:formula="of:=[.A656]+2*[.B656]+LEGACY.NORMSINV(RAND())*0.5" office:value-type="float" office:value="3.75543598513481">
            <text:p>3.7554359851</text:p>
          </table:table-cell>
        </table:table-row>
        <table:table-row table:style-name="ro1">
          <table:table-cell table:formula="of:=LEGACY.NORMSINV(RAND())" office:value-type="float" office:value="-1.87676165628195">
            <text:p>-1.8767616563</text:p>
          </table:table-cell>
          <table:table-cell table:formula="of:=LEGACY.NORMSINV(RAND())" office:value-type="float" office:value="1.34128228876401">
            <text:p>1.3412822888</text:p>
          </table:table-cell>
          <table:table-cell table:formula="of:=[.A657]+2*[.B657]+LEGACY.NORMSINV(RAND())*0.5" office:value-type="float" office:value="0.915210720880251">
            <text:p>0.9152107209</text:p>
          </table:table-cell>
        </table:table-row>
        <table:table-row table:style-name="ro1">
          <table:table-cell table:formula="of:=LEGACY.NORMSINV(RAND())" office:value-type="float" office:value="-1.53555356300613">
            <text:p>-1.535553563</text:p>
          </table:table-cell>
          <table:table-cell table:formula="of:=LEGACY.NORMSINV(RAND())" office:value-type="float" office:value="0.0589746300086179">
            <text:p>0.05897463</text:p>
          </table:table-cell>
          <table:table-cell table:formula="of:=[.A658]+2*[.B658]+LEGACY.NORMSINV(RAND())*0.5" office:value-type="float" office:value="-1.57492190138314">
            <text:p>-1.5749219014</text:p>
          </table:table-cell>
        </table:table-row>
        <table:table-row table:style-name="ro1">
          <table:table-cell table:formula="of:=LEGACY.NORMSINV(RAND())" office:value-type="float" office:value="1.29484838813376">
            <text:p>1.2948483881</text:p>
          </table:table-cell>
          <table:table-cell table:formula="of:=LEGACY.NORMSINV(RAND())" office:value-type="float" office:value="-0.480560168573861">
            <text:p>-0.4805601686</text:p>
          </table:table-cell>
          <table:table-cell table:formula="of:=[.A659]+2*[.B659]+LEGACY.NORMSINV(RAND())*0.5" office:value-type="float" office:value="0.265737313719302">
            <text:p>0.2657373137</text:p>
          </table:table-cell>
        </table:table-row>
        <table:table-row table:style-name="ro1">
          <table:table-cell table:formula="of:=LEGACY.NORMSINV(RAND())" office:value-type="float" office:value="0.540688555435571">
            <text:p>0.5406885554</text:p>
          </table:table-cell>
          <table:table-cell table:formula="of:=LEGACY.NORMSINV(RAND())" office:value-type="float" office:value="-1.08039354298456">
            <text:p>-1.080393543</text:p>
          </table:table-cell>
          <table:table-cell table:formula="of:=[.A660]+2*[.B660]+LEGACY.NORMSINV(RAND())*0.5" office:value-type="float" office:value="-0.366241446873169">
            <text:p>-0.3662414469</text:p>
          </table:table-cell>
        </table:table-row>
        <table:table-row table:style-name="ro1">
          <table:table-cell table:formula="of:=LEGACY.NORMSINV(RAND())" office:value-type="float" office:value="0.0577367941910728">
            <text:p>0.0577367942</text:p>
          </table:table-cell>
          <table:table-cell table:formula="of:=LEGACY.NORMSINV(RAND())" office:value-type="float" office:value="0.04700511646899">
            <text:p>0.0470051165</text:p>
          </table:table-cell>
          <table:table-cell table:formula="of:=[.A661]+2*[.B661]+LEGACY.NORMSINV(RAND())*0.5" office:value-type="float" office:value="0.473090464977327">
            <text:p>0.473090465</text:p>
          </table:table-cell>
        </table:table-row>
        <table:table-row table:style-name="ro1">
          <table:table-cell table:formula="of:=LEGACY.NORMSINV(RAND())" office:value-type="float" office:value="-0.32995434348134">
            <text:p>-0.3299543435</text:p>
          </table:table-cell>
          <table:table-cell table:formula="of:=LEGACY.NORMSINV(RAND())" office:value-type="float" office:value="-0.227525737595548">
            <text:p>-0.2275257376</text:p>
          </table:table-cell>
          <table:table-cell table:formula="of:=[.A662]+2*[.B662]+LEGACY.NORMSINV(RAND())*0.5" office:value-type="float" office:value="-0.714401054499856">
            <text:p>-0.7144010545</text:p>
          </table:table-cell>
        </table:table-row>
        <table:table-row table:style-name="ro1">
          <table:table-cell table:formula="of:=LEGACY.NORMSINV(RAND())" office:value-type="float" office:value="0.127016526885086">
            <text:p>0.1270165269</text:p>
          </table:table-cell>
          <table:table-cell table:formula="of:=LEGACY.NORMSINV(RAND())" office:value-type="float" office:value="0.628795701568855">
            <text:p>0.6287957016</text:p>
          </table:table-cell>
          <table:table-cell table:formula="of:=[.A663]+2*[.B663]+LEGACY.NORMSINV(RAND())*0.5" office:value-type="float" office:value="1.21743716547693">
            <text:p>1.2174371655</text:p>
          </table:table-cell>
        </table:table-row>
        <table:table-row table:style-name="ro1">
          <table:table-cell table:formula="of:=LEGACY.NORMSINV(RAND())" office:value-type="float" office:value="-1.04121738528094">
            <text:p>-1.0412173853</text:p>
          </table:table-cell>
          <table:table-cell table:formula="of:=LEGACY.NORMSINV(RAND())" office:value-type="float" office:value="1.35644294388265">
            <text:p>1.3564429439</text:p>
          </table:table-cell>
          <table:table-cell table:formula="of:=[.A664]+2*[.B664]+LEGACY.NORMSINV(RAND())*0.5" office:value-type="float" office:value="1.81980809225312">
            <text:p>1.8198080923</text:p>
          </table:table-cell>
        </table:table-row>
        <table:table-row table:style-name="ro1">
          <table:table-cell table:formula="of:=LEGACY.NORMSINV(RAND())" office:value-type="float" office:value="-1.66093925012373">
            <text:p>-1.6609392501</text:p>
          </table:table-cell>
          <table:table-cell table:formula="of:=LEGACY.NORMSINV(RAND())" office:value-type="float" office:value="1.14988946327504">
            <text:p>1.1498894633</text:p>
          </table:table-cell>
          <table:table-cell table:formula="of:=[.A665]+2*[.B665]+LEGACY.NORMSINV(RAND())*0.5" office:value-type="float" office:value="0.528446424836784">
            <text:p>0.5284464248</text:p>
          </table:table-cell>
        </table:table-row>
        <table:table-row table:style-name="ro1">
          <table:table-cell table:formula="of:=LEGACY.NORMSINV(RAND())" office:value-type="float" office:value="2.20311326441611">
            <text:p>2.2031132644</text:p>
          </table:table-cell>
          <table:table-cell table:formula="of:=LEGACY.NORMSINV(RAND())" office:value-type="float" office:value="-1.49372230240565">
            <text:p>-1.4937223024</text:p>
          </table:table-cell>
          <table:table-cell table:formula="of:=[.A666]+2*[.B666]+LEGACY.NORMSINV(RAND())*0.5" office:value-type="float" office:value="-1.61047519532485">
            <text:p>-1.6104751953</text:p>
          </table:table-cell>
        </table:table-row>
        <table:table-row table:style-name="ro1">
          <table:table-cell table:formula="of:=LEGACY.NORMSINV(RAND())" office:value-type="float" office:value="1.260703799666">
            <text:p>1.2607037997</text:p>
          </table:table-cell>
          <table:table-cell table:formula="of:=LEGACY.NORMSINV(RAND())" office:value-type="float" office:value="0.894214694701722">
            <text:p>0.8942146947</text:p>
          </table:table-cell>
          <table:table-cell table:formula="of:=[.A667]+2*[.B667]+LEGACY.NORMSINV(RAND())*0.5" office:value-type="float" office:value="2.34495687896577">
            <text:p>2.344956879</text:p>
          </table:table-cell>
        </table:table-row>
        <table:table-row table:style-name="ro1">
          <table:table-cell table:formula="of:=LEGACY.NORMSINV(RAND())" office:value-type="float" office:value="-0.202389672874072">
            <text:p>-0.2023896729</text:p>
          </table:table-cell>
          <table:table-cell table:formula="of:=LEGACY.NORMSINV(RAND())" office:value-type="float" office:value="-0.250760511226298">
            <text:p>-0.2507605112</text:p>
          </table:table-cell>
          <table:table-cell table:formula="of:=[.A668]+2*[.B668]+LEGACY.NORMSINV(RAND())*0.5" office:value-type="float" office:value="-1.2399612817335">
            <text:p>-1.2399612817</text:p>
          </table:table-cell>
        </table:table-row>
        <table:table-row table:style-name="ro1">
          <table:table-cell table:formula="of:=LEGACY.NORMSINV(RAND())" office:value-type="float" office:value="0.628679703335459">
            <text:p>0.6286797033</text:p>
          </table:table-cell>
          <table:table-cell table:formula="of:=LEGACY.NORMSINV(RAND())" office:value-type="float" office:value="0.763840878214558">
            <text:p>0.7638408782</text:p>
          </table:table-cell>
          <table:table-cell table:formula="of:=[.A669]+2*[.B669]+LEGACY.NORMSINV(RAND())*0.5" office:value-type="float" office:value="1.3041498694146">
            <text:p>1.3041498694</text:p>
          </table:table-cell>
        </table:table-row>
        <table:table-row table:style-name="ro1">
          <table:table-cell table:formula="of:=LEGACY.NORMSINV(RAND())" office:value-type="float" office:value="1.1513414316424">
            <text:p>1.1513414316</text:p>
          </table:table-cell>
          <table:table-cell table:formula="of:=LEGACY.NORMSINV(RAND())" office:value-type="float" office:value="-0.760637101473008">
            <text:p>-0.7606371015</text:p>
          </table:table-cell>
          <table:table-cell table:formula="of:=[.A670]+2*[.B670]+LEGACY.NORMSINV(RAND())*0.5" office:value-type="float" office:value="-0.0330184100091098">
            <text:p>-0.03301841</text:p>
          </table:table-cell>
        </table:table-row>
        <table:table-row table:style-name="ro1">
          <table:table-cell table:formula="of:=LEGACY.NORMSINV(RAND())" office:value-type="float" office:value="-0.269039803515734">
            <text:p>-0.2690398035</text:p>
          </table:table-cell>
          <table:table-cell table:formula="of:=LEGACY.NORMSINV(RAND())" office:value-type="float" office:value="-0.781136253854324">
            <text:p>-0.7811362539</text:p>
          </table:table-cell>
          <table:table-cell table:formula="of:=[.A671]+2*[.B671]+LEGACY.NORMSINV(RAND())*0.5" office:value-type="float" office:value="-2.13347938781682">
            <text:p>-2.1334793878</text:p>
          </table:table-cell>
        </table:table-row>
        <table:table-row table:style-name="ro1">
          <table:table-cell table:formula="of:=LEGACY.NORMSINV(RAND())" office:value-type="float" office:value="0.855840537870888">
            <text:p>0.8558405379</text:p>
          </table:table-cell>
          <table:table-cell table:formula="of:=LEGACY.NORMSINV(RAND())" office:value-type="float" office:value="1.71850283618913">
            <text:p>1.7185028362</text:p>
          </table:table-cell>
          <table:table-cell table:formula="of:=[.A672]+2*[.B672]+LEGACY.NORMSINV(RAND())*0.5" office:value-type="float" office:value="4.47679873468903">
            <text:p>4.4767987347</text:p>
          </table:table-cell>
        </table:table-row>
        <table:table-row table:style-name="ro1">
          <table:table-cell table:formula="of:=LEGACY.NORMSINV(RAND())" office:value-type="float" office:value="0.0984577701824475">
            <text:p>0.0984577702</text:p>
          </table:table-cell>
          <table:table-cell table:formula="of:=LEGACY.NORMSINV(RAND())" office:value-type="float" office:value="0.0333326007609481">
            <text:p>0.0333326008</text:p>
          </table:table-cell>
          <table:table-cell table:formula="of:=[.A673]+2*[.B673]+LEGACY.NORMSINV(RAND())*0.5" office:value-type="float" office:value="-0.266385049522194">
            <text:p>-0.2663850495</text:p>
          </table:table-cell>
        </table:table-row>
        <table:table-row table:style-name="ro1">
          <table:table-cell table:formula="of:=LEGACY.NORMSINV(RAND())" office:value-type="float" office:value="-0.121275381214649">
            <text:p>-0.1212753812</text:p>
          </table:table-cell>
          <table:table-cell table:formula="of:=LEGACY.NORMSINV(RAND())" office:value-type="float" office:value="1.18684820765928">
            <text:p>1.1868482077</text:p>
          </table:table-cell>
          <table:table-cell table:formula="of:=[.A674]+2*[.B674]+LEGACY.NORMSINV(RAND())*0.5" office:value-type="float" office:value="2.05021063962525">
            <text:p>2.0502106396</text:p>
          </table:table-cell>
        </table:table-row>
        <table:table-row table:style-name="ro1">
          <table:table-cell table:formula="of:=LEGACY.NORMSINV(RAND())" office:value-type="float" office:value="-0.449205364791264">
            <text:p>-0.4492053648</text:p>
          </table:table-cell>
          <table:table-cell table:formula="of:=LEGACY.NORMSINV(RAND())" office:value-type="float" office:value="-0.00288812166780376">
            <text:p>-0.0028881217</text:p>
          </table:table-cell>
          <table:table-cell table:formula="of:=[.A675]+2*[.B675]+LEGACY.NORMSINV(RAND())*0.5" office:value-type="float" office:value="-0.592928945202768">
            <text:p>-0.5929289452</text:p>
          </table:table-cell>
        </table:table-row>
        <table:table-row table:style-name="ro1">
          <table:table-cell table:formula="of:=LEGACY.NORMSINV(RAND())" office:value-type="float" office:value="-0.268217721778178">
            <text:p>-0.2682177218</text:p>
          </table:table-cell>
          <table:table-cell table:formula="of:=LEGACY.NORMSINV(RAND())" office:value-type="float" office:value="1.34990732936185">
            <text:p>1.3499073294</text:p>
          </table:table-cell>
          <table:table-cell table:formula="of:=[.A676]+2*[.B676]+LEGACY.NORMSINV(RAND())*0.5" office:value-type="float" office:value="2.27559803880357">
            <text:p>2.2755980388</text:p>
          </table:table-cell>
        </table:table-row>
        <table:table-row table:style-name="ro1">
          <table:table-cell table:formula="of:=LEGACY.NORMSINV(RAND())" office:value-type="float" office:value="-0.811071340302315">
            <text:p>-0.8110713403</text:p>
          </table:table-cell>
          <table:table-cell table:formula="of:=LEGACY.NORMSINV(RAND())" office:value-type="float" office:value="1.75904540443873">
            <text:p>1.7590454044</text:p>
          </table:table-cell>
          <table:table-cell table:formula="of:=[.A677]+2*[.B677]+LEGACY.NORMSINV(RAND())*0.5" office:value-type="float" office:value="2.40635927597901">
            <text:p>2.406359276</text:p>
          </table:table-cell>
        </table:table-row>
        <table:table-row table:style-name="ro1">
          <table:table-cell table:formula="of:=LEGACY.NORMSINV(RAND())" office:value-type="float" office:value="0.278438168661403">
            <text:p>0.2784381687</text:p>
          </table:table-cell>
          <table:table-cell table:formula="of:=LEGACY.NORMSINV(RAND())" office:value-type="float" office:value="-1.74804125160332">
            <text:p>-1.7480412516</text:p>
          </table:table-cell>
          <table:table-cell table:formula="of:=[.A678]+2*[.B678]+LEGACY.NORMSINV(RAND())*0.5" office:value-type="float" office:value="-2.96457640895763">
            <text:p>-2.964576409</text:p>
          </table:table-cell>
        </table:table-row>
        <table:table-row table:style-name="ro1">
          <table:table-cell table:formula="of:=LEGACY.NORMSINV(RAND())" office:value-type="float" office:value="-0.286674056906288">
            <text:p>-0.2866740569</text:p>
          </table:table-cell>
          <table:table-cell table:formula="of:=LEGACY.NORMSINV(RAND())" office:value-type="float" office:value="-0.907520757531134">
            <text:p>-0.9075207575</text:p>
          </table:table-cell>
          <table:table-cell table:formula="of:=[.A679]+2*[.B679]+LEGACY.NORMSINV(RAND())*0.5" office:value-type="float" office:value="-2.19137970894782">
            <text:p>-2.1913797089</text:p>
          </table:table-cell>
        </table:table-row>
        <table:table-row table:style-name="ro1">
          <table:table-cell table:formula="of:=LEGACY.NORMSINV(RAND())" office:value-type="float" office:value="0.280929801661803">
            <text:p>0.2809298017</text:p>
          </table:table-cell>
          <table:table-cell table:formula="of:=LEGACY.NORMSINV(RAND())" office:value-type="float" office:value="-0.751364146565387">
            <text:p>-0.7513641466</text:p>
          </table:table-cell>
          <table:table-cell table:formula="of:=[.A680]+2*[.B680]+LEGACY.NORMSINV(RAND())*0.5" office:value-type="float" office:value="-1.47820069285025">
            <text:p>-1.4782006929</text:p>
          </table:table-cell>
        </table:table-row>
        <table:table-row table:style-name="ro1">
          <table:table-cell table:formula="of:=LEGACY.NORMSINV(RAND())" office:value-type="float" office:value="0.94620922642709">
            <text:p>0.9462092264</text:p>
          </table:table-cell>
          <table:table-cell table:formula="of:=LEGACY.NORMSINV(RAND())" office:value-type="float" office:value="1.97748639449113">
            <text:p>1.9774863945</text:p>
          </table:table-cell>
          <table:table-cell table:formula="of:=[.A681]+2*[.B681]+LEGACY.NORMSINV(RAND())*0.5" office:value-type="float" office:value="5.16050130721899">
            <text:p>5.1605013072</text:p>
          </table:table-cell>
        </table:table-row>
        <table:table-row table:style-name="ro1">
          <table:table-cell table:formula="of:=LEGACY.NORMSINV(RAND())" office:value-type="float" office:value="0.789624975696492">
            <text:p>0.7896249757</text:p>
          </table:table-cell>
          <table:table-cell table:formula="of:=LEGACY.NORMSINV(RAND())" office:value-type="float" office:value="-0.678215877108037">
            <text:p>-0.6782158771</text:p>
          </table:table-cell>
          <table:table-cell table:formula="of:=[.A682]+2*[.B682]+LEGACY.NORMSINV(RAND())*0.5" office:value-type="float" office:value="-0.564362045820468">
            <text:p>-0.5643620458</text:p>
          </table:table-cell>
        </table:table-row>
        <table:table-row table:style-name="ro1">
          <table:table-cell table:formula="of:=LEGACY.NORMSINV(RAND())" office:value-type="float" office:value="-0.528944680609312">
            <text:p>-0.5289446806</text:p>
          </table:table-cell>
          <table:table-cell table:formula="of:=LEGACY.NORMSINV(RAND())" office:value-type="float" office:value="1.23909799823605">
            <text:p>1.2390979982</text:p>
          </table:table-cell>
          <table:table-cell table:formula="of:=[.A683]+2*[.B683]+LEGACY.NORMSINV(RAND())*0.5" office:value-type="float" office:value="1.08059615295671">
            <text:p>1.080596153</text:p>
          </table:table-cell>
        </table:table-row>
        <table:table-row table:style-name="ro1">
          <table:table-cell table:formula="of:=LEGACY.NORMSINV(RAND())" office:value-type="float" office:value="-0.912403541267345">
            <text:p>-0.9124035413</text:p>
          </table:table-cell>
          <table:table-cell table:formula="of:=LEGACY.NORMSINV(RAND())" office:value-type="float" office:value="-1.36320015512755">
            <text:p>-1.3632001551</text:p>
          </table:table-cell>
          <table:table-cell table:formula="of:=[.A684]+2*[.B684]+LEGACY.NORMSINV(RAND())*0.5" office:value-type="float" office:value="-3.64769951175224">
            <text:p>-3.6476995118</text:p>
          </table:table-cell>
        </table:table-row>
        <table:table-row table:style-name="ro1">
          <table:table-cell table:formula="of:=LEGACY.NORMSINV(RAND())" office:value-type="float" office:value="0.466653144965307">
            <text:p>0.466653145</text:p>
          </table:table-cell>
          <table:table-cell table:formula="of:=LEGACY.NORMSINV(RAND())" office:value-type="float" office:value="-0.178000282573517">
            <text:p>-0.1780002826</text:p>
          </table:table-cell>
          <table:table-cell table:formula="of:=[.A685]+2*[.B685]+LEGACY.NORMSINV(RAND())*0.5" office:value-type="float" office:value="0.567467716733013">
            <text:p>0.5674677167</text:p>
          </table:table-cell>
        </table:table-row>
        <table:table-row table:style-name="ro1">
          <table:table-cell table:formula="of:=LEGACY.NORMSINV(RAND())" office:value-type="float" office:value="0.230383517427929">
            <text:p>0.2303835174</text:p>
          </table:table-cell>
          <table:table-cell table:formula="of:=LEGACY.NORMSINV(RAND())" office:value-type="float" office:value="0.917943814675455">
            <text:p>0.9179438147</text:p>
          </table:table-cell>
          <table:table-cell table:formula="of:=[.A686]+2*[.B686]+LEGACY.NORMSINV(RAND())*0.5" office:value-type="float" office:value="1.66963618952395">
            <text:p>1.6696361895</text:p>
          </table:table-cell>
        </table:table-row>
        <table:table-row table:style-name="ro1">
          <table:table-cell table:formula="of:=LEGACY.NORMSINV(RAND())" office:value-type="float" office:value="0.130256411506262">
            <text:p>0.1302564115</text:p>
          </table:table-cell>
          <table:table-cell table:formula="of:=LEGACY.NORMSINV(RAND())" office:value-type="float" office:value="-0.848079104961321">
            <text:p>-0.848079105</text:p>
          </table:table-cell>
          <table:table-cell table:formula="of:=[.A687]+2*[.B687]+LEGACY.NORMSINV(RAND())*0.5" office:value-type="float" office:value="-1.66368773023505">
            <text:p>-1.6636877302</text:p>
          </table:table-cell>
        </table:table-row>
        <table:table-row table:style-name="ro1">
          <table:table-cell table:formula="of:=LEGACY.NORMSINV(RAND())" office:value-type="float" office:value="0.232812919580607">
            <text:p>0.2328129196</text:p>
          </table:table-cell>
          <table:table-cell table:formula="of:=LEGACY.NORMSINV(RAND())" office:value-type="float" office:value="-0.0702175171460882">
            <text:p>-0.0702175171</text:p>
          </table:table-cell>
          <table:table-cell table:formula="of:=[.A688]+2*[.B688]+LEGACY.NORMSINV(RAND())*0.5" office:value-type="float" office:value="-0.832775798287036">
            <text:p>-0.8327757983</text:p>
          </table:table-cell>
        </table:table-row>
        <table:table-row table:style-name="ro1">
          <table:table-cell table:formula="of:=LEGACY.NORMSINV(RAND())" office:value-type="float" office:value="0.752458791483549">
            <text:p>0.7524587915</text:p>
          </table:table-cell>
          <table:table-cell table:formula="of:=LEGACY.NORMSINV(RAND())" office:value-type="float" office:value="-0.971580579524362">
            <text:p>-0.9715805795</text:p>
          </table:table-cell>
          <table:table-cell table:formula="of:=[.A689]+2*[.B689]+LEGACY.NORMSINV(RAND())*0.5" office:value-type="float" office:value="-1.29252471329632">
            <text:p>-1.2925247133</text:p>
          </table:table-cell>
        </table:table-row>
        <table:table-row table:style-name="ro1">
          <table:table-cell table:formula="of:=LEGACY.NORMSINV(RAND())" office:value-type="float" office:value="-3.40636857831628">
            <text:p>-3.4063685783</text:p>
          </table:table-cell>
          <table:table-cell table:formula="of:=LEGACY.NORMSINV(RAND())" office:value-type="float" office:value="0.239057747077069">
            <text:p>0.2390577471</text:p>
          </table:table-cell>
          <table:table-cell table:formula="of:=[.A690]+2*[.B690]+LEGACY.NORMSINV(RAND())*0.5" office:value-type="float" office:value="-3.86913928745529">
            <text:p>-3.8691392875</text:p>
          </table:table-cell>
        </table:table-row>
        <table:table-row table:style-name="ro1">
          <table:table-cell table:formula="of:=LEGACY.NORMSINV(RAND())" office:value-type="float" office:value="1.98335003091852">
            <text:p>1.9833500309</text:p>
          </table:table-cell>
          <table:table-cell table:formula="of:=LEGACY.NORMSINV(RAND())" office:value-type="float" office:value="1.27312791369596">
            <text:p>1.2731279137</text:p>
          </table:table-cell>
          <table:table-cell table:formula="of:=[.A691]+2*[.B691]+LEGACY.NORMSINV(RAND())*0.5" office:value-type="float" office:value="5.06509971155645">
            <text:p>5.0650997116</text:p>
          </table:table-cell>
        </table:table-row>
        <table:table-row table:style-name="ro1">
          <table:table-cell table:formula="of:=LEGACY.NORMSINV(RAND())" office:value-type="float" office:value="-0.754904171564222">
            <text:p>-0.7549041716</text:p>
          </table:table-cell>
          <table:table-cell table:formula="of:=LEGACY.NORMSINV(RAND())" office:value-type="float" office:value="0.244316826298683">
            <text:p>0.2443168263</text:p>
          </table:table-cell>
          <table:table-cell table:formula="of:=[.A692]+2*[.B692]+LEGACY.NORMSINV(RAND())*0.5" office:value-type="float" office:value="-0.0829734457170279">
            <text:p>-0.0829734457</text:p>
          </table:table-cell>
        </table:table-row>
        <table:table-row table:style-name="ro1">
          <table:table-cell table:formula="of:=LEGACY.NORMSINV(RAND())" office:value-type="float" office:value="-1.18758417803506">
            <text:p>-1.187584178</text:p>
          </table:table-cell>
          <table:table-cell table:formula="of:=LEGACY.NORMSINV(RAND())" office:value-type="float" office:value="-1.29038862193681">
            <text:p>-1.2903886219</text:p>
          </table:table-cell>
          <table:table-cell table:formula="of:=[.A693]+2*[.B693]+LEGACY.NORMSINV(RAND())*0.5" office:value-type="float" office:value="-2.98478281481">
            <text:p>-2.9847828148</text:p>
          </table:table-cell>
        </table:table-row>
        <table:table-row table:style-name="ro1">
          <table:table-cell table:formula="of:=LEGACY.NORMSINV(RAND())" office:value-type="float" office:value="-0.82774185022936">
            <text:p>-0.8277418502</text:p>
          </table:table-cell>
          <table:table-cell table:formula="of:=LEGACY.NORMSINV(RAND())" office:value-type="float" office:value="-1.08200980637108">
            <text:p>-1.0820098064</text:p>
          </table:table-cell>
          <table:table-cell table:formula="of:=[.A694]+2*[.B694]+LEGACY.NORMSINV(RAND())*0.5" office:value-type="float" office:value="-3.5736943922031">
            <text:p>-3.5736943922</text:p>
          </table:table-cell>
        </table:table-row>
        <table:table-row table:style-name="ro1">
          <table:table-cell table:formula="of:=LEGACY.NORMSINV(RAND())" office:value-type="float" office:value="0.340525884237689">
            <text:p>0.3405258842</text:p>
          </table:table-cell>
          <table:table-cell table:formula="of:=LEGACY.NORMSINV(RAND())" office:value-type="float" office:value="0.338552991615585">
            <text:p>0.3385529916</text:p>
          </table:table-cell>
          <table:table-cell table:formula="of:=[.A695]+2*[.B695]+LEGACY.NORMSINV(RAND())*0.5" office:value-type="float" office:value="1.44178297887502">
            <text:p>1.4417829789</text:p>
          </table:table-cell>
        </table:table-row>
        <table:table-row table:style-name="ro1">
          <table:table-cell table:formula="of:=LEGACY.NORMSINV(RAND())" office:value-type="float" office:value="-0.115698890053926">
            <text:p>-0.1156988901</text:p>
          </table:table-cell>
          <table:table-cell table:formula="of:=LEGACY.NORMSINV(RAND())" office:value-type="float" office:value="-0.120430229185295">
            <text:p>-0.1204302292</text:p>
          </table:table-cell>
          <table:table-cell table:formula="of:=[.A696]+2*[.B696]+LEGACY.NORMSINV(RAND())*0.5" office:value-type="float" office:value="-0.492354827806972">
            <text:p>-0.4923548278</text:p>
          </table:table-cell>
        </table:table-row>
        <table:table-row table:style-name="ro1">
          <table:table-cell table:formula="of:=LEGACY.NORMSINV(RAND())" office:value-type="float" office:value="0.39111139721295">
            <text:p>0.3911113972</text:p>
          </table:table-cell>
          <table:table-cell table:formula="of:=LEGACY.NORMSINV(RAND())" office:value-type="float" office:value="0.428568776160737">
            <text:p>0.4285687762</text:p>
          </table:table-cell>
          <table:table-cell table:formula="of:=[.A697]+2*[.B697]+LEGACY.NORMSINV(RAND())*0.5" office:value-type="float" office:value="2.04638733785066">
            <text:p>2.0463873379</text:p>
          </table:table-cell>
        </table:table-row>
        <table:table-row table:style-name="ro1">
          <table:table-cell table:formula="of:=LEGACY.NORMSINV(RAND())" office:value-type="float" office:value="-1.15447462599102">
            <text:p>-1.154474626</text:p>
          </table:table-cell>
          <table:table-cell table:formula="of:=LEGACY.NORMSINV(RAND())" office:value-type="float" office:value="-1.35096010696886">
            <text:p>-1.350960107</text:p>
          </table:table-cell>
          <table:table-cell table:formula="of:=[.A698]+2*[.B698]+LEGACY.NORMSINV(RAND())*0.5" office:value-type="float" office:value="-3.81016554574">
            <text:p>-3.8101655457</text:p>
          </table:table-cell>
        </table:table-row>
        <table:table-row table:style-name="ro1">
          <table:table-cell table:formula="of:=LEGACY.NORMSINV(RAND())" office:value-type="float" office:value="-0.554020401740337">
            <text:p>-0.5540204017</text:p>
          </table:table-cell>
          <table:table-cell table:formula="of:=LEGACY.NORMSINV(RAND())" office:value-type="float" office:value="-1.17254709813514">
            <text:p>-1.1725470981</text:p>
          </table:table-cell>
          <table:table-cell table:formula="of:=[.A699]+2*[.B699]+LEGACY.NORMSINV(RAND())*0.5" office:value-type="float" office:value="-3.14570056603876">
            <text:p>-3.145700566</text:p>
          </table:table-cell>
        </table:table-row>
        <table:table-row table:style-name="ro1">
          <table:table-cell table:formula="of:=LEGACY.NORMSINV(RAND())" office:value-type="float" office:value="1.19651430016885">
            <text:p>1.1965143002</text:p>
          </table:table-cell>
          <table:table-cell table:formula="of:=LEGACY.NORMSINV(RAND())" office:value-type="float" office:value="0.0999407564184457">
            <text:p>0.0999407564</text:p>
          </table:table-cell>
          <table:table-cell table:formula="of:=[.A700]+2*[.B700]+LEGACY.NORMSINV(RAND())*0.5" office:value-type="float" office:value="1.15027563446981">
            <text:p>1.1502756345</text:p>
          </table:table-cell>
        </table:table-row>
        <table:table-row table:style-name="ro1">
          <table:table-cell table:formula="of:=LEGACY.NORMSINV(RAND())" office:value-type="float" office:value="0.781567869685164">
            <text:p>0.7815678697</text:p>
          </table:table-cell>
          <table:table-cell table:formula="of:=LEGACY.NORMSINV(RAND())" office:value-type="float" office:value="0.175706618328737">
            <text:p>0.1757066183</text:p>
          </table:table-cell>
          <table:table-cell table:formula="of:=[.A701]+2*[.B701]+LEGACY.NORMSINV(RAND())*0.5" office:value-type="float" office:value="0.852791709681798">
            <text:p>0.8527917097</text:p>
          </table:table-cell>
        </table:table-row>
        <table:table-row table:style-name="ro1">
          <table:table-cell table:formula="of:=LEGACY.NORMSINV(RAND())" office:value-type="float" office:value="-0.307390745477717">
            <text:p>-0.3073907455</text:p>
          </table:table-cell>
          <table:table-cell table:formula="of:=LEGACY.NORMSINV(RAND())" office:value-type="float" office:value="-0.182359499986255">
            <text:p>-0.1823595</text:p>
          </table:table-cell>
          <table:table-cell table:formula="of:=[.A702]+2*[.B702]+LEGACY.NORMSINV(RAND())*0.5" office:value-type="float" office:value="-0.656109979386236">
            <text:p>-0.6561099794</text:p>
          </table:table-cell>
        </table:table-row>
        <table:table-row table:style-name="ro1">
          <table:table-cell table:formula="of:=LEGACY.NORMSINV(RAND())" office:value-type="float" office:value="-0.0558494599698555">
            <text:p>-0.05584946</text:p>
          </table:table-cell>
          <table:table-cell table:formula="of:=LEGACY.NORMSINV(RAND())" office:value-type="float" office:value="-1.47067572921566">
            <text:p>-1.4706757292</text:p>
          </table:table-cell>
          <table:table-cell table:formula="of:=[.A703]+2*[.B703]+LEGACY.NORMSINV(RAND())*0.5" office:value-type="float" office:value="-2.8309266856166">
            <text:p>-2.8309266856</text:p>
          </table:table-cell>
        </table:table-row>
        <table:table-row table:style-name="ro1">
          <table:table-cell table:formula="of:=LEGACY.NORMSINV(RAND())" office:value-type="float" office:value="0.298541251683554">
            <text:p>0.2985412517</text:p>
          </table:table-cell>
          <table:table-cell table:formula="of:=LEGACY.NORMSINV(RAND())" office:value-type="float" office:value="-2.25233857107728">
            <text:p>-2.2523385711</text:p>
          </table:table-cell>
          <table:table-cell table:formula="of:=[.A704]+2*[.B704]+LEGACY.NORMSINV(RAND())*0.5" office:value-type="float" office:value="-3.72074648560222">
            <text:p>-3.7207464856</text:p>
          </table:table-cell>
        </table:table-row>
        <table:table-row table:style-name="ro1">
          <table:table-cell table:formula="of:=LEGACY.NORMSINV(RAND())" office:value-type="float" office:value="-0.674862064764152">
            <text:p>-0.6748620648</text:p>
          </table:table-cell>
          <table:table-cell table:formula="of:=LEGACY.NORMSINV(RAND())" office:value-type="float" office:value="-1.10587815309872">
            <text:p>-1.1058781531</text:p>
          </table:table-cell>
          <table:table-cell table:formula="of:=[.A705]+2*[.B705]+LEGACY.NORMSINV(RAND())*0.5" office:value-type="float" office:value="-2.92747104176182">
            <text:p>-2.9274710418</text:p>
          </table:table-cell>
        </table:table-row>
        <table:table-row table:style-name="ro1">
          <table:table-cell table:formula="of:=LEGACY.NORMSINV(RAND())" office:value-type="float" office:value="0.530025501597727">
            <text:p>0.5300255016</text:p>
          </table:table-cell>
          <table:table-cell table:formula="of:=LEGACY.NORMSINV(RAND())" office:value-type="float" office:value="1.52407323791753">
            <text:p>1.5240732379</text:p>
          </table:table-cell>
          <table:table-cell table:formula="of:=[.A706]+2*[.B706]+LEGACY.NORMSINV(RAND())*0.5" office:value-type="float" office:value="4.28540044467618">
            <text:p>4.2854004447</text:p>
          </table:table-cell>
        </table:table-row>
        <table:table-row table:style-name="ro1">
          <table:table-cell table:formula="of:=LEGACY.NORMSINV(RAND())" office:value-type="float" office:value="-0.337594644215431">
            <text:p>-0.3375946442</text:p>
          </table:table-cell>
          <table:table-cell table:formula="of:=LEGACY.NORMSINV(RAND())" office:value-type="float" office:value="-0.442059521330551">
            <text:p>-0.4420595213</text:p>
          </table:table-cell>
          <table:table-cell table:formula="of:=[.A707]+2*[.B707]+LEGACY.NORMSINV(RAND())*0.5" office:value-type="float" office:value="-1.12903113676169">
            <text:p>-1.1290311368</text:p>
          </table:table-cell>
        </table:table-row>
        <table:table-row table:style-name="ro1">
          <table:table-cell table:formula="of:=LEGACY.NORMSINV(RAND())" office:value-type="float" office:value="-0.110040959838497">
            <text:p>-0.1100409598</text:p>
          </table:table-cell>
          <table:table-cell table:formula="of:=LEGACY.NORMSINV(RAND())" office:value-type="float" office:value="-0.600731067149594">
            <text:p>-0.6007310671</text:p>
          </table:table-cell>
          <table:table-cell table:formula="of:=[.A708]+2*[.B708]+LEGACY.NORMSINV(RAND())*0.5" office:value-type="float" office:value="-1.05263120150257">
            <text:p>-1.0526312015</text:p>
          </table:table-cell>
        </table:table-row>
        <table:table-row table:style-name="ro1">
          <table:table-cell table:formula="of:=LEGACY.NORMSINV(RAND())" office:value-type="float" office:value="0.193400103196132">
            <text:p>0.1934001032</text:p>
          </table:table-cell>
          <table:table-cell table:formula="of:=LEGACY.NORMSINV(RAND())" office:value-type="float" office:value="0.881006007077906">
            <text:p>0.8810060071</text:p>
          </table:table-cell>
          <table:table-cell table:formula="of:=[.A709]+2*[.B709]+LEGACY.NORMSINV(RAND())*0.5" office:value-type="float" office:value="3.07555666206584">
            <text:p>3.0755566621</text:p>
          </table:table-cell>
        </table:table-row>
        <table:table-row table:style-name="ro1">
          <table:table-cell table:formula="of:=LEGACY.NORMSINV(RAND())" office:value-type="float" office:value="-1.19276095405829">
            <text:p>-1.1927609541</text:p>
          </table:table-cell>
          <table:table-cell table:formula="of:=LEGACY.NORMSINV(RAND())" office:value-type="float" office:value="-1.16609376594818">
            <text:p>-1.1660937659</text:p>
          </table:table-cell>
          <table:table-cell table:formula="of:=[.A710]+2*[.B710]+LEGACY.NORMSINV(RAND())*0.5" office:value-type="float" office:value="-2.95767845932398">
            <text:p>-2.9576784593</text:p>
          </table:table-cell>
        </table:table-row>
        <table:table-row table:style-name="ro1">
          <table:table-cell table:formula="of:=LEGACY.NORMSINV(RAND())" office:value-type="float" office:value="0.485162007811938">
            <text:p>0.4851620078</text:p>
          </table:table-cell>
          <table:table-cell table:formula="of:=LEGACY.NORMSINV(RAND())" office:value-type="float" office:value="-0.168581318721838">
            <text:p>-0.1685813187</text:p>
          </table:table-cell>
          <table:table-cell table:formula="of:=[.A711]+2*[.B711]+LEGACY.NORMSINV(RAND())*0.5" office:value-type="float" office:value="0.346723686982042">
            <text:p>0.346723687</text:p>
          </table:table-cell>
        </table:table-row>
        <table:table-row table:style-name="ro1">
          <table:table-cell table:formula="of:=LEGACY.NORMSINV(RAND())" office:value-type="float" office:value="-1.20620312688524">
            <text:p>-1.2062031269</text:p>
          </table:table-cell>
          <table:table-cell table:formula="of:=LEGACY.NORMSINV(RAND())" office:value-type="float" office:value="0.584843531347403">
            <text:p>0.5848435313</text:p>
          </table:table-cell>
          <table:table-cell table:formula="of:=[.A712]+2*[.B712]+LEGACY.NORMSINV(RAND())*0.5" office:value-type="float" office:value="-0.95065015043237">
            <text:p>-0.9506501504</text:p>
          </table:table-cell>
        </table:table-row>
        <table:table-row table:style-name="ro1">
          <table:table-cell table:formula="of:=LEGACY.NORMSINV(RAND())" office:value-type="float" office:value="-0.898126689508442">
            <text:p>-0.8981266895</text:p>
          </table:table-cell>
          <table:table-cell table:formula="of:=LEGACY.NORMSINV(RAND())" office:value-type="float" office:value="-0.727573600200514">
            <text:p>-0.7275736002</text:p>
          </table:table-cell>
          <table:table-cell table:formula="of:=[.A713]+2*[.B713]+LEGACY.NORMSINV(RAND())*0.5" office:value-type="float" office:value="-2.33887693172961">
            <text:p>-2.3388769317</text:p>
          </table:table-cell>
        </table:table-row>
        <table:table-row table:style-name="ro1">
          <table:table-cell table:formula="of:=LEGACY.NORMSINV(RAND())" office:value-type="float" office:value="-0.853433598540898">
            <text:p>-0.8534335985</text:p>
          </table:table-cell>
          <table:table-cell table:formula="of:=LEGACY.NORMSINV(RAND())" office:value-type="float" office:value="1.09709354055452">
            <text:p>1.0970935406</text:p>
          </table:table-cell>
          <table:table-cell table:formula="of:=[.A714]+2*[.B714]+LEGACY.NORMSINV(RAND())*0.5" office:value-type="float" office:value="0.774808800422054">
            <text:p>0.7748088004</text:p>
          </table:table-cell>
        </table:table-row>
        <table:table-row table:style-name="ro1">
          <table:table-cell table:formula="of:=LEGACY.NORMSINV(RAND())" office:value-type="float" office:value="-0.436880302124869">
            <text:p>-0.4368803021</text:p>
          </table:table-cell>
          <table:table-cell table:formula="of:=LEGACY.NORMSINV(RAND())" office:value-type="float" office:value="0.518285712950486">
            <text:p>0.518285713</text:p>
          </table:table-cell>
          <table:table-cell table:formula="of:=[.A715]+2*[.B715]+LEGACY.NORMSINV(RAND())*0.5" office:value-type="float" office:value="0.445271856483725">
            <text:p>0.4452718565</text:p>
          </table:table-cell>
        </table:table-row>
        <table:table-row table:style-name="ro1">
          <table:table-cell table:formula="of:=LEGACY.NORMSINV(RAND())" office:value-type="float" office:value="-0.620835685658562">
            <text:p>-0.6208356857</text:p>
          </table:table-cell>
          <table:table-cell table:formula="of:=LEGACY.NORMSINV(RAND())" office:value-type="float" office:value="-0.972861602451826">
            <text:p>-0.9728616025</text:p>
          </table:table-cell>
          <table:table-cell table:formula="of:=[.A716]+2*[.B716]+LEGACY.NORMSINV(RAND())*0.5" office:value-type="float" office:value="-3.26683151069702">
            <text:p>-3.2668315107</text:p>
          </table:table-cell>
        </table:table-row>
        <table:table-row table:style-name="ro1">
          <table:table-cell table:formula="of:=LEGACY.NORMSINV(RAND())" office:value-type="float" office:value="0.244496744249029">
            <text:p>0.2444967442</text:p>
          </table:table-cell>
          <table:table-cell table:formula="of:=LEGACY.NORMSINV(RAND())" office:value-type="float" office:value="-1.3613778650437">
            <text:p>-1.361377865</text:p>
          </table:table-cell>
          <table:table-cell table:formula="of:=[.A717]+2*[.B717]+LEGACY.NORMSINV(RAND())*0.5" office:value-type="float" office:value="-2.54297311763118">
            <text:p>-2.5429731176</text:p>
          </table:table-cell>
        </table:table-row>
        <table:table-row table:style-name="ro1">
          <table:table-cell table:formula="of:=LEGACY.NORMSINV(RAND())" office:value-type="float" office:value="1.12916792916766">
            <text:p>1.1291679292</text:p>
          </table:table-cell>
          <table:table-cell table:formula="of:=LEGACY.NORMSINV(RAND())" office:value-type="float" office:value="0.413079494328007">
            <text:p>0.4130794943</text:p>
          </table:table-cell>
          <table:table-cell table:formula="of:=[.A718]+2*[.B718]+LEGACY.NORMSINV(RAND())*0.5" office:value-type="float" office:value="2.60972364552228">
            <text:p>2.6097236455</text:p>
          </table:table-cell>
        </table:table-row>
        <table:table-row table:style-name="ro1">
          <table:table-cell table:formula="of:=LEGACY.NORMSINV(RAND())" office:value-type="float" office:value="0.471699115463358">
            <text:p>0.4716991155</text:p>
          </table:table-cell>
          <table:table-cell table:formula="of:=LEGACY.NORMSINV(RAND())" office:value-type="float" office:value="-0.36405815529696">
            <text:p>-0.3640581553</text:p>
          </table:table-cell>
          <table:table-cell table:formula="of:=[.A719]+2*[.B719]+LEGACY.NORMSINV(RAND())*0.5" office:value-type="float" office:value="-0.279768630793765">
            <text:p>-0.2797686308</text:p>
          </table:table-cell>
        </table:table-row>
        <table:table-row table:style-name="ro1">
          <table:table-cell table:formula="of:=LEGACY.NORMSINV(RAND())" office:value-type="float" office:value="0.853170010114203">
            <text:p>0.8531700101</text:p>
          </table:table-cell>
          <table:table-cell table:formula="of:=LEGACY.NORMSINV(RAND())" office:value-type="float" office:value="-0.397847743260322">
            <text:p>-0.3978477433</text:p>
          </table:table-cell>
          <table:table-cell table:formula="of:=[.A720]+2*[.B720]+LEGACY.NORMSINV(RAND())*0.5" office:value-type="float" office:value="0.181375947032433">
            <text:p>0.181375947</text:p>
          </table:table-cell>
        </table:table-row>
        <table:table-row table:style-name="ro1">
          <table:table-cell table:formula="of:=LEGACY.NORMSINV(RAND())" office:value-type="float" office:value="-0.718318470455362">
            <text:p>-0.7183184705</text:p>
          </table:table-cell>
          <table:table-cell table:formula="of:=LEGACY.NORMSINV(RAND())" office:value-type="float" office:value="-0.782068463453562">
            <text:p>-0.7820684635</text:p>
          </table:table-cell>
          <table:table-cell table:formula="of:=[.A721]+2*[.B721]+LEGACY.NORMSINV(RAND())*0.5" office:value-type="float" office:value="-2.5678433046637">
            <text:p>-2.5678433047</text:p>
          </table:table-cell>
        </table:table-row>
        <table:table-row table:style-name="ro1">
          <table:table-cell table:formula="of:=LEGACY.NORMSINV(RAND())" office:value-type="float" office:value="1.71638289081641">
            <text:p>1.7163828908</text:p>
          </table:table-cell>
          <table:table-cell table:formula="of:=LEGACY.NORMSINV(RAND())" office:value-type="float" office:value="1.13383845247391">
            <text:p>1.1338384525</text:p>
          </table:table-cell>
          <table:table-cell table:formula="of:=[.A722]+2*[.B722]+LEGACY.NORMSINV(RAND())*0.5" office:value-type="float" office:value="3.85472539799568">
            <text:p>3.854725398</text:p>
          </table:table-cell>
        </table:table-row>
        <table:table-row table:style-name="ro1">
          <table:table-cell table:formula="of:=LEGACY.NORMSINV(RAND())" office:value-type="float" office:value="-0.876455128045205">
            <text:p>-0.876455128</text:p>
          </table:table-cell>
          <table:table-cell table:formula="of:=LEGACY.NORMSINV(RAND())" office:value-type="float" office:value="1.31249549788987">
            <text:p>1.3124954979</text:p>
          </table:table-cell>
          <table:table-cell table:formula="of:=[.A723]+2*[.B723]+LEGACY.NORMSINV(RAND())*0.5" office:value-type="float" office:value="1.85268813543446">
            <text:p>1.8526881354</text:p>
          </table:table-cell>
        </table:table-row>
        <table:table-row table:style-name="ro1">
          <table:table-cell table:formula="of:=LEGACY.NORMSINV(RAND())" office:value-type="float" office:value="-1.60641773631664">
            <text:p>-1.6064177363</text:p>
          </table:table-cell>
          <table:table-cell table:formula="of:=LEGACY.NORMSINV(RAND())" office:value-type="float" office:value="-0.210063589249143">
            <text:p>-0.2100635892</text:p>
          </table:table-cell>
          <table:table-cell table:formula="of:=[.A724]+2*[.B724]+LEGACY.NORMSINV(RAND())*0.5" office:value-type="float" office:value="-1.64177448204549">
            <text:p>-1.641774482</text:p>
          </table:table-cell>
        </table:table-row>
        <table:table-row table:style-name="ro1">
          <table:table-cell table:formula="of:=LEGACY.NORMSINV(RAND())" office:value-type="float" office:value="0.680675593182511">
            <text:p>0.6806755932</text:p>
          </table:table-cell>
          <table:table-cell table:formula="of:=LEGACY.NORMSINV(RAND())" office:value-type="float" office:value="0.114677174924843">
            <text:p>0.1146771749</text:p>
          </table:table-cell>
          <table:table-cell table:formula="of:=[.A725]+2*[.B725]+LEGACY.NORMSINV(RAND())*0.5" office:value-type="float" office:value="0.297597143048658">
            <text:p>0.297597143</text:p>
          </table:table-cell>
        </table:table-row>
        <table:table-row table:style-name="ro1">
          <table:table-cell table:formula="of:=LEGACY.NORMSINV(RAND())" office:value-type="float" office:value="1.38695760000625">
            <text:p>1.3869576</text:p>
          </table:table-cell>
          <table:table-cell table:formula="of:=LEGACY.NORMSINV(RAND())" office:value-type="float" office:value="1.43510685417791">
            <text:p>1.4351068542</text:p>
          </table:table-cell>
          <table:table-cell table:formula="of:=[.A726]+2*[.B726]+LEGACY.NORMSINV(RAND())*0.5" office:value-type="float" office:value="4.10136411891062">
            <text:p>4.1013641189</text:p>
          </table:table-cell>
        </table:table-row>
        <table:table-row table:style-name="ro1">
          <table:table-cell table:formula="of:=LEGACY.NORMSINV(RAND())" office:value-type="float" office:value="-2.65462697296411">
            <text:p>-2.654626973</text:p>
          </table:table-cell>
          <table:table-cell table:formula="of:=LEGACY.NORMSINV(RAND())" office:value-type="float" office:value="-2.57261110840561">
            <text:p>-2.5726111084</text:p>
          </table:table-cell>
          <table:table-cell table:formula="of:=[.A727]+2*[.B727]+LEGACY.NORMSINV(RAND())*0.5" office:value-type="float" office:value="-6.82625651711027">
            <text:p>-6.8262565171</text:p>
          </table:table-cell>
        </table:table-row>
        <table:table-row table:style-name="ro1">
          <table:table-cell table:formula="of:=LEGACY.NORMSINV(RAND())" office:value-type="float" office:value="0.423941116413798">
            <text:p>0.4239411164</text:p>
          </table:table-cell>
          <table:table-cell table:formula="of:=LEGACY.NORMSINV(RAND())" office:value-type="float" office:value="-0.116681766413252">
            <text:p>-0.1166817664</text:p>
          </table:table-cell>
          <table:table-cell table:formula="of:=[.A728]+2*[.B728]+LEGACY.NORMSINV(RAND())*0.5" office:value-type="float" office:value="0.697832523099244">
            <text:p>0.6978325231</text:p>
          </table:table-cell>
        </table:table-row>
        <table:table-row table:style-name="ro1">
          <table:table-cell table:formula="of:=LEGACY.NORMSINV(RAND())" office:value-type="float" office:value="-2.01213388320681">
            <text:p>-2.0121338832</text:p>
          </table:table-cell>
          <table:table-cell table:formula="of:=LEGACY.NORMSINV(RAND())" office:value-type="float" office:value="-0.363129812349623">
            <text:p>-0.3631298123</text:p>
          </table:table-cell>
          <table:table-cell table:formula="of:=[.A729]+2*[.B729]+LEGACY.NORMSINV(RAND())*0.5" office:value-type="float" office:value="-2.70545835796804">
            <text:p>-2.705458358</text:p>
          </table:table-cell>
        </table:table-row>
        <table:table-row table:style-name="ro1">
          <table:table-cell table:formula="of:=LEGACY.NORMSINV(RAND())" office:value-type="float" office:value="-0.33855067271707">
            <text:p>-0.3385506727</text:p>
          </table:table-cell>
          <table:table-cell table:formula="of:=LEGACY.NORMSINV(RAND())" office:value-type="float" office:value="0.992934156981004">
            <text:p>0.992934157</text:p>
          </table:table-cell>
          <table:table-cell table:formula="of:=[.A730]+2*[.B730]+LEGACY.NORMSINV(RAND())*0.5" office:value-type="float" office:value="1.42663866801233">
            <text:p>1.426638668</text:p>
          </table:table-cell>
        </table:table-row>
        <table:table-row table:style-name="ro1">
          <table:table-cell table:formula="of:=LEGACY.NORMSINV(RAND())" office:value-type="float" office:value="0.213576390652894">
            <text:p>0.2135763907</text:p>
          </table:table-cell>
          <table:table-cell table:formula="of:=LEGACY.NORMSINV(RAND())" office:value-type="float" office:value="-0.157347475645918">
            <text:p>-0.1573474756</text:p>
          </table:table-cell>
          <table:table-cell table:formula="of:=[.A731]+2*[.B731]+LEGACY.NORMSINV(RAND())*0.5" office:value-type="float" office:value="-0.0183270902304747">
            <text:p>-0.0183270902</text:p>
          </table:table-cell>
        </table:table-row>
        <table:table-row table:style-name="ro1">
          <table:table-cell table:formula="of:=LEGACY.NORMSINV(RAND())" office:value-type="float" office:value="-0.110188011586181">
            <text:p>-0.1101880116</text:p>
          </table:table-cell>
          <table:table-cell table:formula="of:=LEGACY.NORMSINV(RAND())" office:value-type="float" office:value="0.587485963729853">
            <text:p>0.5874859637</text:p>
          </table:table-cell>
          <table:table-cell table:formula="of:=[.A732]+2*[.B732]+LEGACY.NORMSINV(RAND())*0.5" office:value-type="float" office:value="1.0932638528679">
            <text:p>1.0932638529</text:p>
          </table:table-cell>
        </table:table-row>
        <table:table-row table:style-name="ro1">
          <table:table-cell table:formula="of:=LEGACY.NORMSINV(RAND())" office:value-type="float" office:value="-0.354575990598628">
            <text:p>-0.3545759906</text:p>
          </table:table-cell>
          <table:table-cell table:formula="of:=LEGACY.NORMSINV(RAND())" office:value-type="float" office:value="-1.17745631678381">
            <text:p>-1.1774563168</text:p>
          </table:table-cell>
          <table:table-cell table:formula="of:=[.A733]+2*[.B733]+LEGACY.NORMSINV(RAND())*0.5" office:value-type="float" office:value="-2.42825264139562">
            <text:p>-2.4282526414</text:p>
          </table:table-cell>
        </table:table-row>
        <table:table-row table:style-name="ro1">
          <table:table-cell table:formula="of:=LEGACY.NORMSINV(RAND())" office:value-type="float" office:value="0.766338877397778">
            <text:p>0.7663388774</text:p>
          </table:table-cell>
          <table:table-cell table:formula="of:=LEGACY.NORMSINV(RAND())" office:value-type="float" office:value="0.530193514267238">
            <text:p>0.5301935143</text:p>
          </table:table-cell>
          <table:table-cell table:formula="of:=[.A734]+2*[.B734]+LEGACY.NORMSINV(RAND())*0.5" office:value-type="float" office:value="2.19154420714543">
            <text:p>2.1915442071</text:p>
          </table:table-cell>
        </table:table-row>
        <table:table-row table:style-name="ro1">
          <table:table-cell table:formula="of:=LEGACY.NORMSINV(RAND())" office:value-type="float" office:value="-0.456786789024781">
            <text:p>-0.456786789</text:p>
          </table:table-cell>
          <table:table-cell table:formula="of:=LEGACY.NORMSINV(RAND())" office:value-type="float" office:value="-0.0470794093964945">
            <text:p>-0.0470794094</text:p>
          </table:table-cell>
          <table:table-cell table:formula="of:=[.A735]+2*[.B735]+LEGACY.NORMSINV(RAND())*0.5" office:value-type="float" office:value="-0.526928594659151">
            <text:p>-0.5269285947</text:p>
          </table:table-cell>
        </table:table-row>
        <table:table-row table:style-name="ro1">
          <table:table-cell table:formula="of:=LEGACY.NORMSINV(RAND())" office:value-type="float" office:value="-0.679900205316001">
            <text:p>-0.6799002053</text:p>
          </table:table-cell>
          <table:table-cell table:formula="of:=LEGACY.NORMSINV(RAND())" office:value-type="float" office:value="0.231502815320031">
            <text:p>0.2315028153</text:p>
          </table:table-cell>
          <table:table-cell table:formula="of:=[.A736]+2*[.B736]+LEGACY.NORMSINV(RAND())*0.5" office:value-type="float" office:value="-0.296910373928261">
            <text:p>-0.2969103739</text:p>
          </table:table-cell>
        </table:table-row>
        <table:table-row table:style-name="ro1">
          <table:table-cell table:formula="of:=LEGACY.NORMSINV(RAND())" office:value-type="float" office:value="-0.664045630158862">
            <text:p>-0.6640456302</text:p>
          </table:table-cell>
          <table:table-cell table:formula="of:=LEGACY.NORMSINV(RAND())" office:value-type="float" office:value="1.86923164568209">
            <text:p>1.8692316457</text:p>
          </table:table-cell>
          <table:table-cell table:formula="of:=[.A737]+2*[.B737]+LEGACY.NORMSINV(RAND())*0.5" office:value-type="float" office:value="2.99943742386548">
            <text:p>2.9994374239</text:p>
          </table:table-cell>
        </table:table-row>
        <table:table-row table:style-name="ro1">
          <table:table-cell table:formula="of:=LEGACY.NORMSINV(RAND())" office:value-type="float" office:value="0.544312199564461">
            <text:p>0.5443121996</text:p>
          </table:table-cell>
          <table:table-cell table:formula="of:=LEGACY.NORMSINV(RAND())" office:value-type="float" office:value="1.58439828800011">
            <text:p>1.584398288</text:p>
          </table:table-cell>
          <table:table-cell table:formula="of:=[.A738]+2*[.B738]+LEGACY.NORMSINV(RAND())*0.5" office:value-type="float" office:value="3.08520677687859">
            <text:p>3.0852067769</text:p>
          </table:table-cell>
        </table:table-row>
        <table:table-row table:style-name="ro1">
          <table:table-cell table:formula="of:=LEGACY.NORMSINV(RAND())" office:value-type="float" office:value="-1.5129936846651">
            <text:p>-1.5129936847</text:p>
          </table:table-cell>
          <table:table-cell table:formula="of:=LEGACY.NORMSINV(RAND())" office:value-type="float" office:value="0.800462936645635">
            <text:p>0.8004629366</text:p>
          </table:table-cell>
          <table:table-cell table:formula="of:=[.A739]+2*[.B739]+LEGACY.NORMSINV(RAND())*0.5" office:value-type="float" office:value="-0.483141375427782">
            <text:p>-0.4831413754</text:p>
          </table:table-cell>
        </table:table-row>
        <table:table-row table:style-name="ro1">
          <table:table-cell table:formula="of:=LEGACY.NORMSINV(RAND())" office:value-type="float" office:value="1.30921722319511">
            <text:p>1.3092172232</text:p>
          </table:table-cell>
          <table:table-cell table:formula="of:=LEGACY.NORMSINV(RAND())" office:value-type="float" office:value="-0.483027395682151">
            <text:p>-0.4830273957</text:p>
          </table:table-cell>
          <table:table-cell table:formula="of:=[.A740]+2*[.B740]+LEGACY.NORMSINV(RAND())*0.5" office:value-type="float" office:value="0.335856049959521">
            <text:p>0.33585605</text:p>
          </table:table-cell>
        </table:table-row>
        <table:table-row table:style-name="ro1">
          <table:table-cell table:formula="of:=LEGACY.NORMSINV(RAND())" office:value-type="float" office:value="-0.406316278115673">
            <text:p>-0.4063162781</text:p>
          </table:table-cell>
          <table:table-cell table:formula="of:=LEGACY.NORMSINV(RAND())" office:value-type="float" office:value="0.369211837921555">
            <text:p>0.3692118379</text:p>
          </table:table-cell>
          <table:table-cell table:formula="of:=[.A741]+2*[.B741]+LEGACY.NORMSINV(RAND())*0.5" office:value-type="float" office:value="-0.374719284899426">
            <text:p>-0.3747192849</text:p>
          </table:table-cell>
        </table:table-row>
        <table:table-row table:style-name="ro1">
          <table:table-cell table:formula="of:=LEGACY.NORMSINV(RAND())" office:value-type="float" office:value="-1.52350323603645">
            <text:p>-1.523503236</text:p>
          </table:table-cell>
          <table:table-cell table:formula="of:=LEGACY.NORMSINV(RAND())" office:value-type="float" office:value="-0.807210887907099">
            <text:p>-0.8072108879</text:p>
          </table:table-cell>
          <table:table-cell table:formula="of:=[.A742]+2*[.B742]+LEGACY.NORMSINV(RAND())*0.5" office:value-type="float" office:value="-3.0941762325963">
            <text:p>-3.0941762326</text:p>
          </table:table-cell>
        </table:table-row>
        <table:table-row table:style-name="ro1">
          <table:table-cell table:formula="of:=LEGACY.NORMSINV(RAND())" office:value-type="float" office:value="-0.902773204944772">
            <text:p>-0.9027732049</text:p>
          </table:table-cell>
          <table:table-cell table:formula="of:=LEGACY.NORMSINV(RAND())" office:value-type="float" office:value="0.62034273492206">
            <text:p>0.6203427349</text:p>
          </table:table-cell>
          <table:table-cell table:formula="of:=[.A743]+2*[.B743]+LEGACY.NORMSINV(RAND())*0.5" office:value-type="float" office:value="0.968329127301436">
            <text:p>0.9683291273</text:p>
          </table:table-cell>
        </table:table-row>
        <table:table-row table:style-name="ro1">
          <table:table-cell table:formula="of:=LEGACY.NORMSINV(RAND())" office:value-type="float" office:value="1.20208268945962">
            <text:p>1.2020826895</text:p>
          </table:table-cell>
          <table:table-cell table:formula="of:=LEGACY.NORMSINV(RAND())" office:value-type="float" office:value="-0.136819669647305">
            <text:p>-0.1368196696</text:p>
          </table:table-cell>
          <table:table-cell table:formula="of:=[.A744]+2*[.B744]+LEGACY.NORMSINV(RAND())*0.5" office:value-type="float" office:value="1.15473873140422">
            <text:p>1.1547387314</text:p>
          </table:table-cell>
        </table:table-row>
        <table:table-row table:style-name="ro1">
          <table:table-cell table:formula="of:=LEGACY.NORMSINV(RAND())" office:value-type="float" office:value="-0.34098025575153">
            <text:p>-0.3409802558</text:p>
          </table:table-cell>
          <table:table-cell table:formula="of:=LEGACY.NORMSINV(RAND())" office:value-type="float" office:value="-0.796810677171176">
            <text:p>-0.7968106772</text:p>
          </table:table-cell>
          <table:table-cell table:formula="of:=[.A745]+2*[.B745]+LEGACY.NORMSINV(RAND())*0.5" office:value-type="float" office:value="-0.451710831773421">
            <text:p>-0.4517108318</text:p>
          </table:table-cell>
        </table:table-row>
        <table:table-row table:style-name="ro1">
          <table:table-cell table:formula="of:=LEGACY.NORMSINV(RAND())" office:value-type="float" office:value="1.72901867945341">
            <text:p>1.7290186795</text:p>
          </table:table-cell>
          <table:table-cell table:formula="of:=LEGACY.NORMSINV(RAND())" office:value-type="float" office:value="0.618678567899831">
            <text:p>0.6186785679</text:p>
          </table:table-cell>
          <table:table-cell table:formula="of:=[.A746]+2*[.B746]+LEGACY.NORMSINV(RAND())*0.5" office:value-type="float" office:value="2.62403789935985">
            <text:p>2.6240378994</text:p>
          </table:table-cell>
        </table:table-row>
        <table:table-row table:style-name="ro1">
          <table:table-cell table:formula="of:=LEGACY.NORMSINV(RAND())" office:value-type="float" office:value="1.4559865227879">
            <text:p>1.4559865228</text:p>
          </table:table-cell>
          <table:table-cell table:formula="of:=LEGACY.NORMSINV(RAND())" office:value-type="float" office:value="-0.96065025274211">
            <text:p>-0.9606502527</text:p>
          </table:table-cell>
          <table:table-cell table:formula="of:=[.A747]+2*[.B747]+LEGACY.NORMSINV(RAND())*0.5" office:value-type="float" office:value="-0.465182628536879">
            <text:p>-0.4651826285</text:p>
          </table:table-cell>
        </table:table-row>
        <table:table-row table:style-name="ro1">
          <table:table-cell table:formula="of:=LEGACY.NORMSINV(RAND())" office:value-type="float" office:value="1.12994486941701">
            <text:p>1.1299448694</text:p>
          </table:table-cell>
          <table:table-cell table:formula="of:=LEGACY.NORMSINV(RAND())" office:value-type="float" office:value="0.27609363593207">
            <text:p>0.2760936359</text:p>
          </table:table-cell>
          <table:table-cell table:formula="of:=[.A748]+2*[.B748]+LEGACY.NORMSINV(RAND())*0.5" office:value-type="float" office:value="1.27367984896822">
            <text:p>1.273679849</text:p>
          </table:table-cell>
        </table:table-row>
        <table:table-row table:style-name="ro1">
          <table:table-cell table:formula="of:=LEGACY.NORMSINV(RAND())" office:value-type="float" office:value="0.409814423545085">
            <text:p>0.4098144235</text:p>
          </table:table-cell>
          <table:table-cell table:formula="of:=LEGACY.NORMSINV(RAND())" office:value-type="float" office:value="0.563214094288692">
            <text:p>0.5632140943</text:p>
          </table:table-cell>
          <table:table-cell table:formula="of:=[.A749]+2*[.B749]+LEGACY.NORMSINV(RAND())*0.5" office:value-type="float" office:value="1.23305394852822">
            <text:p>1.2330539485</text:p>
          </table:table-cell>
        </table:table-row>
        <table:table-row table:style-name="ro1">
          <table:table-cell table:formula="of:=LEGACY.NORMSINV(RAND())" office:value-type="float" office:value="1.93601552531412">
            <text:p>1.9360155253</text:p>
          </table:table-cell>
          <table:table-cell table:formula="of:=LEGACY.NORMSINV(RAND())" office:value-type="float" office:value="0.99467113448675">
            <text:p>0.9946711345</text:p>
          </table:table-cell>
          <table:table-cell table:formula="of:=[.A750]+2*[.B750]+LEGACY.NORMSINV(RAND())*0.5" office:value-type="float" office:value="3.4617392420061">
            <text:p>3.461739242</text:p>
          </table:table-cell>
        </table:table-row>
        <table:table-row table:style-name="ro1">
          <table:table-cell table:formula="of:=LEGACY.NORMSINV(RAND())" office:value-type="float" office:value="0.299136847602418">
            <text:p>0.2991368476</text:p>
          </table:table-cell>
          <table:table-cell table:formula="of:=LEGACY.NORMSINV(RAND())" office:value-type="float" office:value="-0.428283295224812">
            <text:p>-0.4282832952</text:p>
          </table:table-cell>
          <table:table-cell table:formula="of:=[.A751]+2*[.B751]+LEGACY.NORMSINV(RAND())*0.5" office:value-type="float" office:value="-0.533410977392093">
            <text:p>-0.5334109774</text:p>
          </table:table-cell>
        </table:table-row>
        <table:table-row table:style-name="ro1">
          <table:table-cell table:formula="of:=LEGACY.NORMSINV(RAND())" office:value-type="float" office:value="0.9437632612008">
            <text:p>0.9437632612</text:p>
          </table:table-cell>
          <table:table-cell table:formula="of:=LEGACY.NORMSINV(RAND())" office:value-type="float" office:value="-0.219951941029554">
            <text:p>-0.219951941</text:p>
          </table:table-cell>
          <table:table-cell table:formula="of:=[.A752]+2*[.B752]+LEGACY.NORMSINV(RAND())*0.5" office:value-type="float" office:value="0.608612233643861">
            <text:p>0.6086122336</text:p>
          </table:table-cell>
        </table:table-row>
        <table:table-row table:style-name="ro1">
          <table:table-cell table:formula="of:=LEGACY.NORMSINV(RAND())" office:value-type="float" office:value="0.150560016788849">
            <text:p>0.1505600168</text:p>
          </table:table-cell>
          <table:table-cell table:formula="of:=LEGACY.NORMSINV(RAND())" office:value-type="float" office:value="1.62403920533317">
            <text:p>1.6240392053</text:p>
          </table:table-cell>
          <table:table-cell table:formula="of:=[.A753]+2*[.B753]+LEGACY.NORMSINV(RAND())*0.5" office:value-type="float" office:value="3.76199050769392">
            <text:p>3.7619905077</text:p>
          </table:table-cell>
        </table:table-row>
        <table:table-row table:style-name="ro1">
          <table:table-cell table:formula="of:=LEGACY.NORMSINV(RAND())" office:value-type="float" office:value="-2.54747598914199">
            <text:p>-2.5474759891</text:p>
          </table:table-cell>
          <table:table-cell table:formula="of:=LEGACY.NORMSINV(RAND())" office:value-type="float" office:value="1.01158566692355">
            <text:p>1.0115856669</text:p>
          </table:table-cell>
          <table:table-cell table:formula="of:=[.A754]+2*[.B754]+LEGACY.NORMSINV(RAND())*0.5" office:value-type="float" office:value="-0.329441335636633">
            <text:p>-0.3294413356</text:p>
          </table:table-cell>
        </table:table-row>
        <table:table-row table:style-name="ro1">
          <table:table-cell table:formula="of:=LEGACY.NORMSINV(RAND())" office:value-type="float" office:value="-0.77826717052835">
            <text:p>-0.7782671705</text:p>
          </table:table-cell>
          <table:table-cell table:formula="of:=LEGACY.NORMSINV(RAND())" office:value-type="float" office:value="0.0469166565978511">
            <text:p>0.0469166566</text:p>
          </table:table-cell>
          <table:table-cell table:formula="of:=[.A755]+2*[.B755]+LEGACY.NORMSINV(RAND())*0.5" office:value-type="float" office:value="-1.73076255028543">
            <text:p>-1.7307625503</text:p>
          </table:table-cell>
        </table:table-row>
        <table:table-row table:style-name="ro1">
          <table:table-cell table:formula="of:=LEGACY.NORMSINV(RAND())" office:value-type="float" office:value="1.64622907373012">
            <text:p>1.6462290737</text:p>
          </table:table-cell>
          <table:table-cell table:formula="of:=LEGACY.NORMSINV(RAND())" office:value-type="float" office:value="0.0431288757981566">
            <text:p>0.0431288758</text:p>
          </table:table-cell>
          <table:table-cell table:formula="of:=[.A756]+2*[.B756]+LEGACY.NORMSINV(RAND())*0.5" office:value-type="float" office:value="2.72372477531442">
            <text:p>2.7237247753</text:p>
          </table:table-cell>
        </table:table-row>
        <table:table-row table:style-name="ro1">
          <table:table-cell table:formula="of:=LEGACY.NORMSINV(RAND())" office:value-type="float" office:value="-1.182489708647">
            <text:p>-1.1824897086</text:p>
          </table:table-cell>
          <table:table-cell table:formula="of:=LEGACY.NORMSINV(RAND())" office:value-type="float" office:value="0.71914708610802">
            <text:p>0.7191470861</text:p>
          </table:table-cell>
          <table:table-cell table:formula="of:=[.A757]+2*[.B757]+LEGACY.NORMSINV(RAND())*0.5" office:value-type="float" office:value="0.906942034050313">
            <text:p>0.9069420341</text:p>
          </table:table-cell>
        </table:table-row>
        <table:table-row table:style-name="ro1">
          <table:table-cell table:formula="of:=LEGACY.NORMSINV(RAND())" office:value-type="float" office:value="0.604570064792756">
            <text:p>0.6045700648</text:p>
          </table:table-cell>
          <table:table-cell table:formula="of:=LEGACY.NORMSINV(RAND())" office:value-type="float" office:value="-0.630818335992871">
            <text:p>-0.630818336</text:p>
          </table:table-cell>
          <table:table-cell table:formula="of:=[.A758]+2*[.B758]+LEGACY.NORMSINV(RAND())*0.5" office:value-type="float" office:value="-0.280460001896382">
            <text:p>-0.2804600019</text:p>
          </table:table-cell>
        </table:table-row>
        <table:table-row table:style-name="ro1">
          <table:table-cell table:formula="of:=LEGACY.NORMSINV(RAND())" office:value-type="float" office:value="-0.149389633198628">
            <text:p>-0.1493896332</text:p>
          </table:table-cell>
          <table:table-cell table:formula="of:=LEGACY.NORMSINV(RAND())" office:value-type="float" office:value="-0.0725775759667078">
            <text:p>-0.072577576</text:p>
          </table:table-cell>
          <table:table-cell table:formula="of:=[.A759]+2*[.B759]+LEGACY.NORMSINV(RAND())*0.5" office:value-type="float" office:value="-0.378447651049064">
            <text:p>-0.378447651</text:p>
          </table:table-cell>
        </table:table-row>
        <table:table-row table:style-name="ro1">
          <table:table-cell table:formula="of:=LEGACY.NORMSINV(RAND())" office:value-type="float" office:value="-0.580837535827662">
            <text:p>-0.5808375358</text:p>
          </table:table-cell>
          <table:table-cell table:formula="of:=LEGACY.NORMSINV(RAND())" office:value-type="float" office:value="0.653252502226892">
            <text:p>0.6532525022</text:p>
          </table:table-cell>
          <table:table-cell table:formula="of:=[.A760]+2*[.B760]+LEGACY.NORMSINV(RAND())*0.5" office:value-type="float" office:value="0.607949446923249">
            <text:p>0.6079494469</text:p>
          </table:table-cell>
        </table:table-row>
        <table:table-row table:style-name="ro1">
          <table:table-cell table:formula="of:=LEGACY.NORMSINV(RAND())" office:value-type="float" office:value="0.2921065403463">
            <text:p>0.2921065403</text:p>
          </table:table-cell>
          <table:table-cell table:formula="of:=LEGACY.NORMSINV(RAND())" office:value-type="float" office:value="1.40577796873388">
            <text:p>1.4057779687</text:p>
          </table:table-cell>
          <table:table-cell table:formula="of:=[.A761]+2*[.B761]+LEGACY.NORMSINV(RAND())*0.5" office:value-type="float" office:value="2.11951748338064">
            <text:p>2.1195174834</text:p>
          </table:table-cell>
        </table:table-row>
        <table:table-row table:style-name="ro1">
          <table:table-cell table:formula="of:=LEGACY.NORMSINV(RAND())" office:value-type="float" office:value="-1.9133487756813">
            <text:p>-1.9133487757</text:p>
          </table:table-cell>
          <table:table-cell table:formula="of:=LEGACY.NORMSINV(RAND())" office:value-type="float" office:value="-0.152841077552023">
            <text:p>-0.1528410776</text:p>
          </table:table-cell>
          <table:table-cell table:formula="of:=[.A762]+2*[.B762]+LEGACY.NORMSINV(RAND())*0.5" office:value-type="float" office:value="-1.69678291829495">
            <text:p>-1.6967829183</text:p>
          </table:table-cell>
        </table:table-row>
        <table:table-row table:style-name="ro1">
          <table:table-cell table:formula="of:=LEGACY.NORMSINV(RAND())" office:value-type="float" office:value="1.97152353186814">
            <text:p>1.9715235319</text:p>
          </table:table-cell>
          <table:table-cell table:formula="of:=LEGACY.NORMSINV(RAND())" office:value-type="float" office:value="-2.00963226314258">
            <text:p>-2.0096322631</text:p>
          </table:table-cell>
          <table:table-cell table:formula="of:=[.A763]+2*[.B763]+LEGACY.NORMSINV(RAND())*0.5" office:value-type="float" office:value="-2.1593144049886">
            <text:p>-2.159314405</text:p>
          </table:table-cell>
        </table:table-row>
        <table:table-row table:style-name="ro1">
          <table:table-cell table:formula="of:=LEGACY.NORMSINV(RAND())" office:value-type="float" office:value="0.91460272995697">
            <text:p>0.91460273</text:p>
          </table:table-cell>
          <table:table-cell table:formula="of:=LEGACY.NORMSINV(RAND())" office:value-type="float" office:value="0.801336129261591">
            <text:p>0.8013361293</text:p>
          </table:table-cell>
          <table:table-cell table:formula="of:=[.A764]+2*[.B764]+LEGACY.NORMSINV(RAND())*0.5" office:value-type="float" office:value="2.41266195927435">
            <text:p>2.4126619593</text:p>
          </table:table-cell>
        </table:table-row>
        <table:table-row table:style-name="ro1">
          <table:table-cell table:formula="of:=LEGACY.NORMSINV(RAND())" office:value-type="float" office:value="-0.416532866854896">
            <text:p>-0.4165328669</text:p>
          </table:table-cell>
          <table:table-cell table:formula="of:=LEGACY.NORMSINV(RAND())" office:value-type="float" office:value="-0.150558216458444">
            <text:p>-0.1505582165</text:p>
          </table:table-cell>
          <table:table-cell table:formula="of:=[.A765]+2*[.B765]+LEGACY.NORMSINV(RAND())*0.5" office:value-type="float" office:value="-0.544631993752933">
            <text:p>-0.5446319938</text:p>
          </table:table-cell>
        </table:table-row>
        <table:table-row table:style-name="ro1">
          <table:table-cell table:formula="of:=LEGACY.NORMSINV(RAND())" office:value-type="float" office:value="1.06124476847606">
            <text:p>1.0612447685</text:p>
          </table:table-cell>
          <table:table-cell table:formula="of:=LEGACY.NORMSINV(RAND())" office:value-type="float" office:value="-0.104586440219987">
            <text:p>-0.1045864402</text:p>
          </table:table-cell>
          <table:table-cell table:formula="of:=[.A766]+2*[.B766]+LEGACY.NORMSINV(RAND())*0.5" office:value-type="float" office:value="0.960042663165201">
            <text:p>0.9600426632</text:p>
          </table:table-cell>
        </table:table-row>
        <table:table-row table:style-name="ro1">
          <table:table-cell table:formula="of:=LEGACY.NORMSINV(RAND())" office:value-type="float" office:value="0.304654933238942">
            <text:p>0.3046549332</text:p>
          </table:table-cell>
          <table:table-cell table:formula="of:=LEGACY.NORMSINV(RAND())" office:value-type="float" office:value="-0.16457568252351">
            <text:p>-0.1645756825</text:p>
          </table:table-cell>
          <table:table-cell table:formula="of:=[.A767]+2*[.B767]+LEGACY.NORMSINV(RAND())*0.5" office:value-type="float" office:value="0.243457765808399">
            <text:p>0.2434577658</text:p>
          </table:table-cell>
        </table:table-row>
        <table:table-row table:style-name="ro1">
          <table:table-cell table:formula="of:=LEGACY.NORMSINV(RAND())" office:value-type="float" office:value="1.1940212314442">
            <text:p>1.1940212314</text:p>
          </table:table-cell>
          <table:table-cell table:formula="of:=LEGACY.NORMSINV(RAND())" office:value-type="float" office:value="-0.417304597314638">
            <text:p>-0.4173045973</text:p>
          </table:table-cell>
          <table:table-cell table:formula="of:=[.A768]+2*[.B768]+LEGACY.NORMSINV(RAND())*0.5" office:value-type="float" office:value="0.272824258296351">
            <text:p>0.2728242583</text:p>
          </table:table-cell>
        </table:table-row>
        <table:table-row table:style-name="ro1">
          <table:table-cell table:formula="of:=LEGACY.NORMSINV(RAND())" office:value-type="float" office:value="-0.372295822764302">
            <text:p>-0.3722958228</text:p>
          </table:table-cell>
          <table:table-cell table:formula="of:=LEGACY.NORMSINV(RAND())" office:value-type="float" office:value="-1.2129895283066">
            <text:p>-1.2129895283</text:p>
          </table:table-cell>
          <table:table-cell table:formula="of:=[.A769]+2*[.B769]+LEGACY.NORMSINV(RAND())*0.5" office:value-type="float" office:value="-2.23061381358311">
            <text:p>-2.2306138136</text:p>
          </table:table-cell>
        </table:table-row>
        <table:table-row table:style-name="ro1">
          <table:table-cell table:formula="of:=LEGACY.NORMSINV(RAND())" office:value-type="float" office:value="-1.29280329507369">
            <text:p>-1.2928032951</text:p>
          </table:table-cell>
          <table:table-cell table:formula="of:=LEGACY.NORMSINV(RAND())" office:value-type="float" office:value="0.115397498264192">
            <text:p>0.1153974983</text:p>
          </table:table-cell>
          <table:table-cell table:formula="of:=[.A770]+2*[.B770]+LEGACY.NORMSINV(RAND())*0.5" office:value-type="float" office:value="-1.57477711078984">
            <text:p>-1.5747771108</text:p>
          </table:table-cell>
        </table:table-row>
        <table:table-row table:style-name="ro1">
          <table:table-cell table:formula="of:=LEGACY.NORMSINV(RAND())" office:value-type="float" office:value="-2.09367394641421">
            <text:p>-2.0936739464</text:p>
          </table:table-cell>
          <table:table-cell table:formula="of:=LEGACY.NORMSINV(RAND())" office:value-type="float" office:value="1.67334322235556">
            <text:p>1.6733432224</text:p>
          </table:table-cell>
          <table:table-cell table:formula="of:=[.A771]+2*[.B771]+LEGACY.NORMSINV(RAND())*0.5" office:value-type="float" office:value="1.61825352066567">
            <text:p>1.6182535207</text:p>
          </table:table-cell>
        </table:table-row>
        <table:table-row table:style-name="ro1">
          <table:table-cell table:formula="of:=LEGACY.NORMSINV(RAND())" office:value-type="float" office:value="-0.106970178075564">
            <text:p>-0.1069701781</text:p>
          </table:table-cell>
          <table:table-cell table:formula="of:=LEGACY.NORMSINV(RAND())" office:value-type="float" office:value="2.00255507384498">
            <text:p>2.0025550738</text:p>
          </table:table-cell>
          <table:table-cell table:formula="of:=[.A772]+2*[.B772]+LEGACY.NORMSINV(RAND())*0.5" office:value-type="float" office:value="4.31062184934882">
            <text:p>4.3106218493</text:p>
          </table:table-cell>
        </table:table-row>
        <table:table-row table:style-name="ro1">
          <table:table-cell table:formula="of:=LEGACY.NORMSINV(RAND())" office:value-type="float" office:value="-0.0510536592417341">
            <text:p>-0.0510536592</text:p>
          </table:table-cell>
          <table:table-cell table:formula="of:=LEGACY.NORMSINV(RAND())" office:value-type="float" office:value="0.951243022181018">
            <text:p>0.9512430222</text:p>
          </table:table-cell>
          <table:table-cell table:formula="of:=[.A773]+2*[.B773]+LEGACY.NORMSINV(RAND())*0.5" office:value-type="float" office:value="2.22245808834175">
            <text:p>2.2224580883</text:p>
          </table:table-cell>
        </table:table-row>
        <table:table-row table:style-name="ro1">
          <table:table-cell table:formula="of:=LEGACY.NORMSINV(RAND())" office:value-type="float" office:value="-0.618348432941515">
            <text:p>-0.6183484329</text:p>
          </table:table-cell>
          <table:table-cell table:formula="of:=LEGACY.NORMSINV(RAND())" office:value-type="float" office:value="-0.703185400437364">
            <text:p>-0.7031854004</text:p>
          </table:table-cell>
          <table:table-cell table:formula="of:=[.A774]+2*[.B774]+LEGACY.NORMSINV(RAND())*0.5" office:value-type="float" office:value="-1.90995385343069">
            <text:p>-1.9099538534</text:p>
          </table:table-cell>
        </table:table-row>
        <table:table-row table:style-name="ro1">
          <table:table-cell table:formula="of:=LEGACY.NORMSINV(RAND())" office:value-type="float" office:value="0.548527003232997">
            <text:p>0.5485270032</text:p>
          </table:table-cell>
          <table:table-cell table:formula="of:=LEGACY.NORMSINV(RAND())" office:value-type="float" office:value="0.40729952351001">
            <text:p>0.4072995235</text:p>
          </table:table-cell>
          <table:table-cell table:formula="of:=[.A775]+2*[.B775]+LEGACY.NORMSINV(RAND())*0.5" office:value-type="float" office:value="2.09835774743731">
            <text:p>2.0983577474</text:p>
          </table:table-cell>
        </table:table-row>
        <table:table-row table:style-name="ro1">
          <table:table-cell table:formula="of:=LEGACY.NORMSINV(RAND())" office:value-type="float" office:value="-0.967340423818236">
            <text:p>-0.9673404238</text:p>
          </table:table-cell>
          <table:table-cell table:formula="of:=LEGACY.NORMSINV(RAND())" office:value-type="float" office:value="-0.543340645215303">
            <text:p>-0.5433406452</text:p>
          </table:table-cell>
          <table:table-cell table:formula="of:=[.A776]+2*[.B776]+LEGACY.NORMSINV(RAND())*0.5" office:value-type="float" office:value="-1.65943869763369">
            <text:p>-1.6594386976</text:p>
          </table:table-cell>
        </table:table-row>
        <table:table-row table:style-name="ro1">
          <table:table-cell table:formula="of:=LEGACY.NORMSINV(RAND())" office:value-type="float" office:value="0.256780602082516">
            <text:p>0.2567806021</text:p>
          </table:table-cell>
          <table:table-cell table:formula="of:=LEGACY.NORMSINV(RAND())" office:value-type="float" office:value="1.16965949538164">
            <text:p>1.1696594954</text:p>
          </table:table-cell>
          <table:table-cell table:formula="of:=[.A777]+2*[.B777]+LEGACY.NORMSINV(RAND())*0.5" office:value-type="float" office:value="2.47547116817748">
            <text:p>2.4754711682</text:p>
          </table:table-cell>
        </table:table-row>
        <table:table-row table:style-name="ro1">
          <table:table-cell table:formula="of:=LEGACY.NORMSINV(RAND())" office:value-type="float" office:value="1.55103824819538">
            <text:p>1.5510382482</text:p>
          </table:table-cell>
          <table:table-cell table:formula="of:=LEGACY.NORMSINV(RAND())" office:value-type="float" office:value="0.209369389986639">
            <text:p>0.20936939</text:p>
          </table:table-cell>
          <table:table-cell table:formula="of:=[.A778]+2*[.B778]+LEGACY.NORMSINV(RAND())*0.5" office:value-type="float" office:value="1.69080778472691">
            <text:p>1.6908077847</text:p>
          </table:table-cell>
        </table:table-row>
        <table:table-row table:style-name="ro1">
          <table:table-cell table:formula="of:=LEGACY.NORMSINV(RAND())" office:value-type="float" office:value="-1.62463053887385">
            <text:p>-1.6246305389</text:p>
          </table:table-cell>
          <table:table-cell table:formula="of:=LEGACY.NORMSINV(RAND())" office:value-type="float" office:value="-2.19235962520572">
            <text:p>-2.1923596252</text:p>
          </table:table-cell>
          <table:table-cell table:formula="of:=[.A779]+2*[.B779]+LEGACY.NORMSINV(RAND())*0.5" office:value-type="float" office:value="-5.82573045783618">
            <text:p>-5.8257304578</text:p>
          </table:table-cell>
        </table:table-row>
        <table:table-row table:style-name="ro1">
          <table:table-cell table:formula="of:=LEGACY.NORMSINV(RAND())" office:value-type="float" office:value="0.24831750525635">
            <text:p>0.2483175053</text:p>
          </table:table-cell>
          <table:table-cell table:formula="of:=LEGACY.NORMSINV(RAND())" office:value-type="float" office:value="1.2058202076861">
            <text:p>1.2058202077</text:p>
          </table:table-cell>
          <table:table-cell table:formula="of:=[.A780]+2*[.B780]+LEGACY.NORMSINV(RAND())*0.5" office:value-type="float" office:value="2.98366657107883">
            <text:p>2.9836665711</text:p>
          </table:table-cell>
        </table:table-row>
        <table:table-row table:style-name="ro1">
          <table:table-cell table:formula="of:=LEGACY.NORMSINV(RAND())" office:value-type="float" office:value="0.128000593760081">
            <text:p>0.1280005938</text:p>
          </table:table-cell>
          <table:table-cell table:formula="of:=LEGACY.NORMSINV(RAND())" office:value-type="float" office:value="-1.7670326538533">
            <text:p>-1.7670326539</text:p>
          </table:table-cell>
          <table:table-cell table:formula="of:=[.A781]+2*[.B781]+LEGACY.NORMSINV(RAND())*0.5" office:value-type="float" office:value="-3.05377569216484">
            <text:p>-3.0537756922</text:p>
          </table:table-cell>
        </table:table-row>
        <table:table-row table:style-name="ro1">
          <table:table-cell table:formula="of:=LEGACY.NORMSINV(RAND())" office:value-type="float" office:value="0.0710303894453781">
            <text:p>0.0710303894</text:p>
          </table:table-cell>
          <table:table-cell table:formula="of:=LEGACY.NORMSINV(RAND())" office:value-type="float" office:value="0.86348143297015">
            <text:p>0.863481433</text:p>
          </table:table-cell>
          <table:table-cell table:formula="of:=[.A782]+2*[.B782]+LEGACY.NORMSINV(RAND())*0.5" office:value-type="float" office:value="1.40658917285959">
            <text:p>1.4065891729</text:p>
          </table:table-cell>
        </table:table-row>
        <table:table-row table:style-name="ro1">
          <table:table-cell table:formula="of:=LEGACY.NORMSINV(RAND())" office:value-type="float" office:value="-0.364954451147455">
            <text:p>-0.3649544511</text:p>
          </table:table-cell>
          <table:table-cell table:formula="of:=LEGACY.NORMSINV(RAND())" office:value-type="float" office:value="0.256888317297215">
            <text:p>0.2568883173</text:p>
          </table:table-cell>
          <table:table-cell table:formula="of:=[.A783]+2*[.B783]+LEGACY.NORMSINV(RAND())*0.5" office:value-type="float" office:value="0.406018530904055">
            <text:p>0.4060185309</text:p>
          </table:table-cell>
        </table:table-row>
        <table:table-row table:style-name="ro1">
          <table:table-cell table:formula="of:=LEGACY.NORMSINV(RAND())" office:value-type="float" office:value="0.249577143231418">
            <text:p>0.2495771432</text:p>
          </table:table-cell>
          <table:table-cell table:formula="of:=LEGACY.NORMSINV(RAND())" office:value-type="float" office:value="-0.325663688017807">
            <text:p>-0.325663688</text:p>
          </table:table-cell>
          <table:table-cell table:formula="of:=[.A784]+2*[.B784]+LEGACY.NORMSINV(RAND())*0.5" office:value-type="float" office:value="0.502168558707069">
            <text:p>0.5021685587</text:p>
          </table:table-cell>
        </table:table-row>
        <table:table-row table:style-name="ro1">
          <table:table-cell table:formula="of:=LEGACY.NORMSINV(RAND())" office:value-type="float" office:value="-0.653711625656511">
            <text:p>-0.6537116257</text:p>
          </table:table-cell>
          <table:table-cell table:formula="of:=LEGACY.NORMSINV(RAND())" office:value-type="float" office:value="1.78799017066127">
            <text:p>1.7879901707</text:p>
          </table:table-cell>
          <table:table-cell table:formula="of:=[.A785]+2*[.B785]+LEGACY.NORMSINV(RAND())*0.5" office:value-type="float" office:value="3.14640127215662">
            <text:p>3.1464012722</text:p>
          </table:table-cell>
        </table:table-row>
        <table:table-row table:style-name="ro1">
          <table:table-cell table:formula="of:=LEGACY.NORMSINV(RAND())" office:value-type="float" office:value="0.125905026324682">
            <text:p>0.1259050263</text:p>
          </table:table-cell>
          <table:table-cell table:formula="of:=LEGACY.NORMSINV(RAND())" office:value-type="float" office:value="1.23935546517001">
            <text:p>1.2393554652</text:p>
          </table:table-cell>
          <table:table-cell table:formula="of:=[.A786]+2*[.B786]+LEGACY.NORMSINV(RAND())*0.5" office:value-type="float" office:value="3.10124110419078">
            <text:p>3.1012411042</text:p>
          </table:table-cell>
        </table:table-row>
        <table:table-row table:style-name="ro1">
          <table:table-cell table:formula="of:=LEGACY.NORMSINV(RAND())" office:value-type="float" office:value="-0.178850778447904">
            <text:p>-0.1788507784</text:p>
          </table:table-cell>
          <table:table-cell table:formula="of:=LEGACY.NORMSINV(RAND())" office:value-type="float" office:value="0.460400386698713">
            <text:p>0.4604003867</text:p>
          </table:table-cell>
          <table:table-cell table:formula="of:=[.A787]+2*[.B787]+LEGACY.NORMSINV(RAND())*0.5" office:value-type="float" office:value="0.667773286430646">
            <text:p>0.6677732864</text:p>
          </table:table-cell>
        </table:table-row>
        <table:table-row table:style-name="ro1">
          <table:table-cell table:formula="of:=LEGACY.NORMSINV(RAND())" office:value-type="float" office:value="-2.25881353657866">
            <text:p>-2.2588135366</text:p>
          </table:table-cell>
          <table:table-cell table:formula="of:=LEGACY.NORMSINV(RAND())" office:value-type="float" office:value="-1.39132401315979">
            <text:p>-1.3913240132</text:p>
          </table:table-cell>
          <table:table-cell table:formula="of:=[.A788]+2*[.B788]+LEGACY.NORMSINV(RAND())*0.5" office:value-type="float" office:value="-5.19343304612959">
            <text:p>-5.1934330461</text:p>
          </table:table-cell>
        </table:table-row>
        <table:table-row table:style-name="ro1">
          <table:table-cell table:formula="of:=LEGACY.NORMSINV(RAND())" office:value-type="float" office:value="-1.94108031281362">
            <text:p>-1.9410803128</text:p>
          </table:table-cell>
          <table:table-cell table:formula="of:=LEGACY.NORMSINV(RAND())" office:value-type="float" office:value="-0.33051139410871">
            <text:p>-0.3305113941</text:p>
          </table:table-cell>
          <table:table-cell table:formula="of:=[.A789]+2*[.B789]+LEGACY.NORMSINV(RAND())*0.5" office:value-type="float" office:value="-2.68684720321003">
            <text:p>-2.6868472032</text:p>
          </table:table-cell>
        </table:table-row>
        <table:table-row table:style-name="ro1">
          <table:table-cell table:formula="of:=LEGACY.NORMSINV(RAND())" office:value-type="float" office:value="1.3543075279348">
            <text:p>1.3543075279</text:p>
          </table:table-cell>
          <table:table-cell table:formula="of:=LEGACY.NORMSINV(RAND())" office:value-type="float" office:value="-2.20331460234836">
            <text:p>-2.2033146023</text:p>
          </table:table-cell>
          <table:table-cell table:formula="of:=[.A790]+2*[.B790]+LEGACY.NORMSINV(RAND())*0.5" office:value-type="float" office:value="-3.98717741898858">
            <text:p>-3.987177419</text:p>
          </table:table-cell>
        </table:table-row>
        <table:table-row table:style-name="ro1">
          <table:table-cell table:formula="of:=LEGACY.NORMSINV(RAND())" office:value-type="float" office:value="1.65258415202385">
            <text:p>1.652584152</text:p>
          </table:table-cell>
          <table:table-cell table:formula="of:=LEGACY.NORMSINV(RAND())" office:value-type="float" office:value="0.690643952503705">
            <text:p>0.6906439525</text:p>
          </table:table-cell>
          <table:table-cell table:formula="of:=[.A791]+2*[.B791]+LEGACY.NORMSINV(RAND())*0.5" office:value-type="float" office:value="3.1369785085346">
            <text:p>3.1369785085</text:p>
          </table:table-cell>
        </table:table-row>
        <table:table-row table:style-name="ro1">
          <table:table-cell table:formula="of:=LEGACY.NORMSINV(RAND())" office:value-type="float" office:value="0.696224336433006">
            <text:p>0.6962243364</text:p>
          </table:table-cell>
          <table:table-cell table:formula="of:=LEGACY.NORMSINV(RAND())" office:value-type="float" office:value="0.0365269567725045">
            <text:p>0.0365269568</text:p>
          </table:table-cell>
          <table:table-cell table:formula="of:=[.A792]+2*[.B792]+LEGACY.NORMSINV(RAND())*0.5" office:value-type="float" office:value="0.156016611577073">
            <text:p>0.1560166116</text:p>
          </table:table-cell>
        </table:table-row>
        <table:table-row table:style-name="ro1">
          <table:table-cell table:formula="of:=LEGACY.NORMSINV(RAND())" office:value-type="float" office:value="-0.363211816290445">
            <text:p>-0.3632118163</text:p>
          </table:table-cell>
          <table:table-cell table:formula="of:=LEGACY.NORMSINV(RAND())" office:value-type="float" office:value="0.617170285974395">
            <text:p>0.617170286</text:p>
          </table:table-cell>
          <table:table-cell table:formula="of:=[.A793]+2*[.B793]+LEGACY.NORMSINV(RAND())*0.5" office:value-type="float" office:value="0.830443455798174">
            <text:p>0.8304434558</text:p>
          </table:table-cell>
        </table:table-row>
        <table:table-row table:style-name="ro1">
          <table:table-cell table:formula="of:=LEGACY.NORMSINV(RAND())" office:value-type="float" office:value="0.614515827764006">
            <text:p>0.6145158278</text:p>
          </table:table-cell>
          <table:table-cell table:formula="of:=LEGACY.NORMSINV(RAND())" office:value-type="float" office:value="-0.181595573681681">
            <text:p>-0.1815955737</text:p>
          </table:table-cell>
          <table:table-cell table:formula="of:=[.A794]+2*[.B794]+LEGACY.NORMSINV(RAND())*0.5" office:value-type="float" office:value="-0.50135277806451">
            <text:p>-0.5013527781</text:p>
          </table:table-cell>
        </table:table-row>
        <table:table-row table:style-name="ro1">
          <table:table-cell table:formula="of:=LEGACY.NORMSINV(RAND())" office:value-type="float" office:value="0.506291383645389">
            <text:p>0.5062913836</text:p>
          </table:table-cell>
          <table:table-cell table:formula="of:=LEGACY.NORMSINV(RAND())" office:value-type="float" office:value="-0.272460004333837">
            <text:p>-0.2724600043</text:p>
          </table:table-cell>
          <table:table-cell table:formula="of:=[.A795]+2*[.B795]+LEGACY.NORMSINV(RAND())*0.5" office:value-type="float" office:value="-0.26861870242642">
            <text:p>-0.2686187024</text:p>
          </table:table-cell>
        </table:table-row>
        <table:table-row table:style-name="ro1">
          <table:table-cell table:formula="of:=LEGACY.NORMSINV(RAND())" office:value-type="float" office:value="0.217439312134974">
            <text:p>0.2174393121</text:p>
          </table:table-cell>
          <table:table-cell table:formula="of:=LEGACY.NORMSINV(RAND())" office:value-type="float" office:value="-1.5089699401881">
            <text:p>-1.5089699402</text:p>
          </table:table-cell>
          <table:table-cell table:formula="of:=[.A796]+2*[.B796]+LEGACY.NORMSINV(RAND())*0.5" office:value-type="float" office:value="-2.23048897081836">
            <text:p>-2.2304889708</text:p>
          </table:table-cell>
        </table:table-row>
        <table:table-row table:style-name="ro1">
          <table:table-cell table:formula="of:=LEGACY.NORMSINV(RAND())" office:value-type="float" office:value="-0.632737395090958">
            <text:p>-0.6327373951</text:p>
          </table:table-cell>
          <table:table-cell table:formula="of:=LEGACY.NORMSINV(RAND())" office:value-type="float" office:value="1.31270750172992">
            <text:p>1.3127075017</text:p>
          </table:table-cell>
          <table:table-cell table:formula="of:=[.A797]+2*[.B797]+LEGACY.NORMSINV(RAND())*0.5" office:value-type="float" office:value="1.73319015112968">
            <text:p>1.7331901511</text:p>
          </table:table-cell>
        </table:table-row>
        <table:table-row table:style-name="ro1">
          <table:table-cell table:formula="of:=LEGACY.NORMSINV(RAND())" office:value-type="float" office:value="-0.397454489290769">
            <text:p>-0.3974544893</text:p>
          </table:table-cell>
          <table:table-cell table:formula="of:=LEGACY.NORMSINV(RAND())" office:value-type="float" office:value="-0.395082054612865">
            <text:p>-0.3950820546</text:p>
          </table:table-cell>
          <table:table-cell table:formula="of:=[.A798]+2*[.B798]+LEGACY.NORMSINV(RAND())*0.5" office:value-type="float" office:value="-1.43012080101811">
            <text:p>-1.430120801</text:p>
          </table:table-cell>
        </table:table-row>
        <table:table-row table:style-name="ro1">
          <table:table-cell table:formula="of:=LEGACY.NORMSINV(RAND())" office:value-type="float" office:value="0.571067224804322">
            <text:p>0.5710672248</text:p>
          </table:table-cell>
          <table:table-cell table:formula="of:=LEGACY.NORMSINV(RAND())" office:value-type="float" office:value="0.603695172794351">
            <text:p>0.6036951728</text:p>
          </table:table-cell>
          <table:table-cell table:formula="of:=[.A799]+2*[.B799]+LEGACY.NORMSINV(RAND())*0.5" office:value-type="float" office:value="1.57217261996884">
            <text:p>1.57217262</text:p>
          </table:table-cell>
        </table:table-row>
        <table:table-row table:style-name="ro1">
          <table:table-cell table:formula="of:=LEGACY.NORMSINV(RAND())" office:value-type="float" office:value="0.612236203042854">
            <text:p>0.612236203</text:p>
          </table:table-cell>
          <table:table-cell table:formula="of:=LEGACY.NORMSINV(RAND())" office:value-type="float" office:value="-0.99576091363926">
            <text:p>-0.9957609136</text:p>
          </table:table-cell>
          <table:table-cell table:formula="of:=[.A800]+2*[.B800]+LEGACY.NORMSINV(RAND())*0.5" office:value-type="float" office:value="-1.7131682333554">
            <text:p>-1.7131682334</text:p>
          </table:table-cell>
        </table:table-row>
        <table:table-row table:style-name="ro1">
          <table:table-cell table:formula="of:=LEGACY.NORMSINV(RAND())" office:value-type="float" office:value="-0.0378225190746706">
            <text:p>-0.0378225191</text:p>
          </table:table-cell>
          <table:table-cell table:formula="of:=LEGACY.NORMSINV(RAND())" office:value-type="float" office:value="-0.876257213678228">
            <text:p>-0.8762572137</text:p>
          </table:table-cell>
          <table:table-cell table:formula="of:=[.A801]+2*[.B801]+LEGACY.NORMSINV(RAND())*0.5" office:value-type="float" office:value="-2.2059304909883">
            <text:p>-2.205930491</text:p>
          </table:table-cell>
        </table:table-row>
        <table:table-row table:style-name="ro1">
          <table:table-cell table:formula="of:=LEGACY.NORMSINV(RAND())" office:value-type="float" office:value="3.28138263133068">
            <text:p>3.2813826313</text:p>
          </table:table-cell>
          <table:table-cell table:formula="of:=LEGACY.NORMSINV(RAND())" office:value-type="float" office:value="0.745889135307607">
            <text:p>0.7458891353</text:p>
          </table:table-cell>
          <table:table-cell table:formula="of:=[.A802]+2*[.B802]+LEGACY.NORMSINV(RAND())*0.5" office:value-type="float" office:value="5.64728689908201">
            <text:p>5.6472868991</text:p>
          </table:table-cell>
        </table:table-row>
        <table:table-row table:style-name="ro1">
          <table:table-cell table:formula="of:=LEGACY.NORMSINV(RAND())" office:value-type="float" office:value="0.615604761940579">
            <text:p>0.6156047619</text:p>
          </table:table-cell>
          <table:table-cell table:formula="of:=LEGACY.NORMSINV(RAND())" office:value-type="float" office:value="1.18572082541785">
            <text:p>1.1857208254</text:p>
          </table:table-cell>
          <table:table-cell table:formula="of:=[.A803]+2*[.B803]+LEGACY.NORMSINV(RAND())*0.5" office:value-type="float" office:value="2.75041540658263">
            <text:p>2.7504154066</text:p>
          </table:table-cell>
        </table:table-row>
        <table:table-row table:style-name="ro1">
          <table:table-cell table:formula="of:=LEGACY.NORMSINV(RAND())" office:value-type="float" office:value="-0.999103171138358">
            <text:p>-0.9991031711</text:p>
          </table:table-cell>
          <table:table-cell table:formula="of:=LEGACY.NORMSINV(RAND())" office:value-type="float" office:value="-0.386110731894683">
            <text:p>-0.3861107319</text:p>
          </table:table-cell>
          <table:table-cell table:formula="of:=[.A804]+2*[.B804]+LEGACY.NORMSINV(RAND())*0.5" office:value-type="float" office:value="-2.60073544286164">
            <text:p>-2.6007354429</text:p>
          </table:table-cell>
        </table:table-row>
        <table:table-row table:style-name="ro1">
          <table:table-cell table:formula="of:=LEGACY.NORMSINV(RAND())" office:value-type="float" office:value="0.129468504929442">
            <text:p>0.1294685049</text:p>
          </table:table-cell>
          <table:table-cell table:formula="of:=LEGACY.NORMSINV(RAND())" office:value-type="float" office:value="-0.212589045934392">
            <text:p>-0.2125890459</text:p>
          </table:table-cell>
          <table:table-cell table:formula="of:=[.A805]+2*[.B805]+LEGACY.NORMSINV(RAND())*0.5" office:value-type="float" office:value="0.0294389339105182">
            <text:p>0.0294389339</text:p>
          </table:table-cell>
        </table:table-row>
        <table:table-row table:style-name="ro1">
          <table:table-cell table:formula="of:=LEGACY.NORMSINV(RAND())" office:value-type="float" office:value="0.298029720857477">
            <text:p>0.2980297209</text:p>
          </table:table-cell>
          <table:table-cell table:formula="of:=LEGACY.NORMSINV(RAND())" office:value-type="float" office:value="0.639001403721201">
            <text:p>0.6390014037</text:p>
          </table:table-cell>
          <table:table-cell table:formula="of:=[.A806]+2*[.B806]+LEGACY.NORMSINV(RAND())*0.5" office:value-type="float" office:value="1.35374967513196">
            <text:p>1.3537496751</text:p>
          </table:table-cell>
        </table:table-row>
        <table:table-row table:style-name="ro1">
          <table:table-cell table:formula="of:=LEGACY.NORMSINV(RAND())" office:value-type="float" office:value="0.0564767602137309">
            <text:p>0.0564767602</text:p>
          </table:table-cell>
          <table:table-cell table:formula="of:=LEGACY.NORMSINV(RAND())" office:value-type="float" office:value="0.28310198940054">
            <text:p>0.2831019894</text:p>
          </table:table-cell>
          <table:table-cell table:formula="of:=[.A807]+2*[.B807]+LEGACY.NORMSINV(RAND())*0.5" office:value-type="float" office:value="0.73873017659341">
            <text:p>0.7387301766</text:p>
          </table:table-cell>
        </table:table-row>
        <table:table-row table:style-name="ro1">
          <table:table-cell table:formula="of:=LEGACY.NORMSINV(RAND())" office:value-type="float" office:value="1.12125419828653">
            <text:p>1.1212541983</text:p>
          </table:table-cell>
          <table:table-cell table:formula="of:=LEGACY.NORMSINV(RAND())" office:value-type="float" office:value="1.36161182328993">
            <text:p>1.3616118233</text:p>
          </table:table-cell>
          <table:table-cell table:formula="of:=[.A808]+2*[.B808]+LEGACY.NORMSINV(RAND())*0.5" office:value-type="float" office:value="4.61066746397894">
            <text:p>4.610667464</text:p>
          </table:table-cell>
        </table:table-row>
        <table:table-row table:style-name="ro1">
          <table:table-cell table:formula="of:=LEGACY.NORMSINV(RAND())" office:value-type="float" office:value="0.242715241329149">
            <text:p>0.2427152413</text:p>
          </table:table-cell>
          <table:table-cell table:formula="of:=LEGACY.NORMSINV(RAND())" office:value-type="float" office:value="-0.74817799875343">
            <text:p>-0.7481779988</text:p>
          </table:table-cell>
          <table:table-cell table:formula="of:=[.A809]+2*[.B809]+LEGACY.NORMSINV(RAND())*0.5" office:value-type="float" office:value="-1.05650659720919">
            <text:p>-1.0565065972</text:p>
          </table:table-cell>
        </table:table-row>
        <table:table-row table:style-name="ro1">
          <table:table-cell table:formula="of:=LEGACY.NORMSINV(RAND())" office:value-type="float" office:value="0.692123660814009">
            <text:p>0.6921236608</text:p>
          </table:table-cell>
          <table:table-cell table:formula="of:=LEGACY.NORMSINV(RAND())" office:value-type="float" office:value="0.169090518396579">
            <text:p>0.1690905184</text:p>
          </table:table-cell>
          <table:table-cell table:formula="of:=[.A810]+2*[.B810]+LEGACY.NORMSINV(RAND())*0.5" office:value-type="float" office:value="0.881653436661222">
            <text:p>0.8816534367</text:p>
          </table:table-cell>
        </table:table-row>
        <table:table-row table:style-name="ro1">
          <table:table-cell table:formula="of:=LEGACY.NORMSINV(RAND())" office:value-type="float" office:value="1.60738720778658">
            <text:p>1.6073872078</text:p>
          </table:table-cell>
          <table:table-cell table:formula="of:=LEGACY.NORMSINV(RAND())" office:value-type="float" office:value="0.91262087812182">
            <text:p>0.9126208781</text:p>
          </table:table-cell>
          <table:table-cell table:formula="of:=[.A811]+2*[.B811]+LEGACY.NORMSINV(RAND())*0.5" office:value-type="float" office:value="3.99119804711379">
            <text:p>3.9911980471</text:p>
          </table:table-cell>
        </table:table-row>
        <table:table-row table:style-name="ro1">
          <table:table-cell table:formula="of:=LEGACY.NORMSINV(RAND())" office:value-type="float" office:value="0.577348815608116">
            <text:p>0.5773488156</text:p>
          </table:table-cell>
          <table:table-cell table:formula="of:=LEGACY.NORMSINV(RAND())" office:value-type="float" office:value="-2.01004924224159">
            <text:p>-2.0100492422</text:p>
          </table:table-cell>
          <table:table-cell table:formula="of:=[.A812]+2*[.B812]+LEGACY.NORMSINV(RAND())*0.5" office:value-type="float" office:value="-2.88538712754879">
            <text:p>-2.8853871275</text:p>
          </table:table-cell>
        </table:table-row>
        <table:table-row table:style-name="ro1">
          <table:table-cell table:formula="of:=LEGACY.NORMSINV(RAND())" office:value-type="float" office:value="0.254076562258888">
            <text:p>0.2540765623</text:p>
          </table:table-cell>
          <table:table-cell table:formula="of:=LEGACY.NORMSINV(RAND())" office:value-type="float" office:value="2.09699040773082">
            <text:p>2.0969904077</text:p>
          </table:table-cell>
          <table:table-cell table:formula="of:=[.A813]+2*[.B813]+LEGACY.NORMSINV(RAND())*0.5" office:value-type="float" office:value="4.57271065877157">
            <text:p>4.5727106588</text:p>
          </table:table-cell>
        </table:table-row>
        <table:table-row table:style-name="ro1">
          <table:table-cell table:formula="of:=LEGACY.NORMSINV(RAND())" office:value-type="float" office:value="1.64474820274201">
            <text:p>1.6447482027</text:p>
          </table:table-cell>
          <table:table-cell table:formula="of:=LEGACY.NORMSINV(RAND())" office:value-type="float" office:value="-0.524354731499409">
            <text:p>-0.5243547315</text:p>
          </table:table-cell>
          <table:table-cell table:formula="of:=[.A814]+2*[.B814]+LEGACY.NORMSINV(RAND())*0.5" office:value-type="float" office:value="0.944877459145039">
            <text:p>0.9448774591</text:p>
          </table:table-cell>
        </table:table-row>
        <table:table-row table:style-name="ro1">
          <table:table-cell table:formula="of:=LEGACY.NORMSINV(RAND())" office:value-type="float" office:value="-0.342963700764539">
            <text:p>-0.3429637008</text:p>
          </table:table-cell>
          <table:table-cell table:formula="of:=LEGACY.NORMSINV(RAND())" office:value-type="float" office:value="-0.389125137212508">
            <text:p>-0.3891251372</text:p>
          </table:table-cell>
          <table:table-cell table:formula="of:=[.A815]+2*[.B815]+LEGACY.NORMSINV(RAND())*0.5" office:value-type="float" office:value="-1.37081708335346">
            <text:p>-1.3708170834</text:p>
          </table:table-cell>
        </table:table-row>
        <table:table-row table:style-name="ro1">
          <table:table-cell table:formula="of:=LEGACY.NORMSINV(RAND())" office:value-type="float" office:value="-1.25686161369552">
            <text:p>-1.2568616137</text:p>
          </table:table-cell>
          <table:table-cell table:formula="of:=LEGACY.NORMSINV(RAND())" office:value-type="float" office:value="-1.33559033292043">
            <text:p>-1.3355903329</text:p>
          </table:table-cell>
          <table:table-cell table:formula="of:=[.A816]+2*[.B816]+LEGACY.NORMSINV(RAND())*0.5" office:value-type="float" office:value="-3.20480896266606">
            <text:p>-3.2048089627</text:p>
          </table:table-cell>
        </table:table-row>
        <table:table-row table:style-name="ro1">
          <table:table-cell table:formula="of:=LEGACY.NORMSINV(RAND())" office:value-type="float" office:value="0.570564473890027">
            <text:p>0.5705644739</text:p>
          </table:table-cell>
          <table:table-cell table:formula="of:=LEGACY.NORMSINV(RAND())" office:value-type="float" office:value="-0.204046901709554">
            <text:p>-0.2040469017</text:p>
          </table:table-cell>
          <table:table-cell table:formula="of:=[.A817]+2*[.B817]+LEGACY.NORMSINV(RAND())*0.5" office:value-type="float" office:value="0.0977393777313585">
            <text:p>0.0977393777</text:p>
          </table:table-cell>
        </table:table-row>
        <table:table-row table:style-name="ro1">
          <table:table-cell table:formula="of:=LEGACY.NORMSINV(RAND())" office:value-type="float" office:value="0.329714988822216">
            <text:p>0.3297149888</text:p>
          </table:table-cell>
          <table:table-cell table:formula="of:=LEGACY.NORMSINV(RAND())" office:value-type="float" office:value="-2.29286759335178">
            <text:p>-2.2928675934</text:p>
          </table:table-cell>
          <table:table-cell table:formula="of:=[.A818]+2*[.B818]+LEGACY.NORMSINV(RAND())*0.5" office:value-type="float" office:value="-4.49350267511552">
            <text:p>-4.4935026751</text:p>
          </table:table-cell>
        </table:table-row>
        <table:table-row table:style-name="ro1">
          <table:table-cell table:formula="of:=LEGACY.NORMSINV(RAND())" office:value-type="float" office:value="1.06414608353106">
            <text:p>1.0641460835</text:p>
          </table:table-cell>
          <table:table-cell table:formula="of:=LEGACY.NORMSINV(RAND())" office:value-type="float" office:value="1.62777195755322">
            <text:p>1.6277719576</text:p>
          </table:table-cell>
          <table:table-cell table:formula="of:=[.A819]+2*[.B819]+LEGACY.NORMSINV(RAND())*0.5" office:value-type="float" office:value="5.00034768513317">
            <text:p>5.0003476851</text:p>
          </table:table-cell>
        </table:table-row>
        <table:table-row table:style-name="ro1">
          <table:table-cell table:formula="of:=LEGACY.NORMSINV(RAND())" office:value-type="float" office:value="-0.192932247054172">
            <text:p>-0.1929322471</text:p>
          </table:table-cell>
          <table:table-cell table:formula="of:=LEGACY.NORMSINV(RAND())" office:value-type="float" office:value="0.257288330586951">
            <text:p>0.2572883306</text:p>
          </table:table-cell>
          <table:table-cell table:formula="of:=[.A820]+2*[.B820]+LEGACY.NORMSINV(RAND())*0.5" office:value-type="float" office:value="0.5400324728132">
            <text:p>0.5400324728</text:p>
          </table:table-cell>
        </table:table-row>
        <table:table-row table:style-name="ro1">
          <table:table-cell table:formula="of:=LEGACY.NORMSINV(RAND())" office:value-type="float" office:value="-0.697371935502779">
            <text:p>-0.6973719355</text:p>
          </table:table-cell>
          <table:table-cell table:formula="of:=LEGACY.NORMSINV(RAND())" office:value-type="float" office:value="2.16067255013894">
            <text:p>2.1606725501</text:p>
          </table:table-cell>
          <table:table-cell table:formula="of:=[.A821]+2*[.B821]+LEGACY.NORMSINV(RAND())*0.5" office:value-type="float" office:value="3.77000157826641">
            <text:p>3.7700015783</text:p>
          </table:table-cell>
        </table:table-row>
        <table:table-row table:style-name="ro1">
          <table:table-cell table:formula="of:=LEGACY.NORMSINV(RAND())" office:value-type="float" office:value="-0.628012063288978">
            <text:p>-0.6280120633</text:p>
          </table:table-cell>
          <table:table-cell table:formula="of:=LEGACY.NORMSINV(RAND())" office:value-type="float" office:value="1.04796247366988">
            <text:p>1.0479624737</text:p>
          </table:table-cell>
          <table:table-cell table:formula="of:=[.A822]+2*[.B822]+LEGACY.NORMSINV(RAND())*0.5" office:value-type="float" office:value="1.25212720712699">
            <text:p>1.2521272071</text:p>
          </table:table-cell>
        </table:table-row>
        <table:table-row table:style-name="ro1">
          <table:table-cell table:formula="of:=LEGACY.NORMSINV(RAND())" office:value-type="float" office:value="-0.683958116554747">
            <text:p>-0.6839581166</text:p>
          </table:table-cell>
          <table:table-cell table:formula="of:=LEGACY.NORMSINV(RAND())" office:value-type="float" office:value="0.58339987076519">
            <text:p>0.5833998708</text:p>
          </table:table-cell>
          <table:table-cell table:formula="of:=[.A823]+2*[.B823]+LEGACY.NORMSINV(RAND())*0.5" office:value-type="float" office:value="1.23328776015913">
            <text:p>1.2332877602</text:p>
          </table:table-cell>
        </table:table-row>
        <table:table-row table:style-name="ro1">
          <table:table-cell table:formula="of:=LEGACY.NORMSINV(RAND())" office:value-type="float" office:value="0.118127606061929">
            <text:p>0.1181276061</text:p>
          </table:table-cell>
          <table:table-cell table:formula="of:=LEGACY.NORMSINV(RAND())" office:value-type="float" office:value="-0.471544149722497">
            <text:p>-0.4715441497</text:p>
          </table:table-cell>
          <table:table-cell table:formula="of:=[.A824]+2*[.B824]+LEGACY.NORMSINV(RAND())*0.5" office:value-type="float" office:value="-0.229144188298065">
            <text:p>-0.2291441883</text:p>
          </table:table-cell>
        </table:table-row>
        <table:table-row table:style-name="ro1">
          <table:table-cell table:formula="of:=LEGACY.NORMSINV(RAND())" office:value-type="float" office:value="1.25691899381305">
            <text:p>1.2569189938</text:p>
          </table:table-cell>
          <table:table-cell table:formula="of:=LEGACY.NORMSINV(RAND())" office:value-type="float" office:value="-1.43294603891558">
            <text:p>-1.4329460389</text:p>
          </table:table-cell>
          <table:table-cell table:formula="of:=[.A825]+2*[.B825]+LEGACY.NORMSINV(RAND())*0.5" office:value-type="float" office:value="-1.94761917231792">
            <text:p>-1.9476191723</text:p>
          </table:table-cell>
        </table:table-row>
        <table:table-row table:style-name="ro1">
          <table:table-cell table:formula="of:=LEGACY.NORMSINV(RAND())" office:value-type="float" office:value="2.21007787067728">
            <text:p>2.2100778707</text:p>
          </table:table-cell>
          <table:table-cell table:formula="of:=LEGACY.NORMSINV(RAND())" office:value-type="float" office:value="-0.293019332659419">
            <text:p>-0.2930193327</text:p>
          </table:table-cell>
          <table:table-cell table:formula="of:=[.A826]+2*[.B826]+LEGACY.NORMSINV(RAND())*0.5" office:value-type="float" office:value="1.43611146849275">
            <text:p>1.4361114685</text:p>
          </table:table-cell>
        </table:table-row>
        <table:table-row table:style-name="ro1">
          <table:table-cell table:formula="of:=LEGACY.NORMSINV(RAND())" office:value-type="float" office:value="-0.238856200920508">
            <text:p>-0.2388562009</text:p>
          </table:table-cell>
          <table:table-cell table:formula="of:=LEGACY.NORMSINV(RAND())" office:value-type="float" office:value="-0.493780775620984">
            <text:p>-0.4937807756</text:p>
          </table:table-cell>
          <table:table-cell table:formula="of:=[.A827]+2*[.B827]+LEGACY.NORMSINV(RAND())*0.5" office:value-type="float" office:value="-1.96668729451703">
            <text:p>-1.9666872945</text:p>
          </table:table-cell>
        </table:table-row>
        <table:table-row table:style-name="ro1">
          <table:table-cell table:formula="of:=LEGACY.NORMSINV(RAND())" office:value-type="float" office:value="-0.210762350890051">
            <text:p>-0.2107623509</text:p>
          </table:table-cell>
          <table:table-cell table:formula="of:=LEGACY.NORMSINV(RAND())" office:value-type="float" office:value="0.703816012773838">
            <text:p>0.7038160128</text:p>
          </table:table-cell>
          <table:table-cell table:formula="of:=[.A828]+2*[.B828]+LEGACY.NORMSINV(RAND())*0.5" office:value-type="float" office:value="1.45699715084332">
            <text:p>1.4569971508</text:p>
          </table:table-cell>
        </table:table-row>
        <table:table-row table:style-name="ro1">
          <table:table-cell table:formula="of:=LEGACY.NORMSINV(RAND())" office:value-type="float" office:value="-0.345791424340497">
            <text:p>-0.3457914243</text:p>
          </table:table-cell>
          <table:table-cell table:formula="of:=LEGACY.NORMSINV(RAND())" office:value-type="float" office:value="-1.42809473617145">
            <text:p>-1.4280947362</text:p>
          </table:table-cell>
          <table:table-cell table:formula="of:=[.A829]+2*[.B829]+LEGACY.NORMSINV(RAND())*0.5" office:value-type="float" office:value="-3.13292269130005">
            <text:p>-3.1329226913</text:p>
          </table:table-cell>
        </table:table-row>
        <table:table-row table:style-name="ro1">
          <table:table-cell table:formula="of:=LEGACY.NORMSINV(RAND())" office:value-type="float" office:value="1.82861883084721">
            <text:p>1.8286188308</text:p>
          </table:table-cell>
          <table:table-cell table:formula="of:=LEGACY.NORMSINV(RAND())" office:value-type="float" office:value="2.32355317635005">
            <text:p>2.3235531764</text:p>
          </table:table-cell>
          <table:table-cell table:formula="of:=[.A830]+2*[.B830]+LEGACY.NORMSINV(RAND())*0.5" office:value-type="float" office:value="7.486918692025">
            <text:p>7.486918692</text:p>
          </table:table-cell>
        </table:table-row>
        <table:table-row table:style-name="ro1">
          <table:table-cell table:formula="of:=LEGACY.NORMSINV(RAND())" office:value-type="float" office:value="1.65375465608462">
            <text:p>1.6537546561</text:p>
          </table:table-cell>
          <table:table-cell table:formula="of:=LEGACY.NORMSINV(RAND())" office:value-type="float" office:value="0.409158734659711">
            <text:p>0.4091587347</text:p>
          </table:table-cell>
          <table:table-cell table:formula="of:=[.A831]+2*[.B831]+LEGACY.NORMSINV(RAND())*0.5" office:value-type="float" office:value="2.08802708946988">
            <text:p>2.0880270895</text:p>
          </table:table-cell>
        </table:table-row>
        <table:table-row table:style-name="ro1">
          <table:table-cell table:formula="of:=LEGACY.NORMSINV(RAND())" office:value-type="float" office:value="0.854490504797158">
            <text:p>0.8544905048</text:p>
          </table:table-cell>
          <table:table-cell table:formula="of:=LEGACY.NORMSINV(RAND())" office:value-type="float" office:value="-0.601760383395281">
            <text:p>-0.6017603834</text:p>
          </table:table-cell>
          <table:table-cell table:formula="of:=[.A832]+2*[.B832]+LEGACY.NORMSINV(RAND())*0.5" office:value-type="float" office:value="-0.366310816648572">
            <text:p>-0.3663108166</text:p>
          </table:table-cell>
        </table:table-row>
        <table:table-row table:style-name="ro1">
          <table:table-cell table:formula="of:=LEGACY.NORMSINV(RAND())" office:value-type="float" office:value="0.0596210997662594">
            <text:p>0.0596210998</text:p>
          </table:table-cell>
          <table:table-cell table:formula="of:=LEGACY.NORMSINV(RAND())" office:value-type="float" office:value="0.270710931635925">
            <text:p>0.2707109316</text:p>
          </table:table-cell>
          <table:table-cell table:formula="of:=[.A833]+2*[.B833]+LEGACY.NORMSINV(RAND())*0.5" office:value-type="float" office:value="0.912326789868752">
            <text:p>0.9123267899</text:p>
          </table:table-cell>
        </table:table-row>
        <table:table-row table:style-name="ro1">
          <table:table-cell table:formula="of:=LEGACY.NORMSINV(RAND())" office:value-type="float" office:value="1.00435981172553">
            <text:p>1.0043598117</text:p>
          </table:table-cell>
          <table:table-cell table:formula="of:=LEGACY.NORMSINV(RAND())" office:value-type="float" office:value="0.100437756213083">
            <text:p>0.1004377562</text:p>
          </table:table-cell>
          <table:table-cell table:formula="of:=[.A834]+2*[.B834]+LEGACY.NORMSINV(RAND())*0.5" office:value-type="float" office:value="0.91415967700988">
            <text:p>0.914159677</text:p>
          </table:table-cell>
        </table:table-row>
        <table:table-row table:style-name="ro1">
          <table:table-cell table:formula="of:=LEGACY.NORMSINV(RAND())" office:value-type="float" office:value="1.3939524808496">
            <text:p>1.3939524808</text:p>
          </table:table-cell>
          <table:table-cell table:formula="of:=LEGACY.NORMSINV(RAND())" office:value-type="float" office:value="-0.19346089451589">
            <text:p>-0.1934608945</text:p>
          </table:table-cell>
          <table:table-cell table:formula="of:=[.A835]+2*[.B835]+LEGACY.NORMSINV(RAND())*0.5" office:value-type="float" office:value="0.541364646544681">
            <text:p>0.5413646465</text:p>
          </table:table-cell>
        </table:table-row>
        <table:table-row table:style-name="ro1">
          <table:table-cell table:formula="of:=LEGACY.NORMSINV(RAND())" office:value-type="float" office:value="-0.515540436081477">
            <text:p>-0.5155404361</text:p>
          </table:table-cell>
          <table:table-cell table:formula="of:=LEGACY.NORMSINV(RAND())" office:value-type="float" office:value="0.44657579256628">
            <text:p>0.4465757926</text:p>
          </table:table-cell>
          <table:table-cell table:formula="of:=[.A836]+2*[.B836]+LEGACY.NORMSINV(RAND())*0.5" office:value-type="float" office:value="-0.114931626915125">
            <text:p>-0.1149316269</text:p>
          </table:table-cell>
        </table:table-row>
        <table:table-row table:style-name="ro1">
          <table:table-cell table:formula="of:=LEGACY.NORMSINV(RAND())" office:value-type="float" office:value="0.28928463718777">
            <text:p>0.2892846372</text:p>
          </table:table-cell>
          <table:table-cell table:formula="of:=LEGACY.NORMSINV(RAND())" office:value-type="float" office:value="-1.94443541165281">
            <text:p>-1.9444354117</text:p>
          </table:table-cell>
          <table:table-cell table:formula="of:=[.A837]+2*[.B837]+LEGACY.NORMSINV(RAND())*0.5" office:value-type="float" office:value="-3.51407162148359">
            <text:p>-3.5140716215</text:p>
          </table:table-cell>
        </table:table-row>
        <table:table-row table:style-name="ro1">
          <table:table-cell table:formula="of:=LEGACY.NORMSINV(RAND())" office:value-type="float" office:value="-0.323800507477799">
            <text:p>-0.3238005075</text:p>
          </table:table-cell>
          <table:table-cell table:formula="of:=LEGACY.NORMSINV(RAND())" office:value-type="float" office:value="-1.3088876658794">
            <text:p>-1.3088876659</text:p>
          </table:table-cell>
          <table:table-cell table:formula="of:=[.A838]+2*[.B838]+LEGACY.NORMSINV(RAND())*0.5" office:value-type="float" office:value="-1.86386046291082">
            <text:p>-1.8638604629</text:p>
          </table:table-cell>
        </table:table-row>
        <table:table-row table:style-name="ro1">
          <table:table-cell table:formula="of:=LEGACY.NORMSINV(RAND())" office:value-type="float" office:value="-0.126477871483687">
            <text:p>-0.1264778715</text:p>
          </table:table-cell>
          <table:table-cell table:formula="of:=LEGACY.NORMSINV(RAND())" office:value-type="float" office:value="0.819829199449124">
            <text:p>0.8198291994</text:p>
          </table:table-cell>
          <table:table-cell table:formula="of:=[.A839]+2*[.B839]+LEGACY.NORMSINV(RAND())*0.5" office:value-type="float" office:value="1.31942055910864">
            <text:p>1.3194205591</text:p>
          </table:table-cell>
        </table:table-row>
        <table:table-row table:style-name="ro1">
          <table:table-cell table:formula="of:=LEGACY.NORMSINV(RAND())" office:value-type="float" office:value="-0.15197809843265">
            <text:p>-0.1519780984</text:p>
          </table:table-cell>
          <table:table-cell table:formula="of:=LEGACY.NORMSINV(RAND())" office:value-type="float" office:value="-0.388645908731676">
            <text:p>-0.3886459087</text:p>
          </table:table-cell>
          <table:table-cell table:formula="of:=[.A840]+2*[.B840]+LEGACY.NORMSINV(RAND())*0.5" office:value-type="float" office:value="-1.16948988688456">
            <text:p>-1.1694898869</text:p>
          </table:table-cell>
        </table:table-row>
        <table:table-row table:style-name="ro1">
          <table:table-cell table:formula="of:=LEGACY.NORMSINV(RAND())" office:value-type="float" office:value="-1.29077694467878">
            <text:p>-1.2907769447</text:p>
          </table:table-cell>
          <table:table-cell table:formula="of:=LEGACY.NORMSINV(RAND())" office:value-type="float" office:value="-0.447655674820017">
            <text:p>-0.4476556748</text:p>
          </table:table-cell>
          <table:table-cell table:formula="of:=[.A841]+2*[.B841]+LEGACY.NORMSINV(RAND())*0.5" office:value-type="float" office:value="-2.49800482313996">
            <text:p>-2.4980048231</text:p>
          </table:table-cell>
        </table:table-row>
        <table:table-row table:style-name="ro1">
          <table:table-cell table:formula="of:=LEGACY.NORMSINV(RAND())" office:value-type="float" office:value="-0.326409324053694">
            <text:p>-0.3264093241</text:p>
          </table:table-cell>
          <table:table-cell table:formula="of:=LEGACY.NORMSINV(RAND())" office:value-type="float" office:value="0.12166465254198">
            <text:p>0.1216646525</text:p>
          </table:table-cell>
          <table:table-cell table:formula="of:=[.A842]+2*[.B842]+LEGACY.NORMSINV(RAND())*0.5" office:value-type="float" office:value="-0.821154403920379">
            <text:p>-0.8211544039</text:p>
          </table:table-cell>
        </table:table-row>
        <table:table-row table:style-name="ro1">
          <table:table-cell table:formula="of:=LEGACY.NORMSINV(RAND())" office:value-type="float" office:value="2.02860358081174">
            <text:p>2.0286035808</text:p>
          </table:table-cell>
          <table:table-cell table:formula="of:=LEGACY.NORMSINV(RAND())" office:value-type="float" office:value="-1.81668666441282">
            <text:p>-1.8166866644</text:p>
          </table:table-cell>
          <table:table-cell table:formula="of:=[.A843]+2*[.B843]+LEGACY.NORMSINV(RAND())*0.5" office:value-type="float" office:value="-1.48620314625922">
            <text:p>-1.4862031463</text:p>
          </table:table-cell>
        </table:table-row>
        <table:table-row table:style-name="ro1">
          <table:table-cell table:formula="of:=LEGACY.NORMSINV(RAND())" office:value-type="float" office:value="0.0470222681586389">
            <text:p>0.0470222682</text:p>
          </table:table-cell>
          <table:table-cell table:formula="of:=LEGACY.NORMSINV(RAND())" office:value-type="float" office:value="0.73177883723795">
            <text:p>0.7317788372</text:p>
          </table:table-cell>
          <table:table-cell table:formula="of:=[.A844]+2*[.B844]+LEGACY.NORMSINV(RAND())*0.5" office:value-type="float" office:value="1.43017385285815">
            <text:p>1.4301738529</text:p>
          </table:table-cell>
        </table:table-row>
        <table:table-row table:style-name="ro1">
          <table:table-cell table:formula="of:=LEGACY.NORMSINV(RAND())" office:value-type="float" office:value="1.5722290068617">
            <text:p>1.5722290069</text:p>
          </table:table-cell>
          <table:table-cell table:formula="of:=LEGACY.NORMSINV(RAND())" office:value-type="float" office:value="-1.66375595573311">
            <text:p>-1.6637559557</text:p>
          </table:table-cell>
          <table:table-cell table:formula="of:=[.A845]+2*[.B845]+LEGACY.NORMSINV(RAND())*0.5" office:value-type="float" office:value="-1.94194351963262">
            <text:p>-1.9419435196</text:p>
          </table:table-cell>
        </table:table-row>
        <table:table-row table:style-name="ro1">
          <table:table-cell table:formula="of:=LEGACY.NORMSINV(RAND())" office:value-type="float" office:value="0.290964032569671">
            <text:p>0.2909640326</text:p>
          </table:table-cell>
          <table:table-cell table:formula="of:=LEGACY.NORMSINV(RAND())" office:value-type="float" office:value="-0.759015947517904">
            <text:p>-0.7590159475</text:p>
          </table:table-cell>
          <table:table-cell table:formula="of:=[.A846]+2*[.B846]+LEGACY.NORMSINV(RAND())*0.5" office:value-type="float" office:value="-1.0241853108502">
            <text:p>-1.0241853109</text:p>
          </table:table-cell>
        </table:table-row>
        <table:table-row table:style-name="ro1">
          <table:table-cell table:formula="of:=LEGACY.NORMSINV(RAND())" office:value-type="float" office:value="0.359480235618776">
            <text:p>0.3594802356</text:p>
          </table:table-cell>
          <table:table-cell table:formula="of:=LEGACY.NORMSINV(RAND())" office:value-type="float" office:value="-0.289204267048066">
            <text:p>-0.289204267</text:p>
          </table:table-cell>
          <table:table-cell table:formula="of:=[.A847]+2*[.B847]+LEGACY.NORMSINV(RAND())*0.5" office:value-type="float" office:value="-0.523279864570619">
            <text:p>-0.5232798646</text:p>
          </table:table-cell>
        </table:table-row>
        <table:table-row table:style-name="ro1">
          <table:table-cell table:formula="of:=LEGACY.NORMSINV(RAND())" office:value-type="float" office:value="0.630047580223936">
            <text:p>0.6300475802</text:p>
          </table:table-cell>
          <table:table-cell table:formula="of:=LEGACY.NORMSINV(RAND())" office:value-type="float" office:value="1.68610387117748">
            <text:p>1.6861038712</text:p>
          </table:table-cell>
          <table:table-cell table:formula="of:=[.A848]+2*[.B848]+LEGACY.NORMSINV(RAND())*0.5" office:value-type="float" office:value="4.18738470320132">
            <text:p>4.1873847032</text:p>
          </table:table-cell>
        </table:table-row>
        <table:table-row table:style-name="ro1">
          <table:table-cell table:formula="of:=LEGACY.NORMSINV(RAND())" office:value-type="float" office:value="0.07404203580388">
            <text:p>0.0740420358</text:p>
          </table:table-cell>
          <table:table-cell table:formula="of:=LEGACY.NORMSINV(RAND())" office:value-type="float" office:value="1.54269853900701">
            <text:p>1.542698539</text:p>
          </table:table-cell>
          <table:table-cell table:formula="of:=[.A849]+2*[.B849]+LEGACY.NORMSINV(RAND())*0.5" office:value-type="float" office:value="2.50142410364482">
            <text:p>2.5014241036</text:p>
          </table:table-cell>
        </table:table-row>
        <table:table-row table:style-name="ro1">
          <table:table-cell table:formula="of:=LEGACY.NORMSINV(RAND())" office:value-type="float" office:value="1.1664344514673">
            <text:p>1.1664344515</text:p>
          </table:table-cell>
          <table:table-cell table:formula="of:=LEGACY.NORMSINV(RAND())" office:value-type="float" office:value="-0.560017660219105">
            <text:p>-0.5600176602</text:p>
          </table:table-cell>
          <table:table-cell table:formula="of:=[.A850]+2*[.B850]+LEGACY.NORMSINV(RAND())*0.5" office:value-type="float" office:value="0.0886661613735939">
            <text:p>0.0886661614</text:p>
          </table:table-cell>
        </table:table-row>
        <table:table-row table:style-name="ro1">
          <table:table-cell table:formula="of:=LEGACY.NORMSINV(RAND())" office:value-type="float" office:value="-0.822200348282298">
            <text:p>-0.8222003483</text:p>
          </table:table-cell>
          <table:table-cell table:formula="of:=LEGACY.NORMSINV(RAND())" office:value-type="float" office:value="0.261615350008379">
            <text:p>0.26161535</text:p>
          </table:table-cell>
          <table:table-cell table:formula="of:=[.A851]+2*[.B851]+LEGACY.NORMSINV(RAND())*0.5" office:value-type="float" office:value="-0.130293133702277">
            <text:p>-0.1302931337</text:p>
          </table:table-cell>
        </table:table-row>
        <table:table-row table:style-name="ro1">
          <table:table-cell table:formula="of:=LEGACY.NORMSINV(RAND())" office:value-type="float" office:value="0.686811173356896">
            <text:p>0.6868111734</text:p>
          </table:table-cell>
          <table:table-cell table:formula="of:=LEGACY.NORMSINV(RAND())" office:value-type="float" office:value="1.12431178313959">
            <text:p>1.1243117831</text:p>
          </table:table-cell>
          <table:table-cell table:formula="of:=[.A852]+2*[.B852]+LEGACY.NORMSINV(RAND())*0.5" office:value-type="float" office:value="1.61488809756488">
            <text:p>1.6148880976</text:p>
          </table:table-cell>
        </table:table-row>
        <table:table-row table:style-name="ro1">
          <table:table-cell table:formula="of:=LEGACY.NORMSINV(RAND())" office:value-type="float" office:value="0.80133691935882">
            <text:p>0.8013369194</text:p>
          </table:table-cell>
          <table:table-cell table:formula="of:=LEGACY.NORMSINV(RAND())" office:value-type="float" office:value="1.55068653687948">
            <text:p>1.5506865369</text:p>
          </table:table-cell>
          <table:table-cell table:formula="of:=[.A853]+2*[.B853]+LEGACY.NORMSINV(RAND())*0.5" office:value-type="float" office:value="4.96135767971821">
            <text:p>4.9613576797</text:p>
          </table:table-cell>
        </table:table-row>
        <table:table-row table:style-name="ro1">
          <table:table-cell table:formula="of:=LEGACY.NORMSINV(RAND())" office:value-type="float" office:value="0.141797206087256">
            <text:p>0.1417972061</text:p>
          </table:table-cell>
          <table:table-cell table:formula="of:=LEGACY.NORMSINV(RAND())" office:value-type="float" office:value="0.0834040395093302">
            <text:p>0.0834040395</text:p>
          </table:table-cell>
          <table:table-cell table:formula="of:=[.A854]+2*[.B854]+LEGACY.NORMSINV(RAND())*0.5" office:value-type="float" office:value="0.310654292094037">
            <text:p>0.3106542921</text:p>
          </table:table-cell>
        </table:table-row>
        <table:table-row table:style-name="ro1">
          <table:table-cell table:formula="of:=LEGACY.NORMSINV(RAND())" office:value-type="float" office:value="0.264909756801939">
            <text:p>0.2649097568</text:p>
          </table:table-cell>
          <table:table-cell table:formula="of:=LEGACY.NORMSINV(RAND())" office:value-type="float" office:value="1.87140515852229">
            <text:p>1.8714051585</text:p>
          </table:table-cell>
          <table:table-cell table:formula="of:=[.A855]+2*[.B855]+LEGACY.NORMSINV(RAND())*0.5" office:value-type="float" office:value="3.93690508273797">
            <text:p>3.9369050827</text:p>
          </table:table-cell>
        </table:table-row>
        <table:table-row table:style-name="ro1">
          <table:table-cell table:formula="of:=LEGACY.NORMSINV(RAND())" office:value-type="float" office:value="0.947790800253848">
            <text:p>0.9477908003</text:p>
          </table:table-cell>
          <table:table-cell table:formula="of:=LEGACY.NORMSINV(RAND())" office:value-type="float" office:value="-0.457070416695329">
            <text:p>-0.4570704167</text:p>
          </table:table-cell>
          <table:table-cell table:formula="of:=[.A856]+2*[.B856]+LEGACY.NORMSINV(RAND())*0.5" office:value-type="float" office:value="-0.751611602794304">
            <text:p>-0.7516116028</text:p>
          </table:table-cell>
        </table:table-row>
        <table:table-row table:style-name="ro1">
          <table:table-cell table:formula="of:=LEGACY.NORMSINV(RAND())" office:value-type="float" office:value="-0.790580033849044">
            <text:p>-0.7905800338</text:p>
          </table:table-cell>
          <table:table-cell table:formula="of:=LEGACY.NORMSINV(RAND())" office:value-type="float" office:value="2.08252252302789">
            <text:p>2.082522523</text:p>
          </table:table-cell>
          <table:table-cell table:formula="of:=[.A857]+2*[.B857]+LEGACY.NORMSINV(RAND())*0.5" office:value-type="float" office:value="3.63455194107195">
            <text:p>3.6345519411</text:p>
          </table:table-cell>
        </table:table-row>
        <table:table-row table:style-name="ro1">
          <table:table-cell table:formula="of:=LEGACY.NORMSINV(RAND())" office:value-type="float" office:value="-0.959288736110453">
            <text:p>-0.9592887361</text:p>
          </table:table-cell>
          <table:table-cell table:formula="of:=LEGACY.NORMSINV(RAND())" office:value-type="float" office:value="-0.665975965740637">
            <text:p>-0.6659759657</text:p>
          </table:table-cell>
          <table:table-cell table:formula="of:=[.A858]+2*[.B858]+LEGACY.NORMSINV(RAND())*0.5" office:value-type="float" office:value="-2.37408997189809">
            <text:p>-2.3740899719</text:p>
          </table:table-cell>
        </table:table-row>
        <table:table-row table:style-name="ro1">
          <table:table-cell table:formula="of:=LEGACY.NORMSINV(RAND())" office:value-type="float" office:value="-1.24126093295914">
            <text:p>-1.241260933</text:p>
          </table:table-cell>
          <table:table-cell table:formula="of:=LEGACY.NORMSINV(RAND())" office:value-type="float" office:value="1.26530159837415">
            <text:p>1.2653015984</text:p>
          </table:table-cell>
          <table:table-cell table:formula="of:=[.A859]+2*[.B859]+LEGACY.NORMSINV(RAND())*0.5" office:value-type="float" office:value="2.18706486439327">
            <text:p>2.1870648644</text:p>
          </table:table-cell>
        </table:table-row>
        <table:table-row table:style-name="ro1">
          <table:table-cell table:formula="of:=LEGACY.NORMSINV(RAND())" office:value-type="float" office:value="-0.266340785936014">
            <text:p>-0.2663407859</text:p>
          </table:table-cell>
          <table:table-cell table:formula="of:=LEGACY.NORMSINV(RAND())" office:value-type="float" office:value="2.37394300330328">
            <text:p>2.3739430033</text:p>
          </table:table-cell>
          <table:table-cell table:formula="of:=[.A860]+2*[.B860]+LEGACY.NORMSINV(RAND())*0.5" office:value-type="float" office:value="4.98287864268877">
            <text:p>4.9828786427</text:p>
          </table:table-cell>
        </table:table-row>
        <table:table-row table:style-name="ro1">
          <table:table-cell table:formula="of:=LEGACY.NORMSINV(RAND())" office:value-type="float" office:value="2.90767684091109">
            <text:p>2.9076768409</text:p>
          </table:table-cell>
          <table:table-cell table:formula="of:=LEGACY.NORMSINV(RAND())" office:value-type="float" office:value="0.0624165831591709">
            <text:p>0.0624165832</text:p>
          </table:table-cell>
          <table:table-cell table:formula="of:=[.A861]+2*[.B861]+LEGACY.NORMSINV(RAND())*0.5" office:value-type="float" office:value="2.19756530784841">
            <text:p>2.1975653078</text:p>
          </table:table-cell>
        </table:table-row>
        <table:table-row table:style-name="ro1">
          <table:table-cell table:formula="of:=LEGACY.NORMSINV(RAND())" office:value-type="float" office:value="1.11576666707368">
            <text:p>1.1157666671</text:p>
          </table:table-cell>
          <table:table-cell table:formula="of:=LEGACY.NORMSINV(RAND())" office:value-type="float" office:value="-1.0070346524877">
            <text:p>-1.0070346525</text:p>
          </table:table-cell>
          <table:table-cell table:formula="of:=[.A862]+2*[.B862]+LEGACY.NORMSINV(RAND())*0.5" office:value-type="float" office:value="-0.475040627665457">
            <text:p>-0.4750406277</text:p>
          </table:table-cell>
        </table:table-row>
        <table:table-row table:style-name="ro1">
          <table:table-cell table:formula="of:=LEGACY.NORMSINV(RAND())" office:value-type="float" office:value="0.867809099428738">
            <text:p>0.8678090994</text:p>
          </table:table-cell>
          <table:table-cell table:formula="of:=LEGACY.NORMSINV(RAND())" office:value-type="float" office:value="-0.989983838918049">
            <text:p>-0.9899838389</text:p>
          </table:table-cell>
          <table:table-cell table:formula="of:=[.A863]+2*[.B863]+LEGACY.NORMSINV(RAND())*0.5" office:value-type="float" office:value="-0.998512841548451">
            <text:p>-0.9985128415</text:p>
          </table:table-cell>
        </table:table-row>
        <table:table-row table:style-name="ro1">
          <table:table-cell table:formula="of:=LEGACY.NORMSINV(RAND())" office:value-type="float" office:value="-0.411138643508649">
            <text:p>-0.4111386435</text:p>
          </table:table-cell>
          <table:table-cell table:formula="of:=LEGACY.NORMSINV(RAND())" office:value-type="float" office:value="-1.0626356113589">
            <text:p>-1.0626356114</text:p>
          </table:table-cell>
          <table:table-cell table:formula="of:=[.A864]+2*[.B864]+LEGACY.NORMSINV(RAND())*0.5" office:value-type="float" office:value="-3.06266804861746">
            <text:p>-3.0626680486</text:p>
          </table:table-cell>
        </table:table-row>
        <table:table-row table:style-name="ro1">
          <table:table-cell table:formula="of:=LEGACY.NORMSINV(RAND())" office:value-type="float" office:value="-0.496301183946236">
            <text:p>-0.4963011839</text:p>
          </table:table-cell>
          <table:table-cell table:formula="of:=LEGACY.NORMSINV(RAND())" office:value-type="float" office:value="0.373491009842581">
            <text:p>0.3734910098</text:p>
          </table:table-cell>
          <table:table-cell table:formula="of:=[.A865]+2*[.B865]+LEGACY.NORMSINV(RAND())*0.5" office:value-type="float" office:value="0.589093902772655">
            <text:p>0.5890939028</text:p>
          </table:table-cell>
        </table:table-row>
        <table:table-row table:style-name="ro1">
          <table:table-cell table:formula="of:=LEGACY.NORMSINV(RAND())" office:value-type="float" office:value="0.341539284694261">
            <text:p>0.3415392847</text:p>
          </table:table-cell>
          <table:table-cell table:formula="of:=LEGACY.NORMSINV(RAND())" office:value-type="float" office:value="-1.34511144395748">
            <text:p>-1.345111444</text:p>
          </table:table-cell>
          <table:table-cell table:formula="of:=[.A866]+2*[.B866]+LEGACY.NORMSINV(RAND())*0.5" office:value-type="float" office:value="-2.24885727284499">
            <text:p>-2.2488572728</text:p>
          </table:table-cell>
        </table:table-row>
        <table:table-row table:style-name="ro1">
          <table:table-cell table:formula="of:=LEGACY.NORMSINV(RAND())" office:value-type="float" office:value="0.292384832554136">
            <text:p>0.2923848326</text:p>
          </table:table-cell>
          <table:table-cell table:formula="of:=LEGACY.NORMSINV(RAND())" office:value-type="float" office:value="-1.04747034266137">
            <text:p>-1.0474703427</text:p>
          </table:table-cell>
          <table:table-cell table:formula="of:=[.A867]+2*[.B867]+LEGACY.NORMSINV(RAND())*0.5" office:value-type="float" office:value="-1.39286014995152">
            <text:p>-1.39286015</text:p>
          </table:table-cell>
        </table:table-row>
        <table:table-row table:style-name="ro1">
          <table:table-cell table:formula="of:=LEGACY.NORMSINV(RAND())" office:value-type="float" office:value="1.11566410688644">
            <text:p>1.1156641069</text:p>
          </table:table-cell>
          <table:table-cell table:formula="of:=LEGACY.NORMSINV(RAND())" office:value-type="float" office:value="1.01930181885674">
            <text:p>1.0193018189</text:p>
          </table:table-cell>
          <table:table-cell table:formula="of:=[.A868]+2*[.B868]+LEGACY.NORMSINV(RAND())*0.5" office:value-type="float" office:value="4.04404215428249">
            <text:p>4.0440421543</text:p>
          </table:table-cell>
        </table:table-row>
        <table:table-row table:style-name="ro1">
          <table:table-cell table:formula="of:=LEGACY.NORMSINV(RAND())" office:value-type="float" office:value="0.721943567426049">
            <text:p>0.7219435674</text:p>
          </table:table-cell>
          <table:table-cell table:formula="of:=LEGACY.NORMSINV(RAND())" office:value-type="float" office:value="-0.58234482168263">
            <text:p>-0.5823448217</text:p>
          </table:table-cell>
          <table:table-cell table:formula="of:=[.A869]+2*[.B869]+LEGACY.NORMSINV(RAND())*0.5" office:value-type="float" office:value="-1.18183619279511">
            <text:p>-1.1818361928</text:p>
          </table:table-cell>
        </table:table-row>
        <table:table-row table:style-name="ro1">
          <table:table-cell table:formula="of:=LEGACY.NORMSINV(RAND())" office:value-type="float" office:value="0.693607417456175">
            <text:p>0.6936074175</text:p>
          </table:table-cell>
          <table:table-cell table:formula="of:=LEGACY.NORMSINV(RAND())" office:value-type="float" office:value="-0.693889284410881">
            <text:p>-0.6938892844</text:p>
          </table:table-cell>
          <table:table-cell table:formula="of:=[.A870]+2*[.B870]+LEGACY.NORMSINV(RAND())*0.5" office:value-type="float" office:value="-0.738511101048208">
            <text:p>-0.738511101</text:p>
          </table:table-cell>
        </table:table-row>
        <table:table-row table:style-name="ro1">
          <table:table-cell table:formula="of:=LEGACY.NORMSINV(RAND())" office:value-type="float" office:value="-0.580109956440313">
            <text:p>-0.5801099564</text:p>
          </table:table-cell>
          <table:table-cell table:formula="of:=LEGACY.NORMSINV(RAND())" office:value-type="float" office:value="-1.36666602212952">
            <text:p>-1.3666660221</text:p>
          </table:table-cell>
          <table:table-cell table:formula="of:=[.A871]+2*[.B871]+LEGACY.NORMSINV(RAND())*0.5" office:value-type="float" office:value="-3.3600732250933">
            <text:p>-3.3600732251</text:p>
          </table:table-cell>
        </table:table-row>
        <table:table-row table:style-name="ro1">
          <table:table-cell table:formula="of:=LEGACY.NORMSINV(RAND())" office:value-type="float" office:value="-0.156348164954375">
            <text:p>-0.156348165</text:p>
          </table:table-cell>
          <table:table-cell table:formula="of:=LEGACY.NORMSINV(RAND())" office:value-type="float" office:value="-1.11076094620591">
            <text:p>-1.1107609462</text:p>
          </table:table-cell>
          <table:table-cell table:formula="of:=[.A872]+2*[.B872]+LEGACY.NORMSINV(RAND())*0.5" office:value-type="float" office:value="-2.59701715161034">
            <text:p>-2.5970171516</text:p>
          </table:table-cell>
        </table:table-row>
        <table:table-row table:style-name="ro1">
          <table:table-cell table:formula="of:=LEGACY.NORMSINV(RAND())" office:value-type="float" office:value="0.25068276254612">
            <text:p>0.2506827625</text:p>
          </table:table-cell>
          <table:table-cell table:formula="of:=LEGACY.NORMSINV(RAND())" office:value-type="float" office:value="1.51178244058695">
            <text:p>1.5117824406</text:p>
          </table:table-cell>
          <table:table-cell table:formula="of:=[.A873]+2*[.B873]+LEGACY.NORMSINV(RAND())*0.5" office:value-type="float" office:value="2.72920342642856">
            <text:p>2.7292034264</text:p>
          </table:table-cell>
        </table:table-row>
        <table:table-row table:style-name="ro1">
          <table:table-cell table:formula="of:=LEGACY.NORMSINV(RAND())" office:value-type="float" office:value="0.652448079225792">
            <text:p>0.6524480792</text:p>
          </table:table-cell>
          <table:table-cell table:formula="of:=LEGACY.NORMSINV(RAND())" office:value-type="float" office:value="0.0617193622818528">
            <text:p>0.0617193623</text:p>
          </table:table-cell>
          <table:table-cell table:formula="of:=[.A874]+2*[.B874]+LEGACY.NORMSINV(RAND())*0.5" office:value-type="float" office:value="0.74870474458358">
            <text:p>0.7487047446</text:p>
          </table:table-cell>
        </table:table-row>
        <table:table-row table:style-name="ro1">
          <table:table-cell table:formula="of:=LEGACY.NORMSINV(RAND())" office:value-type="float" office:value="-0.283093964566864">
            <text:p>-0.2830939646</text:p>
          </table:table-cell>
          <table:table-cell table:formula="of:=LEGACY.NORMSINV(RAND())" office:value-type="float" office:value="0.442367057553944">
            <text:p>0.4423670576</text:p>
          </table:table-cell>
          <table:table-cell table:formula="of:=[.A875]+2*[.B875]+LEGACY.NORMSINV(RAND())*0.5" office:value-type="float" office:value="1.00167276727769">
            <text:p>1.0016727673</text:p>
          </table:table-cell>
        </table:table-row>
        <table:table-row table:style-name="ro1">
          <table:table-cell table:formula="of:=LEGACY.NORMSINV(RAND())" office:value-type="float" office:value="-0.0555578340855501">
            <text:p>-0.0555578341</text:p>
          </table:table-cell>
          <table:table-cell table:formula="of:=LEGACY.NORMSINV(RAND())" office:value-type="float" office:value="-0.197725148848591">
            <text:p>-0.1977251488</text:p>
          </table:table-cell>
          <table:table-cell table:formula="of:=[.A876]+2*[.B876]+LEGACY.NORMSINV(RAND())*0.5" office:value-type="float" office:value="-0.549634756501702">
            <text:p>-0.5496347565</text:p>
          </table:table-cell>
        </table:table-row>
        <table:table-row table:style-name="ro1">
          <table:table-cell table:formula="of:=LEGACY.NORMSINV(RAND())" office:value-type="float" office:value="0.319399961109692">
            <text:p>0.3193999611</text:p>
          </table:table-cell>
          <table:table-cell table:formula="of:=LEGACY.NORMSINV(RAND())" office:value-type="float" office:value="-3.17316409869946">
            <text:p>-3.1731640987</text:p>
          </table:table-cell>
          <table:table-cell table:formula="of:=[.A877]+2*[.B877]+LEGACY.NORMSINV(RAND())*0.5" office:value-type="float" office:value="-6.92135949878132">
            <text:p>-6.9213594988</text:p>
          </table:table-cell>
        </table:table-row>
        <table:table-row table:style-name="ro1">
          <table:table-cell table:formula="of:=LEGACY.NORMSINV(RAND())" office:value-type="float" office:value="-0.0721066175982169">
            <text:p>-0.0721066176</text:p>
          </table:table-cell>
          <table:table-cell table:formula="of:=LEGACY.NORMSINV(RAND())" office:value-type="float" office:value="0.822038010468149">
            <text:p>0.8220380105</text:p>
          </table:table-cell>
          <table:table-cell table:formula="of:=[.A878]+2*[.B878]+LEGACY.NORMSINV(RAND())*0.5" office:value-type="float" office:value="2.22588734318759">
            <text:p>2.2258873432</text:p>
          </table:table-cell>
        </table:table-row>
        <table:table-row table:style-name="ro1">
          <table:table-cell table:formula="of:=LEGACY.NORMSINV(RAND())" office:value-type="float" office:value="0.678983210949593">
            <text:p>0.6789832109</text:p>
          </table:table-cell>
          <table:table-cell table:formula="of:=LEGACY.NORMSINV(RAND())" office:value-type="float" office:value="0.696357307048256">
            <text:p>0.696357307</text:p>
          </table:table-cell>
          <table:table-cell table:formula="of:=[.A879]+2*[.B879]+LEGACY.NORMSINV(RAND())*0.5" office:value-type="float" office:value="2.29078620403439">
            <text:p>2.290786204</text:p>
          </table:table-cell>
        </table:table-row>
        <table:table-row table:style-name="ro1">
          <table:table-cell table:formula="of:=LEGACY.NORMSINV(RAND())" office:value-type="float" office:value="2.59726809963594">
            <text:p>2.5972680996</text:p>
          </table:table-cell>
          <table:table-cell table:formula="of:=LEGACY.NORMSINV(RAND())" office:value-type="float" office:value="0.940725498296842">
            <text:p>0.9407254983</text:p>
          </table:table-cell>
          <table:table-cell table:formula="of:=[.A880]+2*[.B880]+LEGACY.NORMSINV(RAND())*0.5" office:value-type="float" office:value="4.38467875540734">
            <text:p>4.3846787554</text:p>
          </table:table-cell>
        </table:table-row>
        <table:table-row table:style-name="ro1">
          <table:table-cell table:formula="of:=LEGACY.NORMSINV(RAND())" office:value-type="float" office:value="-1.39726745784081">
            <text:p>-1.3972674578</text:p>
          </table:table-cell>
          <table:table-cell table:formula="of:=LEGACY.NORMSINV(RAND())" office:value-type="float" office:value="-0.549750143329234">
            <text:p>-0.5497501433</text:p>
          </table:table-cell>
          <table:table-cell table:formula="of:=[.A881]+2*[.B881]+LEGACY.NORMSINV(RAND())*0.5" office:value-type="float" office:value="-2.22542482460032">
            <text:p>-2.2254248246</text:p>
          </table:table-cell>
        </table:table-row>
        <table:table-row table:style-name="ro1">
          <table:table-cell table:formula="of:=LEGACY.NORMSINV(RAND())" office:value-type="float" office:value="-0.790896452562854">
            <text:p>-0.7908964526</text:p>
          </table:table-cell>
          <table:table-cell table:formula="of:=LEGACY.NORMSINV(RAND())" office:value-type="float" office:value="0.687426224574989">
            <text:p>0.6874262246</text:p>
          </table:table-cell>
          <table:table-cell table:formula="of:=[.A882]+2*[.B882]+LEGACY.NORMSINV(RAND())*0.5" office:value-type="float" office:value="0.0531506613583569">
            <text:p>0.0531506614</text:p>
          </table:table-cell>
        </table:table-row>
        <table:table-row table:style-name="ro1">
          <table:table-cell table:formula="of:=LEGACY.NORMSINV(RAND())" office:value-type="float" office:value="-1.0398379364003">
            <text:p>-1.0398379364</text:p>
          </table:table-cell>
          <table:table-cell table:formula="of:=LEGACY.NORMSINV(RAND())" office:value-type="float" office:value="-1.37426682466836">
            <text:p>-1.3742668247</text:p>
          </table:table-cell>
          <table:table-cell table:formula="of:=[.A883]+2*[.B883]+LEGACY.NORMSINV(RAND())*0.5" office:value-type="float" office:value="-3.46178676553374">
            <text:p>-3.4617867655</text:p>
          </table:table-cell>
        </table:table-row>
        <table:table-row table:style-name="ro1">
          <table:table-cell table:formula="of:=LEGACY.NORMSINV(RAND())" office:value-type="float" office:value="0.45047064128444">
            <text:p>0.4504706413</text:p>
          </table:table-cell>
          <table:table-cell table:formula="of:=LEGACY.NORMSINV(RAND())" office:value-type="float" office:value="-0.763721789596098">
            <text:p>-0.7637217896</text:p>
          </table:table-cell>
          <table:table-cell table:formula="of:=[.A884]+2*[.B884]+LEGACY.NORMSINV(RAND())*0.5" office:value-type="float" office:value="-1.09437187047842">
            <text:p>-1.0943718705</text:p>
          </table:table-cell>
        </table:table-row>
        <table:table-row table:style-name="ro1">
          <table:table-cell table:formula="of:=LEGACY.NORMSINV(RAND())" office:value-type="float" office:value="-0.39966229344206">
            <text:p>-0.3996622934</text:p>
          </table:table-cell>
          <table:table-cell table:formula="of:=LEGACY.NORMSINV(RAND())" office:value-type="float" office:value="0.526815265194295">
            <text:p>0.5268152652</text:p>
          </table:table-cell>
          <table:table-cell table:formula="of:=[.A885]+2*[.B885]+LEGACY.NORMSINV(RAND())*0.5" office:value-type="float" office:value="1.22834907144986">
            <text:p>1.2283490714</text:p>
          </table:table-cell>
        </table:table-row>
        <table:table-row table:style-name="ro1">
          <table:table-cell table:formula="of:=LEGACY.NORMSINV(RAND())" office:value-type="float" office:value="0.726822627555153">
            <text:p>0.7268226276</text:p>
          </table:table-cell>
          <table:table-cell table:formula="of:=LEGACY.NORMSINV(RAND())" office:value-type="float" office:value="-0.0275699903365113">
            <text:p>-0.0275699903</text:p>
          </table:table-cell>
          <table:table-cell table:formula="of:=[.A886]+2*[.B886]+LEGACY.NORMSINV(RAND())*0.5" office:value-type="float" office:value="0.482419582407498">
            <text:p>0.4824195824</text:p>
          </table:table-cell>
        </table:table-row>
        <table:table-row table:style-name="ro1">
          <table:table-cell table:formula="of:=LEGACY.NORMSINV(RAND())" office:value-type="float" office:value="0.72928597916503">
            <text:p>0.7292859792</text:p>
          </table:table-cell>
          <table:table-cell table:formula="of:=LEGACY.NORMSINV(RAND())" office:value-type="float" office:value="1.34580466327717">
            <text:p>1.3458046633</text:p>
          </table:table-cell>
          <table:table-cell table:formula="of:=[.A887]+2*[.B887]+LEGACY.NORMSINV(RAND())*0.5" office:value-type="float" office:value="4.42612091986739">
            <text:p>4.4261209199</text:p>
          </table:table-cell>
        </table:table-row>
        <table:table-row table:style-name="ro1">
          <table:table-cell table:formula="of:=LEGACY.NORMSINV(RAND())" office:value-type="float" office:value="0.154923014004969">
            <text:p>0.154923014</text:p>
          </table:table-cell>
          <table:table-cell table:formula="of:=LEGACY.NORMSINV(RAND())" office:value-type="float" office:value="1.62234937263269">
            <text:p>1.6223493726</text:p>
          </table:table-cell>
          <table:table-cell table:formula="of:=[.A888]+2*[.B888]+LEGACY.NORMSINV(RAND())*0.5" office:value-type="float" office:value="3.33561205059196">
            <text:p>3.3356120506</text:p>
          </table:table-cell>
        </table:table-row>
        <table:table-row table:style-name="ro1">
          <table:table-cell table:formula="of:=LEGACY.NORMSINV(RAND())" office:value-type="float" office:value="-0.472019461828267">
            <text:p>-0.4720194618</text:p>
          </table:table-cell>
          <table:table-cell table:formula="of:=LEGACY.NORMSINV(RAND())" office:value-type="float" office:value="1.04579098671461">
            <text:p>1.0457909867</text:p>
          </table:table-cell>
          <table:table-cell table:formula="of:=[.A889]+2*[.B889]+LEGACY.NORMSINV(RAND())*0.5" office:value-type="float" office:value="1.19963092476423">
            <text:p>1.1996309248</text:p>
          </table:table-cell>
        </table:table-row>
        <table:table-row table:style-name="ro1">
          <table:table-cell table:formula="of:=LEGACY.NORMSINV(RAND())" office:value-type="float" office:value="-1.05797388470933">
            <text:p>-1.0579738847</text:p>
          </table:table-cell>
          <table:table-cell table:formula="of:=LEGACY.NORMSINV(RAND())" office:value-type="float" office:value="0.0540244317444156">
            <text:p>0.0540244317</text:p>
          </table:table-cell>
          <table:table-cell table:formula="of:=[.A890]+2*[.B890]+LEGACY.NORMSINV(RAND())*0.5" office:value-type="float" office:value="-1.37829532762581">
            <text:p>-1.3782953276</text:p>
          </table:table-cell>
        </table:table-row>
        <table:table-row table:style-name="ro1">
          <table:table-cell table:formula="of:=LEGACY.NORMSINV(RAND())" office:value-type="float" office:value="-0.160410005372718">
            <text:p>-0.1604100054</text:p>
          </table:table-cell>
          <table:table-cell table:formula="of:=LEGACY.NORMSINV(RAND())" office:value-type="float" office:value="1.61596308695894">
            <text:p>1.615963087</text:p>
          </table:table-cell>
          <table:table-cell table:formula="of:=[.A891]+2*[.B891]+LEGACY.NORMSINV(RAND())*0.5" office:value-type="float" office:value="2.77556904829596">
            <text:p>2.7755690483</text:p>
          </table:table-cell>
        </table:table-row>
        <table:table-row table:style-name="ro1">
          <table:table-cell table:formula="of:=LEGACY.NORMSINV(RAND())" office:value-type="float" office:value="-0.876526398030813">
            <text:p>-0.876526398</text:p>
          </table:table-cell>
          <table:table-cell table:formula="of:=LEGACY.NORMSINV(RAND())" office:value-type="float" office:value="0.394179636665983">
            <text:p>0.3941796367</text:p>
          </table:table-cell>
          <table:table-cell table:formula="of:=[.A892]+2*[.B892]+LEGACY.NORMSINV(RAND())*0.5" office:value-type="float" office:value="-0.0988675910941925">
            <text:p>-0.0988675911</text:p>
          </table:table-cell>
        </table:table-row>
        <table:table-row table:style-name="ro1">
          <table:table-cell table:formula="of:=LEGACY.NORMSINV(RAND())" office:value-type="float" office:value="-0.597606099165686">
            <text:p>-0.5976060992</text:p>
          </table:table-cell>
          <table:table-cell table:formula="of:=LEGACY.NORMSINV(RAND())" office:value-type="float" office:value="0.832660990144118">
            <text:p>0.8326609901</text:p>
          </table:table-cell>
          <table:table-cell table:formula="of:=[.A893]+2*[.B893]+LEGACY.NORMSINV(RAND())*0.5" office:value-type="float" office:value="1.24784169547479">
            <text:p>1.2478416955</text:p>
          </table:table-cell>
        </table:table-row>
        <table:table-row table:style-name="ro1">
          <table:table-cell table:formula="of:=LEGACY.NORMSINV(RAND())" office:value-type="float" office:value="-0.00609635004982574">
            <text:p>-0.00609635</text:p>
          </table:table-cell>
          <table:table-cell table:formula="of:=LEGACY.NORMSINV(RAND())" office:value-type="float" office:value="0.102092982094363">
            <text:p>0.1020929821</text:p>
          </table:table-cell>
          <table:table-cell table:formula="of:=[.A894]+2*[.B894]+LEGACY.NORMSINV(RAND())*0.5" office:value-type="float" office:value="-0.0434989931411831">
            <text:p>-0.0434989931</text:p>
          </table:table-cell>
        </table:table-row>
        <table:table-row table:style-name="ro1">
          <table:table-cell table:formula="of:=LEGACY.NORMSINV(RAND())" office:value-type="float" office:value="-0.847325052653152">
            <text:p>-0.8473250527</text:p>
          </table:table-cell>
          <table:table-cell table:formula="of:=LEGACY.NORMSINV(RAND())" office:value-type="float" office:value="-1.93039388866223">
            <text:p>-1.9303938887</text:p>
          </table:table-cell>
          <table:table-cell table:formula="of:=[.A895]+2*[.B895]+LEGACY.NORMSINV(RAND())*0.5" office:value-type="float" office:value="-4.50298936606887">
            <text:p>-4.5029893661</text:p>
          </table:table-cell>
        </table:table-row>
        <table:table-row table:style-name="ro1">
          <table:table-cell table:formula="of:=LEGACY.NORMSINV(RAND())" office:value-type="float" office:value="0.488520912316805">
            <text:p>0.4885209123</text:p>
          </table:table-cell>
          <table:table-cell table:formula="of:=LEGACY.NORMSINV(RAND())" office:value-type="float" office:value="1.28986879355077">
            <text:p>1.2898687936</text:p>
          </table:table-cell>
          <table:table-cell table:formula="of:=[.A896]+2*[.B896]+LEGACY.NORMSINV(RAND())*0.5" office:value-type="float" office:value="2.9743630437711">
            <text:p>2.9743630438</text:p>
          </table:table-cell>
        </table:table-row>
        <table:table-row table:style-name="ro1">
          <table:table-cell table:formula="of:=LEGACY.NORMSINV(RAND())" office:value-type="float" office:value="0.248759994796838">
            <text:p>0.2487599948</text:p>
          </table:table-cell>
          <table:table-cell table:formula="of:=LEGACY.NORMSINV(RAND())" office:value-type="float" office:value="-0.662043147564396">
            <text:p>-0.6620431476</text:p>
          </table:table-cell>
          <table:table-cell table:formula="of:=[.A897]+2*[.B897]+LEGACY.NORMSINV(RAND())*0.5" office:value-type="float" office:value="-1.50949119960089">
            <text:p>-1.5094911996</text:p>
          </table:table-cell>
        </table:table-row>
        <table:table-row table:style-name="ro1">
          <table:table-cell table:formula="of:=LEGACY.NORMSINV(RAND())" office:value-type="float" office:value="0.115214632631224">
            <text:p>0.1152146326</text:p>
          </table:table-cell>
          <table:table-cell table:formula="of:=LEGACY.NORMSINV(RAND())" office:value-type="float" office:value="-0.732997232380888">
            <text:p>-0.7329972324</text:p>
          </table:table-cell>
          <table:table-cell table:formula="of:=[.A898]+2*[.B898]+LEGACY.NORMSINV(RAND())*0.5" office:value-type="float" office:value="-1.00695084948761">
            <text:p>-1.0069508495</text:p>
          </table:table-cell>
        </table:table-row>
        <table:table-row table:style-name="ro1">
          <table:table-cell table:formula="of:=LEGACY.NORMSINV(RAND())" office:value-type="float" office:value="-0.258439861996199">
            <text:p>-0.258439862</text:p>
          </table:table-cell>
          <table:table-cell table:formula="of:=LEGACY.NORMSINV(RAND())" office:value-type="float" office:value="0.470068223613687">
            <text:p>0.4700682236</text:p>
          </table:table-cell>
          <table:table-cell table:formula="of:=[.A899]+2*[.B899]+LEGACY.NORMSINV(RAND())*0.5" office:value-type="float" office:value="-0.0465710590794473">
            <text:p>-0.0465710591</text:p>
          </table:table-cell>
        </table:table-row>
        <table:table-row table:style-name="ro1">
          <table:table-cell table:formula="of:=LEGACY.NORMSINV(RAND())" office:value-type="float" office:value="1.402224417897">
            <text:p>1.4022244179</text:p>
          </table:table-cell>
          <table:table-cell table:formula="of:=LEGACY.NORMSINV(RAND())" office:value-type="float" office:value="1.18170904488643">
            <text:p>1.1817090449</text:p>
          </table:table-cell>
          <table:table-cell table:formula="of:=[.A900]+2*[.B900]+LEGACY.NORMSINV(RAND())*0.5" office:value-type="float" office:value="3.37557554577139">
            <text:p>3.3755755458</text:p>
          </table:table-cell>
        </table:table-row>
        <table:table-row table:style-name="ro1">
          <table:table-cell table:formula="of:=LEGACY.NORMSINV(RAND())" office:value-type="float" office:value="1.11011253459719">
            <text:p>1.1101125346</text:p>
          </table:table-cell>
          <table:table-cell table:formula="of:=LEGACY.NORMSINV(RAND())" office:value-type="float" office:value="-1.42461996800389">
            <text:p>-1.424619968</text:p>
          </table:table-cell>
          <table:table-cell table:formula="of:=[.A901]+2*[.B901]+LEGACY.NORMSINV(RAND())*0.5" office:value-type="float" office:value="-1.54114421869609">
            <text:p>-1.5411442187</text:p>
          </table:table-cell>
        </table:table-row>
        <table:table-row table:style-name="ro1">
          <table:table-cell table:formula="of:=LEGACY.NORMSINV(RAND())" office:value-type="float" office:value="0.0496529441866668">
            <text:p>0.0496529442</text:p>
          </table:table-cell>
          <table:table-cell table:formula="of:=LEGACY.NORMSINV(RAND())" office:value-type="float" office:value="-0.374290101552255">
            <text:p>-0.3742901016</text:p>
          </table:table-cell>
          <table:table-cell table:formula="of:=[.A902]+2*[.B902]+LEGACY.NORMSINV(RAND())*0.5" office:value-type="float" office:value="-0.192768131249431">
            <text:p>-0.1927681312</text:p>
          </table:table-cell>
        </table:table-row>
        <table:table-row table:style-name="ro1">
          <table:table-cell table:formula="of:=LEGACY.NORMSINV(RAND())" office:value-type="float" office:value="-0.475311316187937">
            <text:p>-0.4753113162</text:p>
          </table:table-cell>
          <table:table-cell table:formula="of:=LEGACY.NORMSINV(RAND())" office:value-type="float" office:value="1.01756300929197">
            <text:p>1.0175630093</text:p>
          </table:table-cell>
          <table:table-cell table:formula="of:=[.A903]+2*[.B903]+LEGACY.NORMSINV(RAND())*0.5" office:value-type="float" office:value="0.9707147059869">
            <text:p>0.970714706</text:p>
          </table:table-cell>
        </table:table-row>
        <table:table-row table:style-name="ro1">
          <table:table-cell table:formula="of:=LEGACY.NORMSINV(RAND())" office:value-type="float" office:value="1.07111488328446">
            <text:p>1.0711148833</text:p>
          </table:table-cell>
          <table:table-cell table:formula="of:=LEGACY.NORMSINV(RAND())" office:value-type="float" office:value="-0.0345289501808714">
            <text:p>-0.0345289502</text:p>
          </table:table-cell>
          <table:table-cell table:formula="of:=[.A904]+2*[.B904]+LEGACY.NORMSINV(RAND())*0.5" office:value-type="float" office:value="1.15076607140341">
            <text:p>1.1507660714</text:p>
          </table:table-cell>
        </table:table-row>
        <table:table-row table:style-name="ro1">
          <table:table-cell table:formula="of:=LEGACY.NORMSINV(RAND())" office:value-type="float" office:value="1.19891827650253">
            <text:p>1.1989182765</text:p>
          </table:table-cell>
          <table:table-cell table:formula="of:=LEGACY.NORMSINV(RAND())" office:value-type="float" office:value="0.844169437340584">
            <text:p>0.8441694373</text:p>
          </table:table-cell>
          <table:table-cell table:formula="of:=[.A905]+2*[.B905]+LEGACY.NORMSINV(RAND())*0.5" office:value-type="float" office:value="3.33611859743186">
            <text:p>3.3361185974</text:p>
          </table:table-cell>
        </table:table-row>
        <table:table-row table:style-name="ro1">
          <table:table-cell table:formula="of:=LEGACY.NORMSINV(RAND())" office:value-type="float" office:value="0.793209211093705">
            <text:p>0.7932092111</text:p>
          </table:table-cell>
          <table:table-cell table:formula="of:=LEGACY.NORMSINV(RAND())" office:value-type="float" office:value="-0.100685086955869">
            <text:p>-0.100685087</text:p>
          </table:table-cell>
          <table:table-cell table:formula="of:=[.A906]+2*[.B906]+LEGACY.NORMSINV(RAND())*0.5" office:value-type="float" office:value="0.595276768000811">
            <text:p>0.595276768</text:p>
          </table:table-cell>
        </table:table-row>
        <table:table-row table:style-name="ro1">
          <table:table-cell table:formula="of:=LEGACY.NORMSINV(RAND())" office:value-type="float" office:value="-1.74901961543437">
            <text:p>-1.7490196154</text:p>
          </table:table-cell>
          <table:table-cell table:formula="of:=LEGACY.NORMSINV(RAND())" office:value-type="float" office:value="1.20252809126063">
            <text:p>1.2025280913</text:p>
          </table:table-cell>
          <table:table-cell table:formula="of:=[.A907]+2*[.B907]+LEGACY.NORMSINV(RAND())*0.5" office:value-type="float" office:value="0.0180136870095023">
            <text:p>0.018013687</text:p>
          </table:table-cell>
        </table:table-row>
        <table:table-row table:style-name="ro1">
          <table:table-cell table:formula="of:=LEGACY.NORMSINV(RAND())" office:value-type="float" office:value="-0.607004770554149">
            <text:p>-0.6070047706</text:p>
          </table:table-cell>
          <table:table-cell table:formula="of:=LEGACY.NORMSINV(RAND())" office:value-type="float" office:value="-1.41846577307301">
            <text:p>-1.4184657731</text:p>
          </table:table-cell>
          <table:table-cell table:formula="of:=[.A908]+2*[.B908]+LEGACY.NORMSINV(RAND())*0.5" office:value-type="float" office:value="-3.25554534215011">
            <text:p>-3.2555453422</text:p>
          </table:table-cell>
        </table:table-row>
        <table:table-row table:style-name="ro1">
          <table:table-cell table:formula="of:=LEGACY.NORMSINV(RAND())" office:value-type="float" office:value="1.67233374121841">
            <text:p>1.6723337412</text:p>
          </table:table-cell>
          <table:table-cell table:formula="of:=LEGACY.NORMSINV(RAND())" office:value-type="float" office:value="0.962868795689301">
            <text:p>0.9628687957</text:p>
          </table:table-cell>
          <table:table-cell table:formula="of:=[.A909]+2*[.B909]+LEGACY.NORMSINV(RAND())*0.5" office:value-type="float" office:value="2.74966424897846">
            <text:p>2.749664249</text:p>
          </table:table-cell>
        </table:table-row>
        <table:table-row table:style-name="ro1">
          <table:table-cell table:formula="of:=LEGACY.NORMSINV(RAND())" office:value-type="float" office:value="0.970535382893373">
            <text:p>0.9705353829</text:p>
          </table:table-cell>
          <table:table-cell table:formula="of:=LEGACY.NORMSINV(RAND())" office:value-type="float" office:value="1.30948927276894">
            <text:p>1.3094892728</text:p>
          </table:table-cell>
          <table:table-cell table:formula="of:=[.A910]+2*[.B910]+LEGACY.NORMSINV(RAND())*0.5" office:value-type="float" office:value="4.49188052564741">
            <text:p>4.4918805256</text:p>
          </table:table-cell>
        </table:table-row>
        <table:table-row table:style-name="ro1">
          <table:table-cell table:formula="of:=LEGACY.NORMSINV(RAND())" office:value-type="float" office:value="1.34845335786215">
            <text:p>1.3484533579</text:p>
          </table:table-cell>
          <table:table-cell table:formula="of:=LEGACY.NORMSINV(RAND())" office:value-type="float" office:value="-1.16271936694365">
            <text:p>-1.1627193669</text:p>
          </table:table-cell>
          <table:table-cell table:formula="of:=[.A911]+2*[.B911]+LEGACY.NORMSINV(RAND())*0.5" office:value-type="float" office:value="-0.497989560222441">
            <text:p>-0.4979895602</text:p>
          </table:table-cell>
        </table:table-row>
        <table:table-row table:style-name="ro1">
          <table:table-cell table:formula="of:=LEGACY.NORMSINV(RAND())" office:value-type="float" office:value="-0.626974601027007">
            <text:p>-0.626974601</text:p>
          </table:table-cell>
          <table:table-cell table:formula="of:=LEGACY.NORMSINV(RAND())" office:value-type="float" office:value="0.760113976681722">
            <text:p>0.7601139767</text:p>
          </table:table-cell>
          <table:table-cell table:formula="of:=[.A912]+2*[.B912]+LEGACY.NORMSINV(RAND())*0.5" office:value-type="float" office:value="0.701628121731389">
            <text:p>0.7016281217</text:p>
          </table:table-cell>
        </table:table-row>
        <table:table-row table:style-name="ro1">
          <table:table-cell table:formula="of:=LEGACY.NORMSINV(RAND())" office:value-type="float" office:value="-1.22178164806988">
            <text:p>-1.2217816481</text:p>
          </table:table-cell>
          <table:table-cell table:formula="of:=LEGACY.NORMSINV(RAND())" office:value-type="float" office:value="0.307356062081972">
            <text:p>0.3073560621</text:p>
          </table:table-cell>
          <table:table-cell table:formula="of:=[.A913]+2*[.B913]+LEGACY.NORMSINV(RAND())*0.5" office:value-type="float" office:value="-0.389802612495468">
            <text:p>-0.3898026125</text:p>
          </table:table-cell>
        </table:table-row>
        <table:table-row table:style-name="ro1">
          <table:table-cell table:formula="of:=LEGACY.NORMSINV(RAND())" office:value-type="float" office:value="0.245906731980548">
            <text:p>0.245906732</text:p>
          </table:table-cell>
          <table:table-cell table:formula="of:=LEGACY.NORMSINV(RAND())" office:value-type="float" office:value="0.643568191079098">
            <text:p>0.6435681911</text:p>
          </table:table-cell>
          <table:table-cell table:formula="of:=[.A914]+2*[.B914]+LEGACY.NORMSINV(RAND())*0.5" office:value-type="float" office:value="1.56564069386174">
            <text:p>1.5656406939</text:p>
          </table:table-cell>
        </table:table-row>
        <table:table-row table:style-name="ro1">
          <table:table-cell table:formula="of:=LEGACY.NORMSINV(RAND())" office:value-type="float" office:value="-0.258953864717302">
            <text:p>-0.2589538647</text:p>
          </table:table-cell>
          <table:table-cell table:formula="of:=LEGACY.NORMSINV(RAND())" office:value-type="float" office:value="-0.366492979353202">
            <text:p>-0.3664929794</text:p>
          </table:table-cell>
          <table:table-cell table:formula="of:=[.A915]+2*[.B915]+LEGACY.NORMSINV(RAND())*0.5" office:value-type="float" office:value="-1.10479824288231">
            <text:p>-1.1047982429</text:p>
          </table:table-cell>
        </table:table-row>
        <table:table-row table:style-name="ro1">
          <table:table-cell table:formula="of:=LEGACY.NORMSINV(RAND())" office:value-type="float" office:value="1.0702012924404">
            <text:p>1.0702012924</text:p>
          </table:table-cell>
          <table:table-cell table:formula="of:=LEGACY.NORMSINV(RAND())" office:value-type="float" office:value="-0.944990063870572">
            <text:p>-0.9449900639</text:p>
          </table:table-cell>
          <table:table-cell table:formula="of:=[.A916]+2*[.B916]+LEGACY.NORMSINV(RAND())*0.5" office:value-type="float" office:value="-1.24618289669827">
            <text:p>-1.2461828967</text:p>
          </table:table-cell>
        </table:table-row>
        <table:table-row table:style-name="ro1">
          <table:table-cell table:formula="of:=LEGACY.NORMSINV(RAND())" office:value-type="float" office:value="0.65310637624214">
            <text:p>0.6531063762</text:p>
          </table:table-cell>
          <table:table-cell table:formula="of:=LEGACY.NORMSINV(RAND())" office:value-type="float" office:value="0.45397020928645">
            <text:p>0.4539702093</text:p>
          </table:table-cell>
          <table:table-cell table:formula="of:=[.A917]+2*[.B917]+LEGACY.NORMSINV(RAND())*0.5" office:value-type="float" office:value="1.20309699644701">
            <text:p>1.2030969964</text:p>
          </table:table-cell>
        </table:table-row>
        <table:table-row table:style-name="ro1">
          <table:table-cell table:formula="of:=LEGACY.NORMSINV(RAND())" office:value-type="float" office:value="0.919884963553287">
            <text:p>0.9198849636</text:p>
          </table:table-cell>
          <table:table-cell table:formula="of:=LEGACY.NORMSINV(RAND())" office:value-type="float" office:value="0.758902429747547">
            <text:p>0.7589024297</text:p>
          </table:table-cell>
          <table:table-cell table:formula="of:=[.A918]+2*[.B918]+LEGACY.NORMSINV(RAND())*0.5" office:value-type="float" office:value="2.44890861122066">
            <text:p>2.4489086112</text:p>
          </table:table-cell>
        </table:table-row>
        <table:table-row table:style-name="ro1">
          <table:table-cell table:formula="of:=LEGACY.NORMSINV(RAND())" office:value-type="float" office:value="0.394453504572449">
            <text:p>0.3944535046</text:p>
          </table:table-cell>
          <table:table-cell table:formula="of:=LEGACY.NORMSINV(RAND())" office:value-type="float" office:value="-0.194539565981656">
            <text:p>-0.194539566</text:p>
          </table:table-cell>
          <table:table-cell table:formula="of:=[.A919]+2*[.B919]+LEGACY.NORMSINV(RAND())*0.5" office:value-type="float" office:value="-0.0426747374508912">
            <text:p>-0.0426747375</text:p>
          </table:table-cell>
        </table:table-row>
        <table:table-row table:style-name="ro1">
          <table:table-cell table:formula="of:=LEGACY.NORMSINV(RAND())" office:value-type="float" office:value="0.146388231307145">
            <text:p>0.1463882313</text:p>
          </table:table-cell>
          <table:table-cell table:formula="of:=LEGACY.NORMSINV(RAND())" office:value-type="float" office:value="-0.0809455958673254">
            <text:p>-0.0809455959</text:p>
          </table:table-cell>
          <table:table-cell table:formula="of:=[.A920]+2*[.B920]+LEGACY.NORMSINV(RAND())*0.5" office:value-type="float" office:value="-0.283716899911886">
            <text:p>-0.2837168999</text:p>
          </table:table-cell>
        </table:table-row>
        <table:table-row table:style-name="ro1">
          <table:table-cell table:formula="of:=LEGACY.NORMSINV(RAND())" office:value-type="float" office:value="0.469557023897779">
            <text:p>0.4695570239</text:p>
          </table:table-cell>
          <table:table-cell table:formula="of:=LEGACY.NORMSINV(RAND())" office:value-type="float" office:value="-0.170815582793248">
            <text:p>-0.1708155828</text:p>
          </table:table-cell>
          <table:table-cell table:formula="of:=[.A921]+2*[.B921]+LEGACY.NORMSINV(RAND())*0.5" office:value-type="float" office:value="-0.280380088742503">
            <text:p>-0.2803800887</text:p>
          </table:table-cell>
        </table:table-row>
        <table:table-row table:style-name="ro1">
          <table:table-cell table:formula="of:=LEGACY.NORMSINV(RAND())" office:value-type="float" office:value="-0.107815552018325">
            <text:p>-0.107815552</text:p>
          </table:table-cell>
          <table:table-cell table:formula="of:=LEGACY.NORMSINV(RAND())" office:value-type="float" office:value="-0.633661435955445">
            <text:p>-0.633661436</text:p>
          </table:table-cell>
          <table:table-cell table:formula="of:=[.A922]+2*[.B922]+LEGACY.NORMSINV(RAND())*0.5" office:value-type="float" office:value="-1.40974111436158">
            <text:p>-1.4097411144</text:p>
          </table:table-cell>
        </table:table-row>
        <table:table-row table:style-name="ro1">
          <table:table-cell table:formula="of:=LEGACY.NORMSINV(RAND())" office:value-type="float" office:value="-1.4201306862398">
            <text:p>-1.4201306862</text:p>
          </table:table-cell>
          <table:table-cell table:formula="of:=LEGACY.NORMSINV(RAND())" office:value-type="float" office:value="0.289545279136429">
            <text:p>0.2895452791</text:p>
          </table:table-cell>
          <table:table-cell table:formula="of:=[.A923]+2*[.B923]+LEGACY.NORMSINV(RAND())*0.5" office:value-type="float" office:value="-0.73585816754494">
            <text:p>-0.7358581675</text:p>
          </table:table-cell>
        </table:table-row>
        <table:table-row table:style-name="ro1">
          <table:table-cell table:formula="of:=LEGACY.NORMSINV(RAND())" office:value-type="float" office:value="0.907228749635716">
            <text:p>0.9072287496</text:p>
          </table:table-cell>
          <table:table-cell table:formula="of:=LEGACY.NORMSINV(RAND())" office:value-type="float" office:value="-0.577006557705952">
            <text:p>-0.5770065577</text:p>
          </table:table-cell>
          <table:table-cell table:formula="of:=[.A924]+2*[.B924]+LEGACY.NORMSINV(RAND())*0.5" office:value-type="float" office:value="-0.70364633896235">
            <text:p>-0.703646339</text:p>
          </table:table-cell>
        </table:table-row>
        <table:table-row table:style-name="ro1">
          <table:table-cell table:formula="of:=LEGACY.NORMSINV(RAND())" office:value-type="float" office:value="-0.935149213969283">
            <text:p>-0.935149214</text:p>
          </table:table-cell>
          <table:table-cell table:formula="of:=LEGACY.NORMSINV(RAND())" office:value-type="float" office:value="0.87039680973639">
            <text:p>0.8703968097</text:p>
          </table:table-cell>
          <table:table-cell table:formula="of:=[.A925]+2*[.B925]+LEGACY.NORMSINV(RAND())*0.5" office:value-type="float" office:value="0.904374619980234">
            <text:p>0.90437462</text:p>
          </table:table-cell>
        </table:table-row>
        <table:table-row table:style-name="ro1">
          <table:table-cell table:formula="of:=LEGACY.NORMSINV(RAND())" office:value-type="float" office:value="-0.392924350845695">
            <text:p>-0.3929243508</text:p>
          </table:table-cell>
          <table:table-cell table:formula="of:=LEGACY.NORMSINV(RAND())" office:value-type="float" office:value="-0.776696129503065">
            <text:p>-0.7766961295</text:p>
          </table:table-cell>
          <table:table-cell table:formula="of:=[.A926]+2*[.B926]+LEGACY.NORMSINV(RAND())*0.5" office:value-type="float" office:value="-2.02687333782849">
            <text:p>-2.0268733378</text:p>
          </table:table-cell>
        </table:table-row>
        <table:table-row table:style-name="ro1">
          <table:table-cell table:formula="of:=LEGACY.NORMSINV(RAND())" office:value-type="float" office:value="-2.00911360751671">
            <text:p>-2.0091136075</text:p>
          </table:table-cell>
          <table:table-cell table:formula="of:=LEGACY.NORMSINV(RAND())" office:value-type="float" office:value="-0.213286130986578">
            <text:p>-0.213286131</text:p>
          </table:table-cell>
          <table:table-cell table:formula="of:=[.A927]+2*[.B927]+LEGACY.NORMSINV(RAND())*0.5" office:value-type="float" office:value="-2.89497487237808">
            <text:p>-2.8949748724</text:p>
          </table:table-cell>
        </table:table-row>
        <table:table-row table:style-name="ro1">
          <table:table-cell table:formula="of:=LEGACY.NORMSINV(RAND())" office:value-type="float" office:value="0.835589571406383">
            <text:p>0.8355895714</text:p>
          </table:table-cell>
          <table:table-cell table:formula="of:=LEGACY.NORMSINV(RAND())" office:value-type="float" office:value="0.392291474824487">
            <text:p>0.3922914748</text:p>
          </table:table-cell>
          <table:table-cell table:formula="of:=[.A928]+2*[.B928]+LEGACY.NORMSINV(RAND())*0.5" office:value-type="float" office:value="-0.0778914369813435">
            <text:p>-0.077891437</text:p>
          </table:table-cell>
        </table:table-row>
        <table:table-row table:style-name="ro1">
          <table:table-cell table:formula="of:=LEGACY.NORMSINV(RAND())" office:value-type="float" office:value="-0.768201334644321">
            <text:p>-0.7682013346</text:p>
          </table:table-cell>
          <table:table-cell table:formula="of:=LEGACY.NORMSINV(RAND())" office:value-type="float" office:value="-0.988192802085548">
            <text:p>-0.9881928021</text:p>
          </table:table-cell>
          <table:table-cell table:formula="of:=[.A929]+2*[.B929]+LEGACY.NORMSINV(RAND())*0.5" office:value-type="float" office:value="-2.54689715373402">
            <text:p>-2.5468971537</text:p>
          </table:table-cell>
        </table:table-row>
        <table:table-row table:style-name="ro1">
          <table:table-cell table:formula="of:=LEGACY.NORMSINV(RAND())" office:value-type="float" office:value="0.492809495648797">
            <text:p>0.4928094956</text:p>
          </table:table-cell>
          <table:table-cell table:formula="of:=LEGACY.NORMSINV(RAND())" office:value-type="float" office:value="0.314028750903591">
            <text:p>0.3140287509</text:p>
          </table:table-cell>
          <table:table-cell table:formula="of:=[.A930]+2*[.B930]+LEGACY.NORMSINV(RAND())*0.5" office:value-type="float" office:value="0.720963215163695">
            <text:p>0.7209632152</text:p>
          </table:table-cell>
        </table:table-row>
        <table:table-row table:style-name="ro1">
          <table:table-cell table:formula="of:=LEGACY.NORMSINV(RAND())" office:value-type="float" office:value="-1.16945198367156">
            <text:p>-1.1694519837</text:p>
          </table:table-cell>
          <table:table-cell table:formula="of:=LEGACY.NORMSINV(RAND())" office:value-type="float" office:value="1.39892213348642">
            <text:p>1.3989221335</text:p>
          </table:table-cell>
          <table:table-cell table:formula="of:=[.A931]+2*[.B931]+LEGACY.NORMSINV(RAND())*0.5" office:value-type="float" office:value="2.24856286187206">
            <text:p>2.2485628619</text:p>
          </table:table-cell>
        </table:table-row>
        <table:table-row table:style-name="ro1">
          <table:table-cell table:formula="of:=LEGACY.NORMSINV(RAND())" office:value-type="float" office:value="-0.294306935261339">
            <text:p>-0.2943069353</text:p>
          </table:table-cell>
          <table:table-cell table:formula="of:=LEGACY.NORMSINV(RAND())" office:value-type="float" office:value="-1.14474713193152">
            <text:p>-1.1447471319</text:p>
          </table:table-cell>
          <table:table-cell table:formula="of:=[.A932]+2*[.B932]+LEGACY.NORMSINV(RAND())*0.5" office:value-type="float" office:value="-2.77693886316951">
            <text:p>-2.7769388632</text:p>
          </table:table-cell>
        </table:table-row>
        <table:table-row table:style-name="ro1">
          <table:table-cell table:formula="of:=LEGACY.NORMSINV(RAND())" office:value-type="float" office:value="2.90771827957212">
            <text:p>2.9077182796</text:p>
          </table:table-cell>
          <table:table-cell table:formula="of:=LEGACY.NORMSINV(RAND())" office:value-type="float" office:value="0.249647530890095">
            <text:p>0.2496475309</text:p>
          </table:table-cell>
          <table:table-cell table:formula="of:=[.A933]+2*[.B933]+LEGACY.NORMSINV(RAND())*0.5" office:value-type="float" office:value="3.31555437289001">
            <text:p>3.3155543729</text:p>
          </table:table-cell>
        </table:table-row>
        <table:table-row table:style-name="ro1">
          <table:table-cell table:formula="of:=LEGACY.NORMSINV(RAND())" office:value-type="float" office:value="-0.582404479558166">
            <text:p>-0.5824044796</text:p>
          </table:table-cell>
          <table:table-cell table:formula="of:=LEGACY.NORMSINV(RAND())" office:value-type="float" office:value="-0.908230576433589">
            <text:p>-0.9082305764</text:p>
          </table:table-cell>
          <table:table-cell table:formula="of:=[.A934]+2*[.B934]+LEGACY.NORMSINV(RAND())*0.5" office:value-type="float" office:value="-2.74356167309047">
            <text:p>-2.7435616731</text:p>
          </table:table-cell>
        </table:table-row>
        <table:table-row table:style-name="ro1">
          <table:table-cell table:formula="of:=LEGACY.NORMSINV(RAND())" office:value-type="float" office:value="-1.35251483787209">
            <text:p>-1.3525148379</text:p>
          </table:table-cell>
          <table:table-cell table:formula="of:=LEGACY.NORMSINV(RAND())" office:value-type="float" office:value="-0.3522932743731">
            <text:p>-0.3522932744</text:p>
          </table:table-cell>
          <table:table-cell table:formula="of:=[.A935]+2*[.B935]+LEGACY.NORMSINV(RAND())*0.5" office:value-type="float" office:value="-2.15786395759836">
            <text:p>-2.1578639576</text:p>
          </table:table-cell>
        </table:table-row>
        <table:table-row table:style-name="ro1">
          <table:table-cell table:formula="of:=LEGACY.NORMSINV(RAND())" office:value-type="float" office:value="-0.5050143639966">
            <text:p>-0.505014364</text:p>
          </table:table-cell>
          <table:table-cell table:formula="of:=LEGACY.NORMSINV(RAND())" office:value-type="float" office:value="1.55962335796402">
            <text:p>1.559623358</text:p>
          </table:table-cell>
          <table:table-cell table:formula="of:=[.A936]+2*[.B936]+LEGACY.NORMSINV(RAND())*0.5" office:value-type="float" office:value="2.97927612681151">
            <text:p>2.9792761268</text:p>
          </table:table-cell>
        </table:table-row>
        <table:table-row table:style-name="ro1">
          <table:table-cell table:formula="of:=LEGACY.NORMSINV(RAND())" office:value-type="float" office:value="0.589766116220494">
            <text:p>0.5897661162</text:p>
          </table:table-cell>
          <table:table-cell table:formula="of:=LEGACY.NORMSINV(RAND())" office:value-type="float" office:value="-0.314481809672884">
            <text:p>-0.3144818097</text:p>
          </table:table-cell>
          <table:table-cell table:formula="of:=[.A937]+2*[.B937]+LEGACY.NORMSINV(RAND())*0.5" office:value-type="float" office:value="0.363309511371984">
            <text:p>0.3633095114</text:p>
          </table:table-cell>
        </table:table-row>
        <table:table-row table:style-name="ro1">
          <table:table-cell table:formula="of:=LEGACY.NORMSINV(RAND())" office:value-type="float" office:value="-0.318890331989337">
            <text:p>-0.318890332</text:p>
          </table:table-cell>
          <table:table-cell table:formula="of:=LEGACY.NORMSINV(RAND())" office:value-type="float" office:value="0.140166386262526">
            <text:p>0.1401663863</text:p>
          </table:table-cell>
          <table:table-cell table:formula="of:=[.A938]+2*[.B938]+LEGACY.NORMSINV(RAND())*0.5" office:value-type="float" office:value="0.0725172439818037">
            <text:p>0.072517244</text:p>
          </table:table-cell>
        </table:table-row>
        <table:table-row table:style-name="ro1">
          <table:table-cell table:formula="of:=LEGACY.NORMSINV(RAND())" office:value-type="float" office:value="0.091453703227998">
            <text:p>0.0914537032</text:p>
          </table:table-cell>
          <table:table-cell table:formula="of:=LEGACY.NORMSINV(RAND())" office:value-type="float" office:value="0.141031490114156">
            <text:p>0.1410314901</text:p>
          </table:table-cell>
          <table:table-cell table:formula="of:=[.A939]+2*[.B939]+LEGACY.NORMSINV(RAND())*0.5" office:value-type="float" office:value="0.810781545540033">
            <text:p>0.8107815455</text:p>
          </table:table-cell>
        </table:table-row>
        <table:table-row table:style-name="ro1">
          <table:table-cell table:formula="of:=LEGACY.NORMSINV(RAND())" office:value-type="float" office:value="-0.995756015512839">
            <text:p>-0.9957560155</text:p>
          </table:table-cell>
          <table:table-cell table:formula="of:=LEGACY.NORMSINV(RAND())" office:value-type="float" office:value="-0.80712902495944">
            <text:p>-0.807129025</text:p>
          </table:table-cell>
          <table:table-cell table:formula="of:=[.A940]+2*[.B940]+LEGACY.NORMSINV(RAND())*0.5" office:value-type="float" office:value="-2.61250631645651">
            <text:p>-2.6125063165</text:p>
          </table:table-cell>
        </table:table-row>
        <table:table-row table:style-name="ro1">
          <table:table-cell table:formula="of:=LEGACY.NORMSINV(RAND())" office:value-type="float" office:value="-1.41341964898942">
            <text:p>-1.413419649</text:p>
          </table:table-cell>
          <table:table-cell table:formula="of:=LEGACY.NORMSINV(RAND())" office:value-type="float" office:value="-0.197527899331193">
            <text:p>-0.1975278993</text:p>
          </table:table-cell>
          <table:table-cell table:formula="of:=[.A941]+2*[.B941]+LEGACY.NORMSINV(RAND())*0.5" office:value-type="float" office:value="-1.65688726824119">
            <text:p>-1.6568872682</text:p>
          </table:table-cell>
        </table:table-row>
        <table:table-row table:style-name="ro1">
          <table:table-cell table:formula="of:=LEGACY.NORMSINV(RAND())" office:value-type="float" office:value="-0.824164150475333">
            <text:p>-0.8241641505</text:p>
          </table:table-cell>
          <table:table-cell table:formula="of:=LEGACY.NORMSINV(RAND())" office:value-type="float" office:value="-0.483747306509339">
            <text:p>-0.4837473065</text:p>
          </table:table-cell>
          <table:table-cell table:formula="of:=[.A942]+2*[.B942]+LEGACY.NORMSINV(RAND())*0.5" office:value-type="float" office:value="-3.14568554212155">
            <text:p>-3.1456855421</text:p>
          </table:table-cell>
        </table:table-row>
        <table:table-row table:style-name="ro1">
          <table:table-cell table:formula="of:=LEGACY.NORMSINV(RAND())" office:value-type="float" office:value="0.854164871629096">
            <text:p>0.8541648716</text:p>
          </table:table-cell>
          <table:table-cell table:formula="of:=LEGACY.NORMSINV(RAND())" office:value-type="float" office:value="0.423210051401166">
            <text:p>0.4232100514</text:p>
          </table:table-cell>
          <table:table-cell table:formula="of:=[.A943]+2*[.B943]+LEGACY.NORMSINV(RAND())*0.5" office:value-type="float" office:value="0.223107562241215">
            <text:p>0.2231075622</text:p>
          </table:table-cell>
        </table:table-row>
        <table:table-row table:style-name="ro1">
          <table:table-cell table:formula="of:=LEGACY.NORMSINV(RAND())" office:value-type="float" office:value="2.1800031050016">
            <text:p>2.180003105</text:p>
          </table:table-cell>
          <table:table-cell table:formula="of:=LEGACY.NORMSINV(RAND())" office:value-type="float" office:value="-1.33242553815797">
            <text:p>-1.3324255382</text:p>
          </table:table-cell>
          <table:table-cell table:formula="of:=[.A944]+2*[.B944]+LEGACY.NORMSINV(RAND())*0.5" office:value-type="float" office:value="-0.773731489406442">
            <text:p>-0.7737314894</text:p>
          </table:table-cell>
        </table:table-row>
        <table:table-row table:style-name="ro1">
          <table:table-cell table:formula="of:=LEGACY.NORMSINV(RAND())" office:value-type="float" office:value="-0.3915901051582">
            <text:p>-0.3915901052</text:p>
          </table:table-cell>
          <table:table-cell table:formula="of:=LEGACY.NORMSINV(RAND())" office:value-type="float" office:value="-0.421627458184509">
            <text:p>-0.4216274582</text:p>
          </table:table-cell>
          <table:table-cell table:formula="of:=[.A945]+2*[.B945]+LEGACY.NORMSINV(RAND())*0.5" office:value-type="float" office:value="-1.4010153191589">
            <text:p>-1.4010153192</text:p>
          </table:table-cell>
        </table:table-row>
        <table:table-row table:style-name="ro1">
          <table:table-cell table:formula="of:=LEGACY.NORMSINV(RAND())" office:value-type="float" office:value="-0.558486548043123">
            <text:p>-0.558486548</text:p>
          </table:table-cell>
          <table:table-cell table:formula="of:=LEGACY.NORMSINV(RAND())" office:value-type="float" office:value="0.696021976863412">
            <text:p>0.6960219769</text:p>
          </table:table-cell>
          <table:table-cell table:formula="of:=[.A946]+2*[.B946]+LEGACY.NORMSINV(RAND())*0.5" office:value-type="float" office:value="1.06265016489307">
            <text:p>1.0626501649</text:p>
          </table:table-cell>
        </table:table-row>
        <table:table-row table:style-name="ro1">
          <table:table-cell table:formula="of:=LEGACY.NORMSINV(RAND())" office:value-type="float" office:value="0.425691464696253">
            <text:p>0.4256914647</text:p>
          </table:table-cell>
          <table:table-cell table:formula="of:=LEGACY.NORMSINV(RAND())" office:value-type="float" office:value="0.0605071293500144">
            <text:p>0.0605071294</text:p>
          </table:table-cell>
          <table:table-cell table:formula="of:=[.A947]+2*[.B947]+LEGACY.NORMSINV(RAND())*0.5" office:value-type="float" office:value="0.418629661171899">
            <text:p>0.4186296612</text:p>
          </table:table-cell>
        </table:table-row>
        <table:table-row table:style-name="ro1">
          <table:table-cell table:formula="of:=LEGACY.NORMSINV(RAND())" office:value-type="float" office:value="-0.770271618776073">
            <text:p>-0.7702716188</text:p>
          </table:table-cell>
          <table:table-cell table:formula="of:=LEGACY.NORMSINV(RAND())" office:value-type="float" office:value="-0.485337894879483">
            <text:p>-0.4853378949</text:p>
          </table:table-cell>
          <table:table-cell table:formula="of:=[.A948]+2*[.B948]+LEGACY.NORMSINV(RAND())*0.5" office:value-type="float" office:value="-1.36520168769308">
            <text:p>-1.3652016877</text:p>
          </table:table-cell>
        </table:table-row>
        <table:table-row table:style-name="ro1">
          <table:table-cell table:formula="of:=LEGACY.NORMSINV(RAND())" office:value-type="float" office:value="0.760917615290977">
            <text:p>0.7609176153</text:p>
          </table:table-cell>
          <table:table-cell table:formula="of:=LEGACY.NORMSINV(RAND())" office:value-type="float" office:value="1.29083544846365">
            <text:p>1.2908354485</text:p>
          </table:table-cell>
          <table:table-cell table:formula="of:=[.A949]+2*[.B949]+LEGACY.NORMSINV(RAND())*0.5" office:value-type="float" office:value="3.09502535506104">
            <text:p>3.0950253551</text:p>
          </table:table-cell>
        </table:table-row>
        <table:table-row table:style-name="ro1">
          <table:table-cell table:formula="of:=LEGACY.NORMSINV(RAND())" office:value-type="float" office:value="2.20987087673477">
            <text:p>2.2098708767</text:p>
          </table:table-cell>
          <table:table-cell table:formula="of:=LEGACY.NORMSINV(RAND())" office:value-type="float" office:value="0.555444615338509">
            <text:p>0.5554446153</text:p>
          </table:table-cell>
          <table:table-cell table:formula="of:=[.A950]+2*[.B950]+LEGACY.NORMSINV(RAND())*0.5" office:value-type="float" office:value="3.28304955391407">
            <text:p>3.2830495539</text:p>
          </table:table-cell>
        </table:table-row>
        <table:table-row table:style-name="ro1">
          <table:table-cell table:formula="of:=LEGACY.NORMSINV(RAND())" office:value-type="float" office:value="-0.232306034184732">
            <text:p>-0.2323060342</text:p>
          </table:table-cell>
          <table:table-cell table:formula="of:=LEGACY.NORMSINV(RAND())" office:value-type="float" office:value="-0.810883847368512">
            <text:p>-0.8108838474</text:p>
          </table:table-cell>
          <table:table-cell table:formula="of:=[.A951]+2*[.B951]+LEGACY.NORMSINV(RAND())*0.5" office:value-type="float" office:value="-1.79287734217761">
            <text:p>-1.7928773422</text:p>
          </table:table-cell>
        </table:table-row>
        <table:table-row table:style-name="ro1">
          <table:table-cell table:formula="of:=LEGACY.NORMSINV(RAND())" office:value-type="float" office:value="0.590083815955177">
            <text:p>0.590083816</text:p>
          </table:table-cell>
          <table:table-cell table:formula="of:=LEGACY.NORMSINV(RAND())" office:value-type="float" office:value="0.945657928592097">
            <text:p>0.9456579286</text:p>
          </table:table-cell>
          <table:table-cell table:formula="of:=[.A952]+2*[.B952]+LEGACY.NORMSINV(RAND())*0.5" office:value-type="float" office:value="2.82437702884524">
            <text:p>2.8243770288</text:p>
          </table:table-cell>
        </table:table-row>
        <table:table-row table:style-name="ro1">
          <table:table-cell table:formula="of:=LEGACY.NORMSINV(RAND())" office:value-type="float" office:value="-0.288814248763154">
            <text:p>-0.2888142488</text:p>
          </table:table-cell>
          <table:table-cell table:formula="of:=LEGACY.NORMSINV(RAND())" office:value-type="float" office:value="0.95900708195658">
            <text:p>0.959007082</text:p>
          </table:table-cell>
          <table:table-cell table:formula="of:=[.A953]+2*[.B953]+LEGACY.NORMSINV(RAND())*0.5" office:value-type="float" office:value="1.70103855594944">
            <text:p>1.7010385559</text:p>
          </table:table-cell>
        </table:table-row>
        <table:table-row table:style-name="ro1">
          <table:table-cell table:formula="of:=LEGACY.NORMSINV(RAND())" office:value-type="float" office:value="-0.0558718171173657">
            <text:p>-0.0558718171</text:p>
          </table:table-cell>
          <table:table-cell table:formula="of:=LEGACY.NORMSINV(RAND())" office:value-type="float" office:value="0.965233186565613">
            <text:p>0.9652331866</text:p>
          </table:table-cell>
          <table:table-cell table:formula="of:=[.A954]+2*[.B954]+LEGACY.NORMSINV(RAND())*0.5" office:value-type="float" office:value="1.92795365630448">
            <text:p>1.9279536563</text:p>
          </table:table-cell>
        </table:table-row>
        <table:table-row table:style-name="ro1">
          <table:table-cell table:formula="of:=LEGACY.NORMSINV(RAND())" office:value-type="float" office:value="0.894117332545909">
            <text:p>0.8941173325</text:p>
          </table:table-cell>
          <table:table-cell table:formula="of:=LEGACY.NORMSINV(RAND())" office:value-type="float" office:value="-1.20295590385391">
            <text:p>-1.2029559039</text:p>
          </table:table-cell>
          <table:table-cell table:formula="of:=[.A955]+2*[.B955]+LEGACY.NORMSINV(RAND())*0.5" office:value-type="float" office:value="-0.898066731192276">
            <text:p>-0.8980667312</text:p>
          </table:table-cell>
        </table:table-row>
        <table:table-row table:style-name="ro1">
          <table:table-cell table:formula="of:=LEGACY.NORMSINV(RAND())" office:value-type="float" office:value="0.179335616292955">
            <text:p>0.1793356163</text:p>
          </table:table-cell>
          <table:table-cell table:formula="of:=LEGACY.NORMSINV(RAND())" office:value-type="float" office:value="-0.0393322750848282">
            <text:p>-0.0393322751</text:p>
          </table:table-cell>
          <table:table-cell table:formula="of:=[.A956]+2*[.B956]+LEGACY.NORMSINV(RAND())*0.5" office:value-type="float" office:value="-0.360010619427101">
            <text:p>-0.3600106194</text:p>
          </table:table-cell>
        </table:table-row>
        <table:table-row table:style-name="ro1">
          <table:table-cell table:formula="of:=LEGACY.NORMSINV(RAND())" office:value-type="float" office:value="-1.30888272320315">
            <text:p>-1.3088827232</text:p>
          </table:table-cell>
          <table:table-cell table:formula="of:=LEGACY.NORMSINV(RAND())" office:value-type="float" office:value="-0.990752780376587">
            <text:p>-0.9907527804</text:p>
          </table:table-cell>
          <table:table-cell table:formula="of:=[.A957]+2*[.B957]+LEGACY.NORMSINV(RAND())*0.5" office:value-type="float" office:value="-2.78640648345656">
            <text:p>-2.7864064835</text:p>
          </table:table-cell>
        </table:table-row>
        <table:table-row table:style-name="ro1">
          <table:table-cell table:formula="of:=LEGACY.NORMSINV(RAND())" office:value-type="float" office:value="-0.23010425497877">
            <text:p>-0.230104255</text:p>
          </table:table-cell>
          <table:table-cell table:formula="of:=LEGACY.NORMSINV(RAND())" office:value-type="float" office:value="0.150512469341161">
            <text:p>0.1505124693</text:p>
          </table:table-cell>
          <table:table-cell table:formula="of:=[.A958]+2*[.B958]+LEGACY.NORMSINV(RAND())*0.5" office:value-type="float" office:value="-0.690762939864828">
            <text:p>-0.6907629399</text:p>
          </table:table-cell>
        </table:table-row>
        <table:table-row table:style-name="ro1">
          <table:table-cell table:formula="of:=LEGACY.NORMSINV(RAND())" office:value-type="float" office:value="-0.494079526068039">
            <text:p>-0.4940795261</text:p>
          </table:table-cell>
          <table:table-cell table:formula="of:=LEGACY.NORMSINV(RAND())" office:value-type="float" office:value="-0.429880270687242">
            <text:p>-0.4298802707</text:p>
          </table:table-cell>
          <table:table-cell table:formula="of:=[.A959]+2*[.B959]+LEGACY.NORMSINV(RAND())*0.5" office:value-type="float" office:value="-0.855623175368074">
            <text:p>-0.8556231754</text:p>
          </table:table-cell>
        </table:table-row>
        <table:table-row table:style-name="ro1">
          <table:table-cell table:formula="of:=LEGACY.NORMSINV(RAND())" office:value-type="float" office:value="-2.02702913127195">
            <text:p>-2.0270291313</text:p>
          </table:table-cell>
          <table:table-cell table:formula="of:=LEGACY.NORMSINV(RAND())" office:value-type="float" office:value="0.368894581619675">
            <text:p>0.3688945816</text:p>
          </table:table-cell>
          <table:table-cell table:formula="of:=[.A960]+2*[.B960]+LEGACY.NORMSINV(RAND())*0.5" office:value-type="float" office:value="-0.818201791142378">
            <text:p>-0.8182017911</text:p>
          </table:table-cell>
        </table:table-row>
        <table:table-row table:style-name="ro1">
          <table:table-cell table:formula="of:=LEGACY.NORMSINV(RAND())" office:value-type="float" office:value="-0.738695678222044">
            <text:p>-0.7386956782</text:p>
          </table:table-cell>
          <table:table-cell table:formula="of:=LEGACY.NORMSINV(RAND())" office:value-type="float" office:value="-1.20637387690274">
            <text:p>-1.2063738769</text:p>
          </table:table-cell>
          <table:table-cell table:formula="of:=[.A961]+2*[.B961]+LEGACY.NORMSINV(RAND())*0.5" office:value-type="float" office:value="-3.51256356091339">
            <text:p>-3.5125635609</text:p>
          </table:table-cell>
        </table:table-row>
        <table:table-row table:style-name="ro1">
          <table:table-cell table:formula="of:=LEGACY.NORMSINV(RAND())" office:value-type="float" office:value="-1.57278450757236">
            <text:p>-1.5727845076</text:p>
          </table:table-cell>
          <table:table-cell table:formula="of:=LEGACY.NORMSINV(RAND())" office:value-type="float" office:value="0.419412626909381">
            <text:p>0.4194126269</text:p>
          </table:table-cell>
          <table:table-cell table:formula="of:=[.A962]+2*[.B962]+LEGACY.NORMSINV(RAND())*0.5" office:value-type="float" office:value="0.127266714616804">
            <text:p>0.1272667146</text:p>
          </table:table-cell>
        </table:table-row>
        <table:table-row table:style-name="ro1">
          <table:table-cell table:formula="of:=LEGACY.NORMSINV(RAND())" office:value-type="float" office:value="1.22179158026465">
            <text:p>1.2217915803</text:p>
          </table:table-cell>
          <table:table-cell table:formula="of:=LEGACY.NORMSINV(RAND())" office:value-type="float" office:value="-0.211696607682341">
            <text:p>-0.2116966077</text:p>
          </table:table-cell>
          <table:table-cell table:formula="of:=[.A963]+2*[.B963]+LEGACY.NORMSINV(RAND())*0.5" office:value-type="float" office:value="0.59743356996825">
            <text:p>0.59743357</text:p>
          </table:table-cell>
        </table:table-row>
        <table:table-row table:style-name="ro1">
          <table:table-cell table:formula="of:=LEGACY.NORMSINV(RAND())" office:value-type="float" office:value="0.588473551280938">
            <text:p>0.5884735513</text:p>
          </table:table-cell>
          <table:table-cell table:formula="of:=LEGACY.NORMSINV(RAND())" office:value-type="float" office:value="1.93157829563224">
            <text:p>1.9315782956</text:p>
          </table:table-cell>
          <table:table-cell table:formula="of:=[.A964]+2*[.B964]+LEGACY.NORMSINV(RAND())*0.5" office:value-type="float" office:value="4.91235064254194">
            <text:p>4.9123506425</text:p>
          </table:table-cell>
        </table:table-row>
        <table:table-row table:style-name="ro1">
          <table:table-cell table:formula="of:=LEGACY.NORMSINV(RAND())" office:value-type="float" office:value="0.979726593118433">
            <text:p>0.9797265931</text:p>
          </table:table-cell>
          <table:table-cell table:formula="of:=LEGACY.NORMSINV(RAND())" office:value-type="float" office:value="0.0395848335256216">
            <text:p>0.0395848335</text:p>
          </table:table-cell>
          <table:table-cell table:formula="of:=[.A965]+2*[.B965]+LEGACY.NORMSINV(RAND())*0.5" office:value-type="float" office:value="1.2327370393782">
            <text:p>1.2327370394</text:p>
          </table:table-cell>
        </table:table-row>
        <table:table-row table:style-name="ro1">
          <table:table-cell table:formula="of:=LEGACY.NORMSINV(RAND())" office:value-type="float" office:value="-0.465736141653569">
            <text:p>-0.4657361417</text:p>
          </table:table-cell>
          <table:table-cell table:formula="of:=LEGACY.NORMSINV(RAND())" office:value-type="float" office:value="-0.237944115244807">
            <text:p>-0.2379441152</text:p>
          </table:table-cell>
          <table:table-cell table:formula="of:=[.A966]+2*[.B966]+LEGACY.NORMSINV(RAND())*0.5" office:value-type="float" office:value="-1.34984617113667">
            <text:p>-1.3498461711</text:p>
          </table:table-cell>
        </table:table-row>
        <table:table-row table:style-name="ro1">
          <table:table-cell table:formula="of:=LEGACY.NORMSINV(RAND())" office:value-type="float" office:value="-0.0461249101598418">
            <text:p>-0.0461249102</text:p>
          </table:table-cell>
          <table:table-cell table:formula="of:=LEGACY.NORMSINV(RAND())" office:value-type="float" office:value="0.213143782881313">
            <text:p>0.2131437829</text:p>
          </table:table-cell>
          <table:table-cell table:formula="of:=[.A967]+2*[.B967]+LEGACY.NORMSINV(RAND())*0.5" office:value-type="float" office:value="0.121422242665073">
            <text:p>0.1214222427</text:p>
          </table:table-cell>
        </table:table-row>
        <table:table-row table:style-name="ro1">
          <table:table-cell table:formula="of:=LEGACY.NORMSINV(RAND())" office:value-type="float" office:value="-1.73438171059663">
            <text:p>-1.7343817106</text:p>
          </table:table-cell>
          <table:table-cell table:formula="of:=LEGACY.NORMSINV(RAND())" office:value-type="float" office:value="-0.182343391434063">
            <text:p>-0.1823433914</text:p>
          </table:table-cell>
          <table:table-cell table:formula="of:=[.A968]+2*[.B968]+LEGACY.NORMSINV(RAND())*0.5" office:value-type="float" office:value="-1.820305926044">
            <text:p>-1.820305926</text:p>
          </table:table-cell>
        </table:table-row>
        <table:table-row table:style-name="ro1">
          <table:table-cell table:formula="of:=LEGACY.NORMSINV(RAND())" office:value-type="float" office:value="-0.318463844783625">
            <text:p>-0.3184638448</text:p>
          </table:table-cell>
          <table:table-cell table:formula="of:=LEGACY.NORMSINV(RAND())" office:value-type="float" office:value="-0.0213328998677397">
            <text:p>-0.0213328999</text:p>
          </table:table-cell>
          <table:table-cell table:formula="of:=[.A969]+2*[.B969]+LEGACY.NORMSINV(RAND())*0.5" office:value-type="float" office:value="-1.36778798002659">
            <text:p>-1.36778798</text:p>
          </table:table-cell>
        </table:table-row>
        <table:table-row table:style-name="ro1">
          <table:table-cell table:formula="of:=LEGACY.NORMSINV(RAND())" office:value-type="float" office:value="-2.0756448125391">
            <text:p>-2.0756448125</text:p>
          </table:table-cell>
          <table:table-cell table:formula="of:=LEGACY.NORMSINV(RAND())" office:value-type="float" office:value="-0.434478952636366">
            <text:p>-0.4344789526</text:p>
          </table:table-cell>
          <table:table-cell table:formula="of:=[.A970]+2*[.B970]+LEGACY.NORMSINV(RAND())*0.5" office:value-type="float" office:value="-3.80102602964701">
            <text:p>-3.8010260296</text:p>
          </table:table-cell>
        </table:table-row>
        <table:table-row table:style-name="ro1">
          <table:table-cell table:formula="of:=LEGACY.NORMSINV(RAND())" office:value-type="float" office:value="-1.11325208583838">
            <text:p>-1.1132520858</text:p>
          </table:table-cell>
          <table:table-cell table:formula="of:=LEGACY.NORMSINV(RAND())" office:value-type="float" office:value="-0.99901561775071">
            <text:p>-0.9990156178</text:p>
          </table:table-cell>
          <table:table-cell table:formula="of:=[.A971]+2*[.B971]+LEGACY.NORMSINV(RAND())*0.5" office:value-type="float" office:value="-3.41253992772615">
            <text:p>-3.4125399277</text:p>
          </table:table-cell>
        </table:table-row>
        <table:table-row table:style-name="ro1">
          <table:table-cell table:formula="of:=LEGACY.NORMSINV(RAND())" office:value-type="float" office:value="0.82510070564142">
            <text:p>0.8251007056</text:p>
          </table:table-cell>
          <table:table-cell table:formula="of:=LEGACY.NORMSINV(RAND())" office:value-type="float" office:value="-0.26899451596349">
            <text:p>-0.268994516</text:p>
          </table:table-cell>
          <table:table-cell table:formula="of:=[.A972]+2*[.B972]+LEGACY.NORMSINV(RAND())*0.5" office:value-type="float" office:value="0.068949414314967">
            <text:p>0.0689494143</text:p>
          </table:table-cell>
        </table:table-row>
        <table:table-row table:style-name="ro1">
          <table:table-cell table:formula="of:=LEGACY.NORMSINV(RAND())" office:value-type="float" office:value="-0.801176771565303">
            <text:p>-0.8011767716</text:p>
          </table:table-cell>
          <table:table-cell table:formula="of:=LEGACY.NORMSINV(RAND())" office:value-type="float" office:value="-0.381346409963952">
            <text:p>-0.38134641</text:p>
          </table:table-cell>
          <table:table-cell table:formula="of:=[.A973]+2*[.B973]+LEGACY.NORMSINV(RAND())*0.5" office:value-type="float" office:value="-1.94927856959039">
            <text:p>-1.9492785696</text:p>
          </table:table-cell>
        </table:table-row>
        <table:table-row table:style-name="ro1">
          <table:table-cell table:formula="of:=LEGACY.NORMSINV(RAND())" office:value-type="float" office:value="-0.897189626367651">
            <text:p>-0.8971896264</text:p>
          </table:table-cell>
          <table:table-cell table:formula="of:=LEGACY.NORMSINV(RAND())" office:value-type="float" office:value="0.511047304662644">
            <text:p>0.5110473047</text:p>
          </table:table-cell>
          <table:table-cell table:formula="of:=[.A974]+2*[.B974]+LEGACY.NORMSINV(RAND())*0.5" office:value-type="float" office:value="0.912094951821561">
            <text:p>0.9120949518</text:p>
          </table:table-cell>
        </table:table-row>
        <table:table-row table:style-name="ro1">
          <table:table-cell table:formula="of:=LEGACY.NORMSINV(RAND())" office:value-type="float" office:value="0.526117774886232">
            <text:p>0.5261177749</text:p>
          </table:table-cell>
          <table:table-cell table:formula="of:=LEGACY.NORMSINV(RAND())" office:value-type="float" office:value="0.0424522648937267">
            <text:p>0.0424522649</text:p>
          </table:table-cell>
          <table:table-cell table:formula="of:=[.A975]+2*[.B975]+LEGACY.NORMSINV(RAND())*0.5" office:value-type="float" office:value="0.994909918127802">
            <text:p>0.9949099181</text:p>
          </table:table-cell>
        </table:table-row>
        <table:table-row table:style-name="ro1">
          <table:table-cell table:formula="of:=LEGACY.NORMSINV(RAND())" office:value-type="float" office:value="-1.24503724590296">
            <text:p>-1.2450372459</text:p>
          </table:table-cell>
          <table:table-cell table:formula="of:=LEGACY.NORMSINV(RAND())" office:value-type="float" office:value="-1.02411176596255">
            <text:p>-1.024111766</text:p>
          </table:table-cell>
          <table:table-cell table:formula="of:=[.A976]+2*[.B976]+LEGACY.NORMSINV(RAND())*0.5" office:value-type="float" office:value="-3.93577313845097">
            <text:p>-3.9357731385</text:p>
          </table:table-cell>
        </table:table-row>
        <table:table-row table:style-name="ro1">
          <table:table-cell table:formula="of:=LEGACY.NORMSINV(RAND())" office:value-type="float" office:value="0.498549547176615">
            <text:p>0.4985495472</text:p>
          </table:table-cell>
          <table:table-cell table:formula="of:=LEGACY.NORMSINV(RAND())" office:value-type="float" office:value="-0.358420091414477">
            <text:p>-0.3584200914</text:p>
          </table:table-cell>
          <table:table-cell table:formula="of:=[.A977]+2*[.B977]+LEGACY.NORMSINV(RAND())*0.5" office:value-type="float" office:value="-0.116068068524472">
            <text:p>-0.1160680685</text:p>
          </table:table-cell>
        </table:table-row>
        <table:table-row table:style-name="ro1">
          <table:table-cell table:formula="of:=LEGACY.NORMSINV(RAND())" office:value-type="float" office:value="-1.18197280372867">
            <text:p>-1.1819728037</text:p>
          </table:table-cell>
          <table:table-cell table:formula="of:=LEGACY.NORMSINV(RAND())" office:value-type="float" office:value="0.419089818592925">
            <text:p>0.4190898186</text:p>
          </table:table-cell>
          <table:table-cell table:formula="of:=[.A978]+2*[.B978]+LEGACY.NORMSINV(RAND())*0.5" office:value-type="float" office:value="-0.18786866778914">
            <text:p>-0.1878686678</text:p>
          </table:table-cell>
        </table:table-row>
        <table:table-row table:style-name="ro1">
          <table:table-cell table:formula="of:=LEGACY.NORMSINV(RAND())" office:value-type="float" office:value="0.279575237520111">
            <text:p>0.2795752375</text:p>
          </table:table-cell>
          <table:table-cell table:formula="of:=LEGACY.NORMSINV(RAND())" office:value-type="float" office:value="-0.321698891461292">
            <text:p>-0.3216988915</text:p>
          </table:table-cell>
          <table:table-cell table:formula="of:=[.A979]+2*[.B979]+LEGACY.NORMSINV(RAND())*0.5" office:value-type="float" office:value="1.0389816679406">
            <text:p>1.0389816679</text:p>
          </table:table-cell>
        </table:table-row>
        <table:table-row table:style-name="ro1">
          <table:table-cell table:formula="of:=LEGACY.NORMSINV(RAND())" office:value-type="float" office:value="1.57237878299069">
            <text:p>1.572378783</text:p>
          </table:table-cell>
          <table:table-cell table:formula="of:=LEGACY.NORMSINV(RAND())" office:value-type="float" office:value="-0.264023067027706">
            <text:p>-0.264023067</text:p>
          </table:table-cell>
          <table:table-cell table:formula="of:=[.A980]+2*[.B980]+LEGACY.NORMSINV(RAND())*0.5" office:value-type="float" office:value="-0.0222897777730466">
            <text:p>-0.0222897778</text:p>
          </table:table-cell>
        </table:table-row>
        <table:table-row table:style-name="ro1">
          <table:table-cell table:formula="of:=LEGACY.NORMSINV(RAND())" office:value-type="float" office:value="-1.27608805429727">
            <text:p>-1.2760880543</text:p>
          </table:table-cell>
          <table:table-cell table:formula="of:=LEGACY.NORMSINV(RAND())" office:value-type="float" office:value="-0.15286732429115">
            <text:p>-0.1528673243</text:p>
          </table:table-cell>
          <table:table-cell table:formula="of:=[.A981]+2*[.B981]+LEGACY.NORMSINV(RAND())*0.5" office:value-type="float" office:value="-2.10164524393581">
            <text:p>-2.1016452439</text:p>
          </table:table-cell>
        </table:table-row>
        <table:table-row table:style-name="ro1">
          <table:table-cell table:formula="of:=LEGACY.NORMSINV(RAND())" office:value-type="float" office:value="-0.0127110824059643">
            <text:p>-0.0127110824</text:p>
          </table:table-cell>
          <table:table-cell table:formula="of:=LEGACY.NORMSINV(RAND())" office:value-type="float" office:value="0.561195126713313">
            <text:p>0.5611951267</text:p>
          </table:table-cell>
          <table:table-cell table:formula="of:=[.A982]+2*[.B982]+LEGACY.NORMSINV(RAND())*0.5" office:value-type="float" office:value="1.90696155965582">
            <text:p>1.9069615597</text:p>
          </table:table-cell>
        </table:table-row>
        <table:table-row table:style-name="ro1">
          <table:table-cell table:formula="of:=LEGACY.NORMSINV(RAND())" office:value-type="float" office:value="1.02112444719878">
            <text:p>1.0211244472</text:p>
          </table:table-cell>
          <table:table-cell table:formula="of:=LEGACY.NORMSINV(RAND())" office:value-type="float" office:value="-1.7063831212635">
            <text:p>-1.7063831213</text:p>
          </table:table-cell>
          <table:table-cell table:formula="of:=[.A983]+2*[.B983]+LEGACY.NORMSINV(RAND())*0.5" office:value-type="float" office:value="-2.89692946666151">
            <text:p>-2.8969294667</text:p>
          </table:table-cell>
        </table:table-row>
        <table:table-row table:style-name="ro1">
          <table:table-cell table:formula="of:=LEGACY.NORMSINV(RAND())" office:value-type="float" office:value="0.104826584282768">
            <text:p>0.1048265843</text:p>
          </table:table-cell>
          <table:table-cell table:formula="of:=LEGACY.NORMSINV(RAND())" office:value-type="float" office:value="-0.629912837012529">
            <text:p>-0.629912837</text:p>
          </table:table-cell>
          <table:table-cell table:formula="of:=[.A984]+2*[.B984]+LEGACY.NORMSINV(RAND())*0.5" office:value-type="float" office:value="-1.35997760961539">
            <text:p>-1.3599776096</text:p>
          </table:table-cell>
        </table:table-row>
        <table:table-row table:style-name="ro1">
          <table:table-cell table:formula="of:=LEGACY.NORMSINV(RAND())" office:value-type="float" office:value="-1.56600084030036">
            <text:p>-1.5660008403</text:p>
          </table:table-cell>
          <table:table-cell table:formula="of:=LEGACY.NORMSINV(RAND())" office:value-type="float" office:value="-0.818009129208804">
            <text:p>-0.8180091292</text:p>
          </table:table-cell>
          <table:table-cell table:formula="of:=[.A985]+2*[.B985]+LEGACY.NORMSINV(RAND())*0.5" office:value-type="float" office:value="-4.06870084124916">
            <text:p>-4.0687008412</text:p>
          </table:table-cell>
        </table:table-row>
        <table:table-row table:style-name="ro1">
          <table:table-cell table:formula="of:=LEGACY.NORMSINV(RAND())" office:value-type="float" office:value="-0.801001274443114">
            <text:p>-0.8010012744</text:p>
          </table:table-cell>
          <table:table-cell table:formula="of:=LEGACY.NORMSINV(RAND())" office:value-type="float" office:value="2.17984761215052">
            <text:p>2.1798476122</text:p>
          </table:table-cell>
          <table:table-cell table:formula="of:=[.A986]+2*[.B986]+LEGACY.NORMSINV(RAND())*0.5" office:value-type="float" office:value="3.03633042902289">
            <text:p>3.036330429</text:p>
          </table:table-cell>
        </table:table-row>
        <table:table-row table:style-name="ro1">
          <table:table-cell table:formula="of:=LEGACY.NORMSINV(RAND())" office:value-type="float" office:value="0.180397988115724">
            <text:p>0.1803979881</text:p>
          </table:table-cell>
          <table:table-cell table:formula="of:=LEGACY.NORMSINV(RAND())" office:value-type="float" office:value="-1.37376424028903">
            <text:p>-1.3737642403</text:p>
          </table:table-cell>
          <table:table-cell table:formula="of:=[.A987]+2*[.B987]+LEGACY.NORMSINV(RAND())*0.5" office:value-type="float" office:value="-2.07189873296901">
            <text:p>-2.071898733</text:p>
          </table:table-cell>
        </table:table-row>
        <table:table-row table:style-name="ro1">
          <table:table-cell table:formula="of:=LEGACY.NORMSINV(RAND())" office:value-type="float" office:value="-0.725721734341083">
            <text:p>-0.7257217343</text:p>
          </table:table-cell>
          <table:table-cell table:formula="of:=LEGACY.NORMSINV(RAND())" office:value-type="float" office:value="0.428220246964775">
            <text:p>0.428220247</text:p>
          </table:table-cell>
          <table:table-cell table:formula="of:=[.A988]+2*[.B988]+LEGACY.NORMSINV(RAND())*0.5" office:value-type="float" office:value="0.992654298210424">
            <text:p>0.9926542982</text:p>
          </table:table-cell>
        </table:table-row>
        <table:table-row table:style-name="ro1">
          <table:table-cell table:formula="of:=LEGACY.NORMSINV(RAND())" office:value-type="float" office:value="0.27370698906407">
            <text:p>0.2737069891</text:p>
          </table:table-cell>
          <table:table-cell table:formula="of:=LEGACY.NORMSINV(RAND())" office:value-type="float" office:value="-0.558718372858816">
            <text:p>-0.5587183729</text:p>
          </table:table-cell>
          <table:table-cell table:formula="of:=[.A989]+2*[.B989]+LEGACY.NORMSINV(RAND())*0.5" office:value-type="float" office:value="-0.758427358976809">
            <text:p>-0.758427359</text:p>
          </table:table-cell>
        </table:table-row>
        <table:table-row table:style-name="ro1">
          <table:table-cell table:formula="of:=LEGACY.NORMSINV(RAND())" office:value-type="float" office:value="-2.67592472939814">
            <text:p>-2.6759247294</text:p>
          </table:table-cell>
          <table:table-cell table:formula="of:=LEGACY.NORMSINV(RAND())" office:value-type="float" office:value="-0.566091222045836">
            <text:p>-0.566091222</text:p>
          </table:table-cell>
          <table:table-cell table:formula="of:=[.A990]+2*[.B990]+LEGACY.NORMSINV(RAND())*0.5" office:value-type="float" office:value="-3.79582174114176">
            <text:p>-3.7958217411</text:p>
          </table:table-cell>
        </table:table-row>
        <table:table-row table:style-name="ro1">
          <table:table-cell table:formula="of:=LEGACY.NORMSINV(RAND())" office:value-type="float" office:value="-0.143424110440588">
            <text:p>-0.1434241104</text:p>
          </table:table-cell>
          <table:table-cell table:formula="of:=LEGACY.NORMSINV(RAND())" office:value-type="float" office:value="-0.518317999523169">
            <text:p>-0.5183179995</text:p>
          </table:table-cell>
          <table:table-cell table:formula="of:=[.A991]+2*[.B991]+LEGACY.NORMSINV(RAND())*0.5" office:value-type="float" office:value="-1.03940525492078">
            <text:p>-1.0394052549</text:p>
          </table:table-cell>
        </table:table-row>
        <table:table-row table:style-name="ro1">
          <table:table-cell table:formula="of:=LEGACY.NORMSINV(RAND())" office:value-type="float" office:value="-1.01251742878028">
            <text:p>-1.0125174288</text:p>
          </table:table-cell>
          <table:table-cell table:formula="of:=LEGACY.NORMSINV(RAND())" office:value-type="float" office:value="-0.122199224847152">
            <text:p>-0.1221992248</text:p>
          </table:table-cell>
          <table:table-cell table:formula="of:=[.A992]+2*[.B992]+LEGACY.NORMSINV(RAND())*0.5" office:value-type="float" office:value="-1.8817983406837">
            <text:p>-1.8817983407</text:p>
          </table:table-cell>
        </table:table-row>
        <table:table-row table:style-name="ro1">
          <table:table-cell table:formula="of:=LEGACY.NORMSINV(RAND())" office:value-type="float" office:value="-0.843001707587002">
            <text:p>-0.8430017076</text:p>
          </table:table-cell>
          <table:table-cell table:formula="of:=LEGACY.NORMSINV(RAND())" office:value-type="float" office:value="-0.263803099702392">
            <text:p>-0.2638030997</text:p>
          </table:table-cell>
          <table:table-cell table:formula="of:=[.A993]+2*[.B993]+LEGACY.NORMSINV(RAND())*0.5" office:value-type="float" office:value="-0.537850396125512">
            <text:p>-0.5378503961</text:p>
          </table:table-cell>
        </table:table-row>
        <table:table-row table:style-name="ro1">
          <table:table-cell table:formula="of:=LEGACY.NORMSINV(RAND())" office:value-type="float" office:value="-0.0903877356174582">
            <text:p>-0.0903877356</text:p>
          </table:table-cell>
          <table:table-cell table:formula="of:=LEGACY.NORMSINV(RAND())" office:value-type="float" office:value="0.130907310059494">
            <text:p>0.1309073101</text:p>
          </table:table-cell>
          <table:table-cell table:formula="of:=[.A994]+2*[.B994]+LEGACY.NORMSINV(RAND())*0.5" office:value-type="float" office:value="0.163703991441209">
            <text:p>0.1637039914</text:p>
          </table:table-cell>
        </table:table-row>
        <table:table-row table:style-name="ro1">
          <table:table-cell table:formula="of:=LEGACY.NORMSINV(RAND())" office:value-type="float" office:value="0.441751660152422">
            <text:p>0.4417516602</text:p>
          </table:table-cell>
          <table:table-cell table:formula="of:=LEGACY.NORMSINV(RAND())" office:value-type="float" office:value="1.24261112314634">
            <text:p>1.2426111231</text:p>
          </table:table-cell>
          <table:table-cell table:formula="of:=[.A995]+2*[.B995]+LEGACY.NORMSINV(RAND())*0.5" office:value-type="float" office:value="2.99297975243025">
            <text:p>2.9929797524</text:p>
          </table:table-cell>
        </table:table-row>
        <table:table-row table:style-name="ro1">
          <table:table-cell table:formula="of:=LEGACY.NORMSINV(RAND())" office:value-type="float" office:value="0.401655360028154">
            <text:p>0.40165536</text:p>
          </table:table-cell>
          <table:table-cell table:formula="of:=LEGACY.NORMSINV(RAND())" office:value-type="float" office:value="1.5102482716927">
            <text:p>1.5102482717</text:p>
          </table:table-cell>
          <table:table-cell table:formula="of:=[.A996]+2*[.B996]+LEGACY.NORMSINV(RAND())*0.5" office:value-type="float" office:value="3.78189278495893">
            <text:p>3.781892785</text:p>
          </table:table-cell>
        </table:table-row>
        <table:table-row table:style-name="ro1">
          <table:table-cell table:formula="of:=LEGACY.NORMSINV(RAND())" office:value-type="float" office:value="0.645778528260923">
            <text:p>0.6457785283</text:p>
          </table:table-cell>
          <table:table-cell table:formula="of:=LEGACY.NORMSINV(RAND())" office:value-type="float" office:value="-1.38789487907876">
            <text:p>-1.3878948791</text:p>
          </table:table-cell>
          <table:table-cell table:formula="of:=[.A997]+2*[.B997]+LEGACY.NORMSINV(RAND())*0.5" office:value-type="float" office:value="-2.34218269726744">
            <text:p>-2.3421826973</text:p>
          </table:table-cell>
        </table:table-row>
        <table:table-row table:style-name="ro1">
          <table:table-cell table:formula="of:=LEGACY.NORMSINV(RAND())" office:value-type="float" office:value="-0.23644622853192">
            <text:p>-0.2364462285</text:p>
          </table:table-cell>
          <table:table-cell table:formula="of:=LEGACY.NORMSINV(RAND())" office:value-type="float" office:value="1.41598958295256">
            <text:p>1.415989583</text:p>
          </table:table-cell>
          <table:table-cell table:formula="of:=[.A998]+2*[.B998]+LEGACY.NORMSINV(RAND())*0.5" office:value-type="float" office:value="2.6832904964776">
            <text:p>2.6832904965</text:p>
          </table:table-cell>
        </table:table-row>
        <table:table-row table:style-name="ro1">
          <table:table-cell table:formula="of:=LEGACY.NORMSINV(RAND())" office:value-type="float" office:value="0.50927477877398">
            <text:p>0.5092747788</text:p>
          </table:table-cell>
          <table:table-cell table:formula="of:=LEGACY.NORMSINV(RAND())" office:value-type="float" office:value="1.17122170452152">
            <text:p>1.1712217045</text:p>
          </table:table-cell>
          <table:table-cell table:formula="of:=[.A999]+2*[.B999]+LEGACY.NORMSINV(RAND())*0.5" office:value-type="float" office:value="2.38926566435377">
            <text:p>2.3892656644</text:p>
          </table:table-cell>
        </table:table-row>
        <table:table-row table:style-name="ro1">
          <table:table-cell table:formula="of:=LEGACY.NORMSINV(RAND())" office:value-type="float" office:value="2.06178864248604">
            <text:p>2.0617886425</text:p>
          </table:table-cell>
          <table:table-cell table:formula="of:=LEGACY.NORMSINV(RAND())" office:value-type="float" office:value="-0.133300414565617">
            <text:p>-0.1333004146</text:p>
          </table:table-cell>
          <table:table-cell table:formula="of:=[.A1000]+2*[.B1000]+LEGACY.NORMSINV(RAND())*0.5" office:value-type="float" office:value="1.33985126097075">
            <text:p>1.339851261</text:p>
          </table:table-cell>
        </table:table-row>
        <table:table-row table:style-name="ro1">
          <table:table-cell table:formula="of:=LEGACY.NORMSINV(RAND())" office:value-type="float" office:value="-0.575418117950583">
            <text:p>-0.575418118</text:p>
          </table:table-cell>
          <table:table-cell table:formula="of:=LEGACY.NORMSINV(RAND())" office:value-type="float" office:value="1.71447536206039">
            <text:p>1.7144753621</text:p>
          </table:table-cell>
          <table:table-cell table:formula="of:=[.A1001]+2*[.B1001]+LEGACY.NORMSINV(RAND())*0.5" office:value-type="float" office:value="3.01181285181512">
            <text:p>3.0118128518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tvan Barra</meta:initial-creator>
    <meta:creation-date>2015-09-08T07:43:40</meta:creation-date>
    <dc:date>2015-09-08T07:47:34</dc:date>
    <dc:creator>Istvan Barra</dc:creator>
    <meta:editing-duration>P0D</meta:editing-duration>
    <meta:editing-cycles>1</meta:editing-cycles>
    <meta:document-statistic meta:table-count="3" meta:cell-count="3003" meta:object-count="0"/>
    <meta:generator>LibreOffice/3.5$Linux_X86_64 LibreOffice_project/350m1$Build-2</meta:generator>
  </office:meta>
</office:document-meta>
</file>